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0.35pt"/>
    </style:style>
    <style:style style:name="co8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1246.17pt" svg:y="700.95pt">
            <draw:object draw:notify-on-update-of-ranges="Sheet1.H1:Sheet1.H1 Sheet1.H2:Sheet1.H2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255.23pt" svg:x="1241.52pt" svg:y="152.11pt">
            <draw:object draw:notify-on-update-of-ranges="Sheet1.E1:Sheet1.E1 Sheet1.E2:Sheet1.E2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9pt" svg:height="255.23pt" svg:x="1245.4pt" svg:y="429.17pt">
            <draw:object draw:notify-on-update-of-ranges="Sheet1.G1:Sheet1.G1 Sheet1.G2:Sheet1.G2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>
            <text:p>dt</text:p>
          </table:table-cell>
          <table:table-cell table:style-name="ce2" office:value-type="string" calcext:value-type="string">
            <text:p>Desired velocity</text:p>
          </table:table-cell>
          <table:table-cell table:style-name="ce2" office:value-type="string" calcext:value-type="string">
            <text:p>Desired acceleration</text:p>
          </table:table-cell>
          <table:table-cell table:style-name="ce2" office:value-type="string" calcext:value-type="string">
            <text:p>Desired jerk</text:p>
          </table:table-cell>
          <table:table-cell table:style-name="ce2" office:value-type="string" calcext:value-type="string">
            <text:p>Limited jerk</text:p>
          </table:table-cell>
          <table:table-cell table:style-name="ce2" office:value-type="string" calcext:value-type="string">
            <text:p>Acc limited of jerk</text:p>
          </table:table-cell>
          <table:table-cell table:style-name="ce2" office:value-type="string" calcext:value-type="string">
            <text:p>Limited acceleration</text:p>
          </table:table-cell>
          <table:table-cell table:style-name="ce2" office:value-type="string" calcext:value-type="string">
            <text:p>Limited velocity</text:p>
          </table:table-cell>
          <table:table-cell table:style-name="ce2" office:value-type="string" calcext:value-type="string">
            <text:p>Robot acceleration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ID sum</text:p>
          </table:table-cell>
          <table:table-cell table:style-name="ce2"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formula="of:=MEDIAN(-[.P$3];[.D2];[.P$3]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MEDIAN(-[.Q$3];[.F2];[.Q$3])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S$3]*[.J2]" office:value-type="float" office:value="0" calcext:value-type="float">
            <text:p>0</text:p>
          </table:table-cell>
          <table:table-cell table:formula="of:=[.T$3]*SUM([.J$2:.J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]+[.L2]+[.M2]" office:value-type="float" office:value="0" calcext:value-type="float">
            <text:p>0</text:p>
          </table:table-cell>
          <table:table-cell/>
          <table:table-cell office:value-type="string" calcext:value-type="string">
            <text:p>Max jerk</text:p>
          </table:table-cell>
          <table:table-cell office:value-type="string" calcext:value-type="string">
            <text:p>Max accel</text:p>
          </table:table-cell>
          <table:table-cell office:value-type="string" calcext:value-type="string">
            <text:p>Velocity step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]-[.H2])/[.A2]" office:value-type="float" office:value="0" calcext:value-type="float">
            <text:p>0.000</text:p>
          </table:table-cell>
          <table:table-cell table:formula="of:=([.C3]-[.I2])/[.A2]" office:value-type="float" office:value="0" calcext:value-type="float">
            <text:p>0.000</text:p>
          </table:table-cell>
          <table:table-cell table:formula="of:=MEDIAN(-[.P$3];[.D3];[.P$3])" office:value-type="float" office:value="0" calcext:value-type="float">
            <text:p>0.000</text:p>
          </table:table-cell>
          <table:table-cell table:formula="of:=[.I2]+[.E3]*[.A2]" office:value-type="float" office:value="0" calcext:value-type="float">
            <text:p>0.000</text:p>
          </table:table-cell>
          <table:table-cell table:formula="of:=MEDIAN(-[.Q$3];[.F3];[.Q$3])" office:value-type="float" office:value="0" calcext:value-type="float">
            <text:p>0.000</text:p>
          </table:table-cell>
          <table:table-cell table:formula="of:=[.H2]+[.G3]*[.A2]" office:value-type="float" office:value="0" calcext:value-type="float">
            <text:p>0.000</text:p>
          </table:table-cell>
          <table:table-cell table:formula="of:=([.N3]-[.N2])/[.A2]" office:value-type="float" office:value="50" calcext:value-type="float">
            <text:p>50.000</text:p>
          </table:table-cell>
          <table:table-cell table:formula="of:=[.B3]-[.H2]" office:value-type="float" office:value="0.05" calcext:value-type="float">
            <text:p>0.05</text:p>
          </table:table-cell>
          <table:table-cell table:formula="of:=[.S$3]*[.J3]" office:value-type="float" office:value="0.05" calcext:value-type="float">
            <text:p>0.05</text:p>
          </table:table-cell>
          <table:table-cell table:formula="of:=[.T$3]*SUM([.J$2:.J3])" office:value-type="float" office:value="0" calcext:value-type="float">
            <text:p>0</text:p>
          </table:table-cell>
          <table:table-cell table:formula="of:=[.U$3]*([.J3]-[.J2])/[.A2]" office:value-type="float" office:value="0" calcext:value-type="float">
            <text:p>0</text:p>
          </table:table-cell>
          <table:table-cell table:formula="of:=[.K3]+[.L3]+[.M3]" office:value-type="float" office:value="0.05" calcext:value-type="float">
            <text:p>0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]-[.H3])/[.A3]" office:value-type="float" office:value="50" calcext:value-type="float">
            <text:p>50.000</text:p>
          </table:table-cell>
          <table:table-cell table:formula="of:=([.C4]-[.I3])/[.A3]" office:value-type="float" office:value="0" calcext:value-type="float">
            <text:p>0.000</text:p>
          </table:table-cell>
          <table:table-cell table:formula="of:=MEDIAN(-[.P$3];[.D4];[.P$3])" office:value-type="float" office:value="0" calcext:value-type="float">
            <text:p>0.000</text:p>
          </table:table-cell>
          <table:table-cell table:formula="of:=[.I3]+[.E4]*[.A3]" office:value-type="float" office:value="50" calcext:value-type="float">
            <text:p>50.000</text:p>
          </table:table-cell>
          <table:table-cell table:formula="of:=MEDIAN(-[.Q$3];[.F4];[.Q$3])" office:value-type="float" office:value="2" calcext:value-type="float">
            <text:p>2.000</text:p>
          </table:table-cell>
          <table:table-cell table:formula="of:=[.H3]+[.G4]*[.A3]" office:value-type="float" office:value="0.002" calcext:value-type="float">
            <text:p>0.002</text:p>
          </table:table-cell>
          <table:table-cell table:formula="of:=([.N4]-[.N3])/[.A3]" office:value-type="float" office:value="0" calcext:value-type="float">
            <text:p>0.000</text:p>
          </table:table-cell>
          <table:table-cell table:formula="of:=[.B4]-[.H3]" office:value-type="float" office:value="0.05" calcext:value-type="float">
            <text:p>0.05</text:p>
          </table:table-cell>
          <table:table-cell table:formula="of:=[.S$3]*[.J4]" office:value-type="float" office:value="0.05" calcext:value-type="float">
            <text:p>0.05</text:p>
          </table:table-cell>
          <table:table-cell table:formula="of:=[.T$3]*SUM([.J$2:.J4])" office:value-type="float" office:value="0" calcext:value-type="float">
            <text:p>0</text:p>
          </table:table-cell>
          <table:table-cell table:formula="of:=[.U$3]*([.J4]-[.J3])/[.A3]" office:value-type="float" office:value="0" calcext:value-type="float">
            <text:p>0</text:p>
          </table:table-cell>
          <table:table-cell table:formula="of:=[.K4]+[.L4]+[.M4]" office:value-type="float" office:value="0.05" calcext:value-type="float">
            <text:p>0.05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]-[.H4])/[.A4]" office:value-type="float" office:value="48" calcext:value-type="float">
            <text:p>48.000</text:p>
          </table:table-cell>
          <table:table-cell table:formula="of:=([.C5]-[.I4])/[.A4]" office:value-type="float" office:value="48000" calcext:value-type="float">
            <text:p>48000.000</text:p>
          </table:table-cell>
          <table:table-cell table:formula="of:=MEDIAN(-[.P$3];[.D5];[.P$3])" office:value-type="float" office:value="1000" calcext:value-type="float">
            <text:p>1000.000</text:p>
          </table:table-cell>
          <table:table-cell table:formula="of:=[.I4]+[.E5]*[.A4]" office:value-type="float" office:value="1" calcext:value-type="float">
            <text:p>1.000</text:p>
          </table:table-cell>
          <table:table-cell table:formula="of:=MEDIAN(-[.Q$3];[.F5];[.Q$3])" office:value-type="float" office:value="1" calcext:value-type="float">
            <text:p>1.000</text:p>
          </table:table-cell>
          <table:table-cell table:formula="of:=[.H4]+[.G5]*[.A4]" office:value-type="float" office:value="0.003" calcext:value-type="float">
            <text:p>0.003</text:p>
          </table:table-cell>
          <table:table-cell table:formula="of:=([.N5]-[.N4])/[.A4]" office:value-type="float" office:value="-2" calcext:value-type="float">
            <text:p>-2.000</text:p>
          </table:table-cell>
          <table:table-cell table:formula="of:=[.B5]-[.H4]" office:value-type="float" office:value="0.048" calcext:value-type="float">
            <text:p>0.048</text:p>
          </table:table-cell>
          <table:table-cell table:formula="of:=[.S$3]*[.J5]" office:value-type="float" office:value="0.048" calcext:value-type="float">
            <text:p>0.048</text:p>
          </table:table-cell>
          <table:table-cell table:formula="of:=[.T$3]*SUM([.J$2:.J5])" office:value-type="float" office:value="0" calcext:value-type="float">
            <text:p>0</text:p>
          </table:table-cell>
          <table:table-cell table:formula="of:=[.U$3]*([.J5]-[.J4])/[.A4]" office:value-type="float" office:value="-0" calcext:value-type="float">
            <text:p>0</text:p>
          </table:table-cell>
          <table:table-cell table:formula="of:=[.K5]+[.L5]+[.M5]" office:value-type="float" office:value="0.048" calcext:value-type="float">
            <text:p>0.04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]-[.H5])/[.A5]" office:value-type="float" office:value="45" calcext:value-type="float">
            <text:p>45.000</text:p>
          </table:table-cell>
          <table:table-cell table:formula="of:=([.C6]-[.I5])/[.A5]" office:value-type="float" office:value="47000" calcext:value-type="float">
            <text:p>47000.000</text:p>
          </table:table-cell>
          <table:table-cell table:formula="of:=MEDIAN(-[.P$3];[.D6];[.P$3])" office:value-type="float" office:value="1000" calcext:value-type="float">
            <text:p>1000.000</text:p>
          </table:table-cell>
          <table:table-cell table:formula="of:=[.I5]+[.E6]*[.A5]" office:value-type="float" office:value="-1" calcext:value-type="float">
            <text:p>-1.000</text:p>
          </table:table-cell>
          <table:table-cell table:formula="of:=MEDIAN(-[.Q$3];[.F6];[.Q$3])" office:value-type="float" office:value="-1" calcext:value-type="float">
            <text:p>-1.000</text:p>
          </table:table-cell>
          <table:table-cell table:formula="of:=[.H5]+[.G6]*[.A5]" office:value-type="float" office:value="0.002" calcext:value-type="float">
            <text:p>0.002</text:p>
          </table:table-cell>
          <table:table-cell table:formula="of:=([.N6]-[.N5])/[.A5]" office:value-type="float" office:value="-1" calcext:value-type="float">
            <text:p>-1.000</text:p>
          </table:table-cell>
          <table:table-cell table:formula="of:=[.B6]-[.H5]" office:value-type="float" office:value="0.047" calcext:value-type="float">
            <text:p>0.047</text:p>
          </table:table-cell>
          <table:table-cell table:formula="of:=[.S$3]*[.J6]" office:value-type="float" office:value="0.047" calcext:value-type="float">
            <text:p>0.047</text:p>
          </table:table-cell>
          <table:table-cell table:formula="of:=[.T$3]*SUM([.J$2:.J6])" office:value-type="float" office:value="0" calcext:value-type="float">
            <text:p>0</text:p>
          </table:table-cell>
          <table:table-cell table:formula="of:=[.U$3]*([.J6]-[.J5])/[.A5]" office:value-type="float" office:value="-0" calcext:value-type="float">
            <text:p>0</text:p>
          </table:table-cell>
          <table:table-cell table:formula="of:=[.K6]+[.L6]+[.M6]" office:value-type="float" office:value="0.047" calcext:value-type="float">
            <text:p>0.047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]-[.H6])/[.A6]" office:value-type="float" office:value="45" calcext:value-type="float">
            <text:p>45.000</text:p>
          </table:table-cell>
          <table:table-cell table:formula="of:=([.C7]-[.I6])/[.A6]" office:value-type="float" office:value="46000" calcext:value-type="float">
            <text:p>46000.000</text:p>
          </table:table-cell>
          <table:table-cell table:formula="of:=MEDIAN(-[.P$3];[.D7];[.P$3])" office:value-type="float" office:value="1000" calcext:value-type="float">
            <text:p>1000.000</text:p>
          </table:table-cell>
          <table:table-cell table:formula="of:=[.I6]+[.E7]*[.A6]" office:value-type="float" office:value="0" calcext:value-type="float">
            <text:p>0.000</text:p>
          </table:table-cell>
          <table:table-cell table:formula="of:=MEDIAN(-[.Q$3];[.F7];[.Q$3])" office:value-type="float" office:value="0" calcext:value-type="float">
            <text:p>0.000</text:p>
          </table:table-cell>
          <table:table-cell table:formula="of:=[.H6]+[.G7]*[.A6]" office:value-type="float" office:value="0.002" calcext:value-type="float">
            <text:p>0.002</text:p>
          </table:table-cell>
          <table:table-cell table:formula="of:=([.N7]-[.N6])/[.A6]" office:value-type="float" office:value="1" calcext:value-type="float">
            <text:p>1.000</text:p>
          </table:table-cell>
          <table:table-cell table:formula="of:=[.B7]-[.H6]" office:value-type="float" office:value="0.048" calcext:value-type="float">
            <text:p>0.048</text:p>
          </table:table-cell>
          <table:table-cell table:formula="of:=[.S$3]*[.J7]" office:value-type="float" office:value="0.048" calcext:value-type="float">
            <text:p>0.048</text:p>
          </table:table-cell>
          <table:table-cell table:formula="of:=[.T$3]*SUM([.J$2:.J7])" office:value-type="float" office:value="0" calcext:value-type="float">
            <text:p>0</text:p>
          </table:table-cell>
          <table:table-cell table:formula="of:=[.U$3]*([.J7]-[.J6])/[.A6]" office:value-type="float" office:value="0" calcext:value-type="float">
            <text:p>0</text:p>
          </table:table-cell>
          <table:table-cell table:formula="of:=[.K7]+[.L7]+[.M7]" office:value-type="float" office:value="0.048" calcext:value-type="float">
            <text:p>0.04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]-[.H7])/[.A7]" office:value-type="float" office:value="46" calcext:value-type="float">
            <text:p>46.000</text:p>
          </table:table-cell>
          <table:table-cell table:formula="of:=([.C8]-[.I7])/[.A7]" office:value-type="float" office:value="45000" calcext:value-type="float">
            <text:p>45000.000</text:p>
          </table:table-cell>
          <table:table-cell table:formula="of:=MEDIAN(-[.P$3];[.D8];[.P$3])" office:value-type="float" office:value="1000" calcext:value-type="float">
            <text:p>1000.000</text:p>
          </table:table-cell>
          <table:table-cell table:formula="of:=[.I7]+[.E8]*[.A7]" office:value-type="float" office:value="2" calcext:value-type="float">
            <text:p>2.000</text:p>
          </table:table-cell>
          <table:table-cell table:formula="of:=MEDIAN(-[.Q$3];[.F8];[.Q$3])" office:value-type="float" office:value="2" calcext:value-type="float">
            <text:p>2.000</text:p>
          </table:table-cell>
          <table:table-cell table:formula="of:=[.H7]+[.G8]*[.A7]" office:value-type="float" office:value="0.004" calcext:value-type="float">
            <text:p>0.004</text:p>
          </table:table-cell>
          <table:table-cell table:formula="of:=([.N8]-[.N7])/[.A7]" office:value-type="float" office:value="0" calcext:value-type="float">
            <text:p>0.000</text:p>
          </table:table-cell>
          <table:table-cell table:formula="of:=[.B8]-[.H7]" office:value-type="float" office:value="0.048" calcext:value-type="float">
            <text:p>0.048</text:p>
          </table:table-cell>
          <table:table-cell table:formula="of:=[.S$3]*[.J8]" office:value-type="float" office:value="0.048" calcext:value-type="float">
            <text:p>0.048</text:p>
          </table:table-cell>
          <table:table-cell table:formula="of:=[.T$3]*SUM([.J$2:.J8])" office:value-type="float" office:value="0" calcext:value-type="float">
            <text:p>0</text:p>
          </table:table-cell>
          <table:table-cell table:formula="of:=[.U$3]*([.J8]-[.J7])/[.A7]" office:value-type="float" office:value="0" calcext:value-type="float">
            <text:p>0</text:p>
          </table:table-cell>
          <table:table-cell table:formula="of:=[.K8]+[.L8]+[.M8]" office:value-type="float" office:value="0.048" calcext:value-type="float">
            <text:p>0.04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]-[.H8])/[.A8]" office:value-type="float" office:value="44" calcext:value-type="float">
            <text:p>44.000</text:p>
          </table:table-cell>
          <table:table-cell table:formula="of:=([.C9]-[.I8])/[.A8]" office:value-type="float" office:value="44000" calcext:value-type="float">
            <text:p>44000.000</text:p>
          </table:table-cell>
          <table:table-cell table:formula="of:=MEDIAN(-[.P$3];[.D9];[.P$3])" office:value-type="float" office:value="1000" calcext:value-type="float">
            <text:p>1000.000</text:p>
          </table:table-cell>
          <table:table-cell table:formula="of:=[.I8]+[.E9]*[.A8]" office:value-type="float" office:value="1" calcext:value-type="float">
            <text:p>1.000</text:p>
          </table:table-cell>
          <table:table-cell table:formula="of:=MEDIAN(-[.Q$3];[.F9];[.Q$3])" office:value-type="float" office:value="1" calcext:value-type="float">
            <text:p>1.000</text:p>
          </table:table-cell>
          <table:table-cell table:formula="of:=[.H8]+[.G9]*[.A8]" office:value-type="float" office:value="0.005" calcext:value-type="float">
            <text:p>0.005</text:p>
          </table:table-cell>
          <table:table-cell table:formula="of:=([.N9]-[.N8])/[.A8]" office:value-type="float" office:value="-2" calcext:value-type="float">
            <text:p>-2.000</text:p>
          </table:table-cell>
          <table:table-cell table:formula="of:=[.B9]-[.H8]" office:value-type="float" office:value="0.046" calcext:value-type="float">
            <text:p>0.046</text:p>
          </table:table-cell>
          <table:table-cell table:formula="of:=[.S$3]*[.J9]" office:value-type="float" office:value="0.046" calcext:value-type="float">
            <text:p>0.046</text:p>
          </table:table-cell>
          <table:table-cell table:formula="of:=[.T$3]*SUM([.J$2:.J9])" office:value-type="float" office:value="0" calcext:value-type="float">
            <text:p>0</text:p>
          </table:table-cell>
          <table:table-cell table:formula="of:=[.U$3]*([.J9]-[.J8])/[.A8]" office:value-type="float" office:value="-0" calcext:value-type="float">
            <text:p>0</text:p>
          </table:table-cell>
          <table:table-cell table:formula="of:=[.K9]+[.L9]+[.M9]" office:value-type="float" office:value="0.046" calcext:value-type="float">
            <text:p>0.04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]-[.H9])/[.A9]" office:value-type="float" office:value="41" calcext:value-type="float">
            <text:p>41.000</text:p>
          </table:table-cell>
          <table:table-cell table:formula="of:=([.C10]-[.I9])/[.A9]" office:value-type="float" office:value="43000" calcext:value-type="float">
            <text:p>43000.000</text:p>
          </table:table-cell>
          <table:table-cell table:formula="of:=MEDIAN(-[.P$3];[.D10];[.P$3])" office:value-type="float" office:value="1000" calcext:value-type="float">
            <text:p>1000.000</text:p>
          </table:table-cell>
          <table:table-cell table:formula="of:=[.I9]+[.E10]*[.A9]" office:value-type="float" office:value="-0.999999999999995" calcext:value-type="float">
            <text:p>-1.000</text:p>
          </table:table-cell>
          <table:table-cell table:formula="of:=MEDIAN(-[.Q$3];[.F10];[.Q$3])" office:value-type="float" office:value="-0.999999999999995" calcext:value-type="float">
            <text:p>-1.000</text:p>
          </table:table-cell>
          <table:table-cell table:formula="of:=[.H9]+[.G10]*[.A9]" office:value-type="float" office:value="0.004" calcext:value-type="float">
            <text:p>0.004</text:p>
          </table:table-cell>
          <table:table-cell table:formula="of:=([.N10]-[.N9])/[.A9]" office:value-type="float" office:value="-1" calcext:value-type="float">
            <text:p>-1.000</text:p>
          </table:table-cell>
          <table:table-cell table:formula="of:=[.B10]-[.H9]" office:value-type="float" office:value="0.045" calcext:value-type="float">
            <text:p>0.045</text:p>
          </table:table-cell>
          <table:table-cell table:formula="of:=[.S$3]*[.J10]" office:value-type="float" office:value="0.045" calcext:value-type="float">
            <text:p>0.045</text:p>
          </table:table-cell>
          <table:table-cell table:formula="of:=[.T$3]*SUM([.J$2:.J10])" office:value-type="float" office:value="0" calcext:value-type="float">
            <text:p>0</text:p>
          </table:table-cell>
          <table:table-cell table:formula="of:=[.U$3]*([.J10]-[.J9])/[.A9]" office:value-type="float" office:value="-0" calcext:value-type="float">
            <text:p>0</text:p>
          </table:table-cell>
          <table:table-cell table:formula="of:=[.K10]+[.L10]+[.M10]" office:value-type="float" office:value="0.045" calcext:value-type="float">
            <text:p>0.045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]-[.H10])/[.A10]" office:value-type="float" office:value="41" calcext:value-type="float">
            <text:p>41.000</text:p>
          </table:table-cell>
          <table:table-cell table:formula="of:=([.C11]-[.I10])/[.A10]" office:value-type="float" office:value="42000" calcext:value-type="float">
            <text:p>42000.000</text:p>
          </table:table-cell>
          <table:table-cell table:formula="of:=MEDIAN(-[.P$3];[.D11];[.P$3])" office:value-type="float" office:value="1000" calcext:value-type="float">
            <text:p>1000.000</text:p>
          </table:table-cell>
          <table:table-cell table:formula="of:=[.I10]+[.E11]*[.A10]" office:value-type="float" office:value="0" calcext:value-type="float">
            <text:p>0.000</text:p>
          </table:table-cell>
          <table:table-cell table:formula="of:=MEDIAN(-[.Q$3];[.F11];[.Q$3])" office:value-type="float" office:value="0" calcext:value-type="float">
            <text:p>0.000</text:p>
          </table:table-cell>
          <table:table-cell table:formula="of:=[.H10]+[.G11]*[.A10]" office:value-type="float" office:value="0.004" calcext:value-type="float">
            <text:p>0.004</text:p>
          </table:table-cell>
          <table:table-cell table:formula="of:=([.N11]-[.N10])/[.A10]" office:value-type="float" office:value="0.999999999999994" calcext:value-type="float">
            <text:p>1.000</text:p>
          </table:table-cell>
          <table:table-cell table:formula="of:=[.B11]-[.H10]" office:value-type="float" office:value="0.046" calcext:value-type="float">
            <text:p>0.046</text:p>
          </table:table-cell>
          <table:table-cell table:formula="of:=[.S$3]*[.J11]" office:value-type="float" office:value="0.046" calcext:value-type="float">
            <text:p>0.046</text:p>
          </table:table-cell>
          <table:table-cell table:formula="of:=[.T$3]*SUM([.J$2:.J11])" office:value-type="float" office:value="0" calcext:value-type="float">
            <text:p>0</text:p>
          </table:table-cell>
          <table:table-cell table:formula="of:=[.U$3]*([.J11]-[.J10])/[.A10]" office:value-type="float" office:value="0" calcext:value-type="float">
            <text:p>0</text:p>
          </table:table-cell>
          <table:table-cell table:formula="of:=[.K11]+[.L11]+[.M11]" office:value-type="float" office:value="0.046" calcext:value-type="float">
            <text:p>0.04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]-[.H11])/[.A11]" office:value-type="float" office:value="42" calcext:value-type="float">
            <text:p>42.000</text:p>
          </table:table-cell>
          <table:table-cell table:formula="of:=([.C12]-[.I11])/[.A11]" office:value-type="float" office:value="41000" calcext:value-type="float">
            <text:p>41000.000</text:p>
          </table:table-cell>
          <table:table-cell table:formula="of:=MEDIAN(-[.P$3];[.D12];[.P$3])" office:value-type="float" office:value="1000" calcext:value-type="float">
            <text:p>1000.000</text:p>
          </table:table-cell>
          <table:table-cell table:formula="of:=[.I11]+[.E12]*[.A11]" office:value-type="float" office:value="2" calcext:value-type="float">
            <text:p>2.000</text:p>
          </table:table-cell>
          <table:table-cell table:formula="of:=MEDIAN(-[.Q$3];[.F12];[.Q$3])" office:value-type="float" office:value="2" calcext:value-type="float">
            <text:p>2.000</text:p>
          </table:table-cell>
          <table:table-cell table:formula="of:=[.H11]+[.G12]*[.A11]" office:value-type="float" office:value="0.006" calcext:value-type="float">
            <text:p>0.006</text:p>
          </table:table-cell>
          <table:table-cell table:formula="of:=([.N12]-[.N11])/[.A11]" office:value-type="float" office:value="0" calcext:value-type="float">
            <text:p>0.000</text:p>
          </table:table-cell>
          <table:table-cell table:formula="of:=[.B12]-[.H11]" office:value-type="float" office:value="0.046" calcext:value-type="float">
            <text:p>0.046</text:p>
          </table:table-cell>
          <table:table-cell table:formula="of:=[.S$3]*[.J12]" office:value-type="float" office:value="0.046" calcext:value-type="float">
            <text:p>0.046</text:p>
          </table:table-cell>
          <table:table-cell table:formula="of:=[.T$3]*SUM([.J$2:.J12])" office:value-type="float" office:value="0" calcext:value-type="float">
            <text:p>0</text:p>
          </table:table-cell>
          <table:table-cell table:formula="of:=[.U$3]*([.J12]-[.J11])/[.A11]" office:value-type="float" office:value="0" calcext:value-type="float">
            <text:p>0</text:p>
          </table:table-cell>
          <table:table-cell table:formula="of:=[.K12]+[.L12]+[.M12]" office:value-type="float" office:value="0.046" calcext:value-type="float">
            <text:p>0.04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]-[.H12])/[.A12]" office:value-type="float" office:value="40" calcext:value-type="float">
            <text:p>40.000</text:p>
          </table:table-cell>
          <table:table-cell table:formula="of:=([.C13]-[.I12])/[.A12]" office:value-type="float" office:value="40000" calcext:value-type="float">
            <text:p>40000.000</text:p>
          </table:table-cell>
          <table:table-cell table:formula="of:=MEDIAN(-[.P$3];[.D13];[.P$3])" office:value-type="float" office:value="1000" calcext:value-type="float">
            <text:p>1000.000</text:p>
          </table:table-cell>
          <table:table-cell table:formula="of:=[.I12]+[.E13]*[.A12]" office:value-type="float" office:value="1" calcext:value-type="float">
            <text:p>1.000</text:p>
          </table:table-cell>
          <table:table-cell table:formula="of:=MEDIAN(-[.Q$3];[.F13];[.Q$3])" office:value-type="float" office:value="1" calcext:value-type="float">
            <text:p>1.000</text:p>
          </table:table-cell>
          <table:table-cell table:formula="of:=[.H12]+[.G13]*[.A12]" office:value-type="float" office:value="0.007" calcext:value-type="float">
            <text:p>0.007</text:p>
          </table:table-cell>
          <table:table-cell table:formula="of:=([.N13]-[.N12])/[.A12]" office:value-type="float" office:value="-2" calcext:value-type="float">
            <text:p>-2.000</text:p>
          </table:table-cell>
          <table:table-cell table:formula="of:=[.B13]-[.H12]" office:value-type="float" office:value="0.044" calcext:value-type="float">
            <text:p>0.044</text:p>
          </table:table-cell>
          <table:table-cell table:formula="of:=[.S$3]*[.J13]" office:value-type="float" office:value="0.044" calcext:value-type="float">
            <text:p>0.044</text:p>
          </table:table-cell>
          <table:table-cell table:formula="of:=[.T$3]*SUM([.J$2:.J13])" office:value-type="float" office:value="0" calcext:value-type="float">
            <text:p>0</text:p>
          </table:table-cell>
          <table:table-cell table:formula="of:=[.U$3]*([.J13]-[.J12])/[.A12]" office:value-type="float" office:value="-0" calcext:value-type="float">
            <text:p>0</text:p>
          </table:table-cell>
          <table:table-cell table:formula="of:=[.K13]+[.L13]+[.M13]" office:value-type="float" office:value="0.044" calcext:value-type="float">
            <text:p>0.04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]-[.H13])/[.A13]" office:value-type="float" office:value="37" calcext:value-type="float">
            <text:p>37.000</text:p>
          </table:table-cell>
          <table:table-cell table:formula="of:=([.C14]-[.I13])/[.A13]" office:value-type="float" office:value="39000" calcext:value-type="float">
            <text:p>39000.000</text:p>
          </table:table-cell>
          <table:table-cell table:formula="of:=MEDIAN(-[.P$3];[.D14];[.P$3])" office:value-type="float" office:value="1000" calcext:value-type="float">
            <text:p>1000.000</text:p>
          </table:table-cell>
          <table:table-cell table:formula="of:=[.I13]+[.E14]*[.A13]" office:value-type="float" office:value="-0.999999999999995" calcext:value-type="float">
            <text:p>-1.000</text:p>
          </table:table-cell>
          <table:table-cell table:formula="of:=MEDIAN(-[.Q$3];[.F14];[.Q$3])" office:value-type="float" office:value="-0.999999999999995" calcext:value-type="float">
            <text:p>-1.000</text:p>
          </table:table-cell>
          <table:table-cell table:formula="of:=[.H13]+[.G14]*[.A13]" office:value-type="float" office:value="0.006" calcext:value-type="float">
            <text:p>0.006</text:p>
          </table:table-cell>
          <table:table-cell table:formula="of:=([.N14]-[.N13])/[.A13]" office:value-type="float" office:value="-1" calcext:value-type="float">
            <text:p>-1.000</text:p>
          </table:table-cell>
          <table:table-cell table:formula="of:=[.B14]-[.H13]" office:value-type="float" office:value="0.043" calcext:value-type="float">
            <text:p>0.043</text:p>
          </table:table-cell>
          <table:table-cell table:formula="of:=[.S$3]*[.J14]" office:value-type="float" office:value="0.043" calcext:value-type="float">
            <text:p>0.043</text:p>
          </table:table-cell>
          <table:table-cell table:formula="of:=[.T$3]*SUM([.J$2:.J14])" office:value-type="float" office:value="0" calcext:value-type="float">
            <text:p>0</text:p>
          </table:table-cell>
          <table:table-cell table:formula="of:=[.U$3]*([.J14]-[.J13])/[.A13]" office:value-type="float" office:value="-0" calcext:value-type="float">
            <text:p>0</text:p>
          </table:table-cell>
          <table:table-cell table:formula="of:=[.K14]+[.L14]+[.M14]" office:value-type="float" office:value="0.043" calcext:value-type="float">
            <text:p>0.043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]-[.H14])/[.A14]" office:value-type="float" office:value="37" calcext:value-type="float">
            <text:p>37.000</text:p>
          </table:table-cell>
          <table:table-cell table:formula="of:=([.C15]-[.I14])/[.A14]" office:value-type="float" office:value="38000" calcext:value-type="float">
            <text:p>38000.000</text:p>
          </table:table-cell>
          <table:table-cell table:formula="of:=MEDIAN(-[.P$3];[.D15];[.P$3])" office:value-type="float" office:value="1000" calcext:value-type="float">
            <text:p>1000.000</text:p>
          </table:table-cell>
          <table:table-cell table:formula="of:=[.I14]+[.E15]*[.A14]" office:value-type="float" office:value="0" calcext:value-type="float">
            <text:p>0.000</text:p>
          </table:table-cell>
          <table:table-cell table:formula="of:=MEDIAN(-[.Q$3];[.F15];[.Q$3])" office:value-type="float" office:value="0" calcext:value-type="float">
            <text:p>0.000</text:p>
          </table:table-cell>
          <table:table-cell table:formula="of:=[.H14]+[.G15]*[.A14]" office:value-type="float" office:value="0.006" calcext:value-type="float">
            <text:p>0.006</text:p>
          </table:table-cell>
          <table:table-cell table:formula="of:=([.N15]-[.N14])/[.A14]" office:value-type="float" office:value="0.999999999999994" calcext:value-type="float">
            <text:p>1.000</text:p>
          </table:table-cell>
          <table:table-cell table:formula="of:=[.B15]-[.H14]" office:value-type="float" office:value="0.044" calcext:value-type="float">
            <text:p>0.044</text:p>
          </table:table-cell>
          <table:table-cell table:formula="of:=[.S$3]*[.J15]" office:value-type="float" office:value="0.044" calcext:value-type="float">
            <text:p>0.044</text:p>
          </table:table-cell>
          <table:table-cell table:formula="of:=[.T$3]*SUM([.J$2:.J15])" office:value-type="float" office:value="0" calcext:value-type="float">
            <text:p>0</text:p>
          </table:table-cell>
          <table:table-cell table:formula="of:=[.U$3]*([.J15]-[.J14])/[.A14]" office:value-type="float" office:value="0" calcext:value-type="float">
            <text:p>0</text:p>
          </table:table-cell>
          <table:table-cell table:formula="of:=[.K15]+[.L15]+[.M15]" office:value-type="float" office:value="0.044" calcext:value-type="float">
            <text:p>0.04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]-[.H15])/[.A15]" office:value-type="float" office:value="38" calcext:value-type="float">
            <text:p>38.000</text:p>
          </table:table-cell>
          <table:table-cell table:formula="of:=([.C16]-[.I15])/[.A15]" office:value-type="float" office:value="37000" calcext:value-type="float">
            <text:p>37000.000</text:p>
          </table:table-cell>
          <table:table-cell table:formula="of:=MEDIAN(-[.P$3];[.D16];[.P$3])" office:value-type="float" office:value="1000" calcext:value-type="float">
            <text:p>1000.000</text:p>
          </table:table-cell>
          <table:table-cell table:formula="of:=[.I15]+[.E16]*[.A15]" office:value-type="float" office:value="2" calcext:value-type="float">
            <text:p>2.000</text:p>
          </table:table-cell>
          <table:table-cell table:formula="of:=MEDIAN(-[.Q$3];[.F16];[.Q$3])" office:value-type="float" office:value="2" calcext:value-type="float">
            <text:p>2.000</text:p>
          </table:table-cell>
          <table:table-cell table:formula="of:=[.H15]+[.G16]*[.A15]" office:value-type="float" office:value="0.008" calcext:value-type="float">
            <text:p>0.008</text:p>
          </table:table-cell>
          <table:table-cell table:formula="of:=([.N16]-[.N15])/[.A15]" office:value-type="float" office:value="0" calcext:value-type="float">
            <text:p>0.000</text:p>
          </table:table-cell>
          <table:table-cell table:formula="of:=[.B16]-[.H15]" office:value-type="float" office:value="0.044" calcext:value-type="float">
            <text:p>0.044</text:p>
          </table:table-cell>
          <table:table-cell table:formula="of:=[.S$3]*[.J16]" office:value-type="float" office:value="0.044" calcext:value-type="float">
            <text:p>0.044</text:p>
          </table:table-cell>
          <table:table-cell table:formula="of:=[.T$3]*SUM([.J$2:.J16])" office:value-type="float" office:value="0" calcext:value-type="float">
            <text:p>0</text:p>
          </table:table-cell>
          <table:table-cell table:formula="of:=[.U$3]*([.J16]-[.J15])/[.A15]" office:value-type="float" office:value="0" calcext:value-type="float">
            <text:p>0</text:p>
          </table:table-cell>
          <table:table-cell table:formula="of:=[.K16]+[.L16]+[.M16]" office:value-type="float" office:value="0.044" calcext:value-type="float">
            <text:p>0.04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]-[.H16])/[.A16]" office:value-type="float" office:value="36" calcext:value-type="float">
            <text:p>36.000</text:p>
          </table:table-cell>
          <table:table-cell table:formula="of:=([.C17]-[.I16])/[.A16]" office:value-type="float" office:value="36000" calcext:value-type="float">
            <text:p>36000.000</text:p>
          </table:table-cell>
          <table:table-cell table:formula="of:=MEDIAN(-[.P$3];[.D17];[.P$3])" office:value-type="float" office:value="1000" calcext:value-type="float">
            <text:p>1000.000</text:p>
          </table:table-cell>
          <table:table-cell table:formula="of:=[.I16]+[.E17]*[.A16]" office:value-type="float" office:value="1" calcext:value-type="float">
            <text:p>1.000</text:p>
          </table:table-cell>
          <table:table-cell table:formula="of:=MEDIAN(-[.Q$3];[.F17];[.Q$3])" office:value-type="float" office:value="1" calcext:value-type="float">
            <text:p>1.000</text:p>
          </table:table-cell>
          <table:table-cell table:formula="of:=[.H16]+[.G17]*[.A16]" office:value-type="float" office:value="0.009" calcext:value-type="float">
            <text:p>0.009</text:p>
          </table:table-cell>
          <table:table-cell table:formula="of:=([.N17]-[.N16])/[.A16]" office:value-type="float" office:value="-1.99999999999999" calcext:value-type="float">
            <text:p>-2.000</text:p>
          </table:table-cell>
          <table:table-cell table:formula="of:=[.B17]-[.H16]" office:value-type="float" office:value="0.042" calcext:value-type="float">
            <text:p>0.042</text:p>
          </table:table-cell>
          <table:table-cell table:formula="of:=[.S$3]*[.J17]" office:value-type="float" office:value="0.042" calcext:value-type="float">
            <text:p>0.042</text:p>
          </table:table-cell>
          <table:table-cell table:formula="of:=[.T$3]*SUM([.J$2:.J17])" office:value-type="float" office:value="0" calcext:value-type="float">
            <text:p>0</text:p>
          </table:table-cell>
          <table:table-cell table:formula="of:=[.U$3]*([.J17]-[.J16])/[.A16]" office:value-type="float" office:value="-0" calcext:value-type="float">
            <text:p>0</text:p>
          </table:table-cell>
          <table:table-cell table:formula="of:=[.K17]+[.L17]+[.M17]" office:value-type="float" office:value="0.042" calcext:value-type="float">
            <text:p>0.042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]-[.H17])/[.A17]" office:value-type="float" office:value="33" calcext:value-type="float">
            <text:p>33.000</text:p>
          </table:table-cell>
          <table:table-cell table:formula="of:=([.C18]-[.I17])/[.A17]" office:value-type="float" office:value="35000" calcext:value-type="float">
            <text:p>35000.000</text:p>
          </table:table-cell>
          <table:table-cell table:formula="of:=MEDIAN(-[.P$3];[.D18];[.P$3])" office:value-type="float" office:value="1000" calcext:value-type="float">
            <text:p>1000.000</text:p>
          </table:table-cell>
          <table:table-cell table:formula="of:=[.I17]+[.E18]*[.A17]" office:value-type="float" office:value="-0.999999999999988" calcext:value-type="float">
            <text:p>-1.000</text:p>
          </table:table-cell>
          <table:table-cell table:formula="of:=MEDIAN(-[.Q$3];[.F18];[.Q$3])" office:value-type="float" office:value="-0.999999999999988" calcext:value-type="float">
            <text:p>-1.000</text:p>
          </table:table-cell>
          <table:table-cell table:formula="of:=[.H17]+[.G18]*[.A17]" office:value-type="float" office:value="0.00800000000000001" calcext:value-type="float">
            <text:p>0.008</text:p>
          </table:table-cell>
          <table:table-cell table:formula="of:=([.N18]-[.N17])/[.A17]" office:value-type="float" office:value="-1" calcext:value-type="float">
            <text:p>-1.000</text:p>
          </table:table-cell>
          <table:table-cell table:formula="of:=[.B18]-[.H17]" office:value-type="float" office:value="0.041" calcext:value-type="float">
            <text:p>0.041</text:p>
          </table:table-cell>
          <table:table-cell table:formula="of:=[.S$3]*[.J18]" office:value-type="float" office:value="0.041" calcext:value-type="float">
            <text:p>0.041</text:p>
          </table:table-cell>
          <table:table-cell table:formula="of:=[.T$3]*SUM([.J$2:.J18])" office:value-type="float" office:value="0" calcext:value-type="float">
            <text:p>0</text:p>
          </table:table-cell>
          <table:table-cell table:formula="of:=[.U$3]*([.J18]-[.J17])/[.A17]" office:value-type="float" office:value="-0" calcext:value-type="float">
            <text:p>0</text:p>
          </table:table-cell>
          <table:table-cell table:formula="of:=[.K18]+[.L18]+[.M18]" office:value-type="float" office:value="0.041" calcext:value-type="float">
            <text:p>0.041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]-[.H18])/[.A18]" office:value-type="float" office:value="33" calcext:value-type="float">
            <text:p>33.000</text:p>
          </table:table-cell>
          <table:table-cell table:formula="of:=([.C19]-[.I18])/[.A18]" office:value-type="float" office:value="34000" calcext:value-type="float">
            <text:p>34000.000</text:p>
          </table:table-cell>
          <table:table-cell table:formula="of:=MEDIAN(-[.P$3];[.D19];[.P$3])" office:value-type="float" office:value="1000" calcext:value-type="float">
            <text:p>1000.000</text:p>
          </table:table-cell>
          <table:table-cell table:formula="of:=[.I18]+[.E19]*[.A18]" office:value-type="float" office:value="0" calcext:value-type="float">
            <text:p>0.000</text:p>
          </table:table-cell>
          <table:table-cell table:formula="of:=MEDIAN(-[.Q$3];[.F19];[.Q$3])" office:value-type="float" office:value="0" calcext:value-type="float">
            <text:p>0.000</text:p>
          </table:table-cell>
          <table:table-cell table:formula="of:=[.H18]+[.G19]*[.A18]" office:value-type="float" office:value="0.00800000000000001" calcext:value-type="float">
            <text:p>0.008</text:p>
          </table:table-cell>
          <table:table-cell table:formula="of:=([.N19]-[.N18])/[.A18]" office:value-type="float" office:value="0.999999999999987" calcext:value-type="float">
            <text:p>1.000</text:p>
          </table:table-cell>
          <table:table-cell table:formula="of:=[.B19]-[.H18]" office:value-type="float" office:value="0.042" calcext:value-type="float">
            <text:p>0.042</text:p>
          </table:table-cell>
          <table:table-cell table:formula="of:=[.S$3]*[.J19]" office:value-type="float" office:value="0.042" calcext:value-type="float">
            <text:p>0.042</text:p>
          </table:table-cell>
          <table:table-cell table:formula="of:=[.T$3]*SUM([.J$2:.J19])" office:value-type="float" office:value="0" calcext:value-type="float">
            <text:p>0</text:p>
          </table:table-cell>
          <table:table-cell table:formula="of:=[.U$3]*([.J19]-[.J18])/[.A18]" office:value-type="float" office:value="0" calcext:value-type="float">
            <text:p>0</text:p>
          </table:table-cell>
          <table:table-cell table:formula="of:=[.K19]+[.L19]+[.M19]" office:value-type="float" office:value="0.042" calcext:value-type="float">
            <text:p>0.042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]-[.H19])/[.A19]" office:value-type="float" office:value="34" calcext:value-type="float">
            <text:p>34.000</text:p>
          </table:table-cell>
          <table:table-cell table:formula="of:=([.C20]-[.I19])/[.A19]" office:value-type="float" office:value="33000" calcext:value-type="float">
            <text:p>33000.000</text:p>
          </table:table-cell>
          <table:table-cell table:formula="of:=MEDIAN(-[.P$3];[.D20];[.P$3])" office:value-type="float" office:value="1000" calcext:value-type="float">
            <text:p>1000.000</text:p>
          </table:table-cell>
          <table:table-cell table:formula="of:=[.I19]+[.E20]*[.A19]" office:value-type="float" office:value="1.99999999999999" calcext:value-type="float">
            <text:p>2.000</text:p>
          </table:table-cell>
          <table:table-cell table:formula="of:=MEDIAN(-[.Q$3];[.F20];[.Q$3])" office:value-type="float" office:value="1.99999999999999" calcext:value-type="float">
            <text:p>2.000</text:p>
          </table:table-cell>
          <table:table-cell table:formula="of:=[.H19]+[.G20]*[.A19]" office:value-type="float" office:value="0.01" calcext:value-type="float">
            <text:p>0.010</text:p>
          </table:table-cell>
          <table:table-cell table:formula="of:=([.N20]-[.N19])/[.A19]" office:value-type="float" office:value="0" calcext:value-type="float">
            <text:p>0.000</text:p>
          </table:table-cell>
          <table:table-cell table:formula="of:=[.B20]-[.H19]" office:value-type="float" office:value="0.042" calcext:value-type="float">
            <text:p>0.042</text:p>
          </table:table-cell>
          <table:table-cell table:formula="of:=[.S$3]*[.J20]" office:value-type="float" office:value="0.042" calcext:value-type="float">
            <text:p>0.042</text:p>
          </table:table-cell>
          <table:table-cell table:formula="of:=[.T$3]*SUM([.J$2:.J20])" office:value-type="float" office:value="0" calcext:value-type="float">
            <text:p>0</text:p>
          </table:table-cell>
          <table:table-cell table:formula="of:=[.U$3]*([.J20]-[.J19])/[.A19]" office:value-type="float" office:value="0" calcext:value-type="float">
            <text:p>0</text:p>
          </table:table-cell>
          <table:table-cell table:formula="of:=[.K20]+[.L20]+[.M20]" office:value-type="float" office:value="0.042" calcext:value-type="float">
            <text:p>0.042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]-[.H20])/[.A20]" office:value-type="float" office:value="32" calcext:value-type="float">
            <text:p>32.000</text:p>
          </table:table-cell>
          <table:table-cell table:formula="of:=([.C21]-[.I20])/[.A20]" office:value-type="float" office:value="32000" calcext:value-type="float">
            <text:p>32000.000</text:p>
          </table:table-cell>
          <table:table-cell table:formula="of:=MEDIAN(-[.P$3];[.D21];[.P$3])" office:value-type="float" office:value="1000" calcext:value-type="float">
            <text:p>1000.000</text:p>
          </table:table-cell>
          <table:table-cell table:formula="of:=[.I20]+[.E21]*[.A20]" office:value-type="float" office:value="1" calcext:value-type="float">
            <text:p>1.000</text:p>
          </table:table-cell>
          <table:table-cell table:formula="of:=MEDIAN(-[.Q$3];[.F21];[.Q$3])" office:value-type="float" office:value="1" calcext:value-type="float">
            <text:p>1.000</text:p>
          </table:table-cell>
          <table:table-cell table:formula="of:=[.H20]+[.G21]*[.A20]" office:value-type="float" office:value="0.011" calcext:value-type="float">
            <text:p>0.011</text:p>
          </table:table-cell>
          <table:table-cell table:formula="of:=([.N21]-[.N20])/[.A20]" office:value-type="float" office:value="-1.99999999999999" calcext:value-type="float">
            <text:p>-2.000</text:p>
          </table:table-cell>
          <table:table-cell table:formula="of:=[.B21]-[.H20]" office:value-type="float" office:value="0.04" calcext:value-type="float">
            <text:p>0.04</text:p>
          </table:table-cell>
          <table:table-cell table:formula="of:=[.S$3]*[.J21]" office:value-type="float" office:value="0.04" calcext:value-type="float">
            <text:p>0.04</text:p>
          </table:table-cell>
          <table:table-cell table:formula="of:=[.T$3]*SUM([.J$2:.J21])" office:value-type="float" office:value="0" calcext:value-type="float">
            <text:p>0</text:p>
          </table:table-cell>
          <table:table-cell table:formula="of:=[.U$3]*([.J21]-[.J20])/[.A20]" office:value-type="float" office:value="-0" calcext:value-type="float">
            <text:p>0</text:p>
          </table:table-cell>
          <table:table-cell table:formula="of:=[.K21]+[.L21]+[.M21]" office:value-type="float" office:value="0.04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1]-[.H21])/[.A21]" office:value-type="float" office:value="29" calcext:value-type="float">
            <text:p>29.000</text:p>
          </table:table-cell>
          <table:table-cell table:formula="of:=([.C22]-[.I21])/[.A21]" office:value-type="float" office:value="31000" calcext:value-type="float">
            <text:p>31000.000</text:p>
          </table:table-cell>
          <table:table-cell table:formula="of:=MEDIAN(-[.P$3];[.D22];[.P$3])" office:value-type="float" office:value="1000" calcext:value-type="float">
            <text:p>1000.000</text:p>
          </table:table-cell>
          <table:table-cell table:formula="of:=[.I21]+[.E22]*[.A21]" office:value-type="float" office:value="-0.999999999999988" calcext:value-type="float">
            <text:p>-1.000</text:p>
          </table:table-cell>
          <table:table-cell table:formula="of:=MEDIAN(-[.Q$3];[.F22];[.Q$3])" office:value-type="float" office:value="-0.999999999999988" calcext:value-type="float">
            <text:p>-1.000</text:p>
          </table:table-cell>
          <table:table-cell table:formula="of:=[.H21]+[.G22]*[.A21]" office:value-type="float" office:value="0.01" calcext:value-type="float">
            <text:p>0.010</text:p>
          </table:table-cell>
          <table:table-cell table:formula="of:=([.N22]-[.N21])/[.A21]" office:value-type="float" office:value="-1" calcext:value-type="float">
            <text:p>-1.000</text:p>
          </table:table-cell>
          <table:table-cell table:formula="of:=[.B22]-[.H21]" office:value-type="float" office:value="0.039" calcext:value-type="float">
            <text:p>0.039</text:p>
          </table:table-cell>
          <table:table-cell table:formula="of:=[.S$3]*[.J22]" office:value-type="float" office:value="0.039" calcext:value-type="float">
            <text:p>0.039</text:p>
          </table:table-cell>
          <table:table-cell table:formula="of:=[.T$3]*SUM([.J$2:.J22])" office:value-type="float" office:value="0" calcext:value-type="float">
            <text:p>0</text:p>
          </table:table-cell>
          <table:table-cell table:formula="of:=[.U$3]*([.J22]-[.J21])/[.A21]" office:value-type="float" office:value="-0" calcext:value-type="float">
            <text:p>0</text:p>
          </table:table-cell>
          <table:table-cell table:formula="of:=[.K22]+[.L22]+[.M22]" office:value-type="float" office:value="0.039" calcext:value-type="float">
            <text:p>0.039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2]-[.H22])/[.A22]" office:value-type="float" office:value="29" calcext:value-type="float">
            <text:p>29.000</text:p>
          </table:table-cell>
          <table:table-cell table:formula="of:=([.C23]-[.I22])/[.A22]" office:value-type="float" office:value="30000" calcext:value-type="float">
            <text:p>30000.000</text:p>
          </table:table-cell>
          <table:table-cell table:formula="of:=MEDIAN(-[.P$3];[.D23];[.P$3])" office:value-type="float" office:value="1000" calcext:value-type="float">
            <text:p>1000.000</text:p>
          </table:table-cell>
          <table:table-cell table:formula="of:=[.I22]+[.E23]*[.A22]" office:value-type="float" office:value="0" calcext:value-type="float">
            <text:p>0.000</text:p>
          </table:table-cell>
          <table:table-cell table:formula="of:=MEDIAN(-[.Q$3];[.F23];[.Q$3])" office:value-type="float" office:value="0" calcext:value-type="float">
            <text:p>0.000</text:p>
          </table:table-cell>
          <table:table-cell table:formula="of:=[.H22]+[.G23]*[.A22]" office:value-type="float" office:value="0.01" calcext:value-type="float">
            <text:p>0.010</text:p>
          </table:table-cell>
          <table:table-cell table:formula="of:=([.N23]-[.N22])/[.A22]" office:value-type="float" office:value="0.999999999999987" calcext:value-type="float">
            <text:p>1.000</text:p>
          </table:table-cell>
          <table:table-cell table:formula="of:=[.B23]-[.H22]" office:value-type="float" office:value="0.04" calcext:value-type="float">
            <text:p>0.04</text:p>
          </table:table-cell>
          <table:table-cell table:formula="of:=[.S$3]*[.J23]" office:value-type="float" office:value="0.04" calcext:value-type="float">
            <text:p>0.04</text:p>
          </table:table-cell>
          <table:table-cell table:formula="of:=[.T$3]*SUM([.J$2:.J23])" office:value-type="float" office:value="0" calcext:value-type="float">
            <text:p>0</text:p>
          </table:table-cell>
          <table:table-cell table:formula="of:=[.U$3]*([.J23]-[.J22])/[.A22]" office:value-type="float" office:value="0" calcext:value-type="float">
            <text:p>0</text:p>
          </table:table-cell>
          <table:table-cell table:formula="of:=[.K23]+[.L23]+[.M23]" office:value-type="float" office:value="0.04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3]-[.H23])/[.A23]" office:value-type="float" office:value="30" calcext:value-type="float">
            <text:p>30.000</text:p>
          </table:table-cell>
          <table:table-cell table:formula="of:=([.C24]-[.I23])/[.A23]" office:value-type="float" office:value="29000" calcext:value-type="float">
            <text:p>29000.000</text:p>
          </table:table-cell>
          <table:table-cell table:formula="of:=MEDIAN(-[.P$3];[.D24];[.P$3])" office:value-type="float" office:value="1000" calcext:value-type="float">
            <text:p>1000.000</text:p>
          </table:table-cell>
          <table:table-cell table:formula="of:=[.I23]+[.E24]*[.A23]" office:value-type="float" office:value="1.99999999999999" calcext:value-type="float">
            <text:p>2.000</text:p>
          </table:table-cell>
          <table:table-cell table:formula="of:=MEDIAN(-[.Q$3];[.F24];[.Q$3])" office:value-type="float" office:value="1.99999999999999" calcext:value-type="float">
            <text:p>2.000</text:p>
          </table:table-cell>
          <table:table-cell table:formula="of:=[.H23]+[.G24]*[.A23]" office:value-type="float" office:value="0.012" calcext:value-type="float">
            <text:p>0.012</text:p>
          </table:table-cell>
          <table:table-cell table:formula="of:=([.N24]-[.N23])/[.A23]" office:value-type="float" office:value="0" calcext:value-type="float">
            <text:p>0.000</text:p>
          </table:table-cell>
          <table:table-cell table:formula="of:=[.B24]-[.H23]" office:value-type="float" office:value="0.04" calcext:value-type="float">
            <text:p>0.04</text:p>
          </table:table-cell>
          <table:table-cell table:formula="of:=[.S$3]*[.J24]" office:value-type="float" office:value="0.04" calcext:value-type="float">
            <text:p>0.04</text:p>
          </table:table-cell>
          <table:table-cell table:formula="of:=[.T$3]*SUM([.J$2:.J24])" office:value-type="float" office:value="0" calcext:value-type="float">
            <text:p>0</text:p>
          </table:table-cell>
          <table:table-cell table:formula="of:=[.U$3]*([.J24]-[.J23])/[.A23]" office:value-type="float" office:value="0" calcext:value-type="float">
            <text:p>0</text:p>
          </table:table-cell>
          <table:table-cell table:formula="of:=[.K24]+[.L24]+[.M24]" office:value-type="float" office:value="0.04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4]-[.H24])/[.A24]" office:value-type="float" office:value="28" calcext:value-type="float">
            <text:p>28.000</text:p>
          </table:table-cell>
          <table:table-cell table:formula="of:=([.C25]-[.I24])/[.A24]" office:value-type="float" office:value="28000" calcext:value-type="float">
            <text:p>28000.000</text:p>
          </table:table-cell>
          <table:table-cell table:formula="of:=MEDIAN(-[.P$3];[.D25];[.P$3])" office:value-type="float" office:value="1000" calcext:value-type="float">
            <text:p>1000.000</text:p>
          </table:table-cell>
          <table:table-cell table:formula="of:=[.I24]+[.E25]*[.A24]" office:value-type="float" office:value="1" calcext:value-type="float">
            <text:p>1.000</text:p>
          </table:table-cell>
          <table:table-cell table:formula="of:=MEDIAN(-[.Q$3];[.F25];[.Q$3])" office:value-type="float" office:value="1" calcext:value-type="float">
            <text:p>1.000</text:p>
          </table:table-cell>
          <table:table-cell table:formula="of:=[.H24]+[.G25]*[.A24]" office:value-type="float" office:value="0.013" calcext:value-type="float">
            <text:p>0.013</text:p>
          </table:table-cell>
          <table:table-cell table:formula="of:=([.N25]-[.N24])/[.A24]" office:value-type="float" office:value="-1.99999999999999" calcext:value-type="float">
            <text:p>-2.000</text:p>
          </table:table-cell>
          <table:table-cell table:formula="of:=[.B25]-[.H24]" office:value-type="float" office:value="0.038" calcext:value-type="float">
            <text:p>0.038</text:p>
          </table:table-cell>
          <table:table-cell table:formula="of:=[.S$3]*[.J25]" office:value-type="float" office:value="0.038" calcext:value-type="float">
            <text:p>0.038</text:p>
          </table:table-cell>
          <table:table-cell table:formula="of:=[.T$3]*SUM([.J$2:.J25])" office:value-type="float" office:value="0" calcext:value-type="float">
            <text:p>0</text:p>
          </table:table-cell>
          <table:table-cell table:formula="of:=[.U$3]*([.J25]-[.J24])/[.A24]" office:value-type="float" office:value="-0" calcext:value-type="float">
            <text:p>0</text:p>
          </table:table-cell>
          <table:table-cell table:formula="of:=[.K25]+[.L25]+[.M25]" office:value-type="float" office:value="0.038" calcext:value-type="float">
            <text:p>0.03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5]-[.H25])/[.A25]" office:value-type="float" office:value="25" calcext:value-type="float">
            <text:p>25.000</text:p>
          </table:table-cell>
          <table:table-cell table:formula="of:=([.C26]-[.I25])/[.A25]" office:value-type="float" office:value="27000" calcext:value-type="float">
            <text:p>27000.000</text:p>
          </table:table-cell>
          <table:table-cell table:formula="of:=MEDIAN(-[.P$3];[.D26];[.P$3])" office:value-type="float" office:value="1000" calcext:value-type="float">
            <text:p>1000.000</text:p>
          </table:table-cell>
          <table:table-cell table:formula="of:=[.I25]+[.E26]*[.A25]" office:value-type="float" office:value="-0.999999999999988" calcext:value-type="float">
            <text:p>-1.000</text:p>
          </table:table-cell>
          <table:table-cell table:formula="of:=MEDIAN(-[.Q$3];[.F26];[.Q$3])" office:value-type="float" office:value="-0.999999999999988" calcext:value-type="float">
            <text:p>-1.000</text:p>
          </table:table-cell>
          <table:table-cell table:formula="of:=[.H25]+[.G26]*[.A25]" office:value-type="float" office:value="0.012" calcext:value-type="float">
            <text:p>0.012</text:p>
          </table:table-cell>
          <table:table-cell table:formula="of:=([.N26]-[.N25])/[.A25]" office:value-type="float" office:value="-1" calcext:value-type="float">
            <text:p>-1.000</text:p>
          </table:table-cell>
          <table:table-cell table:formula="of:=[.B26]-[.H25]" office:value-type="float" office:value="0.037" calcext:value-type="float">
            <text:p>0.037</text:p>
          </table:table-cell>
          <table:table-cell table:formula="of:=[.S$3]*[.J26]" office:value-type="float" office:value="0.037" calcext:value-type="float">
            <text:p>0.037</text:p>
          </table:table-cell>
          <table:table-cell table:formula="of:=[.T$3]*SUM([.J$2:.J26])" office:value-type="float" office:value="0" calcext:value-type="float">
            <text:p>0</text:p>
          </table:table-cell>
          <table:table-cell table:formula="of:=[.U$3]*([.J26]-[.J25])/[.A25]" office:value-type="float" office:value="-0" calcext:value-type="float">
            <text:p>0</text:p>
          </table:table-cell>
          <table:table-cell table:formula="of:=[.K26]+[.L26]+[.M26]" office:value-type="float" office:value="0.037" calcext:value-type="float">
            <text:p>0.037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6]-[.H26])/[.A26]" office:value-type="float" office:value="25" calcext:value-type="float">
            <text:p>25.000</text:p>
          </table:table-cell>
          <table:table-cell table:formula="of:=([.C27]-[.I26])/[.A26]" office:value-type="float" office:value="26000" calcext:value-type="float">
            <text:p>26000.000</text:p>
          </table:table-cell>
          <table:table-cell table:formula="of:=MEDIAN(-[.P$3];[.D27];[.P$3])" office:value-type="float" office:value="1000" calcext:value-type="float">
            <text:p>1000.000</text:p>
          </table:table-cell>
          <table:table-cell table:formula="of:=[.I26]+[.E27]*[.A26]" office:value-type="float" office:value="0" calcext:value-type="float">
            <text:p>0.000</text:p>
          </table:table-cell>
          <table:table-cell table:formula="of:=MEDIAN(-[.Q$3];[.F27];[.Q$3])" office:value-type="float" office:value="0" calcext:value-type="float">
            <text:p>0.000</text:p>
          </table:table-cell>
          <table:table-cell table:formula="of:=[.H26]+[.G27]*[.A26]" office:value-type="float" office:value="0.012" calcext:value-type="float">
            <text:p>0.012</text:p>
          </table:table-cell>
          <table:table-cell table:formula="of:=([.N27]-[.N26])/[.A26]" office:value-type="float" office:value="0.999999999999987" calcext:value-type="float">
            <text:p>1.000</text:p>
          </table:table-cell>
          <table:table-cell table:formula="of:=[.B27]-[.H26]" office:value-type="float" office:value="0.038" calcext:value-type="float">
            <text:p>0.038</text:p>
          </table:table-cell>
          <table:table-cell table:formula="of:=[.S$3]*[.J27]" office:value-type="float" office:value="0.038" calcext:value-type="float">
            <text:p>0.038</text:p>
          </table:table-cell>
          <table:table-cell table:formula="of:=[.T$3]*SUM([.J$2:.J27])" office:value-type="float" office:value="0" calcext:value-type="float">
            <text:p>0</text:p>
          </table:table-cell>
          <table:table-cell table:formula="of:=[.U$3]*([.J27]-[.J26])/[.A26]" office:value-type="float" office:value="0" calcext:value-type="float">
            <text:p>0</text:p>
          </table:table-cell>
          <table:table-cell table:formula="of:=[.K27]+[.L27]+[.M27]" office:value-type="float" office:value="0.038" calcext:value-type="float">
            <text:p>0.03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7]-[.H27])/[.A27]" office:value-type="float" office:value="26" calcext:value-type="float">
            <text:p>26.000</text:p>
          </table:table-cell>
          <table:table-cell table:formula="of:=([.C28]-[.I27])/[.A27]" office:value-type="float" office:value="25000" calcext:value-type="float">
            <text:p>25000.000</text:p>
          </table:table-cell>
          <table:table-cell table:formula="of:=MEDIAN(-[.P$3];[.D28];[.P$3])" office:value-type="float" office:value="1000" calcext:value-type="float">
            <text:p>1000.000</text:p>
          </table:table-cell>
          <table:table-cell table:formula="of:=[.I27]+[.E28]*[.A27]" office:value-type="float" office:value="1.99999999999999" calcext:value-type="float">
            <text:p>2.000</text:p>
          </table:table-cell>
          <table:table-cell table:formula="of:=MEDIAN(-[.Q$3];[.F28];[.Q$3])" office:value-type="float" office:value="1.99999999999999" calcext:value-type="float">
            <text:p>2.000</text:p>
          </table:table-cell>
          <table:table-cell table:formula="of:=[.H27]+[.G28]*[.A27]" office:value-type="float" office:value="0.014" calcext:value-type="float">
            <text:p>0.014</text:p>
          </table:table-cell>
          <table:table-cell table:formula="of:=([.N28]-[.N27])/[.A27]" office:value-type="float" office:value="0" calcext:value-type="float">
            <text:p>0.000</text:p>
          </table:table-cell>
          <table:table-cell table:formula="of:=[.B28]-[.H27]" office:value-type="float" office:value="0.038" calcext:value-type="float">
            <text:p>0.038</text:p>
          </table:table-cell>
          <table:table-cell table:formula="of:=[.S$3]*[.J28]" office:value-type="float" office:value="0.038" calcext:value-type="float">
            <text:p>0.038</text:p>
          </table:table-cell>
          <table:table-cell table:formula="of:=[.T$3]*SUM([.J$2:.J28])" office:value-type="float" office:value="0" calcext:value-type="float">
            <text:p>0</text:p>
          </table:table-cell>
          <table:table-cell table:formula="of:=[.U$3]*([.J28]-[.J27])/[.A27]" office:value-type="float" office:value="0" calcext:value-type="float">
            <text:p>0</text:p>
          </table:table-cell>
          <table:table-cell table:formula="of:=[.K28]+[.L28]+[.M28]" office:value-type="float" office:value="0.038" calcext:value-type="float">
            <text:p>0.03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8]-[.H28])/[.A28]" office:value-type="float" office:value="24" calcext:value-type="float">
            <text:p>24.000</text:p>
          </table:table-cell>
          <table:table-cell table:formula="of:=([.C29]-[.I28])/[.A28]" office:value-type="float" office:value="24000" calcext:value-type="float">
            <text:p>24000.000</text:p>
          </table:table-cell>
          <table:table-cell table:formula="of:=MEDIAN(-[.P$3];[.D29];[.P$3])" office:value-type="float" office:value="1000" calcext:value-type="float">
            <text:p>1000.000</text:p>
          </table:table-cell>
          <table:table-cell table:formula="of:=[.I28]+[.E29]*[.A28]" office:value-type="float" office:value="1" calcext:value-type="float">
            <text:p>1.000</text:p>
          </table:table-cell>
          <table:table-cell table:formula="of:=MEDIAN(-[.Q$3];[.F29];[.Q$3])" office:value-type="float" office:value="1" calcext:value-type="float">
            <text:p>1.000</text:p>
          </table:table-cell>
          <table:table-cell table:formula="of:=[.H28]+[.G29]*[.A28]" office:value-type="float" office:value="0.015" calcext:value-type="float">
            <text:p>0.015</text:p>
          </table:table-cell>
          <table:table-cell table:formula="of:=([.N29]-[.N28])/[.A28]" office:value-type="float" office:value="-1.99999999999999" calcext:value-type="float">
            <text:p>-2.000</text:p>
          </table:table-cell>
          <table:table-cell table:formula="of:=[.B29]-[.H28]" office:value-type="float" office:value="0.036" calcext:value-type="float">
            <text:p>0.036</text:p>
          </table:table-cell>
          <table:table-cell table:formula="of:=[.S$3]*[.J29]" office:value-type="float" office:value="0.036" calcext:value-type="float">
            <text:p>0.036</text:p>
          </table:table-cell>
          <table:table-cell table:formula="of:=[.T$3]*SUM([.J$2:.J29])" office:value-type="float" office:value="0" calcext:value-type="float">
            <text:p>0</text:p>
          </table:table-cell>
          <table:table-cell table:formula="of:=[.U$3]*([.J29]-[.J28])/[.A28]" office:value-type="float" office:value="-0" calcext:value-type="float">
            <text:p>0</text:p>
          </table:table-cell>
          <table:table-cell table:formula="of:=[.K29]+[.L29]+[.M29]" office:value-type="float" office:value="0.036" calcext:value-type="float">
            <text:p>0.03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9]-[.H29])/[.A29]" office:value-type="float" office:value="21" calcext:value-type="float">
            <text:p>21.000</text:p>
          </table:table-cell>
          <table:table-cell table:formula="of:=([.C30]-[.I29])/[.A29]" office:value-type="float" office:value="23000" calcext:value-type="float">
            <text:p>23000.000</text:p>
          </table:table-cell>
          <table:table-cell table:formula="of:=MEDIAN(-[.P$3];[.D30];[.P$3])" office:value-type="float" office:value="1000" calcext:value-type="float">
            <text:p>1000.000</text:p>
          </table:table-cell>
          <table:table-cell table:formula="of:=[.I29]+[.E30]*[.A29]" office:value-type="float" office:value="-0.999999999999988" calcext:value-type="float">
            <text:p>-1.000</text:p>
          </table:table-cell>
          <table:table-cell table:formula="of:=MEDIAN(-[.Q$3];[.F30];[.Q$3])" office:value-type="float" office:value="-0.999999999999988" calcext:value-type="float">
            <text:p>-1.000</text:p>
          </table:table-cell>
          <table:table-cell table:formula="of:=[.H29]+[.G30]*[.A29]" office:value-type="float" office:value="0.014" calcext:value-type="float">
            <text:p>0.014</text:p>
          </table:table-cell>
          <table:table-cell table:formula="of:=([.N30]-[.N29])/[.A29]" office:value-type="float" office:value="-1" calcext:value-type="float">
            <text:p>-1.000</text:p>
          </table:table-cell>
          <table:table-cell table:formula="of:=[.B30]-[.H29]" office:value-type="float" office:value="0.035" calcext:value-type="float">
            <text:p>0.035</text:p>
          </table:table-cell>
          <table:table-cell table:formula="of:=[.S$3]*[.J30]" office:value-type="float" office:value="0.035" calcext:value-type="float">
            <text:p>0.035</text:p>
          </table:table-cell>
          <table:table-cell table:formula="of:=[.T$3]*SUM([.J$2:.J30])" office:value-type="float" office:value="0" calcext:value-type="float">
            <text:p>0</text:p>
          </table:table-cell>
          <table:table-cell table:formula="of:=[.U$3]*([.J30]-[.J29])/[.A29]" office:value-type="float" office:value="-0" calcext:value-type="float">
            <text:p>0</text:p>
          </table:table-cell>
          <table:table-cell table:formula="of:=[.K30]+[.L30]+[.M30]" office:value-type="float" office:value="0.035" calcext:value-type="float">
            <text:p>0.035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0]-[.H30])/[.A30]" office:value-type="float" office:value="21" calcext:value-type="float">
            <text:p>21.000</text:p>
          </table:table-cell>
          <table:table-cell table:formula="of:=([.C31]-[.I30])/[.A30]" office:value-type="float" office:value="22000" calcext:value-type="float">
            <text:p>22000.000</text:p>
          </table:table-cell>
          <table:table-cell table:formula="of:=MEDIAN(-[.P$3];[.D31];[.P$3])" office:value-type="float" office:value="1000" calcext:value-type="float">
            <text:p>1000.000</text:p>
          </table:table-cell>
          <table:table-cell table:formula="of:=[.I30]+[.E31]*[.A30]" office:value-type="float" office:value="0" calcext:value-type="float">
            <text:p>0.000</text:p>
          </table:table-cell>
          <table:table-cell table:formula="of:=MEDIAN(-[.Q$3];[.F31];[.Q$3])" office:value-type="float" office:value="0" calcext:value-type="float">
            <text:p>0.000</text:p>
          </table:table-cell>
          <table:table-cell table:formula="of:=[.H30]+[.G31]*[.A30]" office:value-type="float" office:value="0.014" calcext:value-type="float">
            <text:p>0.014</text:p>
          </table:table-cell>
          <table:table-cell table:formula="of:=([.N31]-[.N30])/[.A30]" office:value-type="float" office:value="0.999999999999987" calcext:value-type="float">
            <text:p>1.000</text:p>
          </table:table-cell>
          <table:table-cell table:formula="of:=[.B31]-[.H30]" office:value-type="float" office:value="0.036" calcext:value-type="float">
            <text:p>0.036</text:p>
          </table:table-cell>
          <table:table-cell table:formula="of:=[.S$3]*[.J31]" office:value-type="float" office:value="0.036" calcext:value-type="float">
            <text:p>0.036</text:p>
          </table:table-cell>
          <table:table-cell table:formula="of:=[.T$3]*SUM([.J$2:.J31])" office:value-type="float" office:value="0" calcext:value-type="float">
            <text:p>0</text:p>
          </table:table-cell>
          <table:table-cell table:formula="of:=[.U$3]*([.J31]-[.J30])/[.A30]" office:value-type="float" office:value="0" calcext:value-type="float">
            <text:p>0</text:p>
          </table:table-cell>
          <table:table-cell table:formula="of:=[.K31]+[.L31]+[.M31]" office:value-type="float" office:value="0.036" calcext:value-type="float">
            <text:p>0.03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1]-[.H31])/[.A31]" office:value-type="float" office:value="22" calcext:value-type="float">
            <text:p>22.000</text:p>
          </table:table-cell>
          <table:table-cell table:formula="of:=([.C32]-[.I31])/[.A31]" office:value-type="float" office:value="21000" calcext:value-type="float">
            <text:p>21000.000</text:p>
          </table:table-cell>
          <table:table-cell table:formula="of:=MEDIAN(-[.P$3];[.D32];[.P$3])" office:value-type="float" office:value="1000" calcext:value-type="float">
            <text:p>1000.000</text:p>
          </table:table-cell>
          <table:table-cell table:formula="of:=[.I31]+[.E32]*[.A31]" office:value-type="float" office:value="1.99999999999999" calcext:value-type="float">
            <text:p>2.000</text:p>
          </table:table-cell>
          <table:table-cell table:formula="of:=MEDIAN(-[.Q$3];[.F32];[.Q$3])" office:value-type="float" office:value="1.99999999999999" calcext:value-type="float">
            <text:p>2.000</text:p>
          </table:table-cell>
          <table:table-cell table:formula="of:=[.H31]+[.G32]*[.A31]" office:value-type="float" office:value="0.016" calcext:value-type="float">
            <text:p>0.016</text:p>
          </table:table-cell>
          <table:table-cell table:formula="of:=([.N32]-[.N31])/[.A31]" office:value-type="float" office:value="0" calcext:value-type="float">
            <text:p>0.000</text:p>
          </table:table-cell>
          <table:table-cell table:formula="of:=[.B32]-[.H31]" office:value-type="float" office:value="0.036" calcext:value-type="float">
            <text:p>0.036</text:p>
          </table:table-cell>
          <table:table-cell table:formula="of:=[.S$3]*[.J32]" office:value-type="float" office:value="0.036" calcext:value-type="float">
            <text:p>0.036</text:p>
          </table:table-cell>
          <table:table-cell table:formula="of:=[.T$3]*SUM([.J$2:.J32])" office:value-type="float" office:value="0" calcext:value-type="float">
            <text:p>0</text:p>
          </table:table-cell>
          <table:table-cell table:formula="of:=[.U$3]*([.J32]-[.J31])/[.A31]" office:value-type="float" office:value="0" calcext:value-type="float">
            <text:p>0</text:p>
          </table:table-cell>
          <table:table-cell table:formula="of:=[.K32]+[.L32]+[.M32]" office:value-type="float" office:value="0.036" calcext:value-type="float">
            <text:p>0.03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2]-[.H32])/[.A32]" office:value-type="float" office:value="20" calcext:value-type="float">
            <text:p>20.000</text:p>
          </table:table-cell>
          <table:table-cell table:formula="of:=([.C33]-[.I32])/[.A32]" office:value-type="float" office:value="20000" calcext:value-type="float">
            <text:p>20000.000</text:p>
          </table:table-cell>
          <table:table-cell table:formula="of:=MEDIAN(-[.P$3];[.D33];[.P$3])" office:value-type="float" office:value="1000" calcext:value-type="float">
            <text:p>1000.000</text:p>
          </table:table-cell>
          <table:table-cell table:formula="of:=[.I32]+[.E33]*[.A32]" office:value-type="float" office:value="1" calcext:value-type="float">
            <text:p>1.000</text:p>
          </table:table-cell>
          <table:table-cell table:formula="of:=MEDIAN(-[.Q$3];[.F33];[.Q$3])" office:value-type="float" office:value="1" calcext:value-type="float">
            <text:p>1.000</text:p>
          </table:table-cell>
          <table:table-cell table:formula="of:=[.H32]+[.G33]*[.A32]" office:value-type="float" office:value="0.017" calcext:value-type="float">
            <text:p>0.017</text:p>
          </table:table-cell>
          <table:table-cell table:formula="of:=([.N33]-[.N32])/[.A32]" office:value-type="float" office:value="-1.99999999999999" calcext:value-type="float">
            <text:p>-2.000</text:p>
          </table:table-cell>
          <table:table-cell table:formula="of:=[.B33]-[.H32]" office:value-type="float" office:value="0.034" calcext:value-type="float">
            <text:p>0.034</text:p>
          </table:table-cell>
          <table:table-cell table:formula="of:=[.S$3]*[.J33]" office:value-type="float" office:value="0.034" calcext:value-type="float">
            <text:p>0.034</text:p>
          </table:table-cell>
          <table:table-cell table:formula="of:=[.T$3]*SUM([.J$2:.J33])" office:value-type="float" office:value="0" calcext:value-type="float">
            <text:p>0</text:p>
          </table:table-cell>
          <table:table-cell table:formula="of:=[.U$3]*([.J33]-[.J32])/[.A32]" office:value-type="float" office:value="-0" calcext:value-type="float">
            <text:p>0</text:p>
          </table:table-cell>
          <table:table-cell table:formula="of:=[.K33]+[.L33]+[.M33]" office:value-type="float" office:value="0.034" calcext:value-type="float">
            <text:p>0.03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3]-[.H33])/[.A33]" office:value-type="float" office:value="17" calcext:value-type="float">
            <text:p>17.000</text:p>
          </table:table-cell>
          <table:table-cell table:formula="of:=([.C34]-[.I33])/[.A33]" office:value-type="float" office:value="19000" calcext:value-type="float">
            <text:p>19000.000</text:p>
          </table:table-cell>
          <table:table-cell table:formula="of:=MEDIAN(-[.P$3];[.D34];[.P$3])" office:value-type="float" office:value="1000" calcext:value-type="float">
            <text:p>1000.000</text:p>
          </table:table-cell>
          <table:table-cell table:formula="of:=[.I33]+[.E34]*[.A33]" office:value-type="float" office:value="-0.999999999999988" calcext:value-type="float">
            <text:p>-1.000</text:p>
          </table:table-cell>
          <table:table-cell table:formula="of:=MEDIAN(-[.Q$3];[.F34];[.Q$3])" office:value-type="float" office:value="-0.999999999999988" calcext:value-type="float">
            <text:p>-1.000</text:p>
          </table:table-cell>
          <table:table-cell table:formula="of:=[.H33]+[.G34]*[.A33]" office:value-type="float" office:value="0.016" calcext:value-type="float">
            <text:p>0.016</text:p>
          </table:table-cell>
          <table:table-cell table:formula="of:=([.N34]-[.N33])/[.A33]" office:value-type="float" office:value="-1" calcext:value-type="float">
            <text:p>-1.000</text:p>
          </table:table-cell>
          <table:table-cell table:formula="of:=[.B34]-[.H33]" office:value-type="float" office:value="0.033" calcext:value-type="float">
            <text:p>0.033</text:p>
          </table:table-cell>
          <table:table-cell table:formula="of:=[.S$3]*[.J34]" office:value-type="float" office:value="0.033" calcext:value-type="float">
            <text:p>0.033</text:p>
          </table:table-cell>
          <table:table-cell table:formula="of:=[.T$3]*SUM([.J$2:.J34])" office:value-type="float" office:value="0" calcext:value-type="float">
            <text:p>0</text:p>
          </table:table-cell>
          <table:table-cell table:formula="of:=[.U$3]*([.J34]-[.J33])/[.A33]" office:value-type="float" office:value="-0" calcext:value-type="float">
            <text:p>0</text:p>
          </table:table-cell>
          <table:table-cell table:formula="of:=[.K34]+[.L34]+[.M34]" office:value-type="float" office:value="0.033" calcext:value-type="float">
            <text:p>0.033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4]-[.H34])/[.A34]" office:value-type="float" office:value="17" calcext:value-type="float">
            <text:p>17.000</text:p>
          </table:table-cell>
          <table:table-cell table:formula="of:=([.C35]-[.I34])/[.A34]" office:value-type="float" office:value="18000" calcext:value-type="float">
            <text:p>18000.000</text:p>
          </table:table-cell>
          <table:table-cell table:formula="of:=MEDIAN(-[.P$3];[.D35];[.P$3])" office:value-type="float" office:value="1000" calcext:value-type="float">
            <text:p>1000.000</text:p>
          </table:table-cell>
          <table:table-cell table:formula="of:=[.I34]+[.E35]*[.A34]" office:value-type="float" office:value="0" calcext:value-type="float">
            <text:p>0.000</text:p>
          </table:table-cell>
          <table:table-cell table:formula="of:=MEDIAN(-[.Q$3];[.F35];[.Q$3])" office:value-type="float" office:value="0" calcext:value-type="float">
            <text:p>0.000</text:p>
          </table:table-cell>
          <table:table-cell table:formula="of:=[.H34]+[.G35]*[.A34]" office:value-type="float" office:value="0.016" calcext:value-type="float">
            <text:p>0.016</text:p>
          </table:table-cell>
          <table:table-cell table:formula="of:=([.N35]-[.N34])/[.A34]" office:value-type="float" office:value="0.999999999999987" calcext:value-type="float">
            <text:p>1.000</text:p>
          </table:table-cell>
          <table:table-cell table:formula="of:=[.B35]-[.H34]" office:value-type="float" office:value="0.034" calcext:value-type="float">
            <text:p>0.034</text:p>
          </table:table-cell>
          <table:table-cell table:formula="of:=[.S$3]*[.J35]" office:value-type="float" office:value="0.034" calcext:value-type="float">
            <text:p>0.034</text:p>
          </table:table-cell>
          <table:table-cell table:formula="of:=[.T$3]*SUM([.J$2:.J35])" office:value-type="float" office:value="0" calcext:value-type="float">
            <text:p>0</text:p>
          </table:table-cell>
          <table:table-cell table:formula="of:=[.U$3]*([.J35]-[.J34])/[.A34]" office:value-type="float" office:value="0" calcext:value-type="float">
            <text:p>0</text:p>
          </table:table-cell>
          <table:table-cell table:formula="of:=[.K35]+[.L35]+[.M35]" office:value-type="float" office:value="0.034" calcext:value-type="float">
            <text:p>0.03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5]-[.H35])/[.A35]" office:value-type="float" office:value="18" calcext:value-type="float">
            <text:p>18.000</text:p>
          </table:table-cell>
          <table:table-cell table:formula="of:=([.C36]-[.I35])/[.A35]" office:value-type="float" office:value="17000" calcext:value-type="float">
            <text:p>17000.000</text:p>
          </table:table-cell>
          <table:table-cell table:formula="of:=MEDIAN(-[.P$3];[.D36];[.P$3])" office:value-type="float" office:value="1000" calcext:value-type="float">
            <text:p>1000.000</text:p>
          </table:table-cell>
          <table:table-cell table:formula="of:=[.I35]+[.E36]*[.A35]" office:value-type="float" office:value="1.99999999999999" calcext:value-type="float">
            <text:p>2.000</text:p>
          </table:table-cell>
          <table:table-cell table:formula="of:=MEDIAN(-[.Q$3];[.F36];[.Q$3])" office:value-type="float" office:value="1.99999999999999" calcext:value-type="float">
            <text:p>2.000</text:p>
          </table:table-cell>
          <table:table-cell table:formula="of:=[.H35]+[.G36]*[.A35]" office:value-type="float" office:value="0.018" calcext:value-type="float">
            <text:p>0.018</text:p>
          </table:table-cell>
          <table:table-cell table:formula="of:=([.N36]-[.N35])/[.A35]" office:value-type="float" office:value="0" calcext:value-type="float">
            <text:p>0.000</text:p>
          </table:table-cell>
          <table:table-cell table:formula="of:=[.B36]-[.H35]" office:value-type="float" office:value="0.034" calcext:value-type="float">
            <text:p>0.034</text:p>
          </table:table-cell>
          <table:table-cell table:formula="of:=[.S$3]*[.J36]" office:value-type="float" office:value="0.034" calcext:value-type="float">
            <text:p>0.034</text:p>
          </table:table-cell>
          <table:table-cell table:formula="of:=[.T$3]*SUM([.J$2:.J36])" office:value-type="float" office:value="0" calcext:value-type="float">
            <text:p>0</text:p>
          </table:table-cell>
          <table:table-cell table:formula="of:=[.U$3]*([.J36]-[.J35])/[.A35]" office:value-type="float" office:value="0" calcext:value-type="float">
            <text:p>0</text:p>
          </table:table-cell>
          <table:table-cell table:formula="of:=[.K36]+[.L36]+[.M36]" office:value-type="float" office:value="0.034" calcext:value-type="float">
            <text:p>0.03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6]-[.H36])/[.A36]" office:value-type="float" office:value="16" calcext:value-type="float">
            <text:p>16.000</text:p>
          </table:table-cell>
          <table:table-cell table:formula="of:=([.C37]-[.I36])/[.A36]" office:value-type="float" office:value="16000" calcext:value-type="float">
            <text:p>16000.000</text:p>
          </table:table-cell>
          <table:table-cell table:formula="of:=MEDIAN(-[.P$3];[.D37];[.P$3])" office:value-type="float" office:value="1000" calcext:value-type="float">
            <text:p>1000.000</text:p>
          </table:table-cell>
          <table:table-cell table:formula="of:=[.I36]+[.E37]*[.A36]" office:value-type="float" office:value="1" calcext:value-type="float">
            <text:p>1.000</text:p>
          </table:table-cell>
          <table:table-cell table:formula="of:=MEDIAN(-[.Q$3];[.F37];[.Q$3])" office:value-type="float" office:value="1" calcext:value-type="float">
            <text:p>1.000</text:p>
          </table:table-cell>
          <table:table-cell table:formula="of:=[.H36]+[.G37]*[.A36]" office:value-type="float" office:value="0.019" calcext:value-type="float">
            <text:p>0.019</text:p>
          </table:table-cell>
          <table:table-cell table:formula="of:=([.N37]-[.N36])/[.A36]" office:value-type="float" office:value="-1.99999999999999" calcext:value-type="float">
            <text:p>-2.000</text:p>
          </table:table-cell>
          <table:table-cell table:formula="of:=[.B37]-[.H36]" office:value-type="float" office:value="0.032" calcext:value-type="float">
            <text:p>0.032</text:p>
          </table:table-cell>
          <table:table-cell table:formula="of:=[.S$3]*[.J37]" office:value-type="float" office:value="0.032" calcext:value-type="float">
            <text:p>0.032</text:p>
          </table:table-cell>
          <table:table-cell table:formula="of:=[.T$3]*SUM([.J$2:.J37])" office:value-type="float" office:value="0" calcext:value-type="float">
            <text:p>0</text:p>
          </table:table-cell>
          <table:table-cell table:formula="of:=[.U$3]*([.J37]-[.J36])/[.A36]" office:value-type="float" office:value="-0" calcext:value-type="float">
            <text:p>0</text:p>
          </table:table-cell>
          <table:table-cell table:formula="of:=[.K37]+[.L37]+[.M37]" office:value-type="float" office:value="0.032" calcext:value-type="float">
            <text:p>0.032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7]-[.H37])/[.A37]" office:value-type="float" office:value="13" calcext:value-type="float">
            <text:p>13.000</text:p>
          </table:table-cell>
          <table:table-cell table:formula="of:=([.C38]-[.I37])/[.A37]" office:value-type="float" office:value="15000" calcext:value-type="float">
            <text:p>15000.000</text:p>
          </table:table-cell>
          <table:table-cell table:formula="of:=MEDIAN(-[.P$3];[.D38];[.P$3])" office:value-type="float" office:value="1000" calcext:value-type="float">
            <text:p>1000.000</text:p>
          </table:table-cell>
          <table:table-cell table:formula="of:=[.I37]+[.E38]*[.A37]" office:value-type="float" office:value="-0.999999999999988" calcext:value-type="float">
            <text:p>-1.000</text:p>
          </table:table-cell>
          <table:table-cell table:formula="of:=MEDIAN(-[.Q$3];[.F38];[.Q$3])" office:value-type="float" office:value="-0.999999999999988" calcext:value-type="float">
            <text:p>-1.000</text:p>
          </table:table-cell>
          <table:table-cell table:formula="of:=[.H37]+[.G38]*[.A37]" office:value-type="float" office:value="0.018" calcext:value-type="float">
            <text:p>0.018</text:p>
          </table:table-cell>
          <table:table-cell table:formula="of:=([.N38]-[.N37])/[.A37]" office:value-type="float" office:value="-1" calcext:value-type="float">
            <text:p>-1.000</text:p>
          </table:table-cell>
          <table:table-cell table:formula="of:=[.B38]-[.H37]" office:value-type="float" office:value="0.031" calcext:value-type="float">
            <text:p>0.031</text:p>
          </table:table-cell>
          <table:table-cell table:formula="of:=[.S$3]*[.J38]" office:value-type="float" office:value="0.031" calcext:value-type="float">
            <text:p>0.031</text:p>
          </table:table-cell>
          <table:table-cell table:formula="of:=[.T$3]*SUM([.J$2:.J38])" office:value-type="float" office:value="0" calcext:value-type="float">
            <text:p>0</text:p>
          </table:table-cell>
          <table:table-cell table:formula="of:=[.U$3]*([.J38]-[.J37])/[.A37]" office:value-type="float" office:value="-0" calcext:value-type="float">
            <text:p>0</text:p>
          </table:table-cell>
          <table:table-cell table:formula="of:=[.K38]+[.L38]+[.M38]" office:value-type="float" office:value="0.031" calcext:value-type="float">
            <text:p>0.031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8]-[.H38])/[.A38]" office:value-type="float" office:value="13" calcext:value-type="float">
            <text:p>13.000</text:p>
          </table:table-cell>
          <table:table-cell table:formula="of:=([.C39]-[.I38])/[.A38]" office:value-type="float" office:value="14000" calcext:value-type="float">
            <text:p>14000.000</text:p>
          </table:table-cell>
          <table:table-cell table:formula="of:=MEDIAN(-[.P$3];[.D39];[.P$3])" office:value-type="float" office:value="1000" calcext:value-type="float">
            <text:p>1000.000</text:p>
          </table:table-cell>
          <table:table-cell table:formula="of:=[.I38]+[.E39]*[.A38]" office:value-type="float" office:value="-4.44089209850063E-015" calcext:value-type="float">
            <text:p>0.000</text:p>
          </table:table-cell>
          <table:table-cell table:formula="of:=MEDIAN(-[.Q$3];[.F39];[.Q$3])" office:value-type="float" office:value="-4.44089209850063E-015" calcext:value-type="float">
            <text:p>0.000</text:p>
          </table:table-cell>
          <table:table-cell table:formula="of:=[.H38]+[.G39]*[.A38]" office:value-type="float" office:value="0.018" calcext:value-type="float">
            <text:p>0.018</text:p>
          </table:table-cell>
          <table:table-cell table:formula="of:=([.N39]-[.N38])/[.A38]" office:value-type="float" office:value="0.99999999999999" calcext:value-type="float">
            <text:p>1.000</text:p>
          </table:table-cell>
          <table:table-cell table:formula="of:=[.B39]-[.H38]" office:value-type="float" office:value="0.032" calcext:value-type="float">
            <text:p>0.032</text:p>
          </table:table-cell>
          <table:table-cell table:formula="of:=[.S$3]*[.J39]" office:value-type="float" office:value="0.032" calcext:value-type="float">
            <text:p>0.032</text:p>
          </table:table-cell>
          <table:table-cell table:formula="of:=[.T$3]*SUM([.J$2:.J39])" office:value-type="float" office:value="0" calcext:value-type="float">
            <text:p>0</text:p>
          </table:table-cell>
          <table:table-cell table:formula="of:=[.U$3]*([.J39]-[.J38])/[.A38]" office:value-type="float" office:value="0" calcext:value-type="float">
            <text:p>0</text:p>
          </table:table-cell>
          <table:table-cell table:formula="of:=[.K39]+[.L39]+[.M39]" office:value-type="float" office:value="0.032" calcext:value-type="float">
            <text:p>0.032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39]-[.H39])/[.A39]" office:value-type="float" office:value="14" calcext:value-type="float">
            <text:p>14.000</text:p>
          </table:table-cell>
          <table:table-cell table:formula="of:=([.C40]-[.I39])/[.A39]" office:value-type="float" office:value="13000" calcext:value-type="float">
            <text:p>13000.000</text:p>
          </table:table-cell>
          <table:table-cell table:formula="of:=MEDIAN(-[.P$3];[.D40];[.P$3])" office:value-type="float" office:value="1000" calcext:value-type="float">
            <text:p>1000.000</text:p>
          </table:table-cell>
          <table:table-cell table:formula="of:=[.I39]+[.E40]*[.A39]" office:value-type="float" office:value="1.99999999999999" calcext:value-type="float">
            <text:p>2.000</text:p>
          </table:table-cell>
          <table:table-cell table:formula="of:=MEDIAN(-[.Q$3];[.F40];[.Q$3])" office:value-type="float" office:value="1.99999999999999" calcext:value-type="float">
            <text:p>2.000</text:p>
          </table:table-cell>
          <table:table-cell table:formula="of:=[.H39]+[.G40]*[.A39]" office:value-type="float" office:value="0.02" calcext:value-type="float">
            <text:p>0.020</text:p>
          </table:table-cell>
          <table:table-cell table:formula="of:=([.N40]-[.N39])/[.A39]" office:value-type="float" office:value="0" calcext:value-type="float">
            <text:p>0.000</text:p>
          </table:table-cell>
          <table:table-cell table:formula="of:=[.B40]-[.H39]" office:value-type="float" office:value="0.032" calcext:value-type="float">
            <text:p>0.032</text:p>
          </table:table-cell>
          <table:table-cell table:formula="of:=[.S$3]*[.J40]" office:value-type="float" office:value="0.032" calcext:value-type="float">
            <text:p>0.032</text:p>
          </table:table-cell>
          <table:table-cell table:formula="of:=[.T$3]*SUM([.J$2:.J40])" office:value-type="float" office:value="0" calcext:value-type="float">
            <text:p>0</text:p>
          </table:table-cell>
          <table:table-cell table:formula="of:=[.U$3]*([.J40]-[.J39])/[.A39]" office:value-type="float" office:value="0" calcext:value-type="float">
            <text:p>0</text:p>
          </table:table-cell>
          <table:table-cell table:formula="of:=[.K40]+[.L40]+[.M40]" office:value-type="float" office:value="0.032" calcext:value-type="float">
            <text:p>0.032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0]-[.H40])/[.A40]" office:value-type="float" office:value="12" calcext:value-type="float">
            <text:p>12.000</text:p>
          </table:table-cell>
          <table:table-cell table:formula="of:=([.C41]-[.I40])/[.A40]" office:value-type="float" office:value="12000" calcext:value-type="float">
            <text:p>12000.000</text:p>
          </table:table-cell>
          <table:table-cell table:formula="of:=MEDIAN(-[.P$3];[.D41];[.P$3])" office:value-type="float" office:value="1000" calcext:value-type="float">
            <text:p>1000.000</text:p>
          </table:table-cell>
          <table:table-cell table:formula="of:=[.I40]+[.E41]*[.A40]" office:value-type="float" office:value="1" calcext:value-type="float">
            <text:p>1.000</text:p>
          </table:table-cell>
          <table:table-cell table:formula="of:=MEDIAN(-[.Q$3];[.F41];[.Q$3])" office:value-type="float" office:value="1" calcext:value-type="float">
            <text:p>1.000</text:p>
          </table:table-cell>
          <table:table-cell table:formula="of:=[.H40]+[.G41]*[.A40]" office:value-type="float" office:value="0.021" calcext:value-type="float">
            <text:p>0.021</text:p>
          </table:table-cell>
          <table:table-cell table:formula="of:=([.N41]-[.N40])/[.A40]" office:value-type="float" office:value="-1.99999999999999" calcext:value-type="float">
            <text:p>-2.000</text:p>
          </table:table-cell>
          <table:table-cell table:formula="of:=[.B41]-[.H40]" office:value-type="float" office:value="0.03" calcext:value-type="float">
            <text:p>0.03</text:p>
          </table:table-cell>
          <table:table-cell table:formula="of:=[.S$3]*[.J41]" office:value-type="float" office:value="0.03" calcext:value-type="float">
            <text:p>0.03</text:p>
          </table:table-cell>
          <table:table-cell table:formula="of:=[.T$3]*SUM([.J$2:.J41])" office:value-type="float" office:value="0" calcext:value-type="float">
            <text:p>0</text:p>
          </table:table-cell>
          <table:table-cell table:formula="of:=[.U$3]*([.J41]-[.J40])/[.A40]" office:value-type="float" office:value="-0" calcext:value-type="float">
            <text:p>0</text:p>
          </table:table-cell>
          <table:table-cell table:formula="of:=[.K41]+[.L41]+[.M41]" office:value-type="float" office:value="0.03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1]-[.H41])/[.A41]" office:value-type="float" office:value="8.99999999999999" calcext:value-type="float">
            <text:p>9.000</text:p>
          </table:table-cell>
          <table:table-cell table:formula="of:=([.C42]-[.I41])/[.A41]" office:value-type="float" office:value="11000" calcext:value-type="float">
            <text:p>11000.000</text:p>
          </table:table-cell>
          <table:table-cell table:formula="of:=MEDIAN(-[.P$3];[.D42];[.P$3])" office:value-type="float" office:value="1000" calcext:value-type="float">
            <text:p>1000.000</text:p>
          </table:table-cell>
          <table:table-cell table:formula="of:=[.I41]+[.E42]*[.A41]" office:value-type="float" office:value="-0.999999999999991" calcext:value-type="float">
            <text:p>-1.000</text:p>
          </table:table-cell>
          <table:table-cell table:formula="of:=MEDIAN(-[.Q$3];[.F42];[.Q$3])" office:value-type="float" office:value="-0.999999999999991" calcext:value-type="float">
            <text:p>-1.000</text:p>
          </table:table-cell>
          <table:table-cell table:formula="of:=[.H41]+[.G42]*[.A41]" office:value-type="float" office:value="0.02" calcext:value-type="float">
            <text:p>0.020</text:p>
          </table:table-cell>
          <table:table-cell table:formula="of:=([.N42]-[.N41])/[.A41]" office:value-type="float" office:value="-1" calcext:value-type="float">
            <text:p>-1.000</text:p>
          </table:table-cell>
          <table:table-cell table:formula="of:=[.B42]-[.H41]" office:value-type="float" office:value="0.029" calcext:value-type="float">
            <text:p>0.029</text:p>
          </table:table-cell>
          <table:table-cell table:formula="of:=[.S$3]*[.J42]" office:value-type="float" office:value="0.029" calcext:value-type="float">
            <text:p>0.029</text:p>
          </table:table-cell>
          <table:table-cell table:formula="of:=[.T$3]*SUM([.J$2:.J42])" office:value-type="float" office:value="0" calcext:value-type="float">
            <text:p>0</text:p>
          </table:table-cell>
          <table:table-cell table:formula="of:=[.U$3]*([.J42]-[.J41])/[.A41]" office:value-type="float" office:value="-0" calcext:value-type="float">
            <text:p>0</text:p>
          </table:table-cell>
          <table:table-cell table:formula="of:=[.K42]+[.L42]+[.M42]" office:value-type="float" office:value="0.029" calcext:value-type="float">
            <text:p>0.029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2]-[.H42])/[.A42]" office:value-type="float" office:value="8.99999999999998" calcext:value-type="float">
            <text:p>9.000</text:p>
          </table:table-cell>
          <table:table-cell table:formula="of:=([.C43]-[.I42])/[.A42]" office:value-type="float" office:value="9999.99999999998" calcext:value-type="float">
            <text:p>10000.000</text:p>
          </table:table-cell>
          <table:table-cell table:formula="of:=MEDIAN(-[.P$3];[.D43];[.P$3])" office:value-type="float" office:value="1000" calcext:value-type="float">
            <text:p>1000.000</text:p>
          </table:table-cell>
          <table:table-cell table:formula="of:=[.I42]+[.E43]*[.A42]" office:value-type="float" office:value="0" calcext:value-type="float">
            <text:p>0.000</text:p>
          </table:table-cell>
          <table:table-cell table:formula="of:=MEDIAN(-[.Q$3];[.F43];[.Q$3])" office:value-type="float" office:value="0" calcext:value-type="float">
            <text:p>0.000</text:p>
          </table:table-cell>
          <table:table-cell table:formula="of:=[.H42]+[.G43]*[.A42]" office:value-type="float" office:value="0.02" calcext:value-type="float">
            <text:p>0.020</text:p>
          </table:table-cell>
          <table:table-cell table:formula="of:=([.N43]-[.N42])/[.A42]" office:value-type="float" office:value="0.99999999999999" calcext:value-type="float">
            <text:p>1.000</text:p>
          </table:table-cell>
          <table:table-cell table:formula="of:=[.B43]-[.H42]" office:value-type="float" office:value="0.03" calcext:value-type="float">
            <text:p>0.03</text:p>
          </table:table-cell>
          <table:table-cell table:formula="of:=[.S$3]*[.J43]" office:value-type="float" office:value="0.03" calcext:value-type="float">
            <text:p>0.03</text:p>
          </table:table-cell>
          <table:table-cell table:formula="of:=[.T$3]*SUM([.J$2:.J43])" office:value-type="float" office:value="0" calcext:value-type="float">
            <text:p>0</text:p>
          </table:table-cell>
          <table:table-cell table:formula="of:=[.U$3]*([.J43]-[.J42])/[.A42]" office:value-type="float" office:value="0" calcext:value-type="float">
            <text:p>0</text:p>
          </table:table-cell>
          <table:table-cell table:formula="of:=[.K43]+[.L43]+[.M43]" office:value-type="float" office:value="0.03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3]-[.H43])/[.A43]" office:value-type="float" office:value="9.99999999999997" calcext:value-type="float">
            <text:p>10.000</text:p>
          </table:table-cell>
          <table:table-cell table:formula="of:=([.C44]-[.I43])/[.A43]" office:value-type="float" office:value="8999.99999999998" calcext:value-type="float">
            <text:p>9000.000</text:p>
          </table:table-cell>
          <table:table-cell table:formula="of:=MEDIAN(-[.P$3];[.D44];[.P$3])" office:value-type="float" office:value="1000" calcext:value-type="float">
            <text:p>1000.000</text:p>
          </table:table-cell>
          <table:table-cell table:formula="of:=[.I43]+[.E44]*[.A43]" office:value-type="float" office:value="1.99999999999999" calcext:value-type="float">
            <text:p>2.000</text:p>
          </table:table-cell>
          <table:table-cell table:formula="of:=MEDIAN(-[.Q$3];[.F44];[.Q$3])" office:value-type="float" office:value="1.99999999999999" calcext:value-type="float">
            <text:p>2.000</text:p>
          </table:table-cell>
          <table:table-cell table:formula="of:=[.H43]+[.G44]*[.A43]" office:value-type="float" office:value="0.022" calcext:value-type="float">
            <text:p>0.022</text:p>
          </table:table-cell>
          <table:table-cell table:formula="of:=([.N44]-[.N43])/[.A43]" office:value-type="float" office:value="0" calcext:value-type="float">
            <text:p>0.000</text:p>
          </table:table-cell>
          <table:table-cell table:formula="of:=[.B44]-[.H43]" office:value-type="float" office:value="0.03" calcext:value-type="float">
            <text:p>0.03</text:p>
          </table:table-cell>
          <table:table-cell table:formula="of:=[.S$3]*[.J44]" office:value-type="float" office:value="0.03" calcext:value-type="float">
            <text:p>0.03</text:p>
          </table:table-cell>
          <table:table-cell table:formula="of:=[.T$3]*SUM([.J$2:.J44])" office:value-type="float" office:value="0" calcext:value-type="float">
            <text:p>0</text:p>
          </table:table-cell>
          <table:table-cell table:formula="of:=[.U$3]*([.J44]-[.J43])/[.A43]" office:value-type="float" office:value="0" calcext:value-type="float">
            <text:p>0</text:p>
          </table:table-cell>
          <table:table-cell table:formula="of:=[.K44]+[.L44]+[.M44]" office:value-type="float" office:value="0.03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4]-[.H44])/[.A44]" office:value-type="float" office:value="7.99999999999998" calcext:value-type="float">
            <text:p>8.000</text:p>
          </table:table-cell>
          <table:table-cell table:formula="of:=([.C45]-[.I44])/[.A44]" office:value-type="float" office:value="7999.99999999998" calcext:value-type="float">
            <text:p>8000.000</text:p>
          </table:table-cell>
          <table:table-cell table:formula="of:=MEDIAN(-[.P$3];[.D45];[.P$3])" office:value-type="float" office:value="1000" calcext:value-type="float">
            <text:p>1000.000</text:p>
          </table:table-cell>
          <table:table-cell table:formula="of:=[.I44]+[.E45]*[.A44]" office:value-type="float" office:value="1" calcext:value-type="float">
            <text:p>1.000</text:p>
          </table:table-cell>
          <table:table-cell table:formula="of:=MEDIAN(-[.Q$3];[.F45];[.Q$3])" office:value-type="float" office:value="1" calcext:value-type="float">
            <text:p>1.000</text:p>
          </table:table-cell>
          <table:table-cell table:formula="of:=[.H44]+[.G45]*[.A44]" office:value-type="float" office:value="0.023" calcext:value-type="float">
            <text:p>0.023</text:p>
          </table:table-cell>
          <table:table-cell table:formula="of:=([.N45]-[.N44])/[.A44]" office:value-type="float" office:value="-1.99999999999999" calcext:value-type="float">
            <text:p>-2.000</text:p>
          </table:table-cell>
          <table:table-cell table:formula="of:=[.B45]-[.H44]" office:value-type="float" office:value="0.028" calcext:value-type="float">
            <text:p>0.028</text:p>
          </table:table-cell>
          <table:table-cell table:formula="of:=[.S$3]*[.J45]" office:value-type="float" office:value="0.028" calcext:value-type="float">
            <text:p>0.028</text:p>
          </table:table-cell>
          <table:table-cell table:formula="of:=[.T$3]*SUM([.J$2:.J45])" office:value-type="float" office:value="0" calcext:value-type="float">
            <text:p>0</text:p>
          </table:table-cell>
          <table:table-cell table:formula="of:=[.U$3]*([.J45]-[.J44])/[.A44]" office:value-type="float" office:value="-0" calcext:value-type="float">
            <text:p>0</text:p>
          </table:table-cell>
          <table:table-cell table:formula="of:=[.K45]+[.L45]+[.M45]" office:value-type="float" office:value="0.028" calcext:value-type="float">
            <text:p>0.02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5]-[.H45])/[.A45]" office:value-type="float" office:value="4.99999999999998" calcext:value-type="float">
            <text:p>5.000</text:p>
          </table:table-cell>
          <table:table-cell table:formula="of:=([.C46]-[.I45])/[.A45]" office:value-type="float" office:value="6999.99999999997" calcext:value-type="float">
            <text:p>7000.000</text:p>
          </table:table-cell>
          <table:table-cell table:formula="of:=MEDIAN(-[.P$3];[.D46];[.P$3])" office:value-type="float" office:value="1000" calcext:value-type="float">
            <text:p>1000.000</text:p>
          </table:table-cell>
          <table:table-cell table:formula="of:=[.I45]+[.E46]*[.A45]" office:value-type="float" office:value="-0.999999999999991" calcext:value-type="float">
            <text:p>-1.000</text:p>
          </table:table-cell>
          <table:table-cell table:formula="of:=MEDIAN(-[.Q$3];[.F46];[.Q$3])" office:value-type="float" office:value="-0.999999999999991" calcext:value-type="float">
            <text:p>-1.000</text:p>
          </table:table-cell>
          <table:table-cell table:formula="of:=[.H45]+[.G46]*[.A45]" office:value-type="float" office:value="0.022" calcext:value-type="float">
            <text:p>0.022</text:p>
          </table:table-cell>
          <table:table-cell table:formula="of:=([.N46]-[.N45])/[.A45]" office:value-type="float" office:value="-1" calcext:value-type="float">
            <text:p>-1.000</text:p>
          </table:table-cell>
          <table:table-cell table:formula="of:=[.B46]-[.H45]" office:value-type="float" office:value="0.027" calcext:value-type="float">
            <text:p>0.027</text:p>
          </table:table-cell>
          <table:table-cell table:formula="of:=[.S$3]*[.J46]" office:value-type="float" office:value="0.027" calcext:value-type="float">
            <text:p>0.027</text:p>
          </table:table-cell>
          <table:table-cell table:formula="of:=[.T$3]*SUM([.J$2:.J46])" office:value-type="float" office:value="0" calcext:value-type="float">
            <text:p>0</text:p>
          </table:table-cell>
          <table:table-cell table:formula="of:=[.U$3]*([.J46]-[.J45])/[.A45]" office:value-type="float" office:value="-0" calcext:value-type="float">
            <text:p>0</text:p>
          </table:table-cell>
          <table:table-cell table:formula="of:=[.K46]+[.L46]+[.M46]" office:value-type="float" office:value="0.027" calcext:value-type="float">
            <text:p>0.027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6]-[.H46])/[.A46]" office:value-type="float" office:value="4.99999999999997" calcext:value-type="float">
            <text:p>5.000</text:p>
          </table:table-cell>
          <table:table-cell table:formula="of:=([.C47]-[.I46])/[.A46]" office:value-type="float" office:value="5999.99999999997" calcext:value-type="float">
            <text:p>6000.000</text:p>
          </table:table-cell>
          <table:table-cell table:formula="of:=MEDIAN(-[.P$3];[.D47];[.P$3])" office:value-type="float" office:value="1000" calcext:value-type="float">
            <text:p>1000.000</text:p>
          </table:table-cell>
          <table:table-cell table:formula="of:=[.I46]+[.E47]*[.A46]" office:value-type="float" office:value="0" calcext:value-type="float">
            <text:p>0.000</text:p>
          </table:table-cell>
          <table:table-cell table:formula="of:=MEDIAN(-[.Q$3];[.F47];[.Q$3])" office:value-type="float" office:value="0" calcext:value-type="float">
            <text:p>0.000</text:p>
          </table:table-cell>
          <table:table-cell table:formula="of:=[.H46]+[.G47]*[.A46]" office:value-type="float" office:value="0.022" calcext:value-type="float">
            <text:p>0.022</text:p>
          </table:table-cell>
          <table:table-cell table:formula="of:=([.N47]-[.N46])/[.A46]" office:value-type="float" office:value="0.99999999999999" calcext:value-type="float">
            <text:p>1.000</text:p>
          </table:table-cell>
          <table:table-cell table:formula="of:=[.B47]-[.H46]" office:value-type="float" office:value="0.028" calcext:value-type="float">
            <text:p>0.028</text:p>
          </table:table-cell>
          <table:table-cell table:formula="of:=[.S$3]*[.J47]" office:value-type="float" office:value="0.028" calcext:value-type="float">
            <text:p>0.028</text:p>
          </table:table-cell>
          <table:table-cell table:formula="of:=[.T$3]*SUM([.J$2:.J47])" office:value-type="float" office:value="0" calcext:value-type="float">
            <text:p>0</text:p>
          </table:table-cell>
          <table:table-cell table:formula="of:=[.U$3]*([.J47]-[.J46])/[.A46]" office:value-type="float" office:value="0" calcext:value-type="float">
            <text:p>0</text:p>
          </table:table-cell>
          <table:table-cell table:formula="of:=[.K47]+[.L47]+[.M47]" office:value-type="float" office:value="0.028" calcext:value-type="float">
            <text:p>0.02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7]-[.H47])/[.A47]" office:value-type="float" office:value="5.99999999999996" calcext:value-type="float">
            <text:p>6.000</text:p>
          </table:table-cell>
          <table:table-cell table:formula="of:=([.C48]-[.I47])/[.A47]" office:value-type="float" office:value="4999.99999999997" calcext:value-type="float">
            <text:p>5000.000</text:p>
          </table:table-cell>
          <table:table-cell table:formula="of:=MEDIAN(-[.P$3];[.D48];[.P$3])" office:value-type="float" office:value="1000" calcext:value-type="float">
            <text:p>1000.000</text:p>
          </table:table-cell>
          <table:table-cell table:formula="of:=[.I47]+[.E48]*[.A47]" office:value-type="float" office:value="1.99999999999999" calcext:value-type="float">
            <text:p>2.000</text:p>
          </table:table-cell>
          <table:table-cell table:formula="of:=MEDIAN(-[.Q$3];[.F48];[.Q$3])" office:value-type="float" office:value="1.99999999999999" calcext:value-type="float">
            <text:p>2.000</text:p>
          </table:table-cell>
          <table:table-cell table:formula="of:=[.H47]+[.G48]*[.A47]" office:value-type="float" office:value="0.024" calcext:value-type="float">
            <text:p>0.024</text:p>
          </table:table-cell>
          <table:table-cell table:formula="of:=([.N48]-[.N47])/[.A47]" office:value-type="float" office:value="0" calcext:value-type="float">
            <text:p>0.000</text:p>
          </table:table-cell>
          <table:table-cell table:formula="of:=[.B48]-[.H47]" office:value-type="float" office:value="0.028" calcext:value-type="float">
            <text:p>0.028</text:p>
          </table:table-cell>
          <table:table-cell table:formula="of:=[.S$3]*[.J48]" office:value-type="float" office:value="0.028" calcext:value-type="float">
            <text:p>0.028</text:p>
          </table:table-cell>
          <table:table-cell table:formula="of:=[.T$3]*SUM([.J$2:.J48])" office:value-type="float" office:value="0" calcext:value-type="float">
            <text:p>0</text:p>
          </table:table-cell>
          <table:table-cell table:formula="of:=[.U$3]*([.J48]-[.J47])/[.A47]" office:value-type="float" office:value="0" calcext:value-type="float">
            <text:p>0</text:p>
          </table:table-cell>
          <table:table-cell table:formula="of:=[.K48]+[.L48]+[.M48]" office:value-type="float" office:value="0.028" calcext:value-type="float">
            <text:p>0.028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8]-[.H48])/[.A48]" office:value-type="float" office:value="3.99999999999997" calcext:value-type="float">
            <text:p>4.000</text:p>
          </table:table-cell>
          <table:table-cell table:formula="of:=([.C49]-[.I48])/[.A48]" office:value-type="float" office:value="3999.99999999997" calcext:value-type="float">
            <text:p>4000.000</text:p>
          </table:table-cell>
          <table:table-cell table:formula="of:=MEDIAN(-[.P$3];[.D49];[.P$3])" office:value-type="float" office:value="1000" calcext:value-type="float">
            <text:p>1000.000</text:p>
          </table:table-cell>
          <table:table-cell table:formula="of:=[.I48]+[.E49]*[.A48]" office:value-type="float" office:value="1" calcext:value-type="float">
            <text:p>1.000</text:p>
          </table:table-cell>
          <table:table-cell table:formula="of:=MEDIAN(-[.Q$3];[.F49];[.Q$3])" office:value-type="float" office:value="1" calcext:value-type="float">
            <text:p>1.000</text:p>
          </table:table-cell>
          <table:table-cell table:formula="of:=[.H48]+[.G49]*[.A48]" office:value-type="float" office:value="0.025" calcext:value-type="float">
            <text:p>0.025</text:p>
          </table:table-cell>
          <table:table-cell table:formula="of:=([.N49]-[.N48])/[.A48]" office:value-type="float" office:value="-1.99999999999999" calcext:value-type="float">
            <text:p>-2.000</text:p>
          </table:table-cell>
          <table:table-cell table:formula="of:=[.B49]-[.H48]" office:value-type="float" office:value="0.026" calcext:value-type="float">
            <text:p>0.026</text:p>
          </table:table-cell>
          <table:table-cell table:formula="of:=[.S$3]*[.J49]" office:value-type="float" office:value="0.026" calcext:value-type="float">
            <text:p>0.026</text:p>
          </table:table-cell>
          <table:table-cell table:formula="of:=[.T$3]*SUM([.J$2:.J49])" office:value-type="float" office:value="0" calcext:value-type="float">
            <text:p>0</text:p>
          </table:table-cell>
          <table:table-cell table:formula="of:=[.U$3]*([.J49]-[.J48])/[.A48]" office:value-type="float" office:value="-0" calcext:value-type="float">
            <text:p>0</text:p>
          </table:table-cell>
          <table:table-cell table:formula="of:=[.K49]+[.L49]+[.M4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49]-[.H49])/[.A49]" office:value-type="float" office:value="0.99999999999998" calcext:value-type="float">
            <text:p>1.000</text:p>
          </table:table-cell>
          <table:table-cell table:formula="of:=([.C50]-[.I49])/[.A49]" office:value-type="float" office:value="2999.99999999997" calcext:value-type="float">
            <text:p>3000.000</text:p>
          </table:table-cell>
          <table:table-cell table:formula="of:=MEDIAN(-[.P$3];[.D50];[.P$3])" office:value-type="float" office:value="1000" calcext:value-type="float">
            <text:p>1000.000</text:p>
          </table:table-cell>
          <table:table-cell table:formula="of:=[.I49]+[.E50]*[.A49]" office:value-type="float" office:value="-0.999999999999991" calcext:value-type="float">
            <text:p>-1.000</text:p>
          </table:table-cell>
          <table:table-cell table:formula="of:=MEDIAN(-[.Q$3];[.F50];[.Q$3])" office:value-type="float" office:value="-0.999999999999991" calcext:value-type="float">
            <text:p>-1.000</text:p>
          </table:table-cell>
          <table:table-cell table:formula="of:=[.H49]+[.G50]*[.A49]" office:value-type="float" office:value="0.024" calcext:value-type="float">
            <text:p>0.024</text:p>
          </table:table-cell>
          <table:table-cell table:formula="of:=([.N50]-[.N49])/[.A49]" office:value-type="float" office:value="-1" calcext:value-type="float">
            <text:p>-1.000</text:p>
          </table:table-cell>
          <table:table-cell table:formula="of:=[.B50]-[.H49]" office:value-type="float" office:value="0.025" calcext:value-type="float">
            <text:p>0.025</text:p>
          </table:table-cell>
          <table:table-cell table:formula="of:=[.S$3]*[.J50]" office:value-type="float" office:value="0.025" calcext:value-type="float">
            <text:p>0.025</text:p>
          </table:table-cell>
          <table:table-cell table:formula="of:=[.T$3]*SUM([.J$2:.J50])" office:value-type="float" office:value="0" calcext:value-type="float">
            <text:p>0</text:p>
          </table:table-cell>
          <table:table-cell table:formula="of:=[.U$3]*([.J50]-[.J49])/[.A49]" office:value-type="float" office:value="-0" calcext:value-type="float">
            <text:p>0</text:p>
          </table:table-cell>
          <table:table-cell table:formula="of:=[.K50]+[.L50]+[.M50]" office:value-type="float" office:value="0.025" calcext:value-type="float">
            <text:p>0.025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0]-[.H50])/[.A50]" office:value-type="float" office:value="0.99999999999997" calcext:value-type="float">
            <text:p>1.000</text:p>
          </table:table-cell>
          <table:table-cell table:formula="of:=([.C51]-[.I50])/[.A50]" office:value-type="float" office:value="1999.99999999997" calcext:value-type="float">
            <text:p>2000.000</text:p>
          </table:table-cell>
          <table:table-cell table:formula="of:=MEDIAN(-[.P$3];[.D51];[.P$3])" office:value-type="float" office:value="1000" calcext:value-type="float">
            <text:p>1000.000</text:p>
          </table:table-cell>
          <table:table-cell table:formula="of:=[.I50]+[.E51]*[.A50]" office:value-type="float" office:value="0" calcext:value-type="float">
            <text:p>0.000</text:p>
          </table:table-cell>
          <table:table-cell table:formula="of:=MEDIAN(-[.Q$3];[.F51];[.Q$3])" office:value-type="float" office:value="0" calcext:value-type="float">
            <text:p>0.000</text:p>
          </table:table-cell>
          <table:table-cell table:formula="of:=[.H50]+[.G51]*[.A50]" office:value-type="float" office:value="0.024" calcext:value-type="float">
            <text:p>0.024</text:p>
          </table:table-cell>
          <table:table-cell table:formula="of:=([.N51]-[.N50])/[.A50]" office:value-type="float" office:value="0.99999999999999" calcext:value-type="float">
            <text:p>1.000</text:p>
          </table:table-cell>
          <table:table-cell table:formula="of:=[.B51]-[.H50]" office:value-type="float" office:value="0.026" calcext:value-type="float">
            <text:p>0.026</text:p>
          </table:table-cell>
          <table:table-cell table:formula="of:=[.S$3]*[.J51]" office:value-type="float" office:value="0.026" calcext:value-type="float">
            <text:p>0.026</text:p>
          </table:table-cell>
          <table:table-cell table:formula="of:=[.T$3]*SUM([.J$2:.J51])" office:value-type="float" office:value="0" calcext:value-type="float">
            <text:p>0</text:p>
          </table:table-cell>
          <table:table-cell table:formula="of:=[.U$3]*([.J51]-[.J50])/[.A50]" office:value-type="float" office:value="0" calcext:value-type="float">
            <text:p>0</text:p>
          </table:table-cell>
          <table:table-cell table:formula="of:=[.K51]+[.L51]+[.M5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1]-[.H51])/[.A51]" office:value-type="float" office:value="1.99999999999996" calcext:value-type="float">
            <text:p>2.000</text:p>
          </table:table-cell>
          <table:table-cell table:formula="of:=([.C52]-[.I51])/[.A51]" office:value-type="float" office:value="999.999999999969" calcext:value-type="float">
            <text:p>1000.000</text:p>
          </table:table-cell>
          <table:table-cell table:formula="of:=MEDIAN(-[.P$3];[.D52];[.P$3])" office:value-type="float" office:value="999.999999999969" calcext:value-type="float">
            <text:p>1000.000</text:p>
          </table:table-cell>
          <table:table-cell table:formula="of:=[.I51]+[.E52]*[.A51]" office:value-type="float" office:value="1.99999999999996" calcext:value-type="float">
            <text:p>2.000</text:p>
          </table:table-cell>
          <table:table-cell table:formula="of:=MEDIAN(-[.Q$3];[.F52];[.Q$3])" office:value-type="float" office:value="1.99999999999996" calcext:value-type="float">
            <text:p>2.000</text:p>
          </table:table-cell>
          <table:table-cell table:formula="of:=[.H51]+[.G52]*[.A51]" office:value-type="float" office:value="0.026" calcext:value-type="float">
            <text:p>0.026</text:p>
          </table:table-cell>
          <table:table-cell table:formula="of:=([.N52]-[.N51])/[.A51]" office:value-type="float" office:value="0" calcext:value-type="float">
            <text:p>0.000</text:p>
          </table:table-cell>
          <table:table-cell table:formula="of:=[.B52]-[.H51]" office:value-type="float" office:value="0.026" calcext:value-type="float">
            <text:p>0.026</text:p>
          </table:table-cell>
          <table:table-cell table:formula="of:=[.S$3]*[.J52]" office:value-type="float" office:value="0.026" calcext:value-type="float">
            <text:p>0.026</text:p>
          </table:table-cell>
          <table:table-cell table:formula="of:=[.T$3]*SUM([.J$2:.J52])" office:value-type="float" office:value="0" calcext:value-type="float">
            <text:p>0</text:p>
          </table:table-cell>
          <table:table-cell table:formula="of:=[.U$3]*([.J52]-[.J51])/[.A51]" office:value-type="float" office:value="0" calcext:value-type="float">
            <text:p>0</text:p>
          </table:table-cell>
          <table:table-cell table:formula="of:=[.K52]+[.L52]+[.M5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2]-[.H52])/[.A52]" office:value-type="float" office:value="0" calcext:value-type="float">
            <text:p>0.000</text:p>
          </table:table-cell>
          <table:table-cell table:formula="of:=([.C53]-[.I52])/[.A52]" office:value-type="float" office:value="0" calcext:value-type="float">
            <text:p>0.000</text:p>
          </table:table-cell>
          <table:table-cell table:formula="of:=MEDIAN(-[.P$3];[.D53];[.P$3])" office:value-type="float" office:value="0" calcext:value-type="float">
            <text:p>0.000</text:p>
          </table:table-cell>
          <table:table-cell table:formula="of:=[.I52]+[.E53]*[.A52]" office:value-type="float" office:value="0" calcext:value-type="float">
            <text:p>0.000</text:p>
          </table:table-cell>
          <table:table-cell table:formula="of:=MEDIAN(-[.Q$3];[.F53];[.Q$3])" office:value-type="float" office:value="0" calcext:value-type="float">
            <text:p>0.000</text:p>
          </table:table-cell>
          <table:table-cell table:formula="of:=[.H52]+[.G53]*[.A52]" office:value-type="float" office:value="0.026" calcext:value-type="float">
            <text:p>0.026</text:p>
          </table:table-cell>
          <table:table-cell table:formula="of:=([.N53]-[.N52])/[.A52]" office:value-type="float" office:value="-1.99999999999996" calcext:value-type="float">
            <text:p>-2.000</text:p>
          </table:table-cell>
          <table:table-cell table:formula="of:=[.B53]-[.H52]" office:value-type="float" office:value="0.024" calcext:value-type="float">
            <text:p>0.024</text:p>
          </table:table-cell>
          <table:table-cell table:formula="of:=[.S$3]*[.J53]" office:value-type="float" office:value="0.024" calcext:value-type="float">
            <text:p>0.024</text:p>
          </table:table-cell>
          <table:table-cell table:formula="of:=[.T$3]*SUM([.J$2:.J53])" office:value-type="float" office:value="0" calcext:value-type="float">
            <text:p>0</text:p>
          </table:table-cell>
          <table:table-cell table:formula="of:=[.U$3]*([.J53]-[.J52])/[.A52]" office:value-type="float" office:value="-0" calcext:value-type="float">
            <text:p>0</text:p>
          </table:table-cell>
          <table:table-cell table:formula="of:=[.K53]+[.L53]+[.M5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3]-[.H53])/[.A53]" office:value-type="float" office:value="-1.99999999999996" calcext:value-type="float">
            <text:p>-2.000</text:p>
          </table:table-cell>
          <table:table-cell table:formula="of:=([.C54]-[.I53])/[.A53]" office:value-type="float" office:value="0" calcext:value-type="float">
            <text:p>0.000</text:p>
          </table:table-cell>
          <table:table-cell table:formula="of:=MEDIAN(-[.P$3];[.D54];[.P$3])" office:value-type="float" office:value="0" calcext:value-type="float">
            <text:p>0.000</text:p>
          </table:table-cell>
          <table:table-cell table:formula="of:=[.I53]+[.E54]*[.A53]" office:value-type="float" office:value="-1.99999999999996" calcext:value-type="float">
            <text:p>-2.000</text:p>
          </table:table-cell>
          <table:table-cell table:formula="of:=MEDIAN(-[.Q$3];[.F54];[.Q$3])" office:value-type="float" office:value="-1.99999999999996" calcext:value-type="float">
            <text:p>-2.000</text:p>
          </table:table-cell>
          <table:table-cell table:formula="of:=[.H53]+[.G54]*[.A53]" office:value-type="float" office:value="0.024" calcext:value-type="float">
            <text:p>0.024</text:p>
          </table:table-cell>
          <table:table-cell table:formula="of:=([.N54]-[.N53])/[.A53]" office:value-type="float" office:value="0" calcext:value-type="float">
            <text:p>0.000</text:p>
          </table:table-cell>
          <table:table-cell table:formula="of:=[.B54]-[.H53]" office:value-type="float" office:value="0.024" calcext:value-type="float">
            <text:p>0.024</text:p>
          </table:table-cell>
          <table:table-cell table:formula="of:=[.S$3]*[.J54]" office:value-type="float" office:value="0.024" calcext:value-type="float">
            <text:p>0.024</text:p>
          </table:table-cell>
          <table:table-cell table:formula="of:=[.T$3]*SUM([.J$2:.J54])" office:value-type="float" office:value="0" calcext:value-type="float">
            <text:p>0</text:p>
          </table:table-cell>
          <table:table-cell table:formula="of:=[.U$3]*([.J54]-[.J53])/[.A53]" office:value-type="float" office:value="0" calcext:value-type="float">
            <text:p>0</text:p>
          </table:table-cell>
          <table:table-cell table:formula="of:=[.K54]+[.L54]+[.M5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4]-[.H54])/[.A54]" office:value-type="float" office:value="0" calcext:value-type="float">
            <text:p>0.000</text:p>
          </table:table-cell>
          <table:table-cell table:formula="of:=([.C55]-[.I54])/[.A54]" office:value-type="float" office:value="0" calcext:value-type="float">
            <text:p>0.000</text:p>
          </table:table-cell>
          <table:table-cell table:formula="of:=MEDIAN(-[.P$3];[.D55];[.P$3])" office:value-type="float" office:value="0" calcext:value-type="float">
            <text:p>0.000</text:p>
          </table:table-cell>
          <table:table-cell table:formula="of:=[.I54]+[.E55]*[.A54]" office:value-type="float" office:value="0" calcext:value-type="float">
            <text:p>0.000</text:p>
          </table:table-cell>
          <table:table-cell table:formula="of:=MEDIAN(-[.Q$3];[.F55];[.Q$3])" office:value-type="float" office:value="0" calcext:value-type="float">
            <text:p>0.000</text:p>
          </table:table-cell>
          <table:table-cell table:formula="of:=[.H54]+[.G55]*[.A54]" office:value-type="float" office:value="0.024" calcext:value-type="float">
            <text:p>0.024</text:p>
          </table:table-cell>
          <table:table-cell table:formula="of:=([.N55]-[.N54])/[.A54]" office:value-type="float" office:value="1.99999999999996" calcext:value-type="float">
            <text:p>2.000</text:p>
          </table:table-cell>
          <table:table-cell table:formula="of:=[.B55]-[.H54]" office:value-type="float" office:value="0.026" calcext:value-type="float">
            <text:p>0.026</text:p>
          </table:table-cell>
          <table:table-cell table:formula="of:=[.S$3]*[.J55]" office:value-type="float" office:value="0.026" calcext:value-type="float">
            <text:p>0.026</text:p>
          </table:table-cell>
          <table:table-cell table:formula="of:=[.T$3]*SUM([.J$2:.J55])" office:value-type="float" office:value="0" calcext:value-type="float">
            <text:p>0</text:p>
          </table:table-cell>
          <table:table-cell table:formula="of:=[.U$3]*([.J55]-[.J54])/[.A54]" office:value-type="float" office:value="0" calcext:value-type="float">
            <text:p>0</text:p>
          </table:table-cell>
          <table:table-cell table:formula="of:=[.K55]+[.L55]+[.M5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5]-[.H55])/[.A55]" office:value-type="float" office:value="1.99999999999996" calcext:value-type="float">
            <text:p>2.000</text:p>
          </table:table-cell>
          <table:table-cell table:formula="of:=([.C56]-[.I55])/[.A55]" office:value-type="float" office:value="0" calcext:value-type="float">
            <text:p>0.000</text:p>
          </table:table-cell>
          <table:table-cell table:formula="of:=MEDIAN(-[.P$3];[.D56];[.P$3])" office:value-type="float" office:value="0" calcext:value-type="float">
            <text:p>0.000</text:p>
          </table:table-cell>
          <table:table-cell table:formula="of:=[.I55]+[.E56]*[.A55]" office:value-type="float" office:value="1.99999999999996" calcext:value-type="float">
            <text:p>2.000</text:p>
          </table:table-cell>
          <table:table-cell table:formula="of:=MEDIAN(-[.Q$3];[.F56];[.Q$3])" office:value-type="float" office:value="1.99999999999996" calcext:value-type="float">
            <text:p>2.000</text:p>
          </table:table-cell>
          <table:table-cell table:formula="of:=[.H55]+[.G56]*[.A55]" office:value-type="float" office:value="0.026" calcext:value-type="float">
            <text:p>0.026</text:p>
          </table:table-cell>
          <table:table-cell table:formula="of:=([.N56]-[.N55])/[.A55]" office:value-type="float" office:value="0" calcext:value-type="float">
            <text:p>0.000</text:p>
          </table:table-cell>
          <table:table-cell table:formula="of:=[.B56]-[.H55]" office:value-type="float" office:value="0.026" calcext:value-type="float">
            <text:p>0.026</text:p>
          </table:table-cell>
          <table:table-cell table:formula="of:=[.S$3]*[.J56]" office:value-type="float" office:value="0.026" calcext:value-type="float">
            <text:p>0.026</text:p>
          </table:table-cell>
          <table:table-cell table:formula="of:=[.T$3]*SUM([.J$2:.J56])" office:value-type="float" office:value="0" calcext:value-type="float">
            <text:p>0</text:p>
          </table:table-cell>
          <table:table-cell table:formula="of:=[.U$3]*([.J56]-[.J55])/[.A55]" office:value-type="float" office:value="0" calcext:value-type="float">
            <text:p>0</text:p>
          </table:table-cell>
          <table:table-cell table:formula="of:=[.K56]+[.L56]+[.M5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6]-[.H56])/[.A56]" office:value-type="float" office:value="0" calcext:value-type="float">
            <text:p>0.000</text:p>
          </table:table-cell>
          <table:table-cell table:formula="of:=([.C57]-[.I56])/[.A56]" office:value-type="float" office:value="0" calcext:value-type="float">
            <text:p>0.000</text:p>
          </table:table-cell>
          <table:table-cell table:formula="of:=MEDIAN(-[.P$3];[.D57];[.P$3])" office:value-type="float" office:value="0" calcext:value-type="float">
            <text:p>0.000</text:p>
          </table:table-cell>
          <table:table-cell table:formula="of:=[.I56]+[.E57]*[.A56]" office:value-type="float" office:value="0" calcext:value-type="float">
            <text:p>0.000</text:p>
          </table:table-cell>
          <table:table-cell table:formula="of:=MEDIAN(-[.Q$3];[.F57];[.Q$3])" office:value-type="float" office:value="0" calcext:value-type="float">
            <text:p>0.000</text:p>
          </table:table-cell>
          <table:table-cell table:formula="of:=[.H56]+[.G57]*[.A56]" office:value-type="float" office:value="0.026" calcext:value-type="float">
            <text:p>0.026</text:p>
          </table:table-cell>
          <table:table-cell table:formula="of:=([.N57]-[.N56])/[.A56]" office:value-type="float" office:value="-1.99999999999996" calcext:value-type="float">
            <text:p>-2.000</text:p>
          </table:table-cell>
          <table:table-cell table:formula="of:=[.B57]-[.H56]" office:value-type="float" office:value="0.024" calcext:value-type="float">
            <text:p>0.024</text:p>
          </table:table-cell>
          <table:table-cell table:formula="of:=[.S$3]*[.J57]" office:value-type="float" office:value="0.024" calcext:value-type="float">
            <text:p>0.024</text:p>
          </table:table-cell>
          <table:table-cell table:formula="of:=[.T$3]*SUM([.J$2:.J57])" office:value-type="float" office:value="0" calcext:value-type="float">
            <text:p>0</text:p>
          </table:table-cell>
          <table:table-cell table:formula="of:=[.U$3]*([.J57]-[.J56])/[.A56]" office:value-type="float" office:value="-0" calcext:value-type="float">
            <text:p>0</text:p>
          </table:table-cell>
          <table:table-cell table:formula="of:=[.K57]+[.L57]+[.M5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7]-[.H57])/[.A57]" office:value-type="float" office:value="-1.99999999999996" calcext:value-type="float">
            <text:p>-2.000</text:p>
          </table:table-cell>
          <table:table-cell table:formula="of:=([.C58]-[.I57])/[.A57]" office:value-type="float" office:value="0" calcext:value-type="float">
            <text:p>0.000</text:p>
          </table:table-cell>
          <table:table-cell table:formula="of:=MEDIAN(-[.P$3];[.D58];[.P$3])" office:value-type="float" office:value="0" calcext:value-type="float">
            <text:p>0.000</text:p>
          </table:table-cell>
          <table:table-cell table:formula="of:=[.I57]+[.E58]*[.A57]" office:value-type="float" office:value="-1.99999999999996" calcext:value-type="float">
            <text:p>-2.000</text:p>
          </table:table-cell>
          <table:table-cell table:formula="of:=MEDIAN(-[.Q$3];[.F58];[.Q$3])" office:value-type="float" office:value="-1.99999999999996" calcext:value-type="float">
            <text:p>-2.000</text:p>
          </table:table-cell>
          <table:table-cell table:formula="of:=[.H57]+[.G58]*[.A57]" office:value-type="float" office:value="0.024" calcext:value-type="float">
            <text:p>0.024</text:p>
          </table:table-cell>
          <table:table-cell table:formula="of:=([.N58]-[.N57])/[.A57]" office:value-type="float" office:value="0" calcext:value-type="float">
            <text:p>0.000</text:p>
          </table:table-cell>
          <table:table-cell table:formula="of:=[.B58]-[.H57]" office:value-type="float" office:value="0.024" calcext:value-type="float">
            <text:p>0.024</text:p>
          </table:table-cell>
          <table:table-cell table:formula="of:=[.S$3]*[.J58]" office:value-type="float" office:value="0.024" calcext:value-type="float">
            <text:p>0.024</text:p>
          </table:table-cell>
          <table:table-cell table:formula="of:=[.T$3]*SUM([.J$2:.J58])" office:value-type="float" office:value="0" calcext:value-type="float">
            <text:p>0</text:p>
          </table:table-cell>
          <table:table-cell table:formula="of:=[.U$3]*([.J58]-[.J57])/[.A57]" office:value-type="float" office:value="0" calcext:value-type="float">
            <text:p>0</text:p>
          </table:table-cell>
          <table:table-cell table:formula="of:=[.K58]+[.L58]+[.M5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8]-[.H58])/[.A58]" office:value-type="float" office:value="0" calcext:value-type="float">
            <text:p>0.000</text:p>
          </table:table-cell>
          <table:table-cell table:formula="of:=([.C59]-[.I58])/[.A58]" office:value-type="float" office:value="0" calcext:value-type="float">
            <text:p>0.000</text:p>
          </table:table-cell>
          <table:table-cell table:formula="of:=MEDIAN(-[.P$3];[.D59];[.P$3])" office:value-type="float" office:value="0" calcext:value-type="float">
            <text:p>0.000</text:p>
          </table:table-cell>
          <table:table-cell table:formula="of:=[.I58]+[.E59]*[.A58]" office:value-type="float" office:value="0" calcext:value-type="float">
            <text:p>0.000</text:p>
          </table:table-cell>
          <table:table-cell table:formula="of:=MEDIAN(-[.Q$3];[.F59];[.Q$3])" office:value-type="float" office:value="0" calcext:value-type="float">
            <text:p>0.000</text:p>
          </table:table-cell>
          <table:table-cell table:formula="of:=[.H58]+[.G59]*[.A58]" office:value-type="float" office:value="0.024" calcext:value-type="float">
            <text:p>0.024</text:p>
          </table:table-cell>
          <table:table-cell table:formula="of:=([.N59]-[.N58])/[.A58]" office:value-type="float" office:value="1.99999999999996" calcext:value-type="float">
            <text:p>2.000</text:p>
          </table:table-cell>
          <table:table-cell table:formula="of:=[.B59]-[.H58]" office:value-type="float" office:value="0.026" calcext:value-type="float">
            <text:p>0.026</text:p>
          </table:table-cell>
          <table:table-cell table:formula="of:=[.S$3]*[.J59]" office:value-type="float" office:value="0.026" calcext:value-type="float">
            <text:p>0.026</text:p>
          </table:table-cell>
          <table:table-cell table:formula="of:=[.T$3]*SUM([.J$2:.J59])" office:value-type="float" office:value="0" calcext:value-type="float">
            <text:p>0</text:p>
          </table:table-cell>
          <table:table-cell table:formula="of:=[.U$3]*([.J59]-[.J58])/[.A58]" office:value-type="float" office:value="0" calcext:value-type="float">
            <text:p>0</text:p>
          </table:table-cell>
          <table:table-cell table:formula="of:=[.K59]+[.L59]+[.M5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59]-[.H59])/[.A59]" office:value-type="float" office:value="1.99999999999996" calcext:value-type="float">
            <text:p>2.000</text:p>
          </table:table-cell>
          <table:table-cell table:formula="of:=([.C60]-[.I59])/[.A59]" office:value-type="float" office:value="0" calcext:value-type="float">
            <text:p>0.000</text:p>
          </table:table-cell>
          <table:table-cell table:formula="of:=MEDIAN(-[.P$3];[.D60];[.P$3])" office:value-type="float" office:value="0" calcext:value-type="float">
            <text:p>0.000</text:p>
          </table:table-cell>
          <table:table-cell table:formula="of:=[.I59]+[.E60]*[.A59]" office:value-type="float" office:value="1.99999999999996" calcext:value-type="float">
            <text:p>2.000</text:p>
          </table:table-cell>
          <table:table-cell table:formula="of:=MEDIAN(-[.Q$3];[.F60];[.Q$3])" office:value-type="float" office:value="1.99999999999996" calcext:value-type="float">
            <text:p>2.000</text:p>
          </table:table-cell>
          <table:table-cell table:formula="of:=[.H59]+[.G60]*[.A59]" office:value-type="float" office:value="0.026" calcext:value-type="float">
            <text:p>0.026</text:p>
          </table:table-cell>
          <table:table-cell table:formula="of:=([.N60]-[.N59])/[.A59]" office:value-type="float" office:value="0" calcext:value-type="float">
            <text:p>0.000</text:p>
          </table:table-cell>
          <table:table-cell table:formula="of:=[.B60]-[.H59]" office:value-type="float" office:value="0.026" calcext:value-type="float">
            <text:p>0.026</text:p>
          </table:table-cell>
          <table:table-cell table:formula="of:=[.S$3]*[.J60]" office:value-type="float" office:value="0.026" calcext:value-type="float">
            <text:p>0.026</text:p>
          </table:table-cell>
          <table:table-cell table:formula="of:=[.T$3]*SUM([.J$2:.J60])" office:value-type="float" office:value="0" calcext:value-type="float">
            <text:p>0</text:p>
          </table:table-cell>
          <table:table-cell table:formula="of:=[.U$3]*([.J60]-[.J59])/[.A59]" office:value-type="float" office:value="0" calcext:value-type="float">
            <text:p>0</text:p>
          </table:table-cell>
          <table:table-cell table:formula="of:=[.K60]+[.L60]+[.M6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0]-[.H60])/[.A60]" office:value-type="float" office:value="0" calcext:value-type="float">
            <text:p>0.000</text:p>
          </table:table-cell>
          <table:table-cell table:formula="of:=([.C61]-[.I60])/[.A60]" office:value-type="float" office:value="0" calcext:value-type="float">
            <text:p>0.000</text:p>
          </table:table-cell>
          <table:table-cell table:formula="of:=MEDIAN(-[.P$3];[.D61];[.P$3])" office:value-type="float" office:value="0" calcext:value-type="float">
            <text:p>0.000</text:p>
          </table:table-cell>
          <table:table-cell table:formula="of:=[.I60]+[.E61]*[.A60]" office:value-type="float" office:value="0" calcext:value-type="float">
            <text:p>0.000</text:p>
          </table:table-cell>
          <table:table-cell table:formula="of:=MEDIAN(-[.Q$3];[.F61];[.Q$3])" office:value-type="float" office:value="0" calcext:value-type="float">
            <text:p>0.000</text:p>
          </table:table-cell>
          <table:table-cell table:formula="of:=[.H60]+[.G61]*[.A60]" office:value-type="float" office:value="0.026" calcext:value-type="float">
            <text:p>0.026</text:p>
          </table:table-cell>
          <table:table-cell table:formula="of:=([.N61]-[.N60])/[.A60]" office:value-type="float" office:value="-1.99999999999996" calcext:value-type="float">
            <text:p>-2.000</text:p>
          </table:table-cell>
          <table:table-cell table:formula="of:=[.B61]-[.H60]" office:value-type="float" office:value="0.024" calcext:value-type="float">
            <text:p>0.024</text:p>
          </table:table-cell>
          <table:table-cell table:formula="of:=[.S$3]*[.J61]" office:value-type="float" office:value="0.024" calcext:value-type="float">
            <text:p>0.024</text:p>
          </table:table-cell>
          <table:table-cell table:formula="of:=[.T$3]*SUM([.J$2:.J61])" office:value-type="float" office:value="0" calcext:value-type="float">
            <text:p>0</text:p>
          </table:table-cell>
          <table:table-cell table:formula="of:=[.U$3]*([.J61]-[.J60])/[.A60]" office:value-type="float" office:value="-0" calcext:value-type="float">
            <text:p>0</text:p>
          </table:table-cell>
          <table:table-cell table:formula="of:=[.K61]+[.L61]+[.M6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1]-[.H61])/[.A61]" office:value-type="float" office:value="-1.99999999999996" calcext:value-type="float">
            <text:p>-2.000</text:p>
          </table:table-cell>
          <table:table-cell table:formula="of:=([.C62]-[.I61])/[.A61]" office:value-type="float" office:value="0" calcext:value-type="float">
            <text:p>0.000</text:p>
          </table:table-cell>
          <table:table-cell table:formula="of:=MEDIAN(-[.P$3];[.D62];[.P$3])" office:value-type="float" office:value="0" calcext:value-type="float">
            <text:p>0.000</text:p>
          </table:table-cell>
          <table:table-cell table:formula="of:=[.I61]+[.E62]*[.A61]" office:value-type="float" office:value="-1.99999999999996" calcext:value-type="float">
            <text:p>-2.000</text:p>
          </table:table-cell>
          <table:table-cell table:formula="of:=MEDIAN(-[.Q$3];[.F62];[.Q$3])" office:value-type="float" office:value="-1.99999999999996" calcext:value-type="float">
            <text:p>-2.000</text:p>
          </table:table-cell>
          <table:table-cell table:formula="of:=[.H61]+[.G62]*[.A61]" office:value-type="float" office:value="0.024" calcext:value-type="float">
            <text:p>0.024</text:p>
          </table:table-cell>
          <table:table-cell table:formula="of:=([.N62]-[.N61])/[.A61]" office:value-type="float" office:value="0" calcext:value-type="float">
            <text:p>0.000</text:p>
          </table:table-cell>
          <table:table-cell table:formula="of:=[.B62]-[.H61]" office:value-type="float" office:value="0.024" calcext:value-type="float">
            <text:p>0.024</text:p>
          </table:table-cell>
          <table:table-cell table:formula="of:=[.S$3]*[.J62]" office:value-type="float" office:value="0.024" calcext:value-type="float">
            <text:p>0.024</text:p>
          </table:table-cell>
          <table:table-cell table:formula="of:=[.T$3]*SUM([.J$2:.J62])" office:value-type="float" office:value="0" calcext:value-type="float">
            <text:p>0</text:p>
          </table:table-cell>
          <table:table-cell table:formula="of:=[.U$3]*([.J62]-[.J61])/[.A61]" office:value-type="float" office:value="0" calcext:value-type="float">
            <text:p>0</text:p>
          </table:table-cell>
          <table:table-cell table:formula="of:=[.K62]+[.L62]+[.M6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2]-[.H62])/[.A62]" office:value-type="float" office:value="0" calcext:value-type="float">
            <text:p>0.000</text:p>
          </table:table-cell>
          <table:table-cell table:formula="of:=([.C63]-[.I62])/[.A62]" office:value-type="float" office:value="0" calcext:value-type="float">
            <text:p>0.000</text:p>
          </table:table-cell>
          <table:table-cell table:formula="of:=MEDIAN(-[.P$3];[.D63];[.P$3])" office:value-type="float" office:value="0" calcext:value-type="float">
            <text:p>0.000</text:p>
          </table:table-cell>
          <table:table-cell table:formula="of:=[.I62]+[.E63]*[.A62]" office:value-type="float" office:value="0" calcext:value-type="float">
            <text:p>0.000</text:p>
          </table:table-cell>
          <table:table-cell table:formula="of:=MEDIAN(-[.Q$3];[.F63];[.Q$3])" office:value-type="float" office:value="0" calcext:value-type="float">
            <text:p>0.000</text:p>
          </table:table-cell>
          <table:table-cell table:formula="of:=[.H62]+[.G63]*[.A62]" office:value-type="float" office:value="0.024" calcext:value-type="float">
            <text:p>0.024</text:p>
          </table:table-cell>
          <table:table-cell table:formula="of:=([.N63]-[.N62])/[.A62]" office:value-type="float" office:value="1.99999999999996" calcext:value-type="float">
            <text:p>2.000</text:p>
          </table:table-cell>
          <table:table-cell table:formula="of:=[.B63]-[.H62]" office:value-type="float" office:value="0.026" calcext:value-type="float">
            <text:p>0.026</text:p>
          </table:table-cell>
          <table:table-cell table:formula="of:=[.S$3]*[.J63]" office:value-type="float" office:value="0.026" calcext:value-type="float">
            <text:p>0.026</text:p>
          </table:table-cell>
          <table:table-cell table:formula="of:=[.T$3]*SUM([.J$2:.J63])" office:value-type="float" office:value="0" calcext:value-type="float">
            <text:p>0</text:p>
          </table:table-cell>
          <table:table-cell table:formula="of:=[.U$3]*([.J63]-[.J62])/[.A62]" office:value-type="float" office:value="0" calcext:value-type="float">
            <text:p>0</text:p>
          </table:table-cell>
          <table:table-cell table:formula="of:=[.K63]+[.L63]+[.M6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3]-[.H63])/[.A63]" office:value-type="float" office:value="1.99999999999996" calcext:value-type="float">
            <text:p>2.000</text:p>
          </table:table-cell>
          <table:table-cell table:formula="of:=([.C64]-[.I63])/[.A63]" office:value-type="float" office:value="0" calcext:value-type="float">
            <text:p>0.000</text:p>
          </table:table-cell>
          <table:table-cell table:formula="of:=MEDIAN(-[.P$3];[.D64];[.P$3])" office:value-type="float" office:value="0" calcext:value-type="float">
            <text:p>0.000</text:p>
          </table:table-cell>
          <table:table-cell table:formula="of:=[.I63]+[.E64]*[.A63]" office:value-type="float" office:value="1.99999999999996" calcext:value-type="float">
            <text:p>2.000</text:p>
          </table:table-cell>
          <table:table-cell table:formula="of:=MEDIAN(-[.Q$3];[.F64];[.Q$3])" office:value-type="float" office:value="1.99999999999996" calcext:value-type="float">
            <text:p>2.000</text:p>
          </table:table-cell>
          <table:table-cell table:formula="of:=[.H63]+[.G64]*[.A63]" office:value-type="float" office:value="0.026" calcext:value-type="float">
            <text:p>0.026</text:p>
          </table:table-cell>
          <table:table-cell table:formula="of:=([.N64]-[.N63])/[.A63]" office:value-type="float" office:value="0" calcext:value-type="float">
            <text:p>0.000</text:p>
          </table:table-cell>
          <table:table-cell table:formula="of:=[.B64]-[.H63]" office:value-type="float" office:value="0.026" calcext:value-type="float">
            <text:p>0.026</text:p>
          </table:table-cell>
          <table:table-cell table:formula="of:=[.S$3]*[.J64]" office:value-type="float" office:value="0.026" calcext:value-type="float">
            <text:p>0.026</text:p>
          </table:table-cell>
          <table:table-cell table:formula="of:=[.T$3]*SUM([.J$2:.J64])" office:value-type="float" office:value="0" calcext:value-type="float">
            <text:p>0</text:p>
          </table:table-cell>
          <table:table-cell table:formula="of:=[.U$3]*([.J64]-[.J63])/[.A63]" office:value-type="float" office:value="0" calcext:value-type="float">
            <text:p>0</text:p>
          </table:table-cell>
          <table:table-cell table:formula="of:=[.K64]+[.L64]+[.M6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4]-[.H64])/[.A64]" office:value-type="float" office:value="0" calcext:value-type="float">
            <text:p>0.000</text:p>
          </table:table-cell>
          <table:table-cell table:formula="of:=([.C65]-[.I64])/[.A64]" office:value-type="float" office:value="0" calcext:value-type="float">
            <text:p>0.000</text:p>
          </table:table-cell>
          <table:table-cell table:formula="of:=MEDIAN(-[.P$3];[.D65];[.P$3])" office:value-type="float" office:value="0" calcext:value-type="float">
            <text:p>0.000</text:p>
          </table:table-cell>
          <table:table-cell table:formula="of:=[.I64]+[.E65]*[.A64]" office:value-type="float" office:value="0" calcext:value-type="float">
            <text:p>0.000</text:p>
          </table:table-cell>
          <table:table-cell table:formula="of:=MEDIAN(-[.Q$3];[.F65];[.Q$3])" office:value-type="float" office:value="0" calcext:value-type="float">
            <text:p>0.000</text:p>
          </table:table-cell>
          <table:table-cell table:formula="of:=[.H64]+[.G65]*[.A64]" office:value-type="float" office:value="0.026" calcext:value-type="float">
            <text:p>0.026</text:p>
          </table:table-cell>
          <table:table-cell table:formula="of:=([.N65]-[.N64])/[.A64]" office:value-type="float" office:value="-1.99999999999996" calcext:value-type="float">
            <text:p>-2.000</text:p>
          </table:table-cell>
          <table:table-cell table:formula="of:=[.B65]-[.H64]" office:value-type="float" office:value="0.024" calcext:value-type="float">
            <text:p>0.024</text:p>
          </table:table-cell>
          <table:table-cell table:formula="of:=[.S$3]*[.J65]" office:value-type="float" office:value="0.024" calcext:value-type="float">
            <text:p>0.024</text:p>
          </table:table-cell>
          <table:table-cell table:formula="of:=[.T$3]*SUM([.J$2:.J65])" office:value-type="float" office:value="0" calcext:value-type="float">
            <text:p>0</text:p>
          </table:table-cell>
          <table:table-cell table:formula="of:=[.U$3]*([.J65]-[.J64])/[.A64]" office:value-type="float" office:value="-0" calcext:value-type="float">
            <text:p>0</text:p>
          </table:table-cell>
          <table:table-cell table:formula="of:=[.K65]+[.L65]+[.M6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5]-[.H65])/[.A65]" office:value-type="float" office:value="-1.99999999999996" calcext:value-type="float">
            <text:p>-2.000</text:p>
          </table:table-cell>
          <table:table-cell table:formula="of:=([.C66]-[.I65])/[.A65]" office:value-type="float" office:value="0" calcext:value-type="float">
            <text:p>0.000</text:p>
          </table:table-cell>
          <table:table-cell table:formula="of:=MEDIAN(-[.P$3];[.D66];[.P$3])" office:value-type="float" office:value="0" calcext:value-type="float">
            <text:p>0.000</text:p>
          </table:table-cell>
          <table:table-cell table:formula="of:=[.I65]+[.E66]*[.A65]" office:value-type="float" office:value="-1.99999999999996" calcext:value-type="float">
            <text:p>-2.000</text:p>
          </table:table-cell>
          <table:table-cell table:formula="of:=MEDIAN(-[.Q$3];[.F66];[.Q$3])" office:value-type="float" office:value="-1.99999999999996" calcext:value-type="float">
            <text:p>-2.000</text:p>
          </table:table-cell>
          <table:table-cell table:formula="of:=[.H65]+[.G66]*[.A65]" office:value-type="float" office:value="0.024" calcext:value-type="float">
            <text:p>0.024</text:p>
          </table:table-cell>
          <table:table-cell table:formula="of:=([.N66]-[.N65])/[.A65]" office:value-type="float" office:value="0" calcext:value-type="float">
            <text:p>0.000</text:p>
          </table:table-cell>
          <table:table-cell table:formula="of:=[.B66]-[.H65]" office:value-type="float" office:value="0.024" calcext:value-type="float">
            <text:p>0.024</text:p>
          </table:table-cell>
          <table:table-cell table:formula="of:=[.S$3]*[.J66]" office:value-type="float" office:value="0.024" calcext:value-type="float">
            <text:p>0.024</text:p>
          </table:table-cell>
          <table:table-cell table:formula="of:=[.T$3]*SUM([.J$2:.J66])" office:value-type="float" office:value="0" calcext:value-type="float">
            <text:p>0</text:p>
          </table:table-cell>
          <table:table-cell table:formula="of:=[.U$3]*([.J66]-[.J65])/[.A65]" office:value-type="float" office:value="0" calcext:value-type="float">
            <text:p>0</text:p>
          </table:table-cell>
          <table:table-cell table:formula="of:=[.K66]+[.L66]+[.M6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6]-[.H66])/[.A66]" office:value-type="float" office:value="0" calcext:value-type="float">
            <text:p>0.000</text:p>
          </table:table-cell>
          <table:table-cell table:formula="of:=([.C67]-[.I66])/[.A66]" office:value-type="float" office:value="0" calcext:value-type="float">
            <text:p>0.000</text:p>
          </table:table-cell>
          <table:table-cell table:formula="of:=MEDIAN(-[.P$3];[.D67];[.P$3])" office:value-type="float" office:value="0" calcext:value-type="float">
            <text:p>0.000</text:p>
          </table:table-cell>
          <table:table-cell table:formula="of:=[.I66]+[.E67]*[.A66]" office:value-type="float" office:value="0" calcext:value-type="float">
            <text:p>0.000</text:p>
          </table:table-cell>
          <table:table-cell table:formula="of:=MEDIAN(-[.Q$3];[.F67];[.Q$3])" office:value-type="float" office:value="0" calcext:value-type="float">
            <text:p>0.000</text:p>
          </table:table-cell>
          <table:table-cell table:formula="of:=[.H66]+[.G67]*[.A66]" office:value-type="float" office:value="0.024" calcext:value-type="float">
            <text:p>0.024</text:p>
          </table:table-cell>
          <table:table-cell table:formula="of:=([.N67]-[.N66])/[.A66]" office:value-type="float" office:value="1.99999999999996" calcext:value-type="float">
            <text:p>2.000</text:p>
          </table:table-cell>
          <table:table-cell table:formula="of:=[.B67]-[.H66]" office:value-type="float" office:value="0.026" calcext:value-type="float">
            <text:p>0.026</text:p>
          </table:table-cell>
          <table:table-cell table:formula="of:=[.S$3]*[.J67]" office:value-type="float" office:value="0.026" calcext:value-type="float">
            <text:p>0.026</text:p>
          </table:table-cell>
          <table:table-cell table:formula="of:=[.T$3]*SUM([.J$2:.J67])" office:value-type="float" office:value="0" calcext:value-type="float">
            <text:p>0</text:p>
          </table:table-cell>
          <table:table-cell table:formula="of:=[.U$3]*([.J67]-[.J66])/[.A66]" office:value-type="float" office:value="0" calcext:value-type="float">
            <text:p>0</text:p>
          </table:table-cell>
          <table:table-cell table:formula="of:=[.K67]+[.L67]+[.M6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7]-[.H67])/[.A67]" office:value-type="float" office:value="1.99999999999996" calcext:value-type="float">
            <text:p>2.000</text:p>
          </table:table-cell>
          <table:table-cell table:formula="of:=([.C68]-[.I67])/[.A67]" office:value-type="float" office:value="0" calcext:value-type="float">
            <text:p>0.000</text:p>
          </table:table-cell>
          <table:table-cell table:formula="of:=MEDIAN(-[.P$3];[.D68];[.P$3])" office:value-type="float" office:value="0" calcext:value-type="float">
            <text:p>0.000</text:p>
          </table:table-cell>
          <table:table-cell table:formula="of:=[.I67]+[.E68]*[.A67]" office:value-type="float" office:value="1.99999999999996" calcext:value-type="float">
            <text:p>2.000</text:p>
          </table:table-cell>
          <table:table-cell table:formula="of:=MEDIAN(-[.Q$3];[.F68];[.Q$3])" office:value-type="float" office:value="1.99999999999996" calcext:value-type="float">
            <text:p>2.000</text:p>
          </table:table-cell>
          <table:table-cell table:formula="of:=[.H67]+[.G68]*[.A67]" office:value-type="float" office:value="0.026" calcext:value-type="float">
            <text:p>0.026</text:p>
          </table:table-cell>
          <table:table-cell table:formula="of:=([.N68]-[.N67])/[.A67]" office:value-type="float" office:value="0" calcext:value-type="float">
            <text:p>0.000</text:p>
          </table:table-cell>
          <table:table-cell table:formula="of:=[.B68]-[.H67]" office:value-type="float" office:value="0.026" calcext:value-type="float">
            <text:p>0.026</text:p>
          </table:table-cell>
          <table:table-cell table:formula="of:=[.S$3]*[.J68]" office:value-type="float" office:value="0.026" calcext:value-type="float">
            <text:p>0.026</text:p>
          </table:table-cell>
          <table:table-cell table:formula="of:=[.T$3]*SUM([.J$2:.J68])" office:value-type="float" office:value="0" calcext:value-type="float">
            <text:p>0</text:p>
          </table:table-cell>
          <table:table-cell table:formula="of:=[.U$3]*([.J68]-[.J67])/[.A67]" office:value-type="float" office:value="0" calcext:value-type="float">
            <text:p>0</text:p>
          </table:table-cell>
          <table:table-cell table:formula="of:=[.K68]+[.L68]+[.M6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8]-[.H68])/[.A68]" office:value-type="float" office:value="0" calcext:value-type="float">
            <text:p>0.000</text:p>
          </table:table-cell>
          <table:table-cell table:formula="of:=([.C69]-[.I68])/[.A68]" office:value-type="float" office:value="0" calcext:value-type="float">
            <text:p>0.000</text:p>
          </table:table-cell>
          <table:table-cell table:formula="of:=MEDIAN(-[.P$3];[.D69];[.P$3])" office:value-type="float" office:value="0" calcext:value-type="float">
            <text:p>0.000</text:p>
          </table:table-cell>
          <table:table-cell table:formula="of:=[.I68]+[.E69]*[.A68]" office:value-type="float" office:value="0" calcext:value-type="float">
            <text:p>0.000</text:p>
          </table:table-cell>
          <table:table-cell table:formula="of:=MEDIAN(-[.Q$3];[.F69];[.Q$3])" office:value-type="float" office:value="0" calcext:value-type="float">
            <text:p>0.000</text:p>
          </table:table-cell>
          <table:table-cell table:formula="of:=[.H68]+[.G69]*[.A68]" office:value-type="float" office:value="0.026" calcext:value-type="float">
            <text:p>0.026</text:p>
          </table:table-cell>
          <table:table-cell table:formula="of:=([.N69]-[.N68])/[.A68]" office:value-type="float" office:value="-1.99999999999996" calcext:value-type="float">
            <text:p>-2.000</text:p>
          </table:table-cell>
          <table:table-cell table:formula="of:=[.B69]-[.H68]" office:value-type="float" office:value="0.024" calcext:value-type="float">
            <text:p>0.024</text:p>
          </table:table-cell>
          <table:table-cell table:formula="of:=[.S$3]*[.J69]" office:value-type="float" office:value="0.024" calcext:value-type="float">
            <text:p>0.024</text:p>
          </table:table-cell>
          <table:table-cell table:formula="of:=[.T$3]*SUM([.J$2:.J69])" office:value-type="float" office:value="0" calcext:value-type="float">
            <text:p>0</text:p>
          </table:table-cell>
          <table:table-cell table:formula="of:=[.U$3]*([.J69]-[.J68])/[.A68]" office:value-type="float" office:value="-0" calcext:value-type="float">
            <text:p>0</text:p>
          </table:table-cell>
          <table:table-cell table:formula="of:=[.K69]+[.L69]+[.M6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69]-[.H69])/[.A69]" office:value-type="float" office:value="-1.99999999999996" calcext:value-type="float">
            <text:p>-2.000</text:p>
          </table:table-cell>
          <table:table-cell table:formula="of:=([.C70]-[.I69])/[.A69]" office:value-type="float" office:value="0" calcext:value-type="float">
            <text:p>0.000</text:p>
          </table:table-cell>
          <table:table-cell table:formula="of:=MEDIAN(-[.P$3];[.D70];[.P$3])" office:value-type="float" office:value="0" calcext:value-type="float">
            <text:p>0.000</text:p>
          </table:table-cell>
          <table:table-cell table:formula="of:=[.I69]+[.E70]*[.A69]" office:value-type="float" office:value="-1.99999999999996" calcext:value-type="float">
            <text:p>-2.000</text:p>
          </table:table-cell>
          <table:table-cell table:formula="of:=MEDIAN(-[.Q$3];[.F70];[.Q$3])" office:value-type="float" office:value="-1.99999999999996" calcext:value-type="float">
            <text:p>-2.000</text:p>
          </table:table-cell>
          <table:table-cell table:formula="of:=[.H69]+[.G70]*[.A69]" office:value-type="float" office:value="0.024" calcext:value-type="float">
            <text:p>0.024</text:p>
          </table:table-cell>
          <table:table-cell table:formula="of:=([.N70]-[.N69])/[.A69]" office:value-type="float" office:value="0" calcext:value-type="float">
            <text:p>0.000</text:p>
          </table:table-cell>
          <table:table-cell table:formula="of:=[.B70]-[.H69]" office:value-type="float" office:value="0.024" calcext:value-type="float">
            <text:p>0.024</text:p>
          </table:table-cell>
          <table:table-cell table:formula="of:=[.S$3]*[.J70]" office:value-type="float" office:value="0.024" calcext:value-type="float">
            <text:p>0.024</text:p>
          </table:table-cell>
          <table:table-cell table:formula="of:=[.T$3]*SUM([.J$2:.J70])" office:value-type="float" office:value="0" calcext:value-type="float">
            <text:p>0</text:p>
          </table:table-cell>
          <table:table-cell table:formula="of:=[.U$3]*([.J70]-[.J69])/[.A69]" office:value-type="float" office:value="0" calcext:value-type="float">
            <text:p>0</text:p>
          </table:table-cell>
          <table:table-cell table:formula="of:=[.K70]+[.L70]+[.M7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0]-[.H70])/[.A70]" office:value-type="float" office:value="0" calcext:value-type="float">
            <text:p>0.000</text:p>
          </table:table-cell>
          <table:table-cell table:formula="of:=([.C71]-[.I70])/[.A70]" office:value-type="float" office:value="0" calcext:value-type="float">
            <text:p>0.000</text:p>
          </table:table-cell>
          <table:table-cell table:formula="of:=MEDIAN(-[.P$3];[.D71];[.P$3])" office:value-type="float" office:value="0" calcext:value-type="float">
            <text:p>0.000</text:p>
          </table:table-cell>
          <table:table-cell table:formula="of:=[.I70]+[.E71]*[.A70]" office:value-type="float" office:value="0" calcext:value-type="float">
            <text:p>0.000</text:p>
          </table:table-cell>
          <table:table-cell table:formula="of:=MEDIAN(-[.Q$3];[.F71];[.Q$3])" office:value-type="float" office:value="0" calcext:value-type="float">
            <text:p>0.000</text:p>
          </table:table-cell>
          <table:table-cell table:formula="of:=[.H70]+[.G71]*[.A70]" office:value-type="float" office:value="0.024" calcext:value-type="float">
            <text:p>0.024</text:p>
          </table:table-cell>
          <table:table-cell table:formula="of:=([.N71]-[.N70])/[.A70]" office:value-type="float" office:value="1.99999999999996" calcext:value-type="float">
            <text:p>2.000</text:p>
          </table:table-cell>
          <table:table-cell table:formula="of:=[.B71]-[.H70]" office:value-type="float" office:value="0.026" calcext:value-type="float">
            <text:p>0.026</text:p>
          </table:table-cell>
          <table:table-cell table:formula="of:=[.S$3]*[.J71]" office:value-type="float" office:value="0.026" calcext:value-type="float">
            <text:p>0.026</text:p>
          </table:table-cell>
          <table:table-cell table:formula="of:=[.T$3]*SUM([.J$2:.J71])" office:value-type="float" office:value="0" calcext:value-type="float">
            <text:p>0</text:p>
          </table:table-cell>
          <table:table-cell table:formula="of:=[.U$3]*([.J71]-[.J70])/[.A70]" office:value-type="float" office:value="0" calcext:value-type="float">
            <text:p>0</text:p>
          </table:table-cell>
          <table:table-cell table:formula="of:=[.K71]+[.L71]+[.M7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1]-[.H71])/[.A71]" office:value-type="float" office:value="1.99999999999996" calcext:value-type="float">
            <text:p>2.000</text:p>
          </table:table-cell>
          <table:table-cell table:formula="of:=([.C72]-[.I71])/[.A71]" office:value-type="float" office:value="0" calcext:value-type="float">
            <text:p>0.000</text:p>
          </table:table-cell>
          <table:table-cell table:formula="of:=MEDIAN(-[.P$3];[.D72];[.P$3])" office:value-type="float" office:value="0" calcext:value-type="float">
            <text:p>0.000</text:p>
          </table:table-cell>
          <table:table-cell table:formula="of:=[.I71]+[.E72]*[.A71]" office:value-type="float" office:value="1.99999999999996" calcext:value-type="float">
            <text:p>2.000</text:p>
          </table:table-cell>
          <table:table-cell table:formula="of:=MEDIAN(-[.Q$3];[.F72];[.Q$3])" office:value-type="float" office:value="1.99999999999996" calcext:value-type="float">
            <text:p>2.000</text:p>
          </table:table-cell>
          <table:table-cell table:formula="of:=[.H71]+[.G72]*[.A71]" office:value-type="float" office:value="0.026" calcext:value-type="float">
            <text:p>0.026</text:p>
          </table:table-cell>
          <table:table-cell table:formula="of:=([.N72]-[.N71])/[.A71]" office:value-type="float" office:value="0" calcext:value-type="float">
            <text:p>0.000</text:p>
          </table:table-cell>
          <table:table-cell table:formula="of:=[.B72]-[.H71]" office:value-type="float" office:value="0.026" calcext:value-type="float">
            <text:p>0.026</text:p>
          </table:table-cell>
          <table:table-cell table:formula="of:=[.S$3]*[.J72]" office:value-type="float" office:value="0.026" calcext:value-type="float">
            <text:p>0.026</text:p>
          </table:table-cell>
          <table:table-cell table:formula="of:=[.T$3]*SUM([.J$2:.J72])" office:value-type="float" office:value="0" calcext:value-type="float">
            <text:p>0</text:p>
          </table:table-cell>
          <table:table-cell table:formula="of:=[.U$3]*([.J72]-[.J71])/[.A71]" office:value-type="float" office:value="0" calcext:value-type="float">
            <text:p>0</text:p>
          </table:table-cell>
          <table:table-cell table:formula="of:=[.K72]+[.L72]+[.M7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2]-[.H72])/[.A72]" office:value-type="float" office:value="0" calcext:value-type="float">
            <text:p>0.000</text:p>
          </table:table-cell>
          <table:table-cell table:formula="of:=([.C73]-[.I72])/[.A72]" office:value-type="float" office:value="0" calcext:value-type="float">
            <text:p>0.000</text:p>
          </table:table-cell>
          <table:table-cell table:formula="of:=MEDIAN(-[.P$3];[.D73];[.P$3])" office:value-type="float" office:value="0" calcext:value-type="float">
            <text:p>0.000</text:p>
          </table:table-cell>
          <table:table-cell table:formula="of:=[.I72]+[.E73]*[.A72]" office:value-type="float" office:value="0" calcext:value-type="float">
            <text:p>0.000</text:p>
          </table:table-cell>
          <table:table-cell table:formula="of:=MEDIAN(-[.Q$3];[.F73];[.Q$3])" office:value-type="float" office:value="0" calcext:value-type="float">
            <text:p>0.000</text:p>
          </table:table-cell>
          <table:table-cell table:formula="of:=[.H72]+[.G73]*[.A72]" office:value-type="float" office:value="0.026" calcext:value-type="float">
            <text:p>0.026</text:p>
          </table:table-cell>
          <table:table-cell table:formula="of:=([.N73]-[.N72])/[.A72]" office:value-type="float" office:value="-1.99999999999996" calcext:value-type="float">
            <text:p>-2.000</text:p>
          </table:table-cell>
          <table:table-cell table:formula="of:=[.B73]-[.H72]" office:value-type="float" office:value="0.024" calcext:value-type="float">
            <text:p>0.024</text:p>
          </table:table-cell>
          <table:table-cell table:formula="of:=[.S$3]*[.J73]" office:value-type="float" office:value="0.024" calcext:value-type="float">
            <text:p>0.024</text:p>
          </table:table-cell>
          <table:table-cell table:formula="of:=[.T$3]*SUM([.J$2:.J73])" office:value-type="float" office:value="0" calcext:value-type="float">
            <text:p>0</text:p>
          </table:table-cell>
          <table:table-cell table:formula="of:=[.U$3]*([.J73]-[.J72])/[.A72]" office:value-type="float" office:value="-0" calcext:value-type="float">
            <text:p>0</text:p>
          </table:table-cell>
          <table:table-cell table:formula="of:=[.K73]+[.L73]+[.M7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3]-[.H73])/[.A73]" office:value-type="float" office:value="-1.99999999999996" calcext:value-type="float">
            <text:p>-2.000</text:p>
          </table:table-cell>
          <table:table-cell table:formula="of:=([.C74]-[.I73])/[.A73]" office:value-type="float" office:value="0" calcext:value-type="float">
            <text:p>0.000</text:p>
          </table:table-cell>
          <table:table-cell table:formula="of:=MEDIAN(-[.P$3];[.D74];[.P$3])" office:value-type="float" office:value="0" calcext:value-type="float">
            <text:p>0.000</text:p>
          </table:table-cell>
          <table:table-cell table:formula="of:=[.I73]+[.E74]*[.A73]" office:value-type="float" office:value="-1.99999999999996" calcext:value-type="float">
            <text:p>-2.000</text:p>
          </table:table-cell>
          <table:table-cell table:formula="of:=MEDIAN(-[.Q$3];[.F74];[.Q$3])" office:value-type="float" office:value="-1.99999999999996" calcext:value-type="float">
            <text:p>-2.000</text:p>
          </table:table-cell>
          <table:table-cell table:formula="of:=[.H73]+[.G74]*[.A73]" office:value-type="float" office:value="0.024" calcext:value-type="float">
            <text:p>0.024</text:p>
          </table:table-cell>
          <table:table-cell table:formula="of:=([.N74]-[.N73])/[.A73]" office:value-type="float" office:value="0" calcext:value-type="float">
            <text:p>0.000</text:p>
          </table:table-cell>
          <table:table-cell table:formula="of:=[.B74]-[.H73]" office:value-type="float" office:value="0.024" calcext:value-type="float">
            <text:p>0.024</text:p>
          </table:table-cell>
          <table:table-cell table:formula="of:=[.S$3]*[.J74]" office:value-type="float" office:value="0.024" calcext:value-type="float">
            <text:p>0.024</text:p>
          </table:table-cell>
          <table:table-cell table:formula="of:=[.T$3]*SUM([.J$2:.J74])" office:value-type="float" office:value="0" calcext:value-type="float">
            <text:p>0</text:p>
          </table:table-cell>
          <table:table-cell table:formula="of:=[.U$3]*([.J74]-[.J73])/[.A73]" office:value-type="float" office:value="0" calcext:value-type="float">
            <text:p>0</text:p>
          </table:table-cell>
          <table:table-cell table:formula="of:=[.K74]+[.L74]+[.M7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4]-[.H74])/[.A74]" office:value-type="float" office:value="0" calcext:value-type="float">
            <text:p>0.000</text:p>
          </table:table-cell>
          <table:table-cell table:formula="of:=([.C75]-[.I74])/[.A74]" office:value-type="float" office:value="0" calcext:value-type="float">
            <text:p>0.000</text:p>
          </table:table-cell>
          <table:table-cell table:formula="of:=MEDIAN(-[.P$3];[.D75];[.P$3])" office:value-type="float" office:value="0" calcext:value-type="float">
            <text:p>0.000</text:p>
          </table:table-cell>
          <table:table-cell table:formula="of:=[.I74]+[.E75]*[.A74]" office:value-type="float" office:value="0" calcext:value-type="float">
            <text:p>0.000</text:p>
          </table:table-cell>
          <table:table-cell table:formula="of:=MEDIAN(-[.Q$3];[.F75];[.Q$3])" office:value-type="float" office:value="0" calcext:value-type="float">
            <text:p>0.000</text:p>
          </table:table-cell>
          <table:table-cell table:formula="of:=[.H74]+[.G75]*[.A74]" office:value-type="float" office:value="0.024" calcext:value-type="float">
            <text:p>0.024</text:p>
          </table:table-cell>
          <table:table-cell table:formula="of:=([.N75]-[.N74])/[.A74]" office:value-type="float" office:value="1.99999999999996" calcext:value-type="float">
            <text:p>2.000</text:p>
          </table:table-cell>
          <table:table-cell table:formula="of:=[.B75]-[.H74]" office:value-type="float" office:value="0.026" calcext:value-type="float">
            <text:p>0.026</text:p>
          </table:table-cell>
          <table:table-cell table:formula="of:=[.S$3]*[.J75]" office:value-type="float" office:value="0.026" calcext:value-type="float">
            <text:p>0.026</text:p>
          </table:table-cell>
          <table:table-cell table:formula="of:=[.T$3]*SUM([.J$2:.J75])" office:value-type="float" office:value="0" calcext:value-type="float">
            <text:p>0</text:p>
          </table:table-cell>
          <table:table-cell table:formula="of:=[.U$3]*([.J75]-[.J74])/[.A74]" office:value-type="float" office:value="0" calcext:value-type="float">
            <text:p>0</text:p>
          </table:table-cell>
          <table:table-cell table:formula="of:=[.K75]+[.L75]+[.M7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5]-[.H75])/[.A75]" office:value-type="float" office:value="1.99999999999996" calcext:value-type="float">
            <text:p>2.000</text:p>
          </table:table-cell>
          <table:table-cell table:formula="of:=([.C76]-[.I75])/[.A75]" office:value-type="float" office:value="0" calcext:value-type="float">
            <text:p>0.000</text:p>
          </table:table-cell>
          <table:table-cell table:formula="of:=MEDIAN(-[.P$3];[.D76];[.P$3])" office:value-type="float" office:value="0" calcext:value-type="float">
            <text:p>0.000</text:p>
          </table:table-cell>
          <table:table-cell table:formula="of:=[.I75]+[.E76]*[.A75]" office:value-type="float" office:value="1.99999999999996" calcext:value-type="float">
            <text:p>2.000</text:p>
          </table:table-cell>
          <table:table-cell table:formula="of:=MEDIAN(-[.Q$3];[.F76];[.Q$3])" office:value-type="float" office:value="1.99999999999996" calcext:value-type="float">
            <text:p>2.000</text:p>
          </table:table-cell>
          <table:table-cell table:formula="of:=[.H75]+[.G76]*[.A75]" office:value-type="float" office:value="0.026" calcext:value-type="float">
            <text:p>0.026</text:p>
          </table:table-cell>
          <table:table-cell table:formula="of:=([.N76]-[.N75])/[.A75]" office:value-type="float" office:value="0" calcext:value-type="float">
            <text:p>0.000</text:p>
          </table:table-cell>
          <table:table-cell table:formula="of:=[.B76]-[.H75]" office:value-type="float" office:value="0.026" calcext:value-type="float">
            <text:p>0.026</text:p>
          </table:table-cell>
          <table:table-cell table:formula="of:=[.S$3]*[.J76]" office:value-type="float" office:value="0.026" calcext:value-type="float">
            <text:p>0.026</text:p>
          </table:table-cell>
          <table:table-cell table:formula="of:=[.T$3]*SUM([.J$2:.J76])" office:value-type="float" office:value="0" calcext:value-type="float">
            <text:p>0</text:p>
          </table:table-cell>
          <table:table-cell table:formula="of:=[.U$3]*([.J76]-[.J75])/[.A75]" office:value-type="float" office:value="0" calcext:value-type="float">
            <text:p>0</text:p>
          </table:table-cell>
          <table:table-cell table:formula="of:=[.K76]+[.L76]+[.M7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6]-[.H76])/[.A76]" office:value-type="float" office:value="0" calcext:value-type="float">
            <text:p>0.000</text:p>
          </table:table-cell>
          <table:table-cell table:formula="of:=([.C77]-[.I76])/[.A76]" office:value-type="float" office:value="0" calcext:value-type="float">
            <text:p>0.000</text:p>
          </table:table-cell>
          <table:table-cell table:formula="of:=MEDIAN(-[.P$3];[.D77];[.P$3])" office:value-type="float" office:value="0" calcext:value-type="float">
            <text:p>0.000</text:p>
          </table:table-cell>
          <table:table-cell table:formula="of:=[.I76]+[.E77]*[.A76]" office:value-type="float" office:value="0" calcext:value-type="float">
            <text:p>0.000</text:p>
          </table:table-cell>
          <table:table-cell table:formula="of:=MEDIAN(-[.Q$3];[.F77];[.Q$3])" office:value-type="float" office:value="0" calcext:value-type="float">
            <text:p>0.000</text:p>
          </table:table-cell>
          <table:table-cell table:formula="of:=[.H76]+[.G77]*[.A76]" office:value-type="float" office:value="0.026" calcext:value-type="float">
            <text:p>0.026</text:p>
          </table:table-cell>
          <table:table-cell table:formula="of:=([.N77]-[.N76])/[.A76]" office:value-type="float" office:value="-1.99999999999996" calcext:value-type="float">
            <text:p>-2.000</text:p>
          </table:table-cell>
          <table:table-cell table:formula="of:=[.B77]-[.H76]" office:value-type="float" office:value="0.024" calcext:value-type="float">
            <text:p>0.024</text:p>
          </table:table-cell>
          <table:table-cell table:formula="of:=[.S$3]*[.J77]" office:value-type="float" office:value="0.024" calcext:value-type="float">
            <text:p>0.024</text:p>
          </table:table-cell>
          <table:table-cell table:formula="of:=[.T$3]*SUM([.J$2:.J77])" office:value-type="float" office:value="0" calcext:value-type="float">
            <text:p>0</text:p>
          </table:table-cell>
          <table:table-cell table:formula="of:=[.U$3]*([.J77]-[.J76])/[.A76]" office:value-type="float" office:value="-0" calcext:value-type="float">
            <text:p>0</text:p>
          </table:table-cell>
          <table:table-cell table:formula="of:=[.K77]+[.L77]+[.M7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7]-[.H77])/[.A77]" office:value-type="float" office:value="-1.99999999999996" calcext:value-type="float">
            <text:p>-2.000</text:p>
          </table:table-cell>
          <table:table-cell table:formula="of:=([.C78]-[.I77])/[.A77]" office:value-type="float" office:value="0" calcext:value-type="float">
            <text:p>0.000</text:p>
          </table:table-cell>
          <table:table-cell table:formula="of:=MEDIAN(-[.P$3];[.D78];[.P$3])" office:value-type="float" office:value="0" calcext:value-type="float">
            <text:p>0.000</text:p>
          </table:table-cell>
          <table:table-cell table:formula="of:=[.I77]+[.E78]*[.A77]" office:value-type="float" office:value="-1.99999999999996" calcext:value-type="float">
            <text:p>-2.000</text:p>
          </table:table-cell>
          <table:table-cell table:formula="of:=MEDIAN(-[.Q$3];[.F78];[.Q$3])" office:value-type="float" office:value="-1.99999999999996" calcext:value-type="float">
            <text:p>-2.000</text:p>
          </table:table-cell>
          <table:table-cell table:formula="of:=[.H77]+[.G78]*[.A77]" office:value-type="float" office:value="0.024" calcext:value-type="float">
            <text:p>0.024</text:p>
          </table:table-cell>
          <table:table-cell table:formula="of:=([.N78]-[.N77])/[.A77]" office:value-type="float" office:value="0" calcext:value-type="float">
            <text:p>0.000</text:p>
          </table:table-cell>
          <table:table-cell table:formula="of:=[.B78]-[.H77]" office:value-type="float" office:value="0.024" calcext:value-type="float">
            <text:p>0.024</text:p>
          </table:table-cell>
          <table:table-cell table:formula="of:=[.S$3]*[.J78]" office:value-type="float" office:value="0.024" calcext:value-type="float">
            <text:p>0.024</text:p>
          </table:table-cell>
          <table:table-cell table:formula="of:=[.T$3]*SUM([.J$2:.J78])" office:value-type="float" office:value="0" calcext:value-type="float">
            <text:p>0</text:p>
          </table:table-cell>
          <table:table-cell table:formula="of:=[.U$3]*([.J78]-[.J77])/[.A77]" office:value-type="float" office:value="0" calcext:value-type="float">
            <text:p>0</text:p>
          </table:table-cell>
          <table:table-cell table:formula="of:=[.K78]+[.L78]+[.M7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8]-[.H78])/[.A78]" office:value-type="float" office:value="0" calcext:value-type="float">
            <text:p>0.000</text:p>
          </table:table-cell>
          <table:table-cell table:formula="of:=([.C79]-[.I78])/[.A78]" office:value-type="float" office:value="0" calcext:value-type="float">
            <text:p>0.000</text:p>
          </table:table-cell>
          <table:table-cell table:formula="of:=MEDIAN(-[.P$3];[.D79];[.P$3])" office:value-type="float" office:value="0" calcext:value-type="float">
            <text:p>0.000</text:p>
          </table:table-cell>
          <table:table-cell table:formula="of:=[.I78]+[.E79]*[.A78]" office:value-type="float" office:value="0" calcext:value-type="float">
            <text:p>0.000</text:p>
          </table:table-cell>
          <table:table-cell table:formula="of:=MEDIAN(-[.Q$3];[.F79];[.Q$3])" office:value-type="float" office:value="0" calcext:value-type="float">
            <text:p>0.000</text:p>
          </table:table-cell>
          <table:table-cell table:formula="of:=[.H78]+[.G79]*[.A78]" office:value-type="float" office:value="0.024" calcext:value-type="float">
            <text:p>0.024</text:p>
          </table:table-cell>
          <table:table-cell table:formula="of:=([.N79]-[.N78])/[.A78]" office:value-type="float" office:value="1.99999999999996" calcext:value-type="float">
            <text:p>2.000</text:p>
          </table:table-cell>
          <table:table-cell table:formula="of:=[.B79]-[.H78]" office:value-type="float" office:value="0.026" calcext:value-type="float">
            <text:p>0.026</text:p>
          </table:table-cell>
          <table:table-cell table:formula="of:=[.S$3]*[.J79]" office:value-type="float" office:value="0.026" calcext:value-type="float">
            <text:p>0.026</text:p>
          </table:table-cell>
          <table:table-cell table:formula="of:=[.T$3]*SUM([.J$2:.J79])" office:value-type="float" office:value="0" calcext:value-type="float">
            <text:p>0</text:p>
          </table:table-cell>
          <table:table-cell table:formula="of:=[.U$3]*([.J79]-[.J78])/[.A78]" office:value-type="float" office:value="0" calcext:value-type="float">
            <text:p>0</text:p>
          </table:table-cell>
          <table:table-cell table:formula="of:=[.K79]+[.L79]+[.M7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79]-[.H79])/[.A79]" office:value-type="float" office:value="1.99999999999996" calcext:value-type="float">
            <text:p>2.000</text:p>
          </table:table-cell>
          <table:table-cell table:formula="of:=([.C80]-[.I79])/[.A79]" office:value-type="float" office:value="0" calcext:value-type="float">
            <text:p>0.000</text:p>
          </table:table-cell>
          <table:table-cell table:formula="of:=MEDIAN(-[.P$3];[.D80];[.P$3])" office:value-type="float" office:value="0" calcext:value-type="float">
            <text:p>0.000</text:p>
          </table:table-cell>
          <table:table-cell table:formula="of:=[.I79]+[.E80]*[.A79]" office:value-type="float" office:value="1.99999999999996" calcext:value-type="float">
            <text:p>2.000</text:p>
          </table:table-cell>
          <table:table-cell table:formula="of:=MEDIAN(-[.Q$3];[.F80];[.Q$3])" office:value-type="float" office:value="1.99999999999996" calcext:value-type="float">
            <text:p>2.000</text:p>
          </table:table-cell>
          <table:table-cell table:formula="of:=[.H79]+[.G80]*[.A79]" office:value-type="float" office:value="0.026" calcext:value-type="float">
            <text:p>0.026</text:p>
          </table:table-cell>
          <table:table-cell table:formula="of:=([.N80]-[.N79])/[.A79]" office:value-type="float" office:value="0" calcext:value-type="float">
            <text:p>0.000</text:p>
          </table:table-cell>
          <table:table-cell table:formula="of:=[.B80]-[.H79]" office:value-type="float" office:value="0.026" calcext:value-type="float">
            <text:p>0.026</text:p>
          </table:table-cell>
          <table:table-cell table:formula="of:=[.S$3]*[.J80]" office:value-type="float" office:value="0.026" calcext:value-type="float">
            <text:p>0.026</text:p>
          </table:table-cell>
          <table:table-cell table:formula="of:=[.T$3]*SUM([.J$2:.J80])" office:value-type="float" office:value="0" calcext:value-type="float">
            <text:p>0</text:p>
          </table:table-cell>
          <table:table-cell table:formula="of:=[.U$3]*([.J80]-[.J79])/[.A79]" office:value-type="float" office:value="0" calcext:value-type="float">
            <text:p>0</text:p>
          </table:table-cell>
          <table:table-cell table:formula="of:=[.K80]+[.L80]+[.M8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0]-[.H80])/[.A80]" office:value-type="float" office:value="0" calcext:value-type="float">
            <text:p>0.000</text:p>
          </table:table-cell>
          <table:table-cell table:formula="of:=([.C81]-[.I80])/[.A80]" office:value-type="float" office:value="0" calcext:value-type="float">
            <text:p>0.000</text:p>
          </table:table-cell>
          <table:table-cell table:formula="of:=MEDIAN(-[.P$3];[.D81];[.P$3])" office:value-type="float" office:value="0" calcext:value-type="float">
            <text:p>0.000</text:p>
          </table:table-cell>
          <table:table-cell table:formula="of:=[.I80]+[.E81]*[.A80]" office:value-type="float" office:value="0" calcext:value-type="float">
            <text:p>0.000</text:p>
          </table:table-cell>
          <table:table-cell table:formula="of:=MEDIAN(-[.Q$3];[.F81];[.Q$3])" office:value-type="float" office:value="0" calcext:value-type="float">
            <text:p>0.000</text:p>
          </table:table-cell>
          <table:table-cell table:formula="of:=[.H80]+[.G81]*[.A80]" office:value-type="float" office:value="0.026" calcext:value-type="float">
            <text:p>0.026</text:p>
          </table:table-cell>
          <table:table-cell table:formula="of:=([.N81]-[.N80])/[.A80]" office:value-type="float" office:value="-1.99999999999996" calcext:value-type="float">
            <text:p>-2.000</text:p>
          </table:table-cell>
          <table:table-cell table:formula="of:=[.B81]-[.H80]" office:value-type="float" office:value="0.024" calcext:value-type="float">
            <text:p>0.024</text:p>
          </table:table-cell>
          <table:table-cell table:formula="of:=[.S$3]*[.J81]" office:value-type="float" office:value="0.024" calcext:value-type="float">
            <text:p>0.024</text:p>
          </table:table-cell>
          <table:table-cell table:formula="of:=[.T$3]*SUM([.J$2:.J81])" office:value-type="float" office:value="0" calcext:value-type="float">
            <text:p>0</text:p>
          </table:table-cell>
          <table:table-cell table:formula="of:=[.U$3]*([.J81]-[.J80])/[.A80]" office:value-type="float" office:value="-0" calcext:value-type="float">
            <text:p>0</text:p>
          </table:table-cell>
          <table:table-cell table:formula="of:=[.K81]+[.L81]+[.M8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1]-[.H81])/[.A81]" office:value-type="float" office:value="-1.99999999999996" calcext:value-type="float">
            <text:p>-2.000</text:p>
          </table:table-cell>
          <table:table-cell table:formula="of:=([.C82]-[.I81])/[.A81]" office:value-type="float" office:value="0" calcext:value-type="float">
            <text:p>0.000</text:p>
          </table:table-cell>
          <table:table-cell table:formula="of:=MEDIAN(-[.P$3];[.D82];[.P$3])" office:value-type="float" office:value="0" calcext:value-type="float">
            <text:p>0.000</text:p>
          </table:table-cell>
          <table:table-cell table:formula="of:=[.I81]+[.E82]*[.A81]" office:value-type="float" office:value="-1.99999999999996" calcext:value-type="float">
            <text:p>-2.000</text:p>
          </table:table-cell>
          <table:table-cell table:formula="of:=MEDIAN(-[.Q$3];[.F82];[.Q$3])" office:value-type="float" office:value="-1.99999999999996" calcext:value-type="float">
            <text:p>-2.000</text:p>
          </table:table-cell>
          <table:table-cell table:formula="of:=[.H81]+[.G82]*[.A81]" office:value-type="float" office:value="0.024" calcext:value-type="float">
            <text:p>0.024</text:p>
          </table:table-cell>
          <table:table-cell table:formula="of:=([.N82]-[.N81])/[.A81]" office:value-type="float" office:value="0" calcext:value-type="float">
            <text:p>0.000</text:p>
          </table:table-cell>
          <table:table-cell table:formula="of:=[.B82]-[.H81]" office:value-type="float" office:value="0.024" calcext:value-type="float">
            <text:p>0.024</text:p>
          </table:table-cell>
          <table:table-cell table:formula="of:=[.S$3]*[.J82]" office:value-type="float" office:value="0.024" calcext:value-type="float">
            <text:p>0.024</text:p>
          </table:table-cell>
          <table:table-cell table:formula="of:=[.T$3]*SUM([.J$2:.J82])" office:value-type="float" office:value="0" calcext:value-type="float">
            <text:p>0</text:p>
          </table:table-cell>
          <table:table-cell table:formula="of:=[.U$3]*([.J82]-[.J81])/[.A81]" office:value-type="float" office:value="0" calcext:value-type="float">
            <text:p>0</text:p>
          </table:table-cell>
          <table:table-cell table:formula="of:=[.K82]+[.L82]+[.M8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2]-[.H82])/[.A82]" office:value-type="float" office:value="0" calcext:value-type="float">
            <text:p>0.000</text:p>
          </table:table-cell>
          <table:table-cell table:formula="of:=([.C83]-[.I82])/[.A82]" office:value-type="float" office:value="0" calcext:value-type="float">
            <text:p>0.000</text:p>
          </table:table-cell>
          <table:table-cell table:formula="of:=MEDIAN(-[.P$3];[.D83];[.P$3])" office:value-type="float" office:value="0" calcext:value-type="float">
            <text:p>0.000</text:p>
          </table:table-cell>
          <table:table-cell table:formula="of:=[.I82]+[.E83]*[.A82]" office:value-type="float" office:value="0" calcext:value-type="float">
            <text:p>0.000</text:p>
          </table:table-cell>
          <table:table-cell table:formula="of:=MEDIAN(-[.Q$3];[.F83];[.Q$3])" office:value-type="float" office:value="0" calcext:value-type="float">
            <text:p>0.000</text:p>
          </table:table-cell>
          <table:table-cell table:formula="of:=[.H82]+[.G83]*[.A82]" office:value-type="float" office:value="0.024" calcext:value-type="float">
            <text:p>0.024</text:p>
          </table:table-cell>
          <table:table-cell table:formula="of:=([.N83]-[.N82])/[.A82]" office:value-type="float" office:value="1.99999999999996" calcext:value-type="float">
            <text:p>2.000</text:p>
          </table:table-cell>
          <table:table-cell table:formula="of:=[.B83]-[.H82]" office:value-type="float" office:value="0.026" calcext:value-type="float">
            <text:p>0.026</text:p>
          </table:table-cell>
          <table:table-cell table:formula="of:=[.S$3]*[.J83]" office:value-type="float" office:value="0.026" calcext:value-type="float">
            <text:p>0.026</text:p>
          </table:table-cell>
          <table:table-cell table:formula="of:=[.T$3]*SUM([.J$2:.J83])" office:value-type="float" office:value="0" calcext:value-type="float">
            <text:p>0</text:p>
          </table:table-cell>
          <table:table-cell table:formula="of:=[.U$3]*([.J83]-[.J82])/[.A82]" office:value-type="float" office:value="0" calcext:value-type="float">
            <text:p>0</text:p>
          </table:table-cell>
          <table:table-cell table:formula="of:=[.K83]+[.L83]+[.M8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3]-[.H83])/[.A83]" office:value-type="float" office:value="1.99999999999996" calcext:value-type="float">
            <text:p>2.000</text:p>
          </table:table-cell>
          <table:table-cell table:formula="of:=([.C84]-[.I83])/[.A83]" office:value-type="float" office:value="0" calcext:value-type="float">
            <text:p>0.000</text:p>
          </table:table-cell>
          <table:table-cell table:formula="of:=MEDIAN(-[.P$3];[.D84];[.P$3])" office:value-type="float" office:value="0" calcext:value-type="float">
            <text:p>0.000</text:p>
          </table:table-cell>
          <table:table-cell table:formula="of:=[.I83]+[.E84]*[.A83]" office:value-type="float" office:value="1.99999999999996" calcext:value-type="float">
            <text:p>2.000</text:p>
          </table:table-cell>
          <table:table-cell table:formula="of:=MEDIAN(-[.Q$3];[.F84];[.Q$3])" office:value-type="float" office:value="1.99999999999996" calcext:value-type="float">
            <text:p>2.000</text:p>
          </table:table-cell>
          <table:table-cell table:formula="of:=[.H83]+[.G84]*[.A83]" office:value-type="float" office:value="0.026" calcext:value-type="float">
            <text:p>0.026</text:p>
          </table:table-cell>
          <table:table-cell table:formula="of:=([.N84]-[.N83])/[.A83]" office:value-type="float" office:value="0" calcext:value-type="float">
            <text:p>0.000</text:p>
          </table:table-cell>
          <table:table-cell table:formula="of:=[.B84]-[.H83]" office:value-type="float" office:value="0.026" calcext:value-type="float">
            <text:p>0.026</text:p>
          </table:table-cell>
          <table:table-cell table:formula="of:=[.S$3]*[.J84]" office:value-type="float" office:value="0.026" calcext:value-type="float">
            <text:p>0.026</text:p>
          </table:table-cell>
          <table:table-cell table:formula="of:=[.T$3]*SUM([.J$2:.J84])" office:value-type="float" office:value="0" calcext:value-type="float">
            <text:p>0</text:p>
          </table:table-cell>
          <table:table-cell table:formula="of:=[.U$3]*([.J84]-[.J83])/[.A83]" office:value-type="float" office:value="0" calcext:value-type="float">
            <text:p>0</text:p>
          </table:table-cell>
          <table:table-cell table:formula="of:=[.K84]+[.L84]+[.M8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4]-[.H84])/[.A84]" office:value-type="float" office:value="0" calcext:value-type="float">
            <text:p>0.000</text:p>
          </table:table-cell>
          <table:table-cell table:formula="of:=([.C85]-[.I84])/[.A84]" office:value-type="float" office:value="0" calcext:value-type="float">
            <text:p>0.000</text:p>
          </table:table-cell>
          <table:table-cell table:formula="of:=MEDIAN(-[.P$3];[.D85];[.P$3])" office:value-type="float" office:value="0" calcext:value-type="float">
            <text:p>0.000</text:p>
          </table:table-cell>
          <table:table-cell table:formula="of:=[.I84]+[.E85]*[.A84]" office:value-type="float" office:value="0" calcext:value-type="float">
            <text:p>0.000</text:p>
          </table:table-cell>
          <table:table-cell table:formula="of:=MEDIAN(-[.Q$3];[.F85];[.Q$3])" office:value-type="float" office:value="0" calcext:value-type="float">
            <text:p>0.000</text:p>
          </table:table-cell>
          <table:table-cell table:formula="of:=[.H84]+[.G85]*[.A84]" office:value-type="float" office:value="0.026" calcext:value-type="float">
            <text:p>0.026</text:p>
          </table:table-cell>
          <table:table-cell table:formula="of:=([.N85]-[.N84])/[.A84]" office:value-type="float" office:value="-1.99999999999996" calcext:value-type="float">
            <text:p>-2.000</text:p>
          </table:table-cell>
          <table:table-cell table:formula="of:=[.B85]-[.H84]" office:value-type="float" office:value="0.024" calcext:value-type="float">
            <text:p>0.024</text:p>
          </table:table-cell>
          <table:table-cell table:formula="of:=[.S$3]*[.J85]" office:value-type="float" office:value="0.024" calcext:value-type="float">
            <text:p>0.024</text:p>
          </table:table-cell>
          <table:table-cell table:formula="of:=[.T$3]*SUM([.J$2:.J85])" office:value-type="float" office:value="0" calcext:value-type="float">
            <text:p>0</text:p>
          </table:table-cell>
          <table:table-cell table:formula="of:=[.U$3]*([.J85]-[.J84])/[.A84]" office:value-type="float" office:value="-0" calcext:value-type="float">
            <text:p>0</text:p>
          </table:table-cell>
          <table:table-cell table:formula="of:=[.K85]+[.L85]+[.M8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5]-[.H85])/[.A85]" office:value-type="float" office:value="-1.99999999999996" calcext:value-type="float">
            <text:p>-2.000</text:p>
          </table:table-cell>
          <table:table-cell table:formula="of:=([.C86]-[.I85])/[.A85]" office:value-type="float" office:value="0" calcext:value-type="float">
            <text:p>0.000</text:p>
          </table:table-cell>
          <table:table-cell table:formula="of:=MEDIAN(-[.P$3];[.D86];[.P$3])" office:value-type="float" office:value="0" calcext:value-type="float">
            <text:p>0.000</text:p>
          </table:table-cell>
          <table:table-cell table:formula="of:=[.I85]+[.E86]*[.A85]" office:value-type="float" office:value="-1.99999999999996" calcext:value-type="float">
            <text:p>-2.000</text:p>
          </table:table-cell>
          <table:table-cell table:formula="of:=MEDIAN(-[.Q$3];[.F86];[.Q$3])" office:value-type="float" office:value="-1.99999999999996" calcext:value-type="float">
            <text:p>-2.000</text:p>
          </table:table-cell>
          <table:table-cell table:formula="of:=[.H85]+[.G86]*[.A85]" office:value-type="float" office:value="0.024" calcext:value-type="float">
            <text:p>0.024</text:p>
          </table:table-cell>
          <table:table-cell table:formula="of:=([.N86]-[.N85])/[.A85]" office:value-type="float" office:value="0" calcext:value-type="float">
            <text:p>0.000</text:p>
          </table:table-cell>
          <table:table-cell table:formula="of:=[.B86]-[.H85]" office:value-type="float" office:value="0.024" calcext:value-type="float">
            <text:p>0.024</text:p>
          </table:table-cell>
          <table:table-cell table:formula="of:=[.S$3]*[.J86]" office:value-type="float" office:value="0.024" calcext:value-type="float">
            <text:p>0.024</text:p>
          </table:table-cell>
          <table:table-cell table:formula="of:=[.T$3]*SUM([.J$2:.J86])" office:value-type="float" office:value="0" calcext:value-type="float">
            <text:p>0</text:p>
          </table:table-cell>
          <table:table-cell table:formula="of:=[.U$3]*([.J86]-[.J85])/[.A85]" office:value-type="float" office:value="0" calcext:value-type="float">
            <text:p>0</text:p>
          </table:table-cell>
          <table:table-cell table:formula="of:=[.K86]+[.L86]+[.M8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6]-[.H86])/[.A86]" office:value-type="float" office:value="0" calcext:value-type="float">
            <text:p>0.000</text:p>
          </table:table-cell>
          <table:table-cell table:formula="of:=([.C87]-[.I86])/[.A86]" office:value-type="float" office:value="0" calcext:value-type="float">
            <text:p>0.000</text:p>
          </table:table-cell>
          <table:table-cell table:formula="of:=MEDIAN(-[.P$3];[.D87];[.P$3])" office:value-type="float" office:value="0" calcext:value-type="float">
            <text:p>0.000</text:p>
          </table:table-cell>
          <table:table-cell table:formula="of:=[.I86]+[.E87]*[.A86]" office:value-type="float" office:value="0" calcext:value-type="float">
            <text:p>0.000</text:p>
          </table:table-cell>
          <table:table-cell table:formula="of:=MEDIAN(-[.Q$3];[.F87];[.Q$3])" office:value-type="float" office:value="0" calcext:value-type="float">
            <text:p>0.000</text:p>
          </table:table-cell>
          <table:table-cell table:formula="of:=[.H86]+[.G87]*[.A86]" office:value-type="float" office:value="0.024" calcext:value-type="float">
            <text:p>0.024</text:p>
          </table:table-cell>
          <table:table-cell table:formula="of:=([.N87]-[.N86])/[.A86]" office:value-type="float" office:value="1.99999999999996" calcext:value-type="float">
            <text:p>2.000</text:p>
          </table:table-cell>
          <table:table-cell table:formula="of:=[.B87]-[.H86]" office:value-type="float" office:value="0.026" calcext:value-type="float">
            <text:p>0.026</text:p>
          </table:table-cell>
          <table:table-cell table:formula="of:=[.S$3]*[.J87]" office:value-type="float" office:value="0.026" calcext:value-type="float">
            <text:p>0.026</text:p>
          </table:table-cell>
          <table:table-cell table:formula="of:=[.T$3]*SUM([.J$2:.J87])" office:value-type="float" office:value="0" calcext:value-type="float">
            <text:p>0</text:p>
          </table:table-cell>
          <table:table-cell table:formula="of:=[.U$3]*([.J87]-[.J86])/[.A86]" office:value-type="float" office:value="0" calcext:value-type="float">
            <text:p>0</text:p>
          </table:table-cell>
          <table:table-cell table:formula="of:=[.K87]+[.L87]+[.M8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7]-[.H87])/[.A87]" office:value-type="float" office:value="1.99999999999996" calcext:value-type="float">
            <text:p>2.000</text:p>
          </table:table-cell>
          <table:table-cell table:formula="of:=([.C88]-[.I87])/[.A87]" office:value-type="float" office:value="0" calcext:value-type="float">
            <text:p>0.000</text:p>
          </table:table-cell>
          <table:table-cell table:formula="of:=MEDIAN(-[.P$3];[.D88];[.P$3])" office:value-type="float" office:value="0" calcext:value-type="float">
            <text:p>0.000</text:p>
          </table:table-cell>
          <table:table-cell table:formula="of:=[.I87]+[.E88]*[.A87]" office:value-type="float" office:value="1.99999999999996" calcext:value-type="float">
            <text:p>2.000</text:p>
          </table:table-cell>
          <table:table-cell table:formula="of:=MEDIAN(-[.Q$3];[.F88];[.Q$3])" office:value-type="float" office:value="1.99999999999996" calcext:value-type="float">
            <text:p>2.000</text:p>
          </table:table-cell>
          <table:table-cell table:formula="of:=[.H87]+[.G88]*[.A87]" office:value-type="float" office:value="0.026" calcext:value-type="float">
            <text:p>0.026</text:p>
          </table:table-cell>
          <table:table-cell table:formula="of:=([.N88]-[.N87])/[.A87]" office:value-type="float" office:value="0" calcext:value-type="float">
            <text:p>0.000</text:p>
          </table:table-cell>
          <table:table-cell table:formula="of:=[.B88]-[.H87]" office:value-type="float" office:value="0.026" calcext:value-type="float">
            <text:p>0.026</text:p>
          </table:table-cell>
          <table:table-cell table:formula="of:=[.S$3]*[.J88]" office:value-type="float" office:value="0.026" calcext:value-type="float">
            <text:p>0.026</text:p>
          </table:table-cell>
          <table:table-cell table:formula="of:=[.T$3]*SUM([.J$2:.J88])" office:value-type="float" office:value="0" calcext:value-type="float">
            <text:p>0</text:p>
          </table:table-cell>
          <table:table-cell table:formula="of:=[.U$3]*([.J88]-[.J87])/[.A87]" office:value-type="float" office:value="0" calcext:value-type="float">
            <text:p>0</text:p>
          </table:table-cell>
          <table:table-cell table:formula="of:=[.K88]+[.L88]+[.M8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8]-[.H88])/[.A88]" office:value-type="float" office:value="0" calcext:value-type="float">
            <text:p>0.000</text:p>
          </table:table-cell>
          <table:table-cell table:formula="of:=([.C89]-[.I88])/[.A88]" office:value-type="float" office:value="0" calcext:value-type="float">
            <text:p>0.000</text:p>
          </table:table-cell>
          <table:table-cell table:formula="of:=MEDIAN(-[.P$3];[.D89];[.P$3])" office:value-type="float" office:value="0" calcext:value-type="float">
            <text:p>0.000</text:p>
          </table:table-cell>
          <table:table-cell table:formula="of:=[.I88]+[.E89]*[.A88]" office:value-type="float" office:value="0" calcext:value-type="float">
            <text:p>0.000</text:p>
          </table:table-cell>
          <table:table-cell table:formula="of:=MEDIAN(-[.Q$3];[.F89];[.Q$3])" office:value-type="float" office:value="0" calcext:value-type="float">
            <text:p>0.000</text:p>
          </table:table-cell>
          <table:table-cell table:formula="of:=[.H88]+[.G89]*[.A88]" office:value-type="float" office:value="0.026" calcext:value-type="float">
            <text:p>0.026</text:p>
          </table:table-cell>
          <table:table-cell table:formula="of:=([.N89]-[.N88])/[.A88]" office:value-type="float" office:value="-1.99999999999996" calcext:value-type="float">
            <text:p>-2.000</text:p>
          </table:table-cell>
          <table:table-cell table:formula="of:=[.B89]-[.H88]" office:value-type="float" office:value="0.024" calcext:value-type="float">
            <text:p>0.024</text:p>
          </table:table-cell>
          <table:table-cell table:formula="of:=[.S$3]*[.J89]" office:value-type="float" office:value="0.024" calcext:value-type="float">
            <text:p>0.024</text:p>
          </table:table-cell>
          <table:table-cell table:formula="of:=[.T$3]*SUM([.J$2:.J89])" office:value-type="float" office:value="0" calcext:value-type="float">
            <text:p>0</text:p>
          </table:table-cell>
          <table:table-cell table:formula="of:=[.U$3]*([.J89]-[.J88])/[.A88]" office:value-type="float" office:value="-0" calcext:value-type="float">
            <text:p>0</text:p>
          </table:table-cell>
          <table:table-cell table:formula="of:=[.K89]+[.L89]+[.M8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89]-[.H89])/[.A89]" office:value-type="float" office:value="-1.99999999999996" calcext:value-type="float">
            <text:p>-2.000</text:p>
          </table:table-cell>
          <table:table-cell table:formula="of:=([.C90]-[.I89])/[.A89]" office:value-type="float" office:value="0" calcext:value-type="float">
            <text:p>0.000</text:p>
          </table:table-cell>
          <table:table-cell table:formula="of:=MEDIAN(-[.P$3];[.D90];[.P$3])" office:value-type="float" office:value="0" calcext:value-type="float">
            <text:p>0.000</text:p>
          </table:table-cell>
          <table:table-cell table:formula="of:=[.I89]+[.E90]*[.A89]" office:value-type="float" office:value="-1.99999999999996" calcext:value-type="float">
            <text:p>-2.000</text:p>
          </table:table-cell>
          <table:table-cell table:formula="of:=MEDIAN(-[.Q$3];[.F90];[.Q$3])" office:value-type="float" office:value="-1.99999999999996" calcext:value-type="float">
            <text:p>-2.000</text:p>
          </table:table-cell>
          <table:table-cell table:formula="of:=[.H89]+[.G90]*[.A89]" office:value-type="float" office:value="0.024" calcext:value-type="float">
            <text:p>0.024</text:p>
          </table:table-cell>
          <table:table-cell table:formula="of:=([.N90]-[.N89])/[.A89]" office:value-type="float" office:value="0" calcext:value-type="float">
            <text:p>0.000</text:p>
          </table:table-cell>
          <table:table-cell table:formula="of:=[.B90]-[.H89]" office:value-type="float" office:value="0.024" calcext:value-type="float">
            <text:p>0.024</text:p>
          </table:table-cell>
          <table:table-cell table:formula="of:=[.S$3]*[.J90]" office:value-type="float" office:value="0.024" calcext:value-type="float">
            <text:p>0.024</text:p>
          </table:table-cell>
          <table:table-cell table:formula="of:=[.T$3]*SUM([.J$2:.J90])" office:value-type="float" office:value="0" calcext:value-type="float">
            <text:p>0</text:p>
          </table:table-cell>
          <table:table-cell table:formula="of:=[.U$3]*([.J90]-[.J89])/[.A89]" office:value-type="float" office:value="0" calcext:value-type="float">
            <text:p>0</text:p>
          </table:table-cell>
          <table:table-cell table:formula="of:=[.K90]+[.L90]+[.M9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0]-[.H90])/[.A90]" office:value-type="float" office:value="0" calcext:value-type="float">
            <text:p>0.000</text:p>
          </table:table-cell>
          <table:table-cell table:formula="of:=([.C91]-[.I90])/[.A90]" office:value-type="float" office:value="0" calcext:value-type="float">
            <text:p>0.000</text:p>
          </table:table-cell>
          <table:table-cell table:formula="of:=MEDIAN(-[.P$3];[.D91];[.P$3])" office:value-type="float" office:value="0" calcext:value-type="float">
            <text:p>0.000</text:p>
          </table:table-cell>
          <table:table-cell table:formula="of:=[.I90]+[.E91]*[.A90]" office:value-type="float" office:value="0" calcext:value-type="float">
            <text:p>0.000</text:p>
          </table:table-cell>
          <table:table-cell table:formula="of:=MEDIAN(-[.Q$3];[.F91];[.Q$3])" office:value-type="float" office:value="0" calcext:value-type="float">
            <text:p>0.000</text:p>
          </table:table-cell>
          <table:table-cell table:formula="of:=[.H90]+[.G91]*[.A90]" office:value-type="float" office:value="0.024" calcext:value-type="float">
            <text:p>0.024</text:p>
          </table:table-cell>
          <table:table-cell table:formula="of:=([.N91]-[.N90])/[.A90]" office:value-type="float" office:value="1.99999999999996" calcext:value-type="float">
            <text:p>2.000</text:p>
          </table:table-cell>
          <table:table-cell table:formula="of:=[.B91]-[.H90]" office:value-type="float" office:value="0.026" calcext:value-type="float">
            <text:p>0.026</text:p>
          </table:table-cell>
          <table:table-cell table:formula="of:=[.S$3]*[.J91]" office:value-type="float" office:value="0.026" calcext:value-type="float">
            <text:p>0.026</text:p>
          </table:table-cell>
          <table:table-cell table:formula="of:=[.T$3]*SUM([.J$2:.J91])" office:value-type="float" office:value="0" calcext:value-type="float">
            <text:p>0</text:p>
          </table:table-cell>
          <table:table-cell table:formula="of:=[.U$3]*([.J91]-[.J90])/[.A90]" office:value-type="float" office:value="0" calcext:value-type="float">
            <text:p>0</text:p>
          </table:table-cell>
          <table:table-cell table:formula="of:=[.K91]+[.L91]+[.M9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1]-[.H91])/[.A91]" office:value-type="float" office:value="1.99999999999996" calcext:value-type="float">
            <text:p>2.000</text:p>
          </table:table-cell>
          <table:table-cell table:formula="of:=([.C92]-[.I91])/[.A91]" office:value-type="float" office:value="0" calcext:value-type="float">
            <text:p>0.000</text:p>
          </table:table-cell>
          <table:table-cell table:formula="of:=MEDIAN(-[.P$3];[.D92];[.P$3])" office:value-type="float" office:value="0" calcext:value-type="float">
            <text:p>0.000</text:p>
          </table:table-cell>
          <table:table-cell table:formula="of:=[.I91]+[.E92]*[.A91]" office:value-type="float" office:value="1.99999999999996" calcext:value-type="float">
            <text:p>2.000</text:p>
          </table:table-cell>
          <table:table-cell table:formula="of:=MEDIAN(-[.Q$3];[.F92];[.Q$3])" office:value-type="float" office:value="1.99999999999996" calcext:value-type="float">
            <text:p>2.000</text:p>
          </table:table-cell>
          <table:table-cell table:formula="of:=[.H91]+[.G92]*[.A91]" office:value-type="float" office:value="0.026" calcext:value-type="float">
            <text:p>0.026</text:p>
          </table:table-cell>
          <table:table-cell table:formula="of:=([.N92]-[.N91])/[.A91]" office:value-type="float" office:value="0" calcext:value-type="float">
            <text:p>0.000</text:p>
          </table:table-cell>
          <table:table-cell table:formula="of:=[.B92]-[.H91]" office:value-type="float" office:value="0.026" calcext:value-type="float">
            <text:p>0.026</text:p>
          </table:table-cell>
          <table:table-cell table:formula="of:=[.S$3]*[.J92]" office:value-type="float" office:value="0.026" calcext:value-type="float">
            <text:p>0.026</text:p>
          </table:table-cell>
          <table:table-cell table:formula="of:=[.T$3]*SUM([.J$2:.J92])" office:value-type="float" office:value="0" calcext:value-type="float">
            <text:p>0</text:p>
          </table:table-cell>
          <table:table-cell table:formula="of:=[.U$3]*([.J92]-[.J91])/[.A91]" office:value-type="float" office:value="0" calcext:value-type="float">
            <text:p>0</text:p>
          </table:table-cell>
          <table:table-cell table:formula="of:=[.K92]+[.L92]+[.M9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2]-[.H92])/[.A92]" office:value-type="float" office:value="0" calcext:value-type="float">
            <text:p>0.000</text:p>
          </table:table-cell>
          <table:table-cell table:formula="of:=([.C93]-[.I92])/[.A92]" office:value-type="float" office:value="0" calcext:value-type="float">
            <text:p>0.000</text:p>
          </table:table-cell>
          <table:table-cell table:formula="of:=MEDIAN(-[.P$3];[.D93];[.P$3])" office:value-type="float" office:value="0" calcext:value-type="float">
            <text:p>0.000</text:p>
          </table:table-cell>
          <table:table-cell table:formula="of:=[.I92]+[.E93]*[.A92]" office:value-type="float" office:value="0" calcext:value-type="float">
            <text:p>0.000</text:p>
          </table:table-cell>
          <table:table-cell table:formula="of:=MEDIAN(-[.Q$3];[.F93];[.Q$3])" office:value-type="float" office:value="0" calcext:value-type="float">
            <text:p>0.000</text:p>
          </table:table-cell>
          <table:table-cell table:formula="of:=[.H92]+[.G93]*[.A92]" office:value-type="float" office:value="0.026" calcext:value-type="float">
            <text:p>0.026</text:p>
          </table:table-cell>
          <table:table-cell table:formula="of:=([.N93]-[.N92])/[.A92]" office:value-type="float" office:value="-1.99999999999996" calcext:value-type="float">
            <text:p>-2.000</text:p>
          </table:table-cell>
          <table:table-cell table:formula="of:=[.B93]-[.H92]" office:value-type="float" office:value="0.024" calcext:value-type="float">
            <text:p>0.024</text:p>
          </table:table-cell>
          <table:table-cell table:formula="of:=[.S$3]*[.J93]" office:value-type="float" office:value="0.024" calcext:value-type="float">
            <text:p>0.024</text:p>
          </table:table-cell>
          <table:table-cell table:formula="of:=[.T$3]*SUM([.J$2:.J93])" office:value-type="float" office:value="0" calcext:value-type="float">
            <text:p>0</text:p>
          </table:table-cell>
          <table:table-cell table:formula="of:=[.U$3]*([.J93]-[.J92])/[.A92]" office:value-type="float" office:value="-0" calcext:value-type="float">
            <text:p>0</text:p>
          </table:table-cell>
          <table:table-cell table:formula="of:=[.K93]+[.L93]+[.M9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3]-[.H93])/[.A93]" office:value-type="float" office:value="-1.99999999999996" calcext:value-type="float">
            <text:p>-2.000</text:p>
          </table:table-cell>
          <table:table-cell table:formula="of:=([.C94]-[.I93])/[.A93]" office:value-type="float" office:value="0" calcext:value-type="float">
            <text:p>0.000</text:p>
          </table:table-cell>
          <table:table-cell table:formula="of:=MEDIAN(-[.P$3];[.D94];[.P$3])" office:value-type="float" office:value="0" calcext:value-type="float">
            <text:p>0.000</text:p>
          </table:table-cell>
          <table:table-cell table:formula="of:=[.I93]+[.E94]*[.A93]" office:value-type="float" office:value="-1.99999999999996" calcext:value-type="float">
            <text:p>-2.000</text:p>
          </table:table-cell>
          <table:table-cell table:formula="of:=MEDIAN(-[.Q$3];[.F94];[.Q$3])" office:value-type="float" office:value="-1.99999999999996" calcext:value-type="float">
            <text:p>-2.000</text:p>
          </table:table-cell>
          <table:table-cell table:formula="of:=[.H93]+[.G94]*[.A93]" office:value-type="float" office:value="0.024" calcext:value-type="float">
            <text:p>0.024</text:p>
          </table:table-cell>
          <table:table-cell table:formula="of:=([.N94]-[.N93])/[.A93]" office:value-type="float" office:value="0" calcext:value-type="float">
            <text:p>0.000</text:p>
          </table:table-cell>
          <table:table-cell table:formula="of:=[.B94]-[.H93]" office:value-type="float" office:value="0.024" calcext:value-type="float">
            <text:p>0.024</text:p>
          </table:table-cell>
          <table:table-cell table:formula="of:=[.S$3]*[.J94]" office:value-type="float" office:value="0.024" calcext:value-type="float">
            <text:p>0.024</text:p>
          </table:table-cell>
          <table:table-cell table:formula="of:=[.T$3]*SUM([.J$2:.J94])" office:value-type="float" office:value="0" calcext:value-type="float">
            <text:p>0</text:p>
          </table:table-cell>
          <table:table-cell table:formula="of:=[.U$3]*([.J94]-[.J93])/[.A93]" office:value-type="float" office:value="0" calcext:value-type="float">
            <text:p>0</text:p>
          </table:table-cell>
          <table:table-cell table:formula="of:=[.K94]+[.L94]+[.M9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4]-[.H94])/[.A94]" office:value-type="float" office:value="0" calcext:value-type="float">
            <text:p>0.000</text:p>
          </table:table-cell>
          <table:table-cell table:formula="of:=([.C95]-[.I94])/[.A94]" office:value-type="float" office:value="0" calcext:value-type="float">
            <text:p>0.000</text:p>
          </table:table-cell>
          <table:table-cell table:formula="of:=MEDIAN(-[.P$3];[.D95];[.P$3])" office:value-type="float" office:value="0" calcext:value-type="float">
            <text:p>0.000</text:p>
          </table:table-cell>
          <table:table-cell table:formula="of:=[.I94]+[.E95]*[.A94]" office:value-type="float" office:value="0" calcext:value-type="float">
            <text:p>0.000</text:p>
          </table:table-cell>
          <table:table-cell table:formula="of:=MEDIAN(-[.Q$3];[.F95];[.Q$3])" office:value-type="float" office:value="0" calcext:value-type="float">
            <text:p>0.000</text:p>
          </table:table-cell>
          <table:table-cell table:formula="of:=[.H94]+[.G95]*[.A94]" office:value-type="float" office:value="0.024" calcext:value-type="float">
            <text:p>0.024</text:p>
          </table:table-cell>
          <table:table-cell table:formula="of:=([.N95]-[.N94])/[.A94]" office:value-type="float" office:value="1.99999999999996" calcext:value-type="float">
            <text:p>2.000</text:p>
          </table:table-cell>
          <table:table-cell table:formula="of:=[.B95]-[.H94]" office:value-type="float" office:value="0.026" calcext:value-type="float">
            <text:p>0.026</text:p>
          </table:table-cell>
          <table:table-cell table:formula="of:=[.S$3]*[.J95]" office:value-type="float" office:value="0.026" calcext:value-type="float">
            <text:p>0.026</text:p>
          </table:table-cell>
          <table:table-cell table:formula="of:=[.T$3]*SUM([.J$2:.J95])" office:value-type="float" office:value="0" calcext:value-type="float">
            <text:p>0</text:p>
          </table:table-cell>
          <table:table-cell table:formula="of:=[.U$3]*([.J95]-[.J94])/[.A94]" office:value-type="float" office:value="0" calcext:value-type="float">
            <text:p>0</text:p>
          </table:table-cell>
          <table:table-cell table:formula="of:=[.K95]+[.L95]+[.M9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5]-[.H95])/[.A95]" office:value-type="float" office:value="1.99999999999996" calcext:value-type="float">
            <text:p>2.000</text:p>
          </table:table-cell>
          <table:table-cell table:formula="of:=([.C96]-[.I95])/[.A95]" office:value-type="float" office:value="0" calcext:value-type="float">
            <text:p>0.000</text:p>
          </table:table-cell>
          <table:table-cell table:formula="of:=MEDIAN(-[.P$3];[.D96];[.P$3])" office:value-type="float" office:value="0" calcext:value-type="float">
            <text:p>0.000</text:p>
          </table:table-cell>
          <table:table-cell table:formula="of:=[.I95]+[.E96]*[.A95]" office:value-type="float" office:value="1.99999999999996" calcext:value-type="float">
            <text:p>2.000</text:p>
          </table:table-cell>
          <table:table-cell table:formula="of:=MEDIAN(-[.Q$3];[.F96];[.Q$3])" office:value-type="float" office:value="1.99999999999996" calcext:value-type="float">
            <text:p>2.000</text:p>
          </table:table-cell>
          <table:table-cell table:formula="of:=[.H95]+[.G96]*[.A95]" office:value-type="float" office:value="0.026" calcext:value-type="float">
            <text:p>0.026</text:p>
          </table:table-cell>
          <table:table-cell table:formula="of:=([.N96]-[.N95])/[.A95]" office:value-type="float" office:value="0" calcext:value-type="float">
            <text:p>0.000</text:p>
          </table:table-cell>
          <table:table-cell table:formula="of:=[.B96]-[.H95]" office:value-type="float" office:value="0.026" calcext:value-type="float">
            <text:p>0.026</text:p>
          </table:table-cell>
          <table:table-cell table:formula="of:=[.S$3]*[.J96]" office:value-type="float" office:value="0.026" calcext:value-type="float">
            <text:p>0.026</text:p>
          </table:table-cell>
          <table:table-cell table:formula="of:=[.T$3]*SUM([.J$2:.J96])" office:value-type="float" office:value="0" calcext:value-type="float">
            <text:p>0</text:p>
          </table:table-cell>
          <table:table-cell table:formula="of:=[.U$3]*([.J96]-[.J95])/[.A95]" office:value-type="float" office:value="0" calcext:value-type="float">
            <text:p>0</text:p>
          </table:table-cell>
          <table:table-cell table:formula="of:=[.K96]+[.L96]+[.M9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6]-[.H96])/[.A96]" office:value-type="float" office:value="0" calcext:value-type="float">
            <text:p>0.000</text:p>
          </table:table-cell>
          <table:table-cell table:formula="of:=([.C97]-[.I96])/[.A96]" office:value-type="float" office:value="0" calcext:value-type="float">
            <text:p>0.000</text:p>
          </table:table-cell>
          <table:table-cell table:formula="of:=MEDIAN(-[.P$3];[.D97];[.P$3])" office:value-type="float" office:value="0" calcext:value-type="float">
            <text:p>0.000</text:p>
          </table:table-cell>
          <table:table-cell table:formula="of:=[.I96]+[.E97]*[.A96]" office:value-type="float" office:value="0" calcext:value-type="float">
            <text:p>0.000</text:p>
          </table:table-cell>
          <table:table-cell table:formula="of:=MEDIAN(-[.Q$3];[.F97];[.Q$3])" office:value-type="float" office:value="0" calcext:value-type="float">
            <text:p>0.000</text:p>
          </table:table-cell>
          <table:table-cell table:formula="of:=[.H96]+[.G97]*[.A96]" office:value-type="float" office:value="0.026" calcext:value-type="float">
            <text:p>0.026</text:p>
          </table:table-cell>
          <table:table-cell table:formula="of:=([.N97]-[.N96])/[.A96]" office:value-type="float" office:value="-1.99999999999996" calcext:value-type="float">
            <text:p>-2.000</text:p>
          </table:table-cell>
          <table:table-cell table:formula="of:=[.B97]-[.H96]" office:value-type="float" office:value="0.024" calcext:value-type="float">
            <text:p>0.024</text:p>
          </table:table-cell>
          <table:table-cell table:formula="of:=[.S$3]*[.J97]" office:value-type="float" office:value="0.024" calcext:value-type="float">
            <text:p>0.024</text:p>
          </table:table-cell>
          <table:table-cell table:formula="of:=[.T$3]*SUM([.J$2:.J97])" office:value-type="float" office:value="0" calcext:value-type="float">
            <text:p>0</text:p>
          </table:table-cell>
          <table:table-cell table:formula="of:=[.U$3]*([.J97]-[.J96])/[.A96]" office:value-type="float" office:value="-0" calcext:value-type="float">
            <text:p>0</text:p>
          </table:table-cell>
          <table:table-cell table:formula="of:=[.K97]+[.L97]+[.M9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7]-[.H97])/[.A97]" office:value-type="float" office:value="-1.99999999999996" calcext:value-type="float">
            <text:p>-2.000</text:p>
          </table:table-cell>
          <table:table-cell table:formula="of:=([.C98]-[.I97])/[.A97]" office:value-type="float" office:value="0" calcext:value-type="float">
            <text:p>0.000</text:p>
          </table:table-cell>
          <table:table-cell table:formula="of:=MEDIAN(-[.P$3];[.D98];[.P$3])" office:value-type="float" office:value="0" calcext:value-type="float">
            <text:p>0.000</text:p>
          </table:table-cell>
          <table:table-cell table:formula="of:=[.I97]+[.E98]*[.A97]" office:value-type="float" office:value="-1.99999999999996" calcext:value-type="float">
            <text:p>-2.000</text:p>
          </table:table-cell>
          <table:table-cell table:formula="of:=MEDIAN(-[.Q$3];[.F98];[.Q$3])" office:value-type="float" office:value="-1.99999999999996" calcext:value-type="float">
            <text:p>-2.000</text:p>
          </table:table-cell>
          <table:table-cell table:formula="of:=[.H97]+[.G98]*[.A97]" office:value-type="float" office:value="0.024" calcext:value-type="float">
            <text:p>0.024</text:p>
          </table:table-cell>
          <table:table-cell table:formula="of:=([.N98]-[.N97])/[.A97]" office:value-type="float" office:value="0" calcext:value-type="float">
            <text:p>0.000</text:p>
          </table:table-cell>
          <table:table-cell table:formula="of:=[.B98]-[.H97]" office:value-type="float" office:value="0.024" calcext:value-type="float">
            <text:p>0.024</text:p>
          </table:table-cell>
          <table:table-cell table:formula="of:=[.S$3]*[.J98]" office:value-type="float" office:value="0.024" calcext:value-type="float">
            <text:p>0.024</text:p>
          </table:table-cell>
          <table:table-cell table:formula="of:=[.T$3]*SUM([.J$2:.J98])" office:value-type="float" office:value="0" calcext:value-type="float">
            <text:p>0</text:p>
          </table:table-cell>
          <table:table-cell table:formula="of:=[.U$3]*([.J98]-[.J97])/[.A97]" office:value-type="float" office:value="0" calcext:value-type="float">
            <text:p>0</text:p>
          </table:table-cell>
          <table:table-cell table:formula="of:=[.K98]+[.L98]+[.M9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8]-[.H98])/[.A98]" office:value-type="float" office:value="0" calcext:value-type="float">
            <text:p>0.000</text:p>
          </table:table-cell>
          <table:table-cell table:formula="of:=([.C99]-[.I98])/[.A98]" office:value-type="float" office:value="0" calcext:value-type="float">
            <text:p>0.000</text:p>
          </table:table-cell>
          <table:table-cell table:formula="of:=MEDIAN(-[.P$3];[.D99];[.P$3])" office:value-type="float" office:value="0" calcext:value-type="float">
            <text:p>0.000</text:p>
          </table:table-cell>
          <table:table-cell table:formula="of:=[.I98]+[.E99]*[.A98]" office:value-type="float" office:value="0" calcext:value-type="float">
            <text:p>0.000</text:p>
          </table:table-cell>
          <table:table-cell table:formula="of:=MEDIAN(-[.Q$3];[.F99];[.Q$3])" office:value-type="float" office:value="0" calcext:value-type="float">
            <text:p>0.000</text:p>
          </table:table-cell>
          <table:table-cell table:formula="of:=[.H98]+[.G99]*[.A98]" office:value-type="float" office:value="0.024" calcext:value-type="float">
            <text:p>0.024</text:p>
          </table:table-cell>
          <table:table-cell table:formula="of:=([.N99]-[.N98])/[.A98]" office:value-type="float" office:value="1.99999999999996" calcext:value-type="float">
            <text:p>2.000</text:p>
          </table:table-cell>
          <table:table-cell table:formula="of:=[.B99]-[.H98]" office:value-type="float" office:value="0.026" calcext:value-type="float">
            <text:p>0.026</text:p>
          </table:table-cell>
          <table:table-cell table:formula="of:=[.S$3]*[.J99]" office:value-type="float" office:value="0.026" calcext:value-type="float">
            <text:p>0.026</text:p>
          </table:table-cell>
          <table:table-cell table:formula="of:=[.T$3]*SUM([.J$2:.J99])" office:value-type="float" office:value="0" calcext:value-type="float">
            <text:p>0</text:p>
          </table:table-cell>
          <table:table-cell table:formula="of:=[.U$3]*([.J99]-[.J98])/[.A98]" office:value-type="float" office:value="0" calcext:value-type="float">
            <text:p>0</text:p>
          </table:table-cell>
          <table:table-cell table:formula="of:=[.K99]+[.L99]+[.M9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99]-[.H99])/[.A99]" office:value-type="float" office:value="1.99999999999996" calcext:value-type="float">
            <text:p>2.000</text:p>
          </table:table-cell>
          <table:table-cell table:formula="of:=([.C100]-[.I99])/[.A99]" office:value-type="float" office:value="0" calcext:value-type="float">
            <text:p>0.000</text:p>
          </table:table-cell>
          <table:table-cell table:formula="of:=MEDIAN(-[.P$3];[.D100];[.P$3])" office:value-type="float" office:value="0" calcext:value-type="float">
            <text:p>0.000</text:p>
          </table:table-cell>
          <table:table-cell table:formula="of:=[.I99]+[.E100]*[.A99]" office:value-type="float" office:value="1.99999999999996" calcext:value-type="float">
            <text:p>2.000</text:p>
          </table:table-cell>
          <table:table-cell table:formula="of:=MEDIAN(-[.Q$3];[.F100];[.Q$3])" office:value-type="float" office:value="1.99999999999996" calcext:value-type="float">
            <text:p>2.000</text:p>
          </table:table-cell>
          <table:table-cell table:formula="of:=[.H99]+[.G100]*[.A99]" office:value-type="float" office:value="0.026" calcext:value-type="float">
            <text:p>0.026</text:p>
          </table:table-cell>
          <table:table-cell table:formula="of:=([.N100]-[.N99])/[.A99]" office:value-type="float" office:value="0" calcext:value-type="float">
            <text:p>0.000</text:p>
          </table:table-cell>
          <table:table-cell table:formula="of:=[.B100]-[.H99]" office:value-type="float" office:value="0.026" calcext:value-type="float">
            <text:p>0.026</text:p>
          </table:table-cell>
          <table:table-cell table:formula="of:=[.S$3]*[.J100]" office:value-type="float" office:value="0.026" calcext:value-type="float">
            <text:p>0.026</text:p>
          </table:table-cell>
          <table:table-cell table:formula="of:=[.T$3]*SUM([.J$2:.J100])" office:value-type="float" office:value="0" calcext:value-type="float">
            <text:p>0</text:p>
          </table:table-cell>
          <table:table-cell table:formula="of:=[.U$3]*([.J100]-[.J99])/[.A99]" office:value-type="float" office:value="0" calcext:value-type="float">
            <text:p>0</text:p>
          </table:table-cell>
          <table:table-cell table:formula="of:=[.K100]+[.L100]+[.M10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0]-[.H100])/[.A100]" office:value-type="float" office:value="0" calcext:value-type="float">
            <text:p>0.000</text:p>
          </table:table-cell>
          <table:table-cell table:formula="of:=([.C101]-[.I100])/[.A100]" office:value-type="float" office:value="0" calcext:value-type="float">
            <text:p>0.000</text:p>
          </table:table-cell>
          <table:table-cell table:formula="of:=MEDIAN(-[.P$3];[.D101];[.P$3])" office:value-type="float" office:value="0" calcext:value-type="float">
            <text:p>0.000</text:p>
          </table:table-cell>
          <table:table-cell table:formula="of:=[.I100]+[.E101]*[.A100]" office:value-type="float" office:value="0" calcext:value-type="float">
            <text:p>0.000</text:p>
          </table:table-cell>
          <table:table-cell table:formula="of:=MEDIAN(-[.Q$3];[.F101];[.Q$3])" office:value-type="float" office:value="0" calcext:value-type="float">
            <text:p>0.000</text:p>
          </table:table-cell>
          <table:table-cell table:formula="of:=[.H100]+[.G101]*[.A100]" office:value-type="float" office:value="0.026" calcext:value-type="float">
            <text:p>0.026</text:p>
          </table:table-cell>
          <table:table-cell table:formula="of:=([.N101]-[.N100])/[.A100]" office:value-type="float" office:value="-1.99999999999996" calcext:value-type="float">
            <text:p>-2.000</text:p>
          </table:table-cell>
          <table:table-cell table:formula="of:=[.B101]-[.H100]" office:value-type="float" office:value="0.024" calcext:value-type="float">
            <text:p>0.024</text:p>
          </table:table-cell>
          <table:table-cell table:formula="of:=[.S$3]*[.J101]" office:value-type="float" office:value="0.024" calcext:value-type="float">
            <text:p>0.024</text:p>
          </table:table-cell>
          <table:table-cell table:formula="of:=[.T$3]*SUM([.J$2:.J101])" office:value-type="float" office:value="0" calcext:value-type="float">
            <text:p>0</text:p>
          </table:table-cell>
          <table:table-cell table:formula="of:=[.U$3]*([.J101]-[.J100])/[.A100]" office:value-type="float" office:value="-0" calcext:value-type="float">
            <text:p>0</text:p>
          </table:table-cell>
          <table:table-cell table:formula="of:=[.K101]+[.L101]+[.M10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1]-[.H101])/[.A101]" office:value-type="float" office:value="-1.99999999999996" calcext:value-type="float">
            <text:p>-2.000</text:p>
          </table:table-cell>
          <table:table-cell table:formula="of:=([.C102]-[.I101])/[.A101]" office:value-type="float" office:value="0" calcext:value-type="float">
            <text:p>0.000</text:p>
          </table:table-cell>
          <table:table-cell table:formula="of:=MEDIAN(-[.P$3];[.D102];[.P$3])" office:value-type="float" office:value="0" calcext:value-type="float">
            <text:p>0.000</text:p>
          </table:table-cell>
          <table:table-cell table:formula="of:=[.I101]+[.E102]*[.A101]" office:value-type="float" office:value="-1.99999999999996" calcext:value-type="float">
            <text:p>-2.000</text:p>
          </table:table-cell>
          <table:table-cell table:formula="of:=MEDIAN(-[.Q$3];[.F102];[.Q$3])" office:value-type="float" office:value="-1.99999999999996" calcext:value-type="float">
            <text:p>-2.000</text:p>
          </table:table-cell>
          <table:table-cell table:formula="of:=[.H101]+[.G102]*[.A101]" office:value-type="float" office:value="0.024" calcext:value-type="float">
            <text:p>0.024</text:p>
          </table:table-cell>
          <table:table-cell table:formula="of:=([.N102]-[.N101])/[.A101]" office:value-type="float" office:value="0" calcext:value-type="float">
            <text:p>0.000</text:p>
          </table:table-cell>
          <table:table-cell table:formula="of:=[.B102]-[.H101]" office:value-type="float" office:value="0.024" calcext:value-type="float">
            <text:p>0.024</text:p>
          </table:table-cell>
          <table:table-cell table:formula="of:=[.S$3]*[.J102]" office:value-type="float" office:value="0.024" calcext:value-type="float">
            <text:p>0.024</text:p>
          </table:table-cell>
          <table:table-cell table:formula="of:=[.T$3]*SUM([.J$2:.J102])" office:value-type="float" office:value="0" calcext:value-type="float">
            <text:p>0</text:p>
          </table:table-cell>
          <table:table-cell table:formula="of:=[.U$3]*([.J102]-[.J101])/[.A101]" office:value-type="float" office:value="0" calcext:value-type="float">
            <text:p>0</text:p>
          </table:table-cell>
          <table:table-cell table:formula="of:=[.K102]+[.L102]+[.M10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2]-[.H102])/[.A102]" office:value-type="float" office:value="0" calcext:value-type="float">
            <text:p>0.000</text:p>
          </table:table-cell>
          <table:table-cell table:formula="of:=([.C103]-[.I102])/[.A102]" office:value-type="float" office:value="0" calcext:value-type="float">
            <text:p>0.000</text:p>
          </table:table-cell>
          <table:table-cell table:formula="of:=MEDIAN(-[.P$3];[.D103];[.P$3])" office:value-type="float" office:value="0" calcext:value-type="float">
            <text:p>0.000</text:p>
          </table:table-cell>
          <table:table-cell table:formula="of:=[.I102]+[.E103]*[.A102]" office:value-type="float" office:value="0" calcext:value-type="float">
            <text:p>0.000</text:p>
          </table:table-cell>
          <table:table-cell table:formula="of:=MEDIAN(-[.Q$3];[.F103];[.Q$3])" office:value-type="float" office:value="0" calcext:value-type="float">
            <text:p>0.000</text:p>
          </table:table-cell>
          <table:table-cell table:formula="of:=[.H102]+[.G103]*[.A102]" office:value-type="float" office:value="0.024" calcext:value-type="float">
            <text:p>0.024</text:p>
          </table:table-cell>
          <table:table-cell table:formula="of:=([.N103]-[.N102])/[.A102]" office:value-type="float" office:value="1.99999999999996" calcext:value-type="float">
            <text:p>2.000</text:p>
          </table:table-cell>
          <table:table-cell table:formula="of:=[.B103]-[.H102]" office:value-type="float" office:value="0.026" calcext:value-type="float">
            <text:p>0.026</text:p>
          </table:table-cell>
          <table:table-cell table:formula="of:=[.S$3]*[.J103]" office:value-type="float" office:value="0.026" calcext:value-type="float">
            <text:p>0.026</text:p>
          </table:table-cell>
          <table:table-cell table:formula="of:=[.T$3]*SUM([.J$2:.J103])" office:value-type="float" office:value="0" calcext:value-type="float">
            <text:p>0</text:p>
          </table:table-cell>
          <table:table-cell table:formula="of:=[.U$3]*([.J103]-[.J102])/[.A102]" office:value-type="float" office:value="0" calcext:value-type="float">
            <text:p>0</text:p>
          </table:table-cell>
          <table:table-cell table:formula="of:=[.K103]+[.L103]+[.M10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3]-[.H103])/[.A103]" office:value-type="float" office:value="1.99999999999996" calcext:value-type="float">
            <text:p>2.000</text:p>
          </table:table-cell>
          <table:table-cell table:formula="of:=([.C104]-[.I103])/[.A103]" office:value-type="float" office:value="0" calcext:value-type="float">
            <text:p>0.000</text:p>
          </table:table-cell>
          <table:table-cell table:formula="of:=MEDIAN(-[.P$3];[.D104];[.P$3])" office:value-type="float" office:value="0" calcext:value-type="float">
            <text:p>0.000</text:p>
          </table:table-cell>
          <table:table-cell table:formula="of:=[.I103]+[.E104]*[.A103]" office:value-type="float" office:value="1.99999999999996" calcext:value-type="float">
            <text:p>2.000</text:p>
          </table:table-cell>
          <table:table-cell table:formula="of:=MEDIAN(-[.Q$3];[.F104];[.Q$3])" office:value-type="float" office:value="1.99999999999996" calcext:value-type="float">
            <text:p>2.000</text:p>
          </table:table-cell>
          <table:table-cell table:formula="of:=[.H103]+[.G104]*[.A103]" office:value-type="float" office:value="0.026" calcext:value-type="float">
            <text:p>0.026</text:p>
          </table:table-cell>
          <table:table-cell table:formula="of:=([.N104]-[.N103])/[.A103]" office:value-type="float" office:value="0" calcext:value-type="float">
            <text:p>0.000</text:p>
          </table:table-cell>
          <table:table-cell table:formula="of:=[.B104]-[.H103]" office:value-type="float" office:value="0.026" calcext:value-type="float">
            <text:p>0.026</text:p>
          </table:table-cell>
          <table:table-cell table:formula="of:=[.S$3]*[.J104]" office:value-type="float" office:value="0.026" calcext:value-type="float">
            <text:p>0.026</text:p>
          </table:table-cell>
          <table:table-cell table:formula="of:=[.T$3]*SUM([.J$2:.J104])" office:value-type="float" office:value="0" calcext:value-type="float">
            <text:p>0</text:p>
          </table:table-cell>
          <table:table-cell table:formula="of:=[.U$3]*([.J104]-[.J103])/[.A103]" office:value-type="float" office:value="0" calcext:value-type="float">
            <text:p>0</text:p>
          </table:table-cell>
          <table:table-cell table:formula="of:=[.K104]+[.L104]+[.M10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4]-[.H104])/[.A104]" office:value-type="float" office:value="0" calcext:value-type="float">
            <text:p>0.000</text:p>
          </table:table-cell>
          <table:table-cell table:formula="of:=([.C105]-[.I104])/[.A104]" office:value-type="float" office:value="0" calcext:value-type="float">
            <text:p>0.000</text:p>
          </table:table-cell>
          <table:table-cell table:formula="of:=MEDIAN(-[.P$3];[.D105];[.P$3])" office:value-type="float" office:value="0" calcext:value-type="float">
            <text:p>0.000</text:p>
          </table:table-cell>
          <table:table-cell table:formula="of:=[.I104]+[.E105]*[.A104]" office:value-type="float" office:value="0" calcext:value-type="float">
            <text:p>0.000</text:p>
          </table:table-cell>
          <table:table-cell table:formula="of:=MEDIAN(-[.Q$3];[.F105];[.Q$3])" office:value-type="float" office:value="0" calcext:value-type="float">
            <text:p>0.000</text:p>
          </table:table-cell>
          <table:table-cell table:formula="of:=[.H104]+[.G105]*[.A104]" office:value-type="float" office:value="0.026" calcext:value-type="float">
            <text:p>0.026</text:p>
          </table:table-cell>
          <table:table-cell table:formula="of:=([.N105]-[.N104])/[.A104]" office:value-type="float" office:value="-1.99999999999996" calcext:value-type="float">
            <text:p>-2.000</text:p>
          </table:table-cell>
          <table:table-cell table:formula="of:=[.B105]-[.H104]" office:value-type="float" office:value="0.024" calcext:value-type="float">
            <text:p>0.024</text:p>
          </table:table-cell>
          <table:table-cell table:formula="of:=[.S$3]*[.J105]" office:value-type="float" office:value="0.024" calcext:value-type="float">
            <text:p>0.024</text:p>
          </table:table-cell>
          <table:table-cell table:formula="of:=[.T$3]*SUM([.J$2:.J105])" office:value-type="float" office:value="0" calcext:value-type="float">
            <text:p>0</text:p>
          </table:table-cell>
          <table:table-cell table:formula="of:=[.U$3]*([.J105]-[.J104])/[.A104]" office:value-type="float" office:value="-0" calcext:value-type="float">
            <text:p>0</text:p>
          </table:table-cell>
          <table:table-cell table:formula="of:=[.K105]+[.L105]+[.M10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5]-[.H105])/[.A105]" office:value-type="float" office:value="-1.99999999999996" calcext:value-type="float">
            <text:p>-2.000</text:p>
          </table:table-cell>
          <table:table-cell table:formula="of:=([.C106]-[.I105])/[.A105]" office:value-type="float" office:value="0" calcext:value-type="float">
            <text:p>0.000</text:p>
          </table:table-cell>
          <table:table-cell table:formula="of:=MEDIAN(-[.P$3];[.D106];[.P$3])" office:value-type="float" office:value="0" calcext:value-type="float">
            <text:p>0.000</text:p>
          </table:table-cell>
          <table:table-cell table:formula="of:=[.I105]+[.E106]*[.A105]" office:value-type="float" office:value="-1.99999999999996" calcext:value-type="float">
            <text:p>-2.000</text:p>
          </table:table-cell>
          <table:table-cell table:formula="of:=MEDIAN(-[.Q$3];[.F106];[.Q$3])" office:value-type="float" office:value="-1.99999999999996" calcext:value-type="float">
            <text:p>-2.000</text:p>
          </table:table-cell>
          <table:table-cell table:formula="of:=[.H105]+[.G106]*[.A105]" office:value-type="float" office:value="0.024" calcext:value-type="float">
            <text:p>0.024</text:p>
          </table:table-cell>
          <table:table-cell table:formula="of:=([.N106]-[.N105])/[.A105]" office:value-type="float" office:value="0" calcext:value-type="float">
            <text:p>0.000</text:p>
          </table:table-cell>
          <table:table-cell table:formula="of:=[.B106]-[.H105]" office:value-type="float" office:value="0.024" calcext:value-type="float">
            <text:p>0.024</text:p>
          </table:table-cell>
          <table:table-cell table:formula="of:=[.S$3]*[.J106]" office:value-type="float" office:value="0.024" calcext:value-type="float">
            <text:p>0.024</text:p>
          </table:table-cell>
          <table:table-cell table:formula="of:=[.T$3]*SUM([.J$2:.J106])" office:value-type="float" office:value="0" calcext:value-type="float">
            <text:p>0</text:p>
          </table:table-cell>
          <table:table-cell table:formula="of:=[.U$3]*([.J106]-[.J105])/[.A105]" office:value-type="float" office:value="0" calcext:value-type="float">
            <text:p>0</text:p>
          </table:table-cell>
          <table:table-cell table:formula="of:=[.K106]+[.L106]+[.M10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6]-[.H106])/[.A106]" office:value-type="float" office:value="0" calcext:value-type="float">
            <text:p>0.000</text:p>
          </table:table-cell>
          <table:table-cell table:formula="of:=([.C107]-[.I106])/[.A106]" office:value-type="float" office:value="0" calcext:value-type="float">
            <text:p>0.000</text:p>
          </table:table-cell>
          <table:table-cell table:formula="of:=MEDIAN(-[.P$3];[.D107];[.P$3])" office:value-type="float" office:value="0" calcext:value-type="float">
            <text:p>0.000</text:p>
          </table:table-cell>
          <table:table-cell table:formula="of:=[.I106]+[.E107]*[.A106]" office:value-type="float" office:value="0" calcext:value-type="float">
            <text:p>0.000</text:p>
          </table:table-cell>
          <table:table-cell table:formula="of:=MEDIAN(-[.Q$3];[.F107];[.Q$3])" office:value-type="float" office:value="0" calcext:value-type="float">
            <text:p>0.000</text:p>
          </table:table-cell>
          <table:table-cell table:formula="of:=[.H106]+[.G107]*[.A106]" office:value-type="float" office:value="0.024" calcext:value-type="float">
            <text:p>0.024</text:p>
          </table:table-cell>
          <table:table-cell table:formula="of:=([.N107]-[.N106])/[.A106]" office:value-type="float" office:value="1.99999999999996" calcext:value-type="float">
            <text:p>2.000</text:p>
          </table:table-cell>
          <table:table-cell table:formula="of:=[.B107]-[.H106]" office:value-type="float" office:value="0.026" calcext:value-type="float">
            <text:p>0.026</text:p>
          </table:table-cell>
          <table:table-cell table:formula="of:=[.S$3]*[.J107]" office:value-type="float" office:value="0.026" calcext:value-type="float">
            <text:p>0.026</text:p>
          </table:table-cell>
          <table:table-cell table:formula="of:=[.T$3]*SUM([.J$2:.J107])" office:value-type="float" office:value="0" calcext:value-type="float">
            <text:p>0</text:p>
          </table:table-cell>
          <table:table-cell table:formula="of:=[.U$3]*([.J107]-[.J106])/[.A106]" office:value-type="float" office:value="0" calcext:value-type="float">
            <text:p>0</text:p>
          </table:table-cell>
          <table:table-cell table:formula="of:=[.K107]+[.L107]+[.M10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7]-[.H107])/[.A107]" office:value-type="float" office:value="1.99999999999996" calcext:value-type="float">
            <text:p>2.000</text:p>
          </table:table-cell>
          <table:table-cell table:formula="of:=([.C108]-[.I107])/[.A107]" office:value-type="float" office:value="0" calcext:value-type="float">
            <text:p>0.000</text:p>
          </table:table-cell>
          <table:table-cell table:formula="of:=MEDIAN(-[.P$3];[.D108];[.P$3])" office:value-type="float" office:value="0" calcext:value-type="float">
            <text:p>0.000</text:p>
          </table:table-cell>
          <table:table-cell table:formula="of:=[.I107]+[.E108]*[.A107]" office:value-type="float" office:value="1.99999999999996" calcext:value-type="float">
            <text:p>2.000</text:p>
          </table:table-cell>
          <table:table-cell table:formula="of:=MEDIAN(-[.Q$3];[.F108];[.Q$3])" office:value-type="float" office:value="1.99999999999996" calcext:value-type="float">
            <text:p>2.000</text:p>
          </table:table-cell>
          <table:table-cell table:formula="of:=[.H107]+[.G108]*[.A107]" office:value-type="float" office:value="0.026" calcext:value-type="float">
            <text:p>0.026</text:p>
          </table:table-cell>
          <table:table-cell table:formula="of:=([.N108]-[.N107])/[.A107]" office:value-type="float" office:value="0" calcext:value-type="float">
            <text:p>0.000</text:p>
          </table:table-cell>
          <table:table-cell table:formula="of:=[.B108]-[.H107]" office:value-type="float" office:value="0.026" calcext:value-type="float">
            <text:p>0.026</text:p>
          </table:table-cell>
          <table:table-cell table:formula="of:=[.S$3]*[.J108]" office:value-type="float" office:value="0.026" calcext:value-type="float">
            <text:p>0.026</text:p>
          </table:table-cell>
          <table:table-cell table:formula="of:=[.T$3]*SUM([.J$2:.J108])" office:value-type="float" office:value="0" calcext:value-type="float">
            <text:p>0</text:p>
          </table:table-cell>
          <table:table-cell table:formula="of:=[.U$3]*([.J108]-[.J107])/[.A107]" office:value-type="float" office:value="0" calcext:value-type="float">
            <text:p>0</text:p>
          </table:table-cell>
          <table:table-cell table:formula="of:=[.K108]+[.L108]+[.M10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8]-[.H108])/[.A108]" office:value-type="float" office:value="0" calcext:value-type="float">
            <text:p>0.000</text:p>
          </table:table-cell>
          <table:table-cell table:formula="of:=([.C109]-[.I108])/[.A108]" office:value-type="float" office:value="0" calcext:value-type="float">
            <text:p>0.000</text:p>
          </table:table-cell>
          <table:table-cell table:formula="of:=MEDIAN(-[.P$3];[.D109];[.P$3])" office:value-type="float" office:value="0" calcext:value-type="float">
            <text:p>0.000</text:p>
          </table:table-cell>
          <table:table-cell table:formula="of:=[.I108]+[.E109]*[.A108]" office:value-type="float" office:value="0" calcext:value-type="float">
            <text:p>0.000</text:p>
          </table:table-cell>
          <table:table-cell table:formula="of:=MEDIAN(-[.Q$3];[.F109];[.Q$3])" office:value-type="float" office:value="0" calcext:value-type="float">
            <text:p>0.000</text:p>
          </table:table-cell>
          <table:table-cell table:formula="of:=[.H108]+[.G109]*[.A108]" office:value-type="float" office:value="0.026" calcext:value-type="float">
            <text:p>0.026</text:p>
          </table:table-cell>
          <table:table-cell table:formula="of:=([.N109]-[.N108])/[.A108]" office:value-type="float" office:value="-1.99999999999996" calcext:value-type="float">
            <text:p>-2.000</text:p>
          </table:table-cell>
          <table:table-cell table:formula="of:=[.B109]-[.H108]" office:value-type="float" office:value="0.024" calcext:value-type="float">
            <text:p>0.024</text:p>
          </table:table-cell>
          <table:table-cell table:formula="of:=[.S$3]*[.J109]" office:value-type="float" office:value="0.024" calcext:value-type="float">
            <text:p>0.024</text:p>
          </table:table-cell>
          <table:table-cell table:formula="of:=[.T$3]*SUM([.J$2:.J109])" office:value-type="float" office:value="0" calcext:value-type="float">
            <text:p>0</text:p>
          </table:table-cell>
          <table:table-cell table:formula="of:=[.U$3]*([.J109]-[.J108])/[.A108]" office:value-type="float" office:value="-0" calcext:value-type="float">
            <text:p>0</text:p>
          </table:table-cell>
          <table:table-cell table:formula="of:=[.K109]+[.L109]+[.M10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09]-[.H109])/[.A109]" office:value-type="float" office:value="-1.99999999999996" calcext:value-type="float">
            <text:p>-2.000</text:p>
          </table:table-cell>
          <table:table-cell table:formula="of:=([.C110]-[.I109])/[.A109]" office:value-type="float" office:value="0" calcext:value-type="float">
            <text:p>0.000</text:p>
          </table:table-cell>
          <table:table-cell table:formula="of:=MEDIAN(-[.P$3];[.D110];[.P$3])" office:value-type="float" office:value="0" calcext:value-type="float">
            <text:p>0.000</text:p>
          </table:table-cell>
          <table:table-cell table:formula="of:=[.I109]+[.E110]*[.A109]" office:value-type="float" office:value="-1.99999999999996" calcext:value-type="float">
            <text:p>-2.000</text:p>
          </table:table-cell>
          <table:table-cell table:formula="of:=MEDIAN(-[.Q$3];[.F110];[.Q$3])" office:value-type="float" office:value="-1.99999999999996" calcext:value-type="float">
            <text:p>-2.000</text:p>
          </table:table-cell>
          <table:table-cell table:formula="of:=[.H109]+[.G110]*[.A109]" office:value-type="float" office:value="0.024" calcext:value-type="float">
            <text:p>0.024</text:p>
          </table:table-cell>
          <table:table-cell table:formula="of:=([.N110]-[.N109])/[.A109]" office:value-type="float" office:value="0" calcext:value-type="float">
            <text:p>0.000</text:p>
          </table:table-cell>
          <table:table-cell table:formula="of:=[.B110]-[.H109]" office:value-type="float" office:value="0.024" calcext:value-type="float">
            <text:p>0.024</text:p>
          </table:table-cell>
          <table:table-cell table:formula="of:=[.S$3]*[.J110]" office:value-type="float" office:value="0.024" calcext:value-type="float">
            <text:p>0.024</text:p>
          </table:table-cell>
          <table:table-cell table:formula="of:=[.T$3]*SUM([.J$2:.J110])" office:value-type="float" office:value="0" calcext:value-type="float">
            <text:p>0</text:p>
          </table:table-cell>
          <table:table-cell table:formula="of:=[.U$3]*([.J110]-[.J109])/[.A109]" office:value-type="float" office:value="0" calcext:value-type="float">
            <text:p>0</text:p>
          </table:table-cell>
          <table:table-cell table:formula="of:=[.K110]+[.L110]+[.M11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0]-[.H110])/[.A110]" office:value-type="float" office:value="0" calcext:value-type="float">
            <text:p>0.000</text:p>
          </table:table-cell>
          <table:table-cell table:formula="of:=([.C111]-[.I110])/[.A110]" office:value-type="float" office:value="0" calcext:value-type="float">
            <text:p>0.000</text:p>
          </table:table-cell>
          <table:table-cell table:formula="of:=MEDIAN(-[.P$3];[.D111];[.P$3])" office:value-type="float" office:value="0" calcext:value-type="float">
            <text:p>0.000</text:p>
          </table:table-cell>
          <table:table-cell table:formula="of:=[.I110]+[.E111]*[.A110]" office:value-type="float" office:value="0" calcext:value-type="float">
            <text:p>0.000</text:p>
          </table:table-cell>
          <table:table-cell table:formula="of:=MEDIAN(-[.Q$3];[.F111];[.Q$3])" office:value-type="float" office:value="0" calcext:value-type="float">
            <text:p>0.000</text:p>
          </table:table-cell>
          <table:table-cell table:formula="of:=[.H110]+[.G111]*[.A110]" office:value-type="float" office:value="0.024" calcext:value-type="float">
            <text:p>0.024</text:p>
          </table:table-cell>
          <table:table-cell table:formula="of:=([.N111]-[.N110])/[.A110]" office:value-type="float" office:value="1.99999999999996" calcext:value-type="float">
            <text:p>2.000</text:p>
          </table:table-cell>
          <table:table-cell table:formula="of:=[.B111]-[.H110]" office:value-type="float" office:value="0.026" calcext:value-type="float">
            <text:p>0.026</text:p>
          </table:table-cell>
          <table:table-cell table:formula="of:=[.S$3]*[.J111]" office:value-type="float" office:value="0.026" calcext:value-type="float">
            <text:p>0.026</text:p>
          </table:table-cell>
          <table:table-cell table:formula="of:=[.T$3]*SUM([.J$2:.J111])" office:value-type="float" office:value="0" calcext:value-type="float">
            <text:p>0</text:p>
          </table:table-cell>
          <table:table-cell table:formula="of:=[.U$3]*([.J111]-[.J110])/[.A110]" office:value-type="float" office:value="0" calcext:value-type="float">
            <text:p>0</text:p>
          </table:table-cell>
          <table:table-cell table:formula="of:=[.K111]+[.L111]+[.M11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1]-[.H111])/[.A111]" office:value-type="float" office:value="1.99999999999996" calcext:value-type="float">
            <text:p>2.000</text:p>
          </table:table-cell>
          <table:table-cell table:formula="of:=([.C112]-[.I111])/[.A111]" office:value-type="float" office:value="0" calcext:value-type="float">
            <text:p>0.000</text:p>
          </table:table-cell>
          <table:table-cell table:formula="of:=MEDIAN(-[.P$3];[.D112];[.P$3])" office:value-type="float" office:value="0" calcext:value-type="float">
            <text:p>0.000</text:p>
          </table:table-cell>
          <table:table-cell table:formula="of:=[.I111]+[.E112]*[.A111]" office:value-type="float" office:value="1.99999999999996" calcext:value-type="float">
            <text:p>2.000</text:p>
          </table:table-cell>
          <table:table-cell table:formula="of:=MEDIAN(-[.Q$3];[.F112];[.Q$3])" office:value-type="float" office:value="1.99999999999996" calcext:value-type="float">
            <text:p>2.000</text:p>
          </table:table-cell>
          <table:table-cell table:formula="of:=[.H111]+[.G112]*[.A111]" office:value-type="float" office:value="0.026" calcext:value-type="float">
            <text:p>0.026</text:p>
          </table:table-cell>
          <table:table-cell table:formula="of:=([.N112]-[.N111])/[.A111]" office:value-type="float" office:value="0" calcext:value-type="float">
            <text:p>0.000</text:p>
          </table:table-cell>
          <table:table-cell table:formula="of:=[.B112]-[.H111]" office:value-type="float" office:value="0.026" calcext:value-type="float">
            <text:p>0.026</text:p>
          </table:table-cell>
          <table:table-cell table:formula="of:=[.S$3]*[.J112]" office:value-type="float" office:value="0.026" calcext:value-type="float">
            <text:p>0.026</text:p>
          </table:table-cell>
          <table:table-cell table:formula="of:=[.T$3]*SUM([.J$2:.J112])" office:value-type="float" office:value="0" calcext:value-type="float">
            <text:p>0</text:p>
          </table:table-cell>
          <table:table-cell table:formula="of:=[.U$3]*([.J112]-[.J111])/[.A111]" office:value-type="float" office:value="0" calcext:value-type="float">
            <text:p>0</text:p>
          </table:table-cell>
          <table:table-cell table:formula="of:=[.K112]+[.L112]+[.M11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2]-[.H112])/[.A112]" office:value-type="float" office:value="0" calcext:value-type="float">
            <text:p>0.000</text:p>
          </table:table-cell>
          <table:table-cell table:formula="of:=([.C113]-[.I112])/[.A112]" office:value-type="float" office:value="0" calcext:value-type="float">
            <text:p>0.000</text:p>
          </table:table-cell>
          <table:table-cell table:formula="of:=MEDIAN(-[.P$3];[.D113];[.P$3])" office:value-type="float" office:value="0" calcext:value-type="float">
            <text:p>0.000</text:p>
          </table:table-cell>
          <table:table-cell table:formula="of:=[.I112]+[.E113]*[.A112]" office:value-type="float" office:value="0" calcext:value-type="float">
            <text:p>0.000</text:p>
          </table:table-cell>
          <table:table-cell table:formula="of:=MEDIAN(-[.Q$3];[.F113];[.Q$3])" office:value-type="float" office:value="0" calcext:value-type="float">
            <text:p>0.000</text:p>
          </table:table-cell>
          <table:table-cell table:formula="of:=[.H112]+[.G113]*[.A112]" office:value-type="float" office:value="0.026" calcext:value-type="float">
            <text:p>0.026</text:p>
          </table:table-cell>
          <table:table-cell table:formula="of:=([.N113]-[.N112])/[.A112]" office:value-type="float" office:value="-1.99999999999996" calcext:value-type="float">
            <text:p>-2.000</text:p>
          </table:table-cell>
          <table:table-cell table:formula="of:=[.B113]-[.H112]" office:value-type="float" office:value="0.024" calcext:value-type="float">
            <text:p>0.024</text:p>
          </table:table-cell>
          <table:table-cell table:formula="of:=[.S$3]*[.J113]" office:value-type="float" office:value="0.024" calcext:value-type="float">
            <text:p>0.024</text:p>
          </table:table-cell>
          <table:table-cell table:formula="of:=[.T$3]*SUM([.J$2:.J113])" office:value-type="float" office:value="0" calcext:value-type="float">
            <text:p>0</text:p>
          </table:table-cell>
          <table:table-cell table:formula="of:=[.U$3]*([.J113]-[.J112])/[.A112]" office:value-type="float" office:value="-0" calcext:value-type="float">
            <text:p>0</text:p>
          </table:table-cell>
          <table:table-cell table:formula="of:=[.K113]+[.L113]+[.M11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3]-[.H113])/[.A113]" office:value-type="float" office:value="-1.99999999999996" calcext:value-type="float">
            <text:p>-2.000</text:p>
          </table:table-cell>
          <table:table-cell table:formula="of:=([.C114]-[.I113])/[.A113]" office:value-type="float" office:value="0" calcext:value-type="float">
            <text:p>0.000</text:p>
          </table:table-cell>
          <table:table-cell table:formula="of:=MEDIAN(-[.P$3];[.D114];[.P$3])" office:value-type="float" office:value="0" calcext:value-type="float">
            <text:p>0.000</text:p>
          </table:table-cell>
          <table:table-cell table:formula="of:=[.I113]+[.E114]*[.A113]" office:value-type="float" office:value="-1.99999999999996" calcext:value-type="float">
            <text:p>-2.000</text:p>
          </table:table-cell>
          <table:table-cell table:formula="of:=MEDIAN(-[.Q$3];[.F114];[.Q$3])" office:value-type="float" office:value="-1.99999999999996" calcext:value-type="float">
            <text:p>-2.000</text:p>
          </table:table-cell>
          <table:table-cell table:formula="of:=[.H113]+[.G114]*[.A113]" office:value-type="float" office:value="0.024" calcext:value-type="float">
            <text:p>0.024</text:p>
          </table:table-cell>
          <table:table-cell table:formula="of:=([.N114]-[.N113])/[.A113]" office:value-type="float" office:value="0" calcext:value-type="float">
            <text:p>0.000</text:p>
          </table:table-cell>
          <table:table-cell table:formula="of:=[.B114]-[.H113]" office:value-type="float" office:value="0.024" calcext:value-type="float">
            <text:p>0.024</text:p>
          </table:table-cell>
          <table:table-cell table:formula="of:=[.S$3]*[.J114]" office:value-type="float" office:value="0.024" calcext:value-type="float">
            <text:p>0.024</text:p>
          </table:table-cell>
          <table:table-cell table:formula="of:=[.T$3]*SUM([.J$2:.J114])" office:value-type="float" office:value="0" calcext:value-type="float">
            <text:p>0</text:p>
          </table:table-cell>
          <table:table-cell table:formula="of:=[.U$3]*([.J114]-[.J113])/[.A113]" office:value-type="float" office:value="0" calcext:value-type="float">
            <text:p>0</text:p>
          </table:table-cell>
          <table:table-cell table:formula="of:=[.K114]+[.L114]+[.M11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4]-[.H114])/[.A114]" office:value-type="float" office:value="0" calcext:value-type="float">
            <text:p>0.000</text:p>
          </table:table-cell>
          <table:table-cell table:formula="of:=([.C115]-[.I114])/[.A114]" office:value-type="float" office:value="0" calcext:value-type="float">
            <text:p>0.000</text:p>
          </table:table-cell>
          <table:table-cell table:formula="of:=MEDIAN(-[.P$3];[.D115];[.P$3])" office:value-type="float" office:value="0" calcext:value-type="float">
            <text:p>0.000</text:p>
          </table:table-cell>
          <table:table-cell table:formula="of:=[.I114]+[.E115]*[.A114]" office:value-type="float" office:value="0" calcext:value-type="float">
            <text:p>0.000</text:p>
          </table:table-cell>
          <table:table-cell table:formula="of:=MEDIAN(-[.Q$3];[.F115];[.Q$3])" office:value-type="float" office:value="0" calcext:value-type="float">
            <text:p>0.000</text:p>
          </table:table-cell>
          <table:table-cell table:formula="of:=[.H114]+[.G115]*[.A114]" office:value-type="float" office:value="0.024" calcext:value-type="float">
            <text:p>0.024</text:p>
          </table:table-cell>
          <table:table-cell table:formula="of:=([.N115]-[.N114])/[.A114]" office:value-type="float" office:value="1.99999999999996" calcext:value-type="float">
            <text:p>2.000</text:p>
          </table:table-cell>
          <table:table-cell table:formula="of:=[.B115]-[.H114]" office:value-type="float" office:value="0.026" calcext:value-type="float">
            <text:p>0.026</text:p>
          </table:table-cell>
          <table:table-cell table:formula="of:=[.S$3]*[.J115]" office:value-type="float" office:value="0.026" calcext:value-type="float">
            <text:p>0.026</text:p>
          </table:table-cell>
          <table:table-cell table:formula="of:=[.T$3]*SUM([.J$2:.J115])" office:value-type="float" office:value="0" calcext:value-type="float">
            <text:p>0</text:p>
          </table:table-cell>
          <table:table-cell table:formula="of:=[.U$3]*([.J115]-[.J114])/[.A114]" office:value-type="float" office:value="0" calcext:value-type="float">
            <text:p>0</text:p>
          </table:table-cell>
          <table:table-cell table:formula="of:=[.K115]+[.L115]+[.M11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5]-[.H115])/[.A115]" office:value-type="float" office:value="1.99999999999996" calcext:value-type="float">
            <text:p>2.000</text:p>
          </table:table-cell>
          <table:table-cell table:formula="of:=([.C116]-[.I115])/[.A115]" office:value-type="float" office:value="0" calcext:value-type="float">
            <text:p>0.000</text:p>
          </table:table-cell>
          <table:table-cell table:formula="of:=MEDIAN(-[.P$3];[.D116];[.P$3])" office:value-type="float" office:value="0" calcext:value-type="float">
            <text:p>0.000</text:p>
          </table:table-cell>
          <table:table-cell table:formula="of:=[.I115]+[.E116]*[.A115]" office:value-type="float" office:value="1.99999999999996" calcext:value-type="float">
            <text:p>2.000</text:p>
          </table:table-cell>
          <table:table-cell table:formula="of:=MEDIAN(-[.Q$3];[.F116];[.Q$3])" office:value-type="float" office:value="1.99999999999996" calcext:value-type="float">
            <text:p>2.000</text:p>
          </table:table-cell>
          <table:table-cell table:formula="of:=[.H115]+[.G116]*[.A115]" office:value-type="float" office:value="0.026" calcext:value-type="float">
            <text:p>0.026</text:p>
          </table:table-cell>
          <table:table-cell table:formula="of:=([.N116]-[.N115])/[.A115]" office:value-type="float" office:value="0" calcext:value-type="float">
            <text:p>0.000</text:p>
          </table:table-cell>
          <table:table-cell table:formula="of:=[.B116]-[.H115]" office:value-type="float" office:value="0.026" calcext:value-type="float">
            <text:p>0.026</text:p>
          </table:table-cell>
          <table:table-cell table:formula="of:=[.S$3]*[.J116]" office:value-type="float" office:value="0.026" calcext:value-type="float">
            <text:p>0.026</text:p>
          </table:table-cell>
          <table:table-cell table:formula="of:=[.T$3]*SUM([.J$2:.J116])" office:value-type="float" office:value="0" calcext:value-type="float">
            <text:p>0</text:p>
          </table:table-cell>
          <table:table-cell table:formula="of:=[.U$3]*([.J116]-[.J115])/[.A115]" office:value-type="float" office:value="0" calcext:value-type="float">
            <text:p>0</text:p>
          </table:table-cell>
          <table:table-cell table:formula="of:=[.K116]+[.L116]+[.M11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6]-[.H116])/[.A116]" office:value-type="float" office:value="0" calcext:value-type="float">
            <text:p>0.000</text:p>
          </table:table-cell>
          <table:table-cell table:formula="of:=([.C117]-[.I116])/[.A116]" office:value-type="float" office:value="0" calcext:value-type="float">
            <text:p>0.000</text:p>
          </table:table-cell>
          <table:table-cell table:formula="of:=MEDIAN(-[.P$3];[.D117];[.P$3])" office:value-type="float" office:value="0" calcext:value-type="float">
            <text:p>0.000</text:p>
          </table:table-cell>
          <table:table-cell table:formula="of:=[.I116]+[.E117]*[.A116]" office:value-type="float" office:value="0" calcext:value-type="float">
            <text:p>0.000</text:p>
          </table:table-cell>
          <table:table-cell table:formula="of:=MEDIAN(-[.Q$3];[.F117];[.Q$3])" office:value-type="float" office:value="0" calcext:value-type="float">
            <text:p>0.000</text:p>
          </table:table-cell>
          <table:table-cell table:formula="of:=[.H116]+[.G117]*[.A116]" office:value-type="float" office:value="0.026" calcext:value-type="float">
            <text:p>0.026</text:p>
          </table:table-cell>
          <table:table-cell table:formula="of:=([.N117]-[.N116])/[.A116]" office:value-type="float" office:value="-1.99999999999996" calcext:value-type="float">
            <text:p>-2.000</text:p>
          </table:table-cell>
          <table:table-cell table:formula="of:=[.B117]-[.H116]" office:value-type="float" office:value="0.024" calcext:value-type="float">
            <text:p>0.024</text:p>
          </table:table-cell>
          <table:table-cell table:formula="of:=[.S$3]*[.J117]" office:value-type="float" office:value="0.024" calcext:value-type="float">
            <text:p>0.024</text:p>
          </table:table-cell>
          <table:table-cell table:formula="of:=[.T$3]*SUM([.J$2:.J117])" office:value-type="float" office:value="0" calcext:value-type="float">
            <text:p>0</text:p>
          </table:table-cell>
          <table:table-cell table:formula="of:=[.U$3]*([.J117]-[.J116])/[.A116]" office:value-type="float" office:value="-0" calcext:value-type="float">
            <text:p>0</text:p>
          </table:table-cell>
          <table:table-cell table:formula="of:=[.K117]+[.L117]+[.M11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7]-[.H117])/[.A117]" office:value-type="float" office:value="-1.99999999999996" calcext:value-type="float">
            <text:p>-2.000</text:p>
          </table:table-cell>
          <table:table-cell table:formula="of:=([.C118]-[.I117])/[.A117]" office:value-type="float" office:value="0" calcext:value-type="float">
            <text:p>0.000</text:p>
          </table:table-cell>
          <table:table-cell table:formula="of:=MEDIAN(-[.P$3];[.D118];[.P$3])" office:value-type="float" office:value="0" calcext:value-type="float">
            <text:p>0.000</text:p>
          </table:table-cell>
          <table:table-cell table:formula="of:=[.I117]+[.E118]*[.A117]" office:value-type="float" office:value="-1.99999999999996" calcext:value-type="float">
            <text:p>-2.000</text:p>
          </table:table-cell>
          <table:table-cell table:formula="of:=MEDIAN(-[.Q$3];[.F118];[.Q$3])" office:value-type="float" office:value="-1.99999999999996" calcext:value-type="float">
            <text:p>-2.000</text:p>
          </table:table-cell>
          <table:table-cell table:formula="of:=[.H117]+[.G118]*[.A117]" office:value-type="float" office:value="0.024" calcext:value-type="float">
            <text:p>0.024</text:p>
          </table:table-cell>
          <table:table-cell table:formula="of:=([.N118]-[.N117])/[.A117]" office:value-type="float" office:value="0" calcext:value-type="float">
            <text:p>0.000</text:p>
          </table:table-cell>
          <table:table-cell table:formula="of:=[.B118]-[.H117]" office:value-type="float" office:value="0.024" calcext:value-type="float">
            <text:p>0.024</text:p>
          </table:table-cell>
          <table:table-cell table:formula="of:=[.S$3]*[.J118]" office:value-type="float" office:value="0.024" calcext:value-type="float">
            <text:p>0.024</text:p>
          </table:table-cell>
          <table:table-cell table:formula="of:=[.T$3]*SUM([.J$2:.J118])" office:value-type="float" office:value="0" calcext:value-type="float">
            <text:p>0</text:p>
          </table:table-cell>
          <table:table-cell table:formula="of:=[.U$3]*([.J118]-[.J117])/[.A117]" office:value-type="float" office:value="0" calcext:value-type="float">
            <text:p>0</text:p>
          </table:table-cell>
          <table:table-cell table:formula="of:=[.K118]+[.L118]+[.M11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8]-[.H118])/[.A118]" office:value-type="float" office:value="0" calcext:value-type="float">
            <text:p>0.000</text:p>
          </table:table-cell>
          <table:table-cell table:formula="of:=([.C119]-[.I118])/[.A118]" office:value-type="float" office:value="0" calcext:value-type="float">
            <text:p>0.000</text:p>
          </table:table-cell>
          <table:table-cell table:formula="of:=MEDIAN(-[.P$3];[.D119];[.P$3])" office:value-type="float" office:value="0" calcext:value-type="float">
            <text:p>0.000</text:p>
          </table:table-cell>
          <table:table-cell table:formula="of:=[.I118]+[.E119]*[.A118]" office:value-type="float" office:value="0" calcext:value-type="float">
            <text:p>0.000</text:p>
          </table:table-cell>
          <table:table-cell table:formula="of:=MEDIAN(-[.Q$3];[.F119];[.Q$3])" office:value-type="float" office:value="0" calcext:value-type="float">
            <text:p>0.000</text:p>
          </table:table-cell>
          <table:table-cell table:formula="of:=[.H118]+[.G119]*[.A118]" office:value-type="float" office:value="0.024" calcext:value-type="float">
            <text:p>0.024</text:p>
          </table:table-cell>
          <table:table-cell table:formula="of:=([.N119]-[.N118])/[.A118]" office:value-type="float" office:value="1.99999999999996" calcext:value-type="float">
            <text:p>2.000</text:p>
          </table:table-cell>
          <table:table-cell table:formula="of:=[.B119]-[.H118]" office:value-type="float" office:value="0.026" calcext:value-type="float">
            <text:p>0.026</text:p>
          </table:table-cell>
          <table:table-cell table:formula="of:=[.S$3]*[.J119]" office:value-type="float" office:value="0.026" calcext:value-type="float">
            <text:p>0.026</text:p>
          </table:table-cell>
          <table:table-cell table:formula="of:=[.T$3]*SUM([.J$2:.J119])" office:value-type="float" office:value="0" calcext:value-type="float">
            <text:p>0</text:p>
          </table:table-cell>
          <table:table-cell table:formula="of:=[.U$3]*([.J119]-[.J118])/[.A118]" office:value-type="float" office:value="0" calcext:value-type="float">
            <text:p>0</text:p>
          </table:table-cell>
          <table:table-cell table:formula="of:=[.K119]+[.L119]+[.M11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19]-[.H119])/[.A119]" office:value-type="float" office:value="1.99999999999996" calcext:value-type="float">
            <text:p>2.000</text:p>
          </table:table-cell>
          <table:table-cell table:formula="of:=([.C120]-[.I119])/[.A119]" office:value-type="float" office:value="0" calcext:value-type="float">
            <text:p>0.000</text:p>
          </table:table-cell>
          <table:table-cell table:formula="of:=MEDIAN(-[.P$3];[.D120];[.P$3])" office:value-type="float" office:value="0" calcext:value-type="float">
            <text:p>0.000</text:p>
          </table:table-cell>
          <table:table-cell table:formula="of:=[.I119]+[.E120]*[.A119]" office:value-type="float" office:value="1.99999999999996" calcext:value-type="float">
            <text:p>2.000</text:p>
          </table:table-cell>
          <table:table-cell table:formula="of:=MEDIAN(-[.Q$3];[.F120];[.Q$3])" office:value-type="float" office:value="1.99999999999996" calcext:value-type="float">
            <text:p>2.000</text:p>
          </table:table-cell>
          <table:table-cell table:formula="of:=[.H119]+[.G120]*[.A119]" office:value-type="float" office:value="0.026" calcext:value-type="float">
            <text:p>0.026</text:p>
          </table:table-cell>
          <table:table-cell table:formula="of:=([.N120]-[.N119])/[.A119]" office:value-type="float" office:value="0" calcext:value-type="float">
            <text:p>0.000</text:p>
          </table:table-cell>
          <table:table-cell table:formula="of:=[.B120]-[.H119]" office:value-type="float" office:value="0.026" calcext:value-type="float">
            <text:p>0.026</text:p>
          </table:table-cell>
          <table:table-cell table:formula="of:=[.S$3]*[.J120]" office:value-type="float" office:value="0.026" calcext:value-type="float">
            <text:p>0.026</text:p>
          </table:table-cell>
          <table:table-cell table:formula="of:=[.T$3]*SUM([.J$2:.J120])" office:value-type="float" office:value="0" calcext:value-type="float">
            <text:p>0</text:p>
          </table:table-cell>
          <table:table-cell table:formula="of:=[.U$3]*([.J120]-[.J119])/[.A119]" office:value-type="float" office:value="0" calcext:value-type="float">
            <text:p>0</text:p>
          </table:table-cell>
          <table:table-cell table:formula="of:=[.K120]+[.L120]+[.M12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0]-[.H120])/[.A120]" office:value-type="float" office:value="0" calcext:value-type="float">
            <text:p>0.000</text:p>
          </table:table-cell>
          <table:table-cell table:formula="of:=([.C121]-[.I120])/[.A120]" office:value-type="float" office:value="0" calcext:value-type="float">
            <text:p>0.000</text:p>
          </table:table-cell>
          <table:table-cell table:formula="of:=MEDIAN(-[.P$3];[.D121];[.P$3])" office:value-type="float" office:value="0" calcext:value-type="float">
            <text:p>0.000</text:p>
          </table:table-cell>
          <table:table-cell table:formula="of:=[.I120]+[.E121]*[.A120]" office:value-type="float" office:value="0" calcext:value-type="float">
            <text:p>0.000</text:p>
          </table:table-cell>
          <table:table-cell table:formula="of:=MEDIAN(-[.Q$3];[.F121];[.Q$3])" office:value-type="float" office:value="0" calcext:value-type="float">
            <text:p>0.000</text:p>
          </table:table-cell>
          <table:table-cell table:formula="of:=[.H120]+[.G121]*[.A120]" office:value-type="float" office:value="0.026" calcext:value-type="float">
            <text:p>0.026</text:p>
          </table:table-cell>
          <table:table-cell table:formula="of:=([.N121]-[.N120])/[.A120]" office:value-type="float" office:value="-1.99999999999996" calcext:value-type="float">
            <text:p>-2.000</text:p>
          </table:table-cell>
          <table:table-cell table:formula="of:=[.B121]-[.H120]" office:value-type="float" office:value="0.024" calcext:value-type="float">
            <text:p>0.024</text:p>
          </table:table-cell>
          <table:table-cell table:formula="of:=[.S$3]*[.J121]" office:value-type="float" office:value="0.024" calcext:value-type="float">
            <text:p>0.024</text:p>
          </table:table-cell>
          <table:table-cell table:formula="of:=[.T$3]*SUM([.J$2:.J121])" office:value-type="float" office:value="0" calcext:value-type="float">
            <text:p>0</text:p>
          </table:table-cell>
          <table:table-cell table:formula="of:=[.U$3]*([.J121]-[.J120])/[.A120]" office:value-type="float" office:value="-0" calcext:value-type="float">
            <text:p>0</text:p>
          </table:table-cell>
          <table:table-cell table:formula="of:=[.K121]+[.L121]+[.M12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1]-[.H121])/[.A121]" office:value-type="float" office:value="-1.99999999999996" calcext:value-type="float">
            <text:p>-2.000</text:p>
          </table:table-cell>
          <table:table-cell table:formula="of:=([.C122]-[.I121])/[.A121]" office:value-type="float" office:value="0" calcext:value-type="float">
            <text:p>0.000</text:p>
          </table:table-cell>
          <table:table-cell table:formula="of:=MEDIAN(-[.P$3];[.D122];[.P$3])" office:value-type="float" office:value="0" calcext:value-type="float">
            <text:p>0.000</text:p>
          </table:table-cell>
          <table:table-cell table:formula="of:=[.I121]+[.E122]*[.A121]" office:value-type="float" office:value="-1.99999999999996" calcext:value-type="float">
            <text:p>-2.000</text:p>
          </table:table-cell>
          <table:table-cell table:formula="of:=MEDIAN(-[.Q$3];[.F122];[.Q$3])" office:value-type="float" office:value="-1.99999999999996" calcext:value-type="float">
            <text:p>-2.000</text:p>
          </table:table-cell>
          <table:table-cell table:formula="of:=[.H121]+[.G122]*[.A121]" office:value-type="float" office:value="0.024" calcext:value-type="float">
            <text:p>0.024</text:p>
          </table:table-cell>
          <table:table-cell table:formula="of:=([.N122]-[.N121])/[.A121]" office:value-type="float" office:value="0" calcext:value-type="float">
            <text:p>0.000</text:p>
          </table:table-cell>
          <table:table-cell table:formula="of:=[.B122]-[.H121]" office:value-type="float" office:value="0.024" calcext:value-type="float">
            <text:p>0.024</text:p>
          </table:table-cell>
          <table:table-cell table:formula="of:=[.S$3]*[.J122]" office:value-type="float" office:value="0.024" calcext:value-type="float">
            <text:p>0.024</text:p>
          </table:table-cell>
          <table:table-cell table:formula="of:=[.T$3]*SUM([.J$2:.J122])" office:value-type="float" office:value="0" calcext:value-type="float">
            <text:p>0</text:p>
          </table:table-cell>
          <table:table-cell table:formula="of:=[.U$3]*([.J122]-[.J121])/[.A121]" office:value-type="float" office:value="0" calcext:value-type="float">
            <text:p>0</text:p>
          </table:table-cell>
          <table:table-cell table:formula="of:=[.K122]+[.L122]+[.M12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2]-[.H122])/[.A122]" office:value-type="float" office:value="0" calcext:value-type="float">
            <text:p>0.000</text:p>
          </table:table-cell>
          <table:table-cell table:formula="of:=([.C123]-[.I122])/[.A122]" office:value-type="float" office:value="0" calcext:value-type="float">
            <text:p>0.000</text:p>
          </table:table-cell>
          <table:table-cell table:formula="of:=MEDIAN(-[.P$3];[.D123];[.P$3])" office:value-type="float" office:value="0" calcext:value-type="float">
            <text:p>0.000</text:p>
          </table:table-cell>
          <table:table-cell table:formula="of:=[.I122]+[.E123]*[.A122]" office:value-type="float" office:value="0" calcext:value-type="float">
            <text:p>0.000</text:p>
          </table:table-cell>
          <table:table-cell table:formula="of:=MEDIAN(-[.Q$3];[.F123];[.Q$3])" office:value-type="float" office:value="0" calcext:value-type="float">
            <text:p>0.000</text:p>
          </table:table-cell>
          <table:table-cell table:formula="of:=[.H122]+[.G123]*[.A122]" office:value-type="float" office:value="0.024" calcext:value-type="float">
            <text:p>0.024</text:p>
          </table:table-cell>
          <table:table-cell table:formula="of:=([.N123]-[.N122])/[.A122]" office:value-type="float" office:value="1.99999999999996" calcext:value-type="float">
            <text:p>2.000</text:p>
          </table:table-cell>
          <table:table-cell table:formula="of:=[.B123]-[.H122]" office:value-type="float" office:value="0.026" calcext:value-type="float">
            <text:p>0.026</text:p>
          </table:table-cell>
          <table:table-cell table:formula="of:=[.S$3]*[.J123]" office:value-type="float" office:value="0.026" calcext:value-type="float">
            <text:p>0.026</text:p>
          </table:table-cell>
          <table:table-cell table:formula="of:=[.T$3]*SUM([.J$2:.J123])" office:value-type="float" office:value="0" calcext:value-type="float">
            <text:p>0</text:p>
          </table:table-cell>
          <table:table-cell table:formula="of:=[.U$3]*([.J123]-[.J122])/[.A122]" office:value-type="float" office:value="0" calcext:value-type="float">
            <text:p>0</text:p>
          </table:table-cell>
          <table:table-cell table:formula="of:=[.K123]+[.L123]+[.M12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3]-[.H123])/[.A123]" office:value-type="float" office:value="1.99999999999996" calcext:value-type="float">
            <text:p>2.000</text:p>
          </table:table-cell>
          <table:table-cell table:formula="of:=([.C124]-[.I123])/[.A123]" office:value-type="float" office:value="0" calcext:value-type="float">
            <text:p>0.000</text:p>
          </table:table-cell>
          <table:table-cell table:formula="of:=MEDIAN(-[.P$3];[.D124];[.P$3])" office:value-type="float" office:value="0" calcext:value-type="float">
            <text:p>0.000</text:p>
          </table:table-cell>
          <table:table-cell table:formula="of:=[.I123]+[.E124]*[.A123]" office:value-type="float" office:value="1.99999999999996" calcext:value-type="float">
            <text:p>2.000</text:p>
          </table:table-cell>
          <table:table-cell table:formula="of:=MEDIAN(-[.Q$3];[.F124];[.Q$3])" office:value-type="float" office:value="1.99999999999996" calcext:value-type="float">
            <text:p>2.000</text:p>
          </table:table-cell>
          <table:table-cell table:formula="of:=[.H123]+[.G124]*[.A123]" office:value-type="float" office:value="0.026" calcext:value-type="float">
            <text:p>0.026</text:p>
          </table:table-cell>
          <table:table-cell table:formula="of:=([.N124]-[.N123])/[.A123]" office:value-type="float" office:value="0" calcext:value-type="float">
            <text:p>0.000</text:p>
          </table:table-cell>
          <table:table-cell table:formula="of:=[.B124]-[.H123]" office:value-type="float" office:value="0.026" calcext:value-type="float">
            <text:p>0.026</text:p>
          </table:table-cell>
          <table:table-cell table:formula="of:=[.S$3]*[.J124]" office:value-type="float" office:value="0.026" calcext:value-type="float">
            <text:p>0.026</text:p>
          </table:table-cell>
          <table:table-cell table:formula="of:=[.T$3]*SUM([.J$2:.J124])" office:value-type="float" office:value="0" calcext:value-type="float">
            <text:p>0</text:p>
          </table:table-cell>
          <table:table-cell table:formula="of:=[.U$3]*([.J124]-[.J123])/[.A123]" office:value-type="float" office:value="0" calcext:value-type="float">
            <text:p>0</text:p>
          </table:table-cell>
          <table:table-cell table:formula="of:=[.K124]+[.L124]+[.M12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4]-[.H124])/[.A124]" office:value-type="float" office:value="0" calcext:value-type="float">
            <text:p>0.000</text:p>
          </table:table-cell>
          <table:table-cell table:formula="of:=([.C125]-[.I124])/[.A124]" office:value-type="float" office:value="0" calcext:value-type="float">
            <text:p>0.000</text:p>
          </table:table-cell>
          <table:table-cell table:formula="of:=MEDIAN(-[.P$3];[.D125];[.P$3])" office:value-type="float" office:value="0" calcext:value-type="float">
            <text:p>0.000</text:p>
          </table:table-cell>
          <table:table-cell table:formula="of:=[.I124]+[.E125]*[.A124]" office:value-type="float" office:value="0" calcext:value-type="float">
            <text:p>0.000</text:p>
          </table:table-cell>
          <table:table-cell table:formula="of:=MEDIAN(-[.Q$3];[.F125];[.Q$3])" office:value-type="float" office:value="0" calcext:value-type="float">
            <text:p>0.000</text:p>
          </table:table-cell>
          <table:table-cell table:formula="of:=[.H124]+[.G125]*[.A124]" office:value-type="float" office:value="0.026" calcext:value-type="float">
            <text:p>0.026</text:p>
          </table:table-cell>
          <table:table-cell table:formula="of:=([.N125]-[.N124])/[.A124]" office:value-type="float" office:value="-1.99999999999996" calcext:value-type="float">
            <text:p>-2.000</text:p>
          </table:table-cell>
          <table:table-cell table:formula="of:=[.B125]-[.H124]" office:value-type="float" office:value="0.024" calcext:value-type="float">
            <text:p>0.024</text:p>
          </table:table-cell>
          <table:table-cell table:formula="of:=[.S$3]*[.J125]" office:value-type="float" office:value="0.024" calcext:value-type="float">
            <text:p>0.024</text:p>
          </table:table-cell>
          <table:table-cell table:formula="of:=[.T$3]*SUM([.J$2:.J125])" office:value-type="float" office:value="0" calcext:value-type="float">
            <text:p>0</text:p>
          </table:table-cell>
          <table:table-cell table:formula="of:=[.U$3]*([.J125]-[.J124])/[.A124]" office:value-type="float" office:value="-0" calcext:value-type="float">
            <text:p>0</text:p>
          </table:table-cell>
          <table:table-cell table:formula="of:=[.K125]+[.L125]+[.M12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5]-[.H125])/[.A125]" office:value-type="float" office:value="-1.99999999999996" calcext:value-type="float">
            <text:p>-2.000</text:p>
          </table:table-cell>
          <table:table-cell table:formula="of:=([.C126]-[.I125])/[.A125]" office:value-type="float" office:value="0" calcext:value-type="float">
            <text:p>0.000</text:p>
          </table:table-cell>
          <table:table-cell table:formula="of:=MEDIAN(-[.P$3];[.D126];[.P$3])" office:value-type="float" office:value="0" calcext:value-type="float">
            <text:p>0.000</text:p>
          </table:table-cell>
          <table:table-cell table:formula="of:=[.I125]+[.E126]*[.A125]" office:value-type="float" office:value="-1.99999999999996" calcext:value-type="float">
            <text:p>-2.000</text:p>
          </table:table-cell>
          <table:table-cell table:formula="of:=MEDIAN(-[.Q$3];[.F126];[.Q$3])" office:value-type="float" office:value="-1.99999999999996" calcext:value-type="float">
            <text:p>-2.000</text:p>
          </table:table-cell>
          <table:table-cell table:formula="of:=[.H125]+[.G126]*[.A125]" office:value-type="float" office:value="0.024" calcext:value-type="float">
            <text:p>0.024</text:p>
          </table:table-cell>
          <table:table-cell table:formula="of:=([.N126]-[.N125])/[.A125]" office:value-type="float" office:value="0" calcext:value-type="float">
            <text:p>0.000</text:p>
          </table:table-cell>
          <table:table-cell table:formula="of:=[.B126]-[.H125]" office:value-type="float" office:value="0.024" calcext:value-type="float">
            <text:p>0.024</text:p>
          </table:table-cell>
          <table:table-cell table:formula="of:=[.S$3]*[.J126]" office:value-type="float" office:value="0.024" calcext:value-type="float">
            <text:p>0.024</text:p>
          </table:table-cell>
          <table:table-cell table:formula="of:=[.T$3]*SUM([.J$2:.J126])" office:value-type="float" office:value="0" calcext:value-type="float">
            <text:p>0</text:p>
          </table:table-cell>
          <table:table-cell table:formula="of:=[.U$3]*([.J126]-[.J125])/[.A125]" office:value-type="float" office:value="0" calcext:value-type="float">
            <text:p>0</text:p>
          </table:table-cell>
          <table:table-cell table:formula="of:=[.K126]+[.L126]+[.M12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6]-[.H126])/[.A126]" office:value-type="float" office:value="0" calcext:value-type="float">
            <text:p>0.000</text:p>
          </table:table-cell>
          <table:table-cell table:formula="of:=([.C127]-[.I126])/[.A126]" office:value-type="float" office:value="0" calcext:value-type="float">
            <text:p>0.000</text:p>
          </table:table-cell>
          <table:table-cell table:formula="of:=MEDIAN(-[.P$3];[.D127];[.P$3])" office:value-type="float" office:value="0" calcext:value-type="float">
            <text:p>0.000</text:p>
          </table:table-cell>
          <table:table-cell table:formula="of:=[.I126]+[.E127]*[.A126]" office:value-type="float" office:value="0" calcext:value-type="float">
            <text:p>0.000</text:p>
          </table:table-cell>
          <table:table-cell table:formula="of:=MEDIAN(-[.Q$3];[.F127];[.Q$3])" office:value-type="float" office:value="0" calcext:value-type="float">
            <text:p>0.000</text:p>
          </table:table-cell>
          <table:table-cell table:formula="of:=[.H126]+[.G127]*[.A126]" office:value-type="float" office:value="0.024" calcext:value-type="float">
            <text:p>0.024</text:p>
          </table:table-cell>
          <table:table-cell table:formula="of:=([.N127]-[.N126])/[.A126]" office:value-type="float" office:value="1.99999999999996" calcext:value-type="float">
            <text:p>2.000</text:p>
          </table:table-cell>
          <table:table-cell table:formula="of:=[.B127]-[.H126]" office:value-type="float" office:value="0.026" calcext:value-type="float">
            <text:p>0.026</text:p>
          </table:table-cell>
          <table:table-cell table:formula="of:=[.S$3]*[.J127]" office:value-type="float" office:value="0.026" calcext:value-type="float">
            <text:p>0.026</text:p>
          </table:table-cell>
          <table:table-cell table:formula="of:=[.T$3]*SUM([.J$2:.J127])" office:value-type="float" office:value="0" calcext:value-type="float">
            <text:p>0</text:p>
          </table:table-cell>
          <table:table-cell table:formula="of:=[.U$3]*([.J127]-[.J126])/[.A126]" office:value-type="float" office:value="0" calcext:value-type="float">
            <text:p>0</text:p>
          </table:table-cell>
          <table:table-cell table:formula="of:=[.K127]+[.L127]+[.M12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7]-[.H127])/[.A127]" office:value-type="float" office:value="1.99999999999996" calcext:value-type="float">
            <text:p>2.000</text:p>
          </table:table-cell>
          <table:table-cell table:formula="of:=([.C128]-[.I127])/[.A127]" office:value-type="float" office:value="0" calcext:value-type="float">
            <text:p>0.000</text:p>
          </table:table-cell>
          <table:table-cell table:formula="of:=MEDIAN(-[.P$3];[.D128];[.P$3])" office:value-type="float" office:value="0" calcext:value-type="float">
            <text:p>0.000</text:p>
          </table:table-cell>
          <table:table-cell table:formula="of:=[.I127]+[.E128]*[.A127]" office:value-type="float" office:value="1.99999999999996" calcext:value-type="float">
            <text:p>2.000</text:p>
          </table:table-cell>
          <table:table-cell table:formula="of:=MEDIAN(-[.Q$3];[.F128];[.Q$3])" office:value-type="float" office:value="1.99999999999996" calcext:value-type="float">
            <text:p>2.000</text:p>
          </table:table-cell>
          <table:table-cell table:formula="of:=[.H127]+[.G128]*[.A127]" office:value-type="float" office:value="0.026" calcext:value-type="float">
            <text:p>0.026</text:p>
          </table:table-cell>
          <table:table-cell table:formula="of:=([.N128]-[.N127])/[.A127]" office:value-type="float" office:value="0" calcext:value-type="float">
            <text:p>0.000</text:p>
          </table:table-cell>
          <table:table-cell table:formula="of:=[.B128]-[.H127]" office:value-type="float" office:value="0.026" calcext:value-type="float">
            <text:p>0.026</text:p>
          </table:table-cell>
          <table:table-cell table:formula="of:=[.S$3]*[.J128]" office:value-type="float" office:value="0.026" calcext:value-type="float">
            <text:p>0.026</text:p>
          </table:table-cell>
          <table:table-cell table:formula="of:=[.T$3]*SUM([.J$2:.J128])" office:value-type="float" office:value="0" calcext:value-type="float">
            <text:p>0</text:p>
          </table:table-cell>
          <table:table-cell table:formula="of:=[.U$3]*([.J128]-[.J127])/[.A127]" office:value-type="float" office:value="0" calcext:value-type="float">
            <text:p>0</text:p>
          </table:table-cell>
          <table:table-cell table:formula="of:=[.K128]+[.L128]+[.M12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8]-[.H128])/[.A128]" office:value-type="float" office:value="0" calcext:value-type="float">
            <text:p>0.000</text:p>
          </table:table-cell>
          <table:table-cell table:formula="of:=([.C129]-[.I128])/[.A128]" office:value-type="float" office:value="0" calcext:value-type="float">
            <text:p>0.000</text:p>
          </table:table-cell>
          <table:table-cell table:formula="of:=MEDIAN(-[.P$3];[.D129];[.P$3])" office:value-type="float" office:value="0" calcext:value-type="float">
            <text:p>0.000</text:p>
          </table:table-cell>
          <table:table-cell table:formula="of:=[.I128]+[.E129]*[.A128]" office:value-type="float" office:value="0" calcext:value-type="float">
            <text:p>0.000</text:p>
          </table:table-cell>
          <table:table-cell table:formula="of:=MEDIAN(-[.Q$3];[.F129];[.Q$3])" office:value-type="float" office:value="0" calcext:value-type="float">
            <text:p>0.000</text:p>
          </table:table-cell>
          <table:table-cell table:formula="of:=[.H128]+[.G129]*[.A128]" office:value-type="float" office:value="0.026" calcext:value-type="float">
            <text:p>0.026</text:p>
          </table:table-cell>
          <table:table-cell table:formula="of:=([.N129]-[.N128])/[.A128]" office:value-type="float" office:value="-1.99999999999996" calcext:value-type="float">
            <text:p>-2.000</text:p>
          </table:table-cell>
          <table:table-cell table:formula="of:=[.B129]-[.H128]" office:value-type="float" office:value="0.024" calcext:value-type="float">
            <text:p>0.024</text:p>
          </table:table-cell>
          <table:table-cell table:formula="of:=[.S$3]*[.J129]" office:value-type="float" office:value="0.024" calcext:value-type="float">
            <text:p>0.024</text:p>
          </table:table-cell>
          <table:table-cell table:formula="of:=[.T$3]*SUM([.J$2:.J129])" office:value-type="float" office:value="0" calcext:value-type="float">
            <text:p>0</text:p>
          </table:table-cell>
          <table:table-cell table:formula="of:=[.U$3]*([.J129]-[.J128])/[.A128]" office:value-type="float" office:value="-0" calcext:value-type="float">
            <text:p>0</text:p>
          </table:table-cell>
          <table:table-cell table:formula="of:=[.K129]+[.L129]+[.M12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29]-[.H129])/[.A129]" office:value-type="float" office:value="-1.99999999999996" calcext:value-type="float">
            <text:p>-2.000</text:p>
          </table:table-cell>
          <table:table-cell table:formula="of:=([.C130]-[.I129])/[.A129]" office:value-type="float" office:value="0" calcext:value-type="float">
            <text:p>0.000</text:p>
          </table:table-cell>
          <table:table-cell table:formula="of:=MEDIAN(-[.P$3];[.D130];[.P$3])" office:value-type="float" office:value="0" calcext:value-type="float">
            <text:p>0.000</text:p>
          </table:table-cell>
          <table:table-cell table:formula="of:=[.I129]+[.E130]*[.A129]" office:value-type="float" office:value="-1.99999999999996" calcext:value-type="float">
            <text:p>-2.000</text:p>
          </table:table-cell>
          <table:table-cell table:formula="of:=MEDIAN(-[.Q$3];[.F130];[.Q$3])" office:value-type="float" office:value="-1.99999999999996" calcext:value-type="float">
            <text:p>-2.000</text:p>
          </table:table-cell>
          <table:table-cell table:formula="of:=[.H129]+[.G130]*[.A129]" office:value-type="float" office:value="0.024" calcext:value-type="float">
            <text:p>0.024</text:p>
          </table:table-cell>
          <table:table-cell table:formula="of:=([.N130]-[.N129])/[.A129]" office:value-type="float" office:value="0" calcext:value-type="float">
            <text:p>0.000</text:p>
          </table:table-cell>
          <table:table-cell table:formula="of:=[.B130]-[.H129]" office:value-type="float" office:value="0.024" calcext:value-type="float">
            <text:p>0.024</text:p>
          </table:table-cell>
          <table:table-cell table:formula="of:=[.S$3]*[.J130]" office:value-type="float" office:value="0.024" calcext:value-type="float">
            <text:p>0.024</text:p>
          </table:table-cell>
          <table:table-cell table:formula="of:=[.T$3]*SUM([.J$2:.J130])" office:value-type="float" office:value="0" calcext:value-type="float">
            <text:p>0</text:p>
          </table:table-cell>
          <table:table-cell table:formula="of:=[.U$3]*([.J130]-[.J129])/[.A129]" office:value-type="float" office:value="0" calcext:value-type="float">
            <text:p>0</text:p>
          </table:table-cell>
          <table:table-cell table:formula="of:=[.K130]+[.L130]+[.M13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0]-[.H130])/[.A130]" office:value-type="float" office:value="0" calcext:value-type="float">
            <text:p>0.000</text:p>
          </table:table-cell>
          <table:table-cell table:formula="of:=([.C131]-[.I130])/[.A130]" office:value-type="float" office:value="0" calcext:value-type="float">
            <text:p>0.000</text:p>
          </table:table-cell>
          <table:table-cell table:formula="of:=MEDIAN(-[.P$3];[.D131];[.P$3])" office:value-type="float" office:value="0" calcext:value-type="float">
            <text:p>0.000</text:p>
          </table:table-cell>
          <table:table-cell table:formula="of:=[.I130]+[.E131]*[.A130]" office:value-type="float" office:value="0" calcext:value-type="float">
            <text:p>0.000</text:p>
          </table:table-cell>
          <table:table-cell table:formula="of:=MEDIAN(-[.Q$3];[.F131];[.Q$3])" office:value-type="float" office:value="0" calcext:value-type="float">
            <text:p>0.000</text:p>
          </table:table-cell>
          <table:table-cell table:formula="of:=[.H130]+[.G131]*[.A130]" office:value-type="float" office:value="0.024" calcext:value-type="float">
            <text:p>0.024</text:p>
          </table:table-cell>
          <table:table-cell table:formula="of:=([.N131]-[.N130])/[.A130]" office:value-type="float" office:value="1.99999999999996" calcext:value-type="float">
            <text:p>2.000</text:p>
          </table:table-cell>
          <table:table-cell table:formula="of:=[.B131]-[.H130]" office:value-type="float" office:value="0.026" calcext:value-type="float">
            <text:p>0.026</text:p>
          </table:table-cell>
          <table:table-cell table:formula="of:=[.S$3]*[.J131]" office:value-type="float" office:value="0.026" calcext:value-type="float">
            <text:p>0.026</text:p>
          </table:table-cell>
          <table:table-cell table:formula="of:=[.T$3]*SUM([.J$2:.J131])" office:value-type="float" office:value="0" calcext:value-type="float">
            <text:p>0</text:p>
          </table:table-cell>
          <table:table-cell table:formula="of:=[.U$3]*([.J131]-[.J130])/[.A130]" office:value-type="float" office:value="0" calcext:value-type="float">
            <text:p>0</text:p>
          </table:table-cell>
          <table:table-cell table:formula="of:=[.K131]+[.L131]+[.M13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1]-[.H131])/[.A131]" office:value-type="float" office:value="1.99999999999996" calcext:value-type="float">
            <text:p>2.000</text:p>
          </table:table-cell>
          <table:table-cell table:formula="of:=([.C132]-[.I131])/[.A131]" office:value-type="float" office:value="0" calcext:value-type="float">
            <text:p>0.000</text:p>
          </table:table-cell>
          <table:table-cell table:formula="of:=MEDIAN(-[.P$3];[.D132];[.P$3])" office:value-type="float" office:value="0" calcext:value-type="float">
            <text:p>0.000</text:p>
          </table:table-cell>
          <table:table-cell table:formula="of:=[.I131]+[.E132]*[.A131]" office:value-type="float" office:value="1.99999999999996" calcext:value-type="float">
            <text:p>2.000</text:p>
          </table:table-cell>
          <table:table-cell table:formula="of:=MEDIAN(-[.Q$3];[.F132];[.Q$3])" office:value-type="float" office:value="1.99999999999996" calcext:value-type="float">
            <text:p>2.000</text:p>
          </table:table-cell>
          <table:table-cell table:formula="of:=[.H131]+[.G132]*[.A131]" office:value-type="float" office:value="0.026" calcext:value-type="float">
            <text:p>0.026</text:p>
          </table:table-cell>
          <table:table-cell table:formula="of:=([.N132]-[.N131])/[.A131]" office:value-type="float" office:value="0" calcext:value-type="float">
            <text:p>0.000</text:p>
          </table:table-cell>
          <table:table-cell table:formula="of:=[.B132]-[.H131]" office:value-type="float" office:value="0.026" calcext:value-type="float">
            <text:p>0.026</text:p>
          </table:table-cell>
          <table:table-cell table:formula="of:=[.S$3]*[.J132]" office:value-type="float" office:value="0.026" calcext:value-type="float">
            <text:p>0.026</text:p>
          </table:table-cell>
          <table:table-cell table:formula="of:=[.T$3]*SUM([.J$2:.J132])" office:value-type="float" office:value="0" calcext:value-type="float">
            <text:p>0</text:p>
          </table:table-cell>
          <table:table-cell table:formula="of:=[.U$3]*([.J132]-[.J131])/[.A131]" office:value-type="float" office:value="0" calcext:value-type="float">
            <text:p>0</text:p>
          </table:table-cell>
          <table:table-cell table:formula="of:=[.K132]+[.L132]+[.M13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2]-[.H132])/[.A132]" office:value-type="float" office:value="0" calcext:value-type="float">
            <text:p>0.000</text:p>
          </table:table-cell>
          <table:table-cell table:formula="of:=([.C133]-[.I132])/[.A132]" office:value-type="float" office:value="0" calcext:value-type="float">
            <text:p>0.000</text:p>
          </table:table-cell>
          <table:table-cell table:formula="of:=MEDIAN(-[.P$3];[.D133];[.P$3])" office:value-type="float" office:value="0" calcext:value-type="float">
            <text:p>0.000</text:p>
          </table:table-cell>
          <table:table-cell table:formula="of:=[.I132]+[.E133]*[.A132]" office:value-type="float" office:value="0" calcext:value-type="float">
            <text:p>0.000</text:p>
          </table:table-cell>
          <table:table-cell table:formula="of:=MEDIAN(-[.Q$3];[.F133];[.Q$3])" office:value-type="float" office:value="0" calcext:value-type="float">
            <text:p>0.000</text:p>
          </table:table-cell>
          <table:table-cell table:formula="of:=[.H132]+[.G133]*[.A132]" office:value-type="float" office:value="0.026" calcext:value-type="float">
            <text:p>0.026</text:p>
          </table:table-cell>
          <table:table-cell table:formula="of:=([.N133]-[.N132])/[.A132]" office:value-type="float" office:value="-1.99999999999996" calcext:value-type="float">
            <text:p>-2.000</text:p>
          </table:table-cell>
          <table:table-cell table:formula="of:=[.B133]-[.H132]" office:value-type="float" office:value="0.024" calcext:value-type="float">
            <text:p>0.024</text:p>
          </table:table-cell>
          <table:table-cell table:formula="of:=[.S$3]*[.J133]" office:value-type="float" office:value="0.024" calcext:value-type="float">
            <text:p>0.024</text:p>
          </table:table-cell>
          <table:table-cell table:formula="of:=[.T$3]*SUM([.J$2:.J133])" office:value-type="float" office:value="0" calcext:value-type="float">
            <text:p>0</text:p>
          </table:table-cell>
          <table:table-cell table:formula="of:=[.U$3]*([.J133]-[.J132])/[.A132]" office:value-type="float" office:value="-0" calcext:value-type="float">
            <text:p>0</text:p>
          </table:table-cell>
          <table:table-cell table:formula="of:=[.K133]+[.L133]+[.M13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3]-[.H133])/[.A133]" office:value-type="float" office:value="-1.99999999999996" calcext:value-type="float">
            <text:p>-2.000</text:p>
          </table:table-cell>
          <table:table-cell table:formula="of:=([.C134]-[.I133])/[.A133]" office:value-type="float" office:value="0" calcext:value-type="float">
            <text:p>0.000</text:p>
          </table:table-cell>
          <table:table-cell table:formula="of:=MEDIAN(-[.P$3];[.D134];[.P$3])" office:value-type="float" office:value="0" calcext:value-type="float">
            <text:p>0.000</text:p>
          </table:table-cell>
          <table:table-cell table:formula="of:=[.I133]+[.E134]*[.A133]" office:value-type="float" office:value="-1.99999999999996" calcext:value-type="float">
            <text:p>-2.000</text:p>
          </table:table-cell>
          <table:table-cell table:formula="of:=MEDIAN(-[.Q$3];[.F134];[.Q$3])" office:value-type="float" office:value="-1.99999999999996" calcext:value-type="float">
            <text:p>-2.000</text:p>
          </table:table-cell>
          <table:table-cell table:formula="of:=[.H133]+[.G134]*[.A133]" office:value-type="float" office:value="0.024" calcext:value-type="float">
            <text:p>0.024</text:p>
          </table:table-cell>
          <table:table-cell table:formula="of:=([.N134]-[.N133])/[.A133]" office:value-type="float" office:value="0" calcext:value-type="float">
            <text:p>0.000</text:p>
          </table:table-cell>
          <table:table-cell table:formula="of:=[.B134]-[.H133]" office:value-type="float" office:value="0.024" calcext:value-type="float">
            <text:p>0.024</text:p>
          </table:table-cell>
          <table:table-cell table:formula="of:=[.S$3]*[.J134]" office:value-type="float" office:value="0.024" calcext:value-type="float">
            <text:p>0.024</text:p>
          </table:table-cell>
          <table:table-cell table:formula="of:=[.T$3]*SUM([.J$2:.J134])" office:value-type="float" office:value="0" calcext:value-type="float">
            <text:p>0</text:p>
          </table:table-cell>
          <table:table-cell table:formula="of:=[.U$3]*([.J134]-[.J133])/[.A133]" office:value-type="float" office:value="0" calcext:value-type="float">
            <text:p>0</text:p>
          </table:table-cell>
          <table:table-cell table:formula="of:=[.K134]+[.L134]+[.M13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4]-[.H134])/[.A134]" office:value-type="float" office:value="0" calcext:value-type="float">
            <text:p>0.000</text:p>
          </table:table-cell>
          <table:table-cell table:formula="of:=([.C135]-[.I134])/[.A134]" office:value-type="float" office:value="0" calcext:value-type="float">
            <text:p>0.000</text:p>
          </table:table-cell>
          <table:table-cell table:formula="of:=MEDIAN(-[.P$3];[.D135];[.P$3])" office:value-type="float" office:value="0" calcext:value-type="float">
            <text:p>0.000</text:p>
          </table:table-cell>
          <table:table-cell table:formula="of:=[.I134]+[.E135]*[.A134]" office:value-type="float" office:value="0" calcext:value-type="float">
            <text:p>0.000</text:p>
          </table:table-cell>
          <table:table-cell table:formula="of:=MEDIAN(-[.Q$3];[.F135];[.Q$3])" office:value-type="float" office:value="0" calcext:value-type="float">
            <text:p>0.000</text:p>
          </table:table-cell>
          <table:table-cell table:formula="of:=[.H134]+[.G135]*[.A134]" office:value-type="float" office:value="0.024" calcext:value-type="float">
            <text:p>0.024</text:p>
          </table:table-cell>
          <table:table-cell table:formula="of:=([.N135]-[.N134])/[.A134]" office:value-type="float" office:value="1.99999999999996" calcext:value-type="float">
            <text:p>2.000</text:p>
          </table:table-cell>
          <table:table-cell table:formula="of:=[.B135]-[.H134]" office:value-type="float" office:value="0.026" calcext:value-type="float">
            <text:p>0.026</text:p>
          </table:table-cell>
          <table:table-cell table:formula="of:=[.S$3]*[.J135]" office:value-type="float" office:value="0.026" calcext:value-type="float">
            <text:p>0.026</text:p>
          </table:table-cell>
          <table:table-cell table:formula="of:=[.T$3]*SUM([.J$2:.J135])" office:value-type="float" office:value="0" calcext:value-type="float">
            <text:p>0</text:p>
          </table:table-cell>
          <table:table-cell table:formula="of:=[.U$3]*([.J135]-[.J134])/[.A134]" office:value-type="float" office:value="0" calcext:value-type="float">
            <text:p>0</text:p>
          </table:table-cell>
          <table:table-cell table:formula="of:=[.K135]+[.L135]+[.M13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5]-[.H135])/[.A135]" office:value-type="float" office:value="1.99999999999996" calcext:value-type="float">
            <text:p>2.000</text:p>
          </table:table-cell>
          <table:table-cell table:formula="of:=([.C136]-[.I135])/[.A135]" office:value-type="float" office:value="0" calcext:value-type="float">
            <text:p>0.000</text:p>
          </table:table-cell>
          <table:table-cell table:formula="of:=MEDIAN(-[.P$3];[.D136];[.P$3])" office:value-type="float" office:value="0" calcext:value-type="float">
            <text:p>0.000</text:p>
          </table:table-cell>
          <table:table-cell table:formula="of:=[.I135]+[.E136]*[.A135]" office:value-type="float" office:value="1.99999999999996" calcext:value-type="float">
            <text:p>2.000</text:p>
          </table:table-cell>
          <table:table-cell table:formula="of:=MEDIAN(-[.Q$3];[.F136];[.Q$3])" office:value-type="float" office:value="1.99999999999996" calcext:value-type="float">
            <text:p>2.000</text:p>
          </table:table-cell>
          <table:table-cell table:formula="of:=[.H135]+[.G136]*[.A135]" office:value-type="float" office:value="0.026" calcext:value-type="float">
            <text:p>0.026</text:p>
          </table:table-cell>
          <table:table-cell table:formula="of:=([.N136]-[.N135])/[.A135]" office:value-type="float" office:value="0" calcext:value-type="float">
            <text:p>0.000</text:p>
          </table:table-cell>
          <table:table-cell table:formula="of:=[.B136]-[.H135]" office:value-type="float" office:value="0.026" calcext:value-type="float">
            <text:p>0.026</text:p>
          </table:table-cell>
          <table:table-cell table:formula="of:=[.S$3]*[.J136]" office:value-type="float" office:value="0.026" calcext:value-type="float">
            <text:p>0.026</text:p>
          </table:table-cell>
          <table:table-cell table:formula="of:=[.T$3]*SUM([.J$2:.J136])" office:value-type="float" office:value="0" calcext:value-type="float">
            <text:p>0</text:p>
          </table:table-cell>
          <table:table-cell table:formula="of:=[.U$3]*([.J136]-[.J135])/[.A135]" office:value-type="float" office:value="0" calcext:value-type="float">
            <text:p>0</text:p>
          </table:table-cell>
          <table:table-cell table:formula="of:=[.K136]+[.L136]+[.M13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6]-[.H136])/[.A136]" office:value-type="float" office:value="0" calcext:value-type="float">
            <text:p>0.000</text:p>
          </table:table-cell>
          <table:table-cell table:formula="of:=([.C137]-[.I136])/[.A136]" office:value-type="float" office:value="0" calcext:value-type="float">
            <text:p>0.000</text:p>
          </table:table-cell>
          <table:table-cell table:formula="of:=MEDIAN(-[.P$3];[.D137];[.P$3])" office:value-type="float" office:value="0" calcext:value-type="float">
            <text:p>0.000</text:p>
          </table:table-cell>
          <table:table-cell table:formula="of:=[.I136]+[.E137]*[.A136]" office:value-type="float" office:value="0" calcext:value-type="float">
            <text:p>0.000</text:p>
          </table:table-cell>
          <table:table-cell table:formula="of:=MEDIAN(-[.Q$3];[.F137];[.Q$3])" office:value-type="float" office:value="0" calcext:value-type="float">
            <text:p>0.000</text:p>
          </table:table-cell>
          <table:table-cell table:formula="of:=[.H136]+[.G137]*[.A136]" office:value-type="float" office:value="0.026" calcext:value-type="float">
            <text:p>0.026</text:p>
          </table:table-cell>
          <table:table-cell table:formula="of:=([.N137]-[.N136])/[.A136]" office:value-type="float" office:value="-1.99999999999996" calcext:value-type="float">
            <text:p>-2.000</text:p>
          </table:table-cell>
          <table:table-cell table:formula="of:=[.B137]-[.H136]" office:value-type="float" office:value="0.024" calcext:value-type="float">
            <text:p>0.024</text:p>
          </table:table-cell>
          <table:table-cell table:formula="of:=[.S$3]*[.J137]" office:value-type="float" office:value="0.024" calcext:value-type="float">
            <text:p>0.024</text:p>
          </table:table-cell>
          <table:table-cell table:formula="of:=[.T$3]*SUM([.J$2:.J137])" office:value-type="float" office:value="0" calcext:value-type="float">
            <text:p>0</text:p>
          </table:table-cell>
          <table:table-cell table:formula="of:=[.U$3]*([.J137]-[.J136])/[.A136]" office:value-type="float" office:value="-0" calcext:value-type="float">
            <text:p>0</text:p>
          </table:table-cell>
          <table:table-cell table:formula="of:=[.K137]+[.L137]+[.M13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7]-[.H137])/[.A137]" office:value-type="float" office:value="-1.99999999999996" calcext:value-type="float">
            <text:p>-2.000</text:p>
          </table:table-cell>
          <table:table-cell table:formula="of:=([.C138]-[.I137])/[.A137]" office:value-type="float" office:value="0" calcext:value-type="float">
            <text:p>0.000</text:p>
          </table:table-cell>
          <table:table-cell table:formula="of:=MEDIAN(-[.P$3];[.D138];[.P$3])" office:value-type="float" office:value="0" calcext:value-type="float">
            <text:p>0.000</text:p>
          </table:table-cell>
          <table:table-cell table:formula="of:=[.I137]+[.E138]*[.A137]" office:value-type="float" office:value="-1.99999999999996" calcext:value-type="float">
            <text:p>-2.000</text:p>
          </table:table-cell>
          <table:table-cell table:formula="of:=MEDIAN(-[.Q$3];[.F138];[.Q$3])" office:value-type="float" office:value="-1.99999999999996" calcext:value-type="float">
            <text:p>-2.000</text:p>
          </table:table-cell>
          <table:table-cell table:formula="of:=[.H137]+[.G138]*[.A137]" office:value-type="float" office:value="0.024" calcext:value-type="float">
            <text:p>0.024</text:p>
          </table:table-cell>
          <table:table-cell table:formula="of:=([.N138]-[.N137])/[.A137]" office:value-type="float" office:value="0" calcext:value-type="float">
            <text:p>0.000</text:p>
          </table:table-cell>
          <table:table-cell table:formula="of:=[.B138]-[.H137]" office:value-type="float" office:value="0.024" calcext:value-type="float">
            <text:p>0.024</text:p>
          </table:table-cell>
          <table:table-cell table:formula="of:=[.S$3]*[.J138]" office:value-type="float" office:value="0.024" calcext:value-type="float">
            <text:p>0.024</text:p>
          </table:table-cell>
          <table:table-cell table:formula="of:=[.T$3]*SUM([.J$2:.J138])" office:value-type="float" office:value="0" calcext:value-type="float">
            <text:p>0</text:p>
          </table:table-cell>
          <table:table-cell table:formula="of:=[.U$3]*([.J138]-[.J137])/[.A137]" office:value-type="float" office:value="0" calcext:value-type="float">
            <text:p>0</text:p>
          </table:table-cell>
          <table:table-cell table:formula="of:=[.K138]+[.L138]+[.M13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8]-[.H138])/[.A138]" office:value-type="float" office:value="0" calcext:value-type="float">
            <text:p>0.000</text:p>
          </table:table-cell>
          <table:table-cell table:formula="of:=([.C139]-[.I138])/[.A138]" office:value-type="float" office:value="0" calcext:value-type="float">
            <text:p>0.000</text:p>
          </table:table-cell>
          <table:table-cell table:formula="of:=MEDIAN(-[.P$3];[.D139];[.P$3])" office:value-type="float" office:value="0" calcext:value-type="float">
            <text:p>0.000</text:p>
          </table:table-cell>
          <table:table-cell table:formula="of:=[.I138]+[.E139]*[.A138]" office:value-type="float" office:value="0" calcext:value-type="float">
            <text:p>0.000</text:p>
          </table:table-cell>
          <table:table-cell table:formula="of:=MEDIAN(-[.Q$3];[.F139];[.Q$3])" office:value-type="float" office:value="0" calcext:value-type="float">
            <text:p>0.000</text:p>
          </table:table-cell>
          <table:table-cell table:formula="of:=[.H138]+[.G139]*[.A138]" office:value-type="float" office:value="0.024" calcext:value-type="float">
            <text:p>0.024</text:p>
          </table:table-cell>
          <table:table-cell table:formula="of:=([.N139]-[.N138])/[.A138]" office:value-type="float" office:value="1.99999999999996" calcext:value-type="float">
            <text:p>2.000</text:p>
          </table:table-cell>
          <table:table-cell table:formula="of:=[.B139]-[.H138]" office:value-type="float" office:value="0.026" calcext:value-type="float">
            <text:p>0.026</text:p>
          </table:table-cell>
          <table:table-cell table:formula="of:=[.S$3]*[.J139]" office:value-type="float" office:value="0.026" calcext:value-type="float">
            <text:p>0.026</text:p>
          </table:table-cell>
          <table:table-cell table:formula="of:=[.T$3]*SUM([.J$2:.J139])" office:value-type="float" office:value="0" calcext:value-type="float">
            <text:p>0</text:p>
          </table:table-cell>
          <table:table-cell table:formula="of:=[.U$3]*([.J139]-[.J138])/[.A138]" office:value-type="float" office:value="0" calcext:value-type="float">
            <text:p>0</text:p>
          </table:table-cell>
          <table:table-cell table:formula="of:=[.K139]+[.L139]+[.M13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39]-[.H139])/[.A139]" office:value-type="float" office:value="1.99999999999996" calcext:value-type="float">
            <text:p>2.000</text:p>
          </table:table-cell>
          <table:table-cell table:formula="of:=([.C140]-[.I139])/[.A139]" office:value-type="float" office:value="0" calcext:value-type="float">
            <text:p>0.000</text:p>
          </table:table-cell>
          <table:table-cell table:formula="of:=MEDIAN(-[.P$3];[.D140];[.P$3])" office:value-type="float" office:value="0" calcext:value-type="float">
            <text:p>0.000</text:p>
          </table:table-cell>
          <table:table-cell table:formula="of:=[.I139]+[.E140]*[.A139]" office:value-type="float" office:value="1.99999999999996" calcext:value-type="float">
            <text:p>2.000</text:p>
          </table:table-cell>
          <table:table-cell table:formula="of:=MEDIAN(-[.Q$3];[.F140];[.Q$3])" office:value-type="float" office:value="1.99999999999996" calcext:value-type="float">
            <text:p>2.000</text:p>
          </table:table-cell>
          <table:table-cell table:formula="of:=[.H139]+[.G140]*[.A139]" office:value-type="float" office:value="0.026" calcext:value-type="float">
            <text:p>0.026</text:p>
          </table:table-cell>
          <table:table-cell table:formula="of:=([.N140]-[.N139])/[.A139]" office:value-type="float" office:value="0" calcext:value-type="float">
            <text:p>0.000</text:p>
          </table:table-cell>
          <table:table-cell table:formula="of:=[.B140]-[.H139]" office:value-type="float" office:value="0.026" calcext:value-type="float">
            <text:p>0.026</text:p>
          </table:table-cell>
          <table:table-cell table:formula="of:=[.S$3]*[.J140]" office:value-type="float" office:value="0.026" calcext:value-type="float">
            <text:p>0.026</text:p>
          </table:table-cell>
          <table:table-cell table:formula="of:=[.T$3]*SUM([.J$2:.J140])" office:value-type="float" office:value="0" calcext:value-type="float">
            <text:p>0</text:p>
          </table:table-cell>
          <table:table-cell table:formula="of:=[.U$3]*([.J140]-[.J139])/[.A139]" office:value-type="float" office:value="0" calcext:value-type="float">
            <text:p>0</text:p>
          </table:table-cell>
          <table:table-cell table:formula="of:=[.K140]+[.L140]+[.M14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0]-[.H140])/[.A140]" office:value-type="float" office:value="0" calcext:value-type="float">
            <text:p>0.000</text:p>
          </table:table-cell>
          <table:table-cell table:formula="of:=([.C141]-[.I140])/[.A140]" office:value-type="float" office:value="0" calcext:value-type="float">
            <text:p>0.000</text:p>
          </table:table-cell>
          <table:table-cell table:formula="of:=MEDIAN(-[.P$3];[.D141];[.P$3])" office:value-type="float" office:value="0" calcext:value-type="float">
            <text:p>0.000</text:p>
          </table:table-cell>
          <table:table-cell table:formula="of:=[.I140]+[.E141]*[.A140]" office:value-type="float" office:value="0" calcext:value-type="float">
            <text:p>0.000</text:p>
          </table:table-cell>
          <table:table-cell table:formula="of:=MEDIAN(-[.Q$3];[.F141];[.Q$3])" office:value-type="float" office:value="0" calcext:value-type="float">
            <text:p>0.000</text:p>
          </table:table-cell>
          <table:table-cell table:formula="of:=[.H140]+[.G141]*[.A140]" office:value-type="float" office:value="0.026" calcext:value-type="float">
            <text:p>0.026</text:p>
          </table:table-cell>
          <table:table-cell table:formula="of:=([.N141]-[.N140])/[.A140]" office:value-type="float" office:value="-1.99999999999996" calcext:value-type="float">
            <text:p>-2.000</text:p>
          </table:table-cell>
          <table:table-cell table:formula="of:=[.B141]-[.H140]" office:value-type="float" office:value="0.024" calcext:value-type="float">
            <text:p>0.024</text:p>
          </table:table-cell>
          <table:table-cell table:formula="of:=[.S$3]*[.J141]" office:value-type="float" office:value="0.024" calcext:value-type="float">
            <text:p>0.024</text:p>
          </table:table-cell>
          <table:table-cell table:formula="of:=[.T$3]*SUM([.J$2:.J141])" office:value-type="float" office:value="0" calcext:value-type="float">
            <text:p>0</text:p>
          </table:table-cell>
          <table:table-cell table:formula="of:=[.U$3]*([.J141]-[.J140])/[.A140]" office:value-type="float" office:value="-0" calcext:value-type="float">
            <text:p>0</text:p>
          </table:table-cell>
          <table:table-cell table:formula="of:=[.K141]+[.L141]+[.M14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1]-[.H141])/[.A141]" office:value-type="float" office:value="-1.99999999999996" calcext:value-type="float">
            <text:p>-2.000</text:p>
          </table:table-cell>
          <table:table-cell table:formula="of:=([.C142]-[.I141])/[.A141]" office:value-type="float" office:value="0" calcext:value-type="float">
            <text:p>0.000</text:p>
          </table:table-cell>
          <table:table-cell table:formula="of:=MEDIAN(-[.P$3];[.D142];[.P$3])" office:value-type="float" office:value="0" calcext:value-type="float">
            <text:p>0.000</text:p>
          </table:table-cell>
          <table:table-cell table:formula="of:=[.I141]+[.E142]*[.A141]" office:value-type="float" office:value="-1.99999999999996" calcext:value-type="float">
            <text:p>-2.000</text:p>
          </table:table-cell>
          <table:table-cell table:formula="of:=MEDIAN(-[.Q$3];[.F142];[.Q$3])" office:value-type="float" office:value="-1.99999999999996" calcext:value-type="float">
            <text:p>-2.000</text:p>
          </table:table-cell>
          <table:table-cell table:formula="of:=[.H141]+[.G142]*[.A141]" office:value-type="float" office:value="0.024" calcext:value-type="float">
            <text:p>0.024</text:p>
          </table:table-cell>
          <table:table-cell table:formula="of:=([.N142]-[.N141])/[.A141]" office:value-type="float" office:value="0" calcext:value-type="float">
            <text:p>0.000</text:p>
          </table:table-cell>
          <table:table-cell table:formula="of:=[.B142]-[.H141]" office:value-type="float" office:value="0.024" calcext:value-type="float">
            <text:p>0.024</text:p>
          </table:table-cell>
          <table:table-cell table:formula="of:=[.S$3]*[.J142]" office:value-type="float" office:value="0.024" calcext:value-type="float">
            <text:p>0.024</text:p>
          </table:table-cell>
          <table:table-cell table:formula="of:=[.T$3]*SUM([.J$2:.J142])" office:value-type="float" office:value="0" calcext:value-type="float">
            <text:p>0</text:p>
          </table:table-cell>
          <table:table-cell table:formula="of:=[.U$3]*([.J142]-[.J141])/[.A141]" office:value-type="float" office:value="0" calcext:value-type="float">
            <text:p>0</text:p>
          </table:table-cell>
          <table:table-cell table:formula="of:=[.K142]+[.L142]+[.M14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2]-[.H142])/[.A142]" office:value-type="float" office:value="0" calcext:value-type="float">
            <text:p>0.000</text:p>
          </table:table-cell>
          <table:table-cell table:formula="of:=([.C143]-[.I142])/[.A142]" office:value-type="float" office:value="0" calcext:value-type="float">
            <text:p>0.000</text:p>
          </table:table-cell>
          <table:table-cell table:formula="of:=MEDIAN(-[.P$3];[.D143];[.P$3])" office:value-type="float" office:value="0" calcext:value-type="float">
            <text:p>0.000</text:p>
          </table:table-cell>
          <table:table-cell table:formula="of:=[.I142]+[.E143]*[.A142]" office:value-type="float" office:value="0" calcext:value-type="float">
            <text:p>0.000</text:p>
          </table:table-cell>
          <table:table-cell table:formula="of:=MEDIAN(-[.Q$3];[.F143];[.Q$3])" office:value-type="float" office:value="0" calcext:value-type="float">
            <text:p>0.000</text:p>
          </table:table-cell>
          <table:table-cell table:formula="of:=[.H142]+[.G143]*[.A142]" office:value-type="float" office:value="0.024" calcext:value-type="float">
            <text:p>0.024</text:p>
          </table:table-cell>
          <table:table-cell table:formula="of:=([.N143]-[.N142])/[.A142]" office:value-type="float" office:value="1.99999999999996" calcext:value-type="float">
            <text:p>2.000</text:p>
          </table:table-cell>
          <table:table-cell table:formula="of:=[.B143]-[.H142]" office:value-type="float" office:value="0.026" calcext:value-type="float">
            <text:p>0.026</text:p>
          </table:table-cell>
          <table:table-cell table:formula="of:=[.S$3]*[.J143]" office:value-type="float" office:value="0.026" calcext:value-type="float">
            <text:p>0.026</text:p>
          </table:table-cell>
          <table:table-cell table:formula="of:=[.T$3]*SUM([.J$2:.J143])" office:value-type="float" office:value="0" calcext:value-type="float">
            <text:p>0</text:p>
          </table:table-cell>
          <table:table-cell table:formula="of:=[.U$3]*([.J143]-[.J142])/[.A142]" office:value-type="float" office:value="0" calcext:value-type="float">
            <text:p>0</text:p>
          </table:table-cell>
          <table:table-cell table:formula="of:=[.K143]+[.L143]+[.M14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3]-[.H143])/[.A143]" office:value-type="float" office:value="1.99999999999996" calcext:value-type="float">
            <text:p>2.000</text:p>
          </table:table-cell>
          <table:table-cell table:formula="of:=([.C144]-[.I143])/[.A143]" office:value-type="float" office:value="0" calcext:value-type="float">
            <text:p>0.000</text:p>
          </table:table-cell>
          <table:table-cell table:formula="of:=MEDIAN(-[.P$3];[.D144];[.P$3])" office:value-type="float" office:value="0" calcext:value-type="float">
            <text:p>0.000</text:p>
          </table:table-cell>
          <table:table-cell table:formula="of:=[.I143]+[.E144]*[.A143]" office:value-type="float" office:value="1.99999999999996" calcext:value-type="float">
            <text:p>2.000</text:p>
          </table:table-cell>
          <table:table-cell table:formula="of:=MEDIAN(-[.Q$3];[.F144];[.Q$3])" office:value-type="float" office:value="1.99999999999996" calcext:value-type="float">
            <text:p>2.000</text:p>
          </table:table-cell>
          <table:table-cell table:formula="of:=[.H143]+[.G144]*[.A143]" office:value-type="float" office:value="0.026" calcext:value-type="float">
            <text:p>0.026</text:p>
          </table:table-cell>
          <table:table-cell table:formula="of:=([.N144]-[.N143])/[.A143]" office:value-type="float" office:value="0" calcext:value-type="float">
            <text:p>0.000</text:p>
          </table:table-cell>
          <table:table-cell table:formula="of:=[.B144]-[.H143]" office:value-type="float" office:value="0.026" calcext:value-type="float">
            <text:p>0.026</text:p>
          </table:table-cell>
          <table:table-cell table:formula="of:=[.S$3]*[.J144]" office:value-type="float" office:value="0.026" calcext:value-type="float">
            <text:p>0.026</text:p>
          </table:table-cell>
          <table:table-cell table:formula="of:=[.T$3]*SUM([.J$2:.J144])" office:value-type="float" office:value="0" calcext:value-type="float">
            <text:p>0</text:p>
          </table:table-cell>
          <table:table-cell table:formula="of:=[.U$3]*([.J144]-[.J143])/[.A143]" office:value-type="float" office:value="0" calcext:value-type="float">
            <text:p>0</text:p>
          </table:table-cell>
          <table:table-cell table:formula="of:=[.K144]+[.L144]+[.M14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4]-[.H144])/[.A144]" office:value-type="float" office:value="0" calcext:value-type="float">
            <text:p>0.000</text:p>
          </table:table-cell>
          <table:table-cell table:formula="of:=([.C145]-[.I144])/[.A144]" office:value-type="float" office:value="0" calcext:value-type="float">
            <text:p>0.000</text:p>
          </table:table-cell>
          <table:table-cell table:formula="of:=MEDIAN(-[.P$3];[.D145];[.P$3])" office:value-type="float" office:value="0" calcext:value-type="float">
            <text:p>0.000</text:p>
          </table:table-cell>
          <table:table-cell table:formula="of:=[.I144]+[.E145]*[.A144]" office:value-type="float" office:value="0" calcext:value-type="float">
            <text:p>0.000</text:p>
          </table:table-cell>
          <table:table-cell table:formula="of:=MEDIAN(-[.Q$3];[.F145];[.Q$3])" office:value-type="float" office:value="0" calcext:value-type="float">
            <text:p>0.000</text:p>
          </table:table-cell>
          <table:table-cell table:formula="of:=[.H144]+[.G145]*[.A144]" office:value-type="float" office:value="0.026" calcext:value-type="float">
            <text:p>0.026</text:p>
          </table:table-cell>
          <table:table-cell table:formula="of:=([.N145]-[.N144])/[.A144]" office:value-type="float" office:value="-1.99999999999996" calcext:value-type="float">
            <text:p>-2.000</text:p>
          </table:table-cell>
          <table:table-cell table:formula="of:=[.B145]-[.H144]" office:value-type="float" office:value="0.024" calcext:value-type="float">
            <text:p>0.024</text:p>
          </table:table-cell>
          <table:table-cell table:formula="of:=[.S$3]*[.J145]" office:value-type="float" office:value="0.024" calcext:value-type="float">
            <text:p>0.024</text:p>
          </table:table-cell>
          <table:table-cell table:formula="of:=[.T$3]*SUM([.J$2:.J145])" office:value-type="float" office:value="0" calcext:value-type="float">
            <text:p>0</text:p>
          </table:table-cell>
          <table:table-cell table:formula="of:=[.U$3]*([.J145]-[.J144])/[.A144]" office:value-type="float" office:value="-0" calcext:value-type="float">
            <text:p>0</text:p>
          </table:table-cell>
          <table:table-cell table:formula="of:=[.K145]+[.L145]+[.M14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5]-[.H145])/[.A145]" office:value-type="float" office:value="-1.99999999999996" calcext:value-type="float">
            <text:p>-2.000</text:p>
          </table:table-cell>
          <table:table-cell table:formula="of:=([.C146]-[.I145])/[.A145]" office:value-type="float" office:value="0" calcext:value-type="float">
            <text:p>0.000</text:p>
          </table:table-cell>
          <table:table-cell table:formula="of:=MEDIAN(-[.P$3];[.D146];[.P$3])" office:value-type="float" office:value="0" calcext:value-type="float">
            <text:p>0.000</text:p>
          </table:table-cell>
          <table:table-cell table:formula="of:=[.I145]+[.E146]*[.A145]" office:value-type="float" office:value="-1.99999999999996" calcext:value-type="float">
            <text:p>-2.000</text:p>
          </table:table-cell>
          <table:table-cell table:formula="of:=MEDIAN(-[.Q$3];[.F146];[.Q$3])" office:value-type="float" office:value="-1.99999999999996" calcext:value-type="float">
            <text:p>-2.000</text:p>
          </table:table-cell>
          <table:table-cell table:formula="of:=[.H145]+[.G146]*[.A145]" office:value-type="float" office:value="0.024" calcext:value-type="float">
            <text:p>0.024</text:p>
          </table:table-cell>
          <table:table-cell table:formula="of:=([.N146]-[.N145])/[.A145]" office:value-type="float" office:value="0" calcext:value-type="float">
            <text:p>0.000</text:p>
          </table:table-cell>
          <table:table-cell table:formula="of:=[.B146]-[.H145]" office:value-type="float" office:value="0.024" calcext:value-type="float">
            <text:p>0.024</text:p>
          </table:table-cell>
          <table:table-cell table:formula="of:=[.S$3]*[.J146]" office:value-type="float" office:value="0.024" calcext:value-type="float">
            <text:p>0.024</text:p>
          </table:table-cell>
          <table:table-cell table:formula="of:=[.T$3]*SUM([.J$2:.J146])" office:value-type="float" office:value="0" calcext:value-type="float">
            <text:p>0</text:p>
          </table:table-cell>
          <table:table-cell table:formula="of:=[.U$3]*([.J146]-[.J145])/[.A145]" office:value-type="float" office:value="0" calcext:value-type="float">
            <text:p>0</text:p>
          </table:table-cell>
          <table:table-cell table:formula="of:=[.K146]+[.L146]+[.M14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6]-[.H146])/[.A146]" office:value-type="float" office:value="0" calcext:value-type="float">
            <text:p>0.000</text:p>
          </table:table-cell>
          <table:table-cell table:formula="of:=([.C147]-[.I146])/[.A146]" office:value-type="float" office:value="0" calcext:value-type="float">
            <text:p>0.000</text:p>
          </table:table-cell>
          <table:table-cell table:formula="of:=MEDIAN(-[.P$3];[.D147];[.P$3])" office:value-type="float" office:value="0" calcext:value-type="float">
            <text:p>0.000</text:p>
          </table:table-cell>
          <table:table-cell table:formula="of:=[.I146]+[.E147]*[.A146]" office:value-type="float" office:value="0" calcext:value-type="float">
            <text:p>0.000</text:p>
          </table:table-cell>
          <table:table-cell table:formula="of:=MEDIAN(-[.Q$3];[.F147];[.Q$3])" office:value-type="float" office:value="0" calcext:value-type="float">
            <text:p>0.000</text:p>
          </table:table-cell>
          <table:table-cell table:formula="of:=[.H146]+[.G147]*[.A146]" office:value-type="float" office:value="0.024" calcext:value-type="float">
            <text:p>0.024</text:p>
          </table:table-cell>
          <table:table-cell table:formula="of:=([.N147]-[.N146])/[.A146]" office:value-type="float" office:value="1.99999999999996" calcext:value-type="float">
            <text:p>2.000</text:p>
          </table:table-cell>
          <table:table-cell table:formula="of:=[.B147]-[.H146]" office:value-type="float" office:value="0.026" calcext:value-type="float">
            <text:p>0.026</text:p>
          </table:table-cell>
          <table:table-cell table:formula="of:=[.S$3]*[.J147]" office:value-type="float" office:value="0.026" calcext:value-type="float">
            <text:p>0.026</text:p>
          </table:table-cell>
          <table:table-cell table:formula="of:=[.T$3]*SUM([.J$2:.J147])" office:value-type="float" office:value="0" calcext:value-type="float">
            <text:p>0</text:p>
          </table:table-cell>
          <table:table-cell table:formula="of:=[.U$3]*([.J147]-[.J146])/[.A146]" office:value-type="float" office:value="0" calcext:value-type="float">
            <text:p>0</text:p>
          </table:table-cell>
          <table:table-cell table:formula="of:=[.K147]+[.L147]+[.M14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7]-[.H147])/[.A147]" office:value-type="float" office:value="1.99999999999996" calcext:value-type="float">
            <text:p>2.000</text:p>
          </table:table-cell>
          <table:table-cell table:formula="of:=([.C148]-[.I147])/[.A147]" office:value-type="float" office:value="0" calcext:value-type="float">
            <text:p>0.000</text:p>
          </table:table-cell>
          <table:table-cell table:formula="of:=MEDIAN(-[.P$3];[.D148];[.P$3])" office:value-type="float" office:value="0" calcext:value-type="float">
            <text:p>0.000</text:p>
          </table:table-cell>
          <table:table-cell table:formula="of:=[.I147]+[.E148]*[.A147]" office:value-type="float" office:value="1.99999999999996" calcext:value-type="float">
            <text:p>2.000</text:p>
          </table:table-cell>
          <table:table-cell table:formula="of:=MEDIAN(-[.Q$3];[.F148];[.Q$3])" office:value-type="float" office:value="1.99999999999996" calcext:value-type="float">
            <text:p>2.000</text:p>
          </table:table-cell>
          <table:table-cell table:formula="of:=[.H147]+[.G148]*[.A147]" office:value-type="float" office:value="0.026" calcext:value-type="float">
            <text:p>0.026</text:p>
          </table:table-cell>
          <table:table-cell table:formula="of:=([.N148]-[.N147])/[.A147]" office:value-type="float" office:value="0" calcext:value-type="float">
            <text:p>0.000</text:p>
          </table:table-cell>
          <table:table-cell table:formula="of:=[.B148]-[.H147]" office:value-type="float" office:value="0.026" calcext:value-type="float">
            <text:p>0.026</text:p>
          </table:table-cell>
          <table:table-cell table:formula="of:=[.S$3]*[.J148]" office:value-type="float" office:value="0.026" calcext:value-type="float">
            <text:p>0.026</text:p>
          </table:table-cell>
          <table:table-cell table:formula="of:=[.T$3]*SUM([.J$2:.J148])" office:value-type="float" office:value="0" calcext:value-type="float">
            <text:p>0</text:p>
          </table:table-cell>
          <table:table-cell table:formula="of:=[.U$3]*([.J148]-[.J147])/[.A147]" office:value-type="float" office:value="0" calcext:value-type="float">
            <text:p>0</text:p>
          </table:table-cell>
          <table:table-cell table:formula="of:=[.K148]+[.L148]+[.M14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8]-[.H148])/[.A148]" office:value-type="float" office:value="0" calcext:value-type="float">
            <text:p>0.000</text:p>
          </table:table-cell>
          <table:table-cell table:formula="of:=([.C149]-[.I148])/[.A148]" office:value-type="float" office:value="0" calcext:value-type="float">
            <text:p>0.000</text:p>
          </table:table-cell>
          <table:table-cell table:formula="of:=MEDIAN(-[.P$3];[.D149];[.P$3])" office:value-type="float" office:value="0" calcext:value-type="float">
            <text:p>0.000</text:p>
          </table:table-cell>
          <table:table-cell table:formula="of:=[.I148]+[.E149]*[.A148]" office:value-type="float" office:value="0" calcext:value-type="float">
            <text:p>0.000</text:p>
          </table:table-cell>
          <table:table-cell table:formula="of:=MEDIAN(-[.Q$3];[.F149];[.Q$3])" office:value-type="float" office:value="0" calcext:value-type="float">
            <text:p>0.000</text:p>
          </table:table-cell>
          <table:table-cell table:formula="of:=[.H148]+[.G149]*[.A148]" office:value-type="float" office:value="0.026" calcext:value-type="float">
            <text:p>0.026</text:p>
          </table:table-cell>
          <table:table-cell table:formula="of:=([.N149]-[.N148])/[.A148]" office:value-type="float" office:value="-1.99999999999996" calcext:value-type="float">
            <text:p>-2.000</text:p>
          </table:table-cell>
          <table:table-cell table:formula="of:=[.B149]-[.H148]" office:value-type="float" office:value="0.024" calcext:value-type="float">
            <text:p>0.024</text:p>
          </table:table-cell>
          <table:table-cell table:formula="of:=[.S$3]*[.J149]" office:value-type="float" office:value="0.024" calcext:value-type="float">
            <text:p>0.024</text:p>
          </table:table-cell>
          <table:table-cell table:formula="of:=[.T$3]*SUM([.J$2:.J149])" office:value-type="float" office:value="0" calcext:value-type="float">
            <text:p>0</text:p>
          </table:table-cell>
          <table:table-cell table:formula="of:=[.U$3]*([.J149]-[.J148])/[.A148]" office:value-type="float" office:value="-0" calcext:value-type="float">
            <text:p>0</text:p>
          </table:table-cell>
          <table:table-cell table:formula="of:=[.K149]+[.L149]+[.M14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49]-[.H149])/[.A149]" office:value-type="float" office:value="-1.99999999999996" calcext:value-type="float">
            <text:p>-2.000</text:p>
          </table:table-cell>
          <table:table-cell table:formula="of:=([.C150]-[.I149])/[.A149]" office:value-type="float" office:value="0" calcext:value-type="float">
            <text:p>0.000</text:p>
          </table:table-cell>
          <table:table-cell table:formula="of:=MEDIAN(-[.P$3];[.D150];[.P$3])" office:value-type="float" office:value="0" calcext:value-type="float">
            <text:p>0.000</text:p>
          </table:table-cell>
          <table:table-cell table:formula="of:=[.I149]+[.E150]*[.A149]" office:value-type="float" office:value="-1.99999999999996" calcext:value-type="float">
            <text:p>-2.000</text:p>
          </table:table-cell>
          <table:table-cell table:formula="of:=MEDIAN(-[.Q$3];[.F150];[.Q$3])" office:value-type="float" office:value="-1.99999999999996" calcext:value-type="float">
            <text:p>-2.000</text:p>
          </table:table-cell>
          <table:table-cell table:formula="of:=[.H149]+[.G150]*[.A149]" office:value-type="float" office:value="0.024" calcext:value-type="float">
            <text:p>0.024</text:p>
          </table:table-cell>
          <table:table-cell table:formula="of:=([.N150]-[.N149])/[.A149]" office:value-type="float" office:value="0" calcext:value-type="float">
            <text:p>0.000</text:p>
          </table:table-cell>
          <table:table-cell table:formula="of:=[.B150]-[.H149]" office:value-type="float" office:value="0.024" calcext:value-type="float">
            <text:p>0.024</text:p>
          </table:table-cell>
          <table:table-cell table:formula="of:=[.S$3]*[.J150]" office:value-type="float" office:value="0.024" calcext:value-type="float">
            <text:p>0.024</text:p>
          </table:table-cell>
          <table:table-cell table:formula="of:=[.T$3]*SUM([.J$2:.J150])" office:value-type="float" office:value="0" calcext:value-type="float">
            <text:p>0</text:p>
          </table:table-cell>
          <table:table-cell table:formula="of:=[.U$3]*([.J150]-[.J149])/[.A149]" office:value-type="float" office:value="0" calcext:value-type="float">
            <text:p>0</text:p>
          </table:table-cell>
          <table:table-cell table:formula="of:=[.K150]+[.L150]+[.M15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0]-[.H150])/[.A150]" office:value-type="float" office:value="0" calcext:value-type="float">
            <text:p>0.000</text:p>
          </table:table-cell>
          <table:table-cell table:formula="of:=([.C151]-[.I150])/[.A150]" office:value-type="float" office:value="0" calcext:value-type="float">
            <text:p>0.000</text:p>
          </table:table-cell>
          <table:table-cell table:formula="of:=MEDIAN(-[.P$3];[.D151];[.P$3])" office:value-type="float" office:value="0" calcext:value-type="float">
            <text:p>0.000</text:p>
          </table:table-cell>
          <table:table-cell table:formula="of:=[.I150]+[.E151]*[.A150]" office:value-type="float" office:value="0" calcext:value-type="float">
            <text:p>0.000</text:p>
          </table:table-cell>
          <table:table-cell table:formula="of:=MEDIAN(-[.Q$3];[.F151];[.Q$3])" office:value-type="float" office:value="0" calcext:value-type="float">
            <text:p>0.000</text:p>
          </table:table-cell>
          <table:table-cell table:formula="of:=[.H150]+[.G151]*[.A150]" office:value-type="float" office:value="0.024" calcext:value-type="float">
            <text:p>0.024</text:p>
          </table:table-cell>
          <table:table-cell table:formula="of:=([.N151]-[.N150])/[.A150]" office:value-type="float" office:value="1.99999999999996" calcext:value-type="float">
            <text:p>2.000</text:p>
          </table:table-cell>
          <table:table-cell table:formula="of:=[.B151]-[.H150]" office:value-type="float" office:value="0.026" calcext:value-type="float">
            <text:p>0.026</text:p>
          </table:table-cell>
          <table:table-cell table:formula="of:=[.S$3]*[.J151]" office:value-type="float" office:value="0.026" calcext:value-type="float">
            <text:p>0.026</text:p>
          </table:table-cell>
          <table:table-cell table:formula="of:=[.T$3]*SUM([.J$2:.J151])" office:value-type="float" office:value="0" calcext:value-type="float">
            <text:p>0</text:p>
          </table:table-cell>
          <table:table-cell table:formula="of:=[.U$3]*([.J151]-[.J150])/[.A150]" office:value-type="float" office:value="0" calcext:value-type="float">
            <text:p>0</text:p>
          </table:table-cell>
          <table:table-cell table:formula="of:=[.K151]+[.L151]+[.M15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1]-[.H151])/[.A151]" office:value-type="float" office:value="1.99999999999996" calcext:value-type="float">
            <text:p>2.000</text:p>
          </table:table-cell>
          <table:table-cell table:formula="of:=([.C152]-[.I151])/[.A151]" office:value-type="float" office:value="0" calcext:value-type="float">
            <text:p>0.000</text:p>
          </table:table-cell>
          <table:table-cell table:formula="of:=MEDIAN(-[.P$3];[.D152];[.P$3])" office:value-type="float" office:value="0" calcext:value-type="float">
            <text:p>0.000</text:p>
          </table:table-cell>
          <table:table-cell table:formula="of:=[.I151]+[.E152]*[.A151]" office:value-type="float" office:value="1.99999999999996" calcext:value-type="float">
            <text:p>2.000</text:p>
          </table:table-cell>
          <table:table-cell table:formula="of:=MEDIAN(-[.Q$3];[.F152];[.Q$3])" office:value-type="float" office:value="1.99999999999996" calcext:value-type="float">
            <text:p>2.000</text:p>
          </table:table-cell>
          <table:table-cell table:formula="of:=[.H151]+[.G152]*[.A151]" office:value-type="float" office:value="0.026" calcext:value-type="float">
            <text:p>0.026</text:p>
          </table:table-cell>
          <table:table-cell table:formula="of:=([.N152]-[.N151])/[.A151]" office:value-type="float" office:value="0" calcext:value-type="float">
            <text:p>0.000</text:p>
          </table:table-cell>
          <table:table-cell table:formula="of:=[.B152]-[.H151]" office:value-type="float" office:value="0.026" calcext:value-type="float">
            <text:p>0.026</text:p>
          </table:table-cell>
          <table:table-cell table:formula="of:=[.S$3]*[.J152]" office:value-type="float" office:value="0.026" calcext:value-type="float">
            <text:p>0.026</text:p>
          </table:table-cell>
          <table:table-cell table:formula="of:=[.T$3]*SUM([.J$2:.J152])" office:value-type="float" office:value="0" calcext:value-type="float">
            <text:p>0</text:p>
          </table:table-cell>
          <table:table-cell table:formula="of:=[.U$3]*([.J152]-[.J151])/[.A151]" office:value-type="float" office:value="0" calcext:value-type="float">
            <text:p>0</text:p>
          </table:table-cell>
          <table:table-cell table:formula="of:=[.K152]+[.L152]+[.M15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2]-[.H152])/[.A152]" office:value-type="float" office:value="0" calcext:value-type="float">
            <text:p>0.000</text:p>
          </table:table-cell>
          <table:table-cell table:formula="of:=([.C153]-[.I152])/[.A152]" office:value-type="float" office:value="0" calcext:value-type="float">
            <text:p>0.000</text:p>
          </table:table-cell>
          <table:table-cell table:formula="of:=MEDIAN(-[.P$3];[.D153];[.P$3])" office:value-type="float" office:value="0" calcext:value-type="float">
            <text:p>0.000</text:p>
          </table:table-cell>
          <table:table-cell table:formula="of:=[.I152]+[.E153]*[.A152]" office:value-type="float" office:value="0" calcext:value-type="float">
            <text:p>0.000</text:p>
          </table:table-cell>
          <table:table-cell table:formula="of:=MEDIAN(-[.Q$3];[.F153];[.Q$3])" office:value-type="float" office:value="0" calcext:value-type="float">
            <text:p>0.000</text:p>
          </table:table-cell>
          <table:table-cell table:formula="of:=[.H152]+[.G153]*[.A152]" office:value-type="float" office:value="0.026" calcext:value-type="float">
            <text:p>0.026</text:p>
          </table:table-cell>
          <table:table-cell table:formula="of:=([.N153]-[.N152])/[.A152]" office:value-type="float" office:value="-1.99999999999996" calcext:value-type="float">
            <text:p>-2.000</text:p>
          </table:table-cell>
          <table:table-cell table:formula="of:=[.B153]-[.H152]" office:value-type="float" office:value="0.024" calcext:value-type="float">
            <text:p>0.024</text:p>
          </table:table-cell>
          <table:table-cell table:formula="of:=[.S$3]*[.J153]" office:value-type="float" office:value="0.024" calcext:value-type="float">
            <text:p>0.024</text:p>
          </table:table-cell>
          <table:table-cell table:formula="of:=[.T$3]*SUM([.J$2:.J153])" office:value-type="float" office:value="0" calcext:value-type="float">
            <text:p>0</text:p>
          </table:table-cell>
          <table:table-cell table:formula="of:=[.U$3]*([.J153]-[.J152])/[.A152]" office:value-type="float" office:value="-0" calcext:value-type="float">
            <text:p>0</text:p>
          </table:table-cell>
          <table:table-cell table:formula="of:=[.K153]+[.L153]+[.M15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3]-[.H153])/[.A153]" office:value-type="float" office:value="-1.99999999999996" calcext:value-type="float">
            <text:p>-2.000</text:p>
          </table:table-cell>
          <table:table-cell table:formula="of:=([.C154]-[.I153])/[.A153]" office:value-type="float" office:value="0" calcext:value-type="float">
            <text:p>0.000</text:p>
          </table:table-cell>
          <table:table-cell table:formula="of:=MEDIAN(-[.P$3];[.D154];[.P$3])" office:value-type="float" office:value="0" calcext:value-type="float">
            <text:p>0.000</text:p>
          </table:table-cell>
          <table:table-cell table:formula="of:=[.I153]+[.E154]*[.A153]" office:value-type="float" office:value="-1.99999999999996" calcext:value-type="float">
            <text:p>-2.000</text:p>
          </table:table-cell>
          <table:table-cell table:formula="of:=MEDIAN(-[.Q$3];[.F154];[.Q$3])" office:value-type="float" office:value="-1.99999999999996" calcext:value-type="float">
            <text:p>-2.000</text:p>
          </table:table-cell>
          <table:table-cell table:formula="of:=[.H153]+[.G154]*[.A153]" office:value-type="float" office:value="0.024" calcext:value-type="float">
            <text:p>0.024</text:p>
          </table:table-cell>
          <table:table-cell table:formula="of:=([.N154]-[.N153])/[.A153]" office:value-type="float" office:value="0" calcext:value-type="float">
            <text:p>0.000</text:p>
          </table:table-cell>
          <table:table-cell table:formula="of:=[.B154]-[.H153]" office:value-type="float" office:value="0.024" calcext:value-type="float">
            <text:p>0.024</text:p>
          </table:table-cell>
          <table:table-cell table:formula="of:=[.S$3]*[.J154]" office:value-type="float" office:value="0.024" calcext:value-type="float">
            <text:p>0.024</text:p>
          </table:table-cell>
          <table:table-cell table:formula="of:=[.T$3]*SUM([.J$2:.J154])" office:value-type="float" office:value="0" calcext:value-type="float">
            <text:p>0</text:p>
          </table:table-cell>
          <table:table-cell table:formula="of:=[.U$3]*([.J154]-[.J153])/[.A153]" office:value-type="float" office:value="0" calcext:value-type="float">
            <text:p>0</text:p>
          </table:table-cell>
          <table:table-cell table:formula="of:=[.K154]+[.L154]+[.M15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4]-[.H154])/[.A154]" office:value-type="float" office:value="0" calcext:value-type="float">
            <text:p>0.000</text:p>
          </table:table-cell>
          <table:table-cell table:formula="of:=([.C155]-[.I154])/[.A154]" office:value-type="float" office:value="0" calcext:value-type="float">
            <text:p>0.000</text:p>
          </table:table-cell>
          <table:table-cell table:formula="of:=MEDIAN(-[.P$3];[.D155];[.P$3])" office:value-type="float" office:value="0" calcext:value-type="float">
            <text:p>0.000</text:p>
          </table:table-cell>
          <table:table-cell table:formula="of:=[.I154]+[.E155]*[.A154]" office:value-type="float" office:value="0" calcext:value-type="float">
            <text:p>0.000</text:p>
          </table:table-cell>
          <table:table-cell table:formula="of:=MEDIAN(-[.Q$3];[.F155];[.Q$3])" office:value-type="float" office:value="0" calcext:value-type="float">
            <text:p>0.000</text:p>
          </table:table-cell>
          <table:table-cell table:formula="of:=[.H154]+[.G155]*[.A154]" office:value-type="float" office:value="0.024" calcext:value-type="float">
            <text:p>0.024</text:p>
          </table:table-cell>
          <table:table-cell table:formula="of:=([.N155]-[.N154])/[.A154]" office:value-type="float" office:value="1.99999999999996" calcext:value-type="float">
            <text:p>2.000</text:p>
          </table:table-cell>
          <table:table-cell table:formula="of:=[.B155]-[.H154]" office:value-type="float" office:value="0.026" calcext:value-type="float">
            <text:p>0.026</text:p>
          </table:table-cell>
          <table:table-cell table:formula="of:=[.S$3]*[.J155]" office:value-type="float" office:value="0.026" calcext:value-type="float">
            <text:p>0.026</text:p>
          </table:table-cell>
          <table:table-cell table:formula="of:=[.T$3]*SUM([.J$2:.J155])" office:value-type="float" office:value="0" calcext:value-type="float">
            <text:p>0</text:p>
          </table:table-cell>
          <table:table-cell table:formula="of:=[.U$3]*([.J155]-[.J154])/[.A154]" office:value-type="float" office:value="0" calcext:value-type="float">
            <text:p>0</text:p>
          </table:table-cell>
          <table:table-cell table:formula="of:=[.K155]+[.L155]+[.M15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5]-[.H155])/[.A155]" office:value-type="float" office:value="1.99999999999996" calcext:value-type="float">
            <text:p>2.000</text:p>
          </table:table-cell>
          <table:table-cell table:formula="of:=([.C156]-[.I155])/[.A155]" office:value-type="float" office:value="0" calcext:value-type="float">
            <text:p>0.000</text:p>
          </table:table-cell>
          <table:table-cell table:formula="of:=MEDIAN(-[.P$3];[.D156];[.P$3])" office:value-type="float" office:value="0" calcext:value-type="float">
            <text:p>0.000</text:p>
          </table:table-cell>
          <table:table-cell table:formula="of:=[.I155]+[.E156]*[.A155]" office:value-type="float" office:value="1.99999999999996" calcext:value-type="float">
            <text:p>2.000</text:p>
          </table:table-cell>
          <table:table-cell table:formula="of:=MEDIAN(-[.Q$3];[.F156];[.Q$3])" office:value-type="float" office:value="1.99999999999996" calcext:value-type="float">
            <text:p>2.000</text:p>
          </table:table-cell>
          <table:table-cell table:formula="of:=[.H155]+[.G156]*[.A155]" office:value-type="float" office:value="0.026" calcext:value-type="float">
            <text:p>0.026</text:p>
          </table:table-cell>
          <table:table-cell table:formula="of:=([.N156]-[.N155])/[.A155]" office:value-type="float" office:value="0" calcext:value-type="float">
            <text:p>0.000</text:p>
          </table:table-cell>
          <table:table-cell table:formula="of:=[.B156]-[.H155]" office:value-type="float" office:value="0.026" calcext:value-type="float">
            <text:p>0.026</text:p>
          </table:table-cell>
          <table:table-cell table:formula="of:=[.S$3]*[.J156]" office:value-type="float" office:value="0.026" calcext:value-type="float">
            <text:p>0.026</text:p>
          </table:table-cell>
          <table:table-cell table:formula="of:=[.T$3]*SUM([.J$2:.J156])" office:value-type="float" office:value="0" calcext:value-type="float">
            <text:p>0</text:p>
          </table:table-cell>
          <table:table-cell table:formula="of:=[.U$3]*([.J156]-[.J155])/[.A155]" office:value-type="float" office:value="0" calcext:value-type="float">
            <text:p>0</text:p>
          </table:table-cell>
          <table:table-cell table:formula="of:=[.K156]+[.L156]+[.M15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6]-[.H156])/[.A156]" office:value-type="float" office:value="0" calcext:value-type="float">
            <text:p>0.000</text:p>
          </table:table-cell>
          <table:table-cell table:formula="of:=([.C157]-[.I156])/[.A156]" office:value-type="float" office:value="0" calcext:value-type="float">
            <text:p>0.000</text:p>
          </table:table-cell>
          <table:table-cell table:formula="of:=MEDIAN(-[.P$3];[.D157];[.P$3])" office:value-type="float" office:value="0" calcext:value-type="float">
            <text:p>0.000</text:p>
          </table:table-cell>
          <table:table-cell table:formula="of:=[.I156]+[.E157]*[.A156]" office:value-type="float" office:value="0" calcext:value-type="float">
            <text:p>0.000</text:p>
          </table:table-cell>
          <table:table-cell table:formula="of:=MEDIAN(-[.Q$3];[.F157];[.Q$3])" office:value-type="float" office:value="0" calcext:value-type="float">
            <text:p>0.000</text:p>
          </table:table-cell>
          <table:table-cell table:formula="of:=[.H156]+[.G157]*[.A156]" office:value-type="float" office:value="0.026" calcext:value-type="float">
            <text:p>0.026</text:p>
          </table:table-cell>
          <table:table-cell table:formula="of:=([.N157]-[.N156])/[.A156]" office:value-type="float" office:value="-1.99999999999996" calcext:value-type="float">
            <text:p>-2.000</text:p>
          </table:table-cell>
          <table:table-cell table:formula="of:=[.B157]-[.H156]" office:value-type="float" office:value="0.024" calcext:value-type="float">
            <text:p>0.024</text:p>
          </table:table-cell>
          <table:table-cell table:formula="of:=[.S$3]*[.J157]" office:value-type="float" office:value="0.024" calcext:value-type="float">
            <text:p>0.024</text:p>
          </table:table-cell>
          <table:table-cell table:formula="of:=[.T$3]*SUM([.J$2:.J157])" office:value-type="float" office:value="0" calcext:value-type="float">
            <text:p>0</text:p>
          </table:table-cell>
          <table:table-cell table:formula="of:=[.U$3]*([.J157]-[.J156])/[.A156]" office:value-type="float" office:value="-0" calcext:value-type="float">
            <text:p>0</text:p>
          </table:table-cell>
          <table:table-cell table:formula="of:=[.K157]+[.L157]+[.M15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7]-[.H157])/[.A157]" office:value-type="float" office:value="-1.99999999999996" calcext:value-type="float">
            <text:p>-2.000</text:p>
          </table:table-cell>
          <table:table-cell table:formula="of:=([.C158]-[.I157])/[.A157]" office:value-type="float" office:value="0" calcext:value-type="float">
            <text:p>0.000</text:p>
          </table:table-cell>
          <table:table-cell table:formula="of:=MEDIAN(-[.P$3];[.D158];[.P$3])" office:value-type="float" office:value="0" calcext:value-type="float">
            <text:p>0.000</text:p>
          </table:table-cell>
          <table:table-cell table:formula="of:=[.I157]+[.E158]*[.A157]" office:value-type="float" office:value="-1.99999999999996" calcext:value-type="float">
            <text:p>-2.000</text:p>
          </table:table-cell>
          <table:table-cell table:formula="of:=MEDIAN(-[.Q$3];[.F158];[.Q$3])" office:value-type="float" office:value="-1.99999999999996" calcext:value-type="float">
            <text:p>-2.000</text:p>
          </table:table-cell>
          <table:table-cell table:formula="of:=[.H157]+[.G158]*[.A157]" office:value-type="float" office:value="0.024" calcext:value-type="float">
            <text:p>0.024</text:p>
          </table:table-cell>
          <table:table-cell table:formula="of:=([.N158]-[.N157])/[.A157]" office:value-type="float" office:value="0" calcext:value-type="float">
            <text:p>0.000</text:p>
          </table:table-cell>
          <table:table-cell table:formula="of:=[.B158]-[.H157]" office:value-type="float" office:value="0.024" calcext:value-type="float">
            <text:p>0.024</text:p>
          </table:table-cell>
          <table:table-cell table:formula="of:=[.S$3]*[.J158]" office:value-type="float" office:value="0.024" calcext:value-type="float">
            <text:p>0.024</text:p>
          </table:table-cell>
          <table:table-cell table:formula="of:=[.T$3]*SUM([.J$2:.J158])" office:value-type="float" office:value="0" calcext:value-type="float">
            <text:p>0</text:p>
          </table:table-cell>
          <table:table-cell table:formula="of:=[.U$3]*([.J158]-[.J157])/[.A157]" office:value-type="float" office:value="0" calcext:value-type="float">
            <text:p>0</text:p>
          </table:table-cell>
          <table:table-cell table:formula="of:=[.K158]+[.L158]+[.M15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8]-[.H158])/[.A158]" office:value-type="float" office:value="0" calcext:value-type="float">
            <text:p>0.000</text:p>
          </table:table-cell>
          <table:table-cell table:formula="of:=([.C159]-[.I158])/[.A158]" office:value-type="float" office:value="0" calcext:value-type="float">
            <text:p>0.000</text:p>
          </table:table-cell>
          <table:table-cell table:formula="of:=MEDIAN(-[.P$3];[.D159];[.P$3])" office:value-type="float" office:value="0" calcext:value-type="float">
            <text:p>0.000</text:p>
          </table:table-cell>
          <table:table-cell table:formula="of:=[.I158]+[.E159]*[.A158]" office:value-type="float" office:value="0" calcext:value-type="float">
            <text:p>0.000</text:p>
          </table:table-cell>
          <table:table-cell table:formula="of:=MEDIAN(-[.Q$3];[.F159];[.Q$3])" office:value-type="float" office:value="0" calcext:value-type="float">
            <text:p>0.000</text:p>
          </table:table-cell>
          <table:table-cell table:formula="of:=[.H158]+[.G159]*[.A158]" office:value-type="float" office:value="0.024" calcext:value-type="float">
            <text:p>0.024</text:p>
          </table:table-cell>
          <table:table-cell table:formula="of:=([.N159]-[.N158])/[.A158]" office:value-type="float" office:value="1.99999999999996" calcext:value-type="float">
            <text:p>2.000</text:p>
          </table:table-cell>
          <table:table-cell table:formula="of:=[.B159]-[.H158]" office:value-type="float" office:value="0.026" calcext:value-type="float">
            <text:p>0.026</text:p>
          </table:table-cell>
          <table:table-cell table:formula="of:=[.S$3]*[.J159]" office:value-type="float" office:value="0.026" calcext:value-type="float">
            <text:p>0.026</text:p>
          </table:table-cell>
          <table:table-cell table:formula="of:=[.T$3]*SUM([.J$2:.J159])" office:value-type="float" office:value="0" calcext:value-type="float">
            <text:p>0</text:p>
          </table:table-cell>
          <table:table-cell table:formula="of:=[.U$3]*([.J159]-[.J158])/[.A158]" office:value-type="float" office:value="0" calcext:value-type="float">
            <text:p>0</text:p>
          </table:table-cell>
          <table:table-cell table:formula="of:=[.K159]+[.L159]+[.M15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59]-[.H159])/[.A159]" office:value-type="float" office:value="1.99999999999996" calcext:value-type="float">
            <text:p>2.000</text:p>
          </table:table-cell>
          <table:table-cell table:formula="of:=([.C160]-[.I159])/[.A159]" office:value-type="float" office:value="0" calcext:value-type="float">
            <text:p>0.000</text:p>
          </table:table-cell>
          <table:table-cell table:formula="of:=MEDIAN(-[.P$3];[.D160];[.P$3])" office:value-type="float" office:value="0" calcext:value-type="float">
            <text:p>0.000</text:p>
          </table:table-cell>
          <table:table-cell table:formula="of:=[.I159]+[.E160]*[.A159]" office:value-type="float" office:value="1.99999999999996" calcext:value-type="float">
            <text:p>2.000</text:p>
          </table:table-cell>
          <table:table-cell table:formula="of:=MEDIAN(-[.Q$3];[.F160];[.Q$3])" office:value-type="float" office:value="1.99999999999996" calcext:value-type="float">
            <text:p>2.000</text:p>
          </table:table-cell>
          <table:table-cell table:formula="of:=[.H159]+[.G160]*[.A159]" office:value-type="float" office:value="0.026" calcext:value-type="float">
            <text:p>0.026</text:p>
          </table:table-cell>
          <table:table-cell table:formula="of:=([.N160]-[.N159])/[.A159]" office:value-type="float" office:value="0" calcext:value-type="float">
            <text:p>0.000</text:p>
          </table:table-cell>
          <table:table-cell table:formula="of:=[.B160]-[.H159]" office:value-type="float" office:value="0.026" calcext:value-type="float">
            <text:p>0.026</text:p>
          </table:table-cell>
          <table:table-cell table:formula="of:=[.S$3]*[.J160]" office:value-type="float" office:value="0.026" calcext:value-type="float">
            <text:p>0.026</text:p>
          </table:table-cell>
          <table:table-cell table:formula="of:=[.T$3]*SUM([.J$2:.J160])" office:value-type="float" office:value="0" calcext:value-type="float">
            <text:p>0</text:p>
          </table:table-cell>
          <table:table-cell table:formula="of:=[.U$3]*([.J160]-[.J159])/[.A159]" office:value-type="float" office:value="0" calcext:value-type="float">
            <text:p>0</text:p>
          </table:table-cell>
          <table:table-cell table:formula="of:=[.K160]+[.L160]+[.M16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0]-[.H160])/[.A160]" office:value-type="float" office:value="0" calcext:value-type="float">
            <text:p>0.000</text:p>
          </table:table-cell>
          <table:table-cell table:formula="of:=([.C161]-[.I160])/[.A160]" office:value-type="float" office:value="0" calcext:value-type="float">
            <text:p>0.000</text:p>
          </table:table-cell>
          <table:table-cell table:formula="of:=MEDIAN(-[.P$3];[.D161];[.P$3])" office:value-type="float" office:value="0" calcext:value-type="float">
            <text:p>0.000</text:p>
          </table:table-cell>
          <table:table-cell table:formula="of:=[.I160]+[.E161]*[.A160]" office:value-type="float" office:value="0" calcext:value-type="float">
            <text:p>0.000</text:p>
          </table:table-cell>
          <table:table-cell table:formula="of:=MEDIAN(-[.Q$3];[.F161];[.Q$3])" office:value-type="float" office:value="0" calcext:value-type="float">
            <text:p>0.000</text:p>
          </table:table-cell>
          <table:table-cell table:formula="of:=[.H160]+[.G161]*[.A160]" office:value-type="float" office:value="0.026" calcext:value-type="float">
            <text:p>0.026</text:p>
          </table:table-cell>
          <table:table-cell table:formula="of:=([.N161]-[.N160])/[.A160]" office:value-type="float" office:value="-1.99999999999996" calcext:value-type="float">
            <text:p>-2.000</text:p>
          </table:table-cell>
          <table:table-cell table:formula="of:=[.B161]-[.H160]" office:value-type="float" office:value="0.024" calcext:value-type="float">
            <text:p>0.024</text:p>
          </table:table-cell>
          <table:table-cell table:formula="of:=[.S$3]*[.J161]" office:value-type="float" office:value="0.024" calcext:value-type="float">
            <text:p>0.024</text:p>
          </table:table-cell>
          <table:table-cell table:formula="of:=[.T$3]*SUM([.J$2:.J161])" office:value-type="float" office:value="0" calcext:value-type="float">
            <text:p>0</text:p>
          </table:table-cell>
          <table:table-cell table:formula="of:=[.U$3]*([.J161]-[.J160])/[.A160]" office:value-type="float" office:value="-0" calcext:value-type="float">
            <text:p>0</text:p>
          </table:table-cell>
          <table:table-cell table:formula="of:=[.K161]+[.L161]+[.M16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1]-[.H161])/[.A161]" office:value-type="float" office:value="-1.99999999999996" calcext:value-type="float">
            <text:p>-2.000</text:p>
          </table:table-cell>
          <table:table-cell table:formula="of:=([.C162]-[.I161])/[.A161]" office:value-type="float" office:value="0" calcext:value-type="float">
            <text:p>0.000</text:p>
          </table:table-cell>
          <table:table-cell table:formula="of:=MEDIAN(-[.P$3];[.D162];[.P$3])" office:value-type="float" office:value="0" calcext:value-type="float">
            <text:p>0.000</text:p>
          </table:table-cell>
          <table:table-cell table:formula="of:=[.I161]+[.E162]*[.A161]" office:value-type="float" office:value="-1.99999999999996" calcext:value-type="float">
            <text:p>-2.000</text:p>
          </table:table-cell>
          <table:table-cell table:formula="of:=MEDIAN(-[.Q$3];[.F162];[.Q$3])" office:value-type="float" office:value="-1.99999999999996" calcext:value-type="float">
            <text:p>-2.000</text:p>
          </table:table-cell>
          <table:table-cell table:formula="of:=[.H161]+[.G162]*[.A161]" office:value-type="float" office:value="0.024" calcext:value-type="float">
            <text:p>0.024</text:p>
          </table:table-cell>
          <table:table-cell table:formula="of:=([.N162]-[.N161])/[.A161]" office:value-type="float" office:value="0" calcext:value-type="float">
            <text:p>0.000</text:p>
          </table:table-cell>
          <table:table-cell table:formula="of:=[.B162]-[.H161]" office:value-type="float" office:value="0.024" calcext:value-type="float">
            <text:p>0.024</text:p>
          </table:table-cell>
          <table:table-cell table:formula="of:=[.S$3]*[.J162]" office:value-type="float" office:value="0.024" calcext:value-type="float">
            <text:p>0.024</text:p>
          </table:table-cell>
          <table:table-cell table:formula="of:=[.T$3]*SUM([.J$2:.J162])" office:value-type="float" office:value="0" calcext:value-type="float">
            <text:p>0</text:p>
          </table:table-cell>
          <table:table-cell table:formula="of:=[.U$3]*([.J162]-[.J161])/[.A161]" office:value-type="float" office:value="0" calcext:value-type="float">
            <text:p>0</text:p>
          </table:table-cell>
          <table:table-cell table:formula="of:=[.K162]+[.L162]+[.M16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2]-[.H162])/[.A162]" office:value-type="float" office:value="0" calcext:value-type="float">
            <text:p>0.000</text:p>
          </table:table-cell>
          <table:table-cell table:formula="of:=([.C163]-[.I162])/[.A162]" office:value-type="float" office:value="0" calcext:value-type="float">
            <text:p>0.000</text:p>
          </table:table-cell>
          <table:table-cell table:formula="of:=MEDIAN(-[.P$3];[.D163];[.P$3])" office:value-type="float" office:value="0" calcext:value-type="float">
            <text:p>0.000</text:p>
          </table:table-cell>
          <table:table-cell table:formula="of:=[.I162]+[.E163]*[.A162]" office:value-type="float" office:value="0" calcext:value-type="float">
            <text:p>0.000</text:p>
          </table:table-cell>
          <table:table-cell table:formula="of:=MEDIAN(-[.Q$3];[.F163];[.Q$3])" office:value-type="float" office:value="0" calcext:value-type="float">
            <text:p>0.000</text:p>
          </table:table-cell>
          <table:table-cell table:formula="of:=[.H162]+[.G163]*[.A162]" office:value-type="float" office:value="0.024" calcext:value-type="float">
            <text:p>0.024</text:p>
          </table:table-cell>
          <table:table-cell table:formula="of:=([.N163]-[.N162])/[.A162]" office:value-type="float" office:value="1.99999999999996" calcext:value-type="float">
            <text:p>2.000</text:p>
          </table:table-cell>
          <table:table-cell table:formula="of:=[.B163]-[.H162]" office:value-type="float" office:value="0.026" calcext:value-type="float">
            <text:p>0.026</text:p>
          </table:table-cell>
          <table:table-cell table:formula="of:=[.S$3]*[.J163]" office:value-type="float" office:value="0.026" calcext:value-type="float">
            <text:p>0.026</text:p>
          </table:table-cell>
          <table:table-cell table:formula="of:=[.T$3]*SUM([.J$2:.J163])" office:value-type="float" office:value="0" calcext:value-type="float">
            <text:p>0</text:p>
          </table:table-cell>
          <table:table-cell table:formula="of:=[.U$3]*([.J163]-[.J162])/[.A162]" office:value-type="float" office:value="0" calcext:value-type="float">
            <text:p>0</text:p>
          </table:table-cell>
          <table:table-cell table:formula="of:=[.K163]+[.L163]+[.M16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3]-[.H163])/[.A163]" office:value-type="float" office:value="1.99999999999996" calcext:value-type="float">
            <text:p>2.000</text:p>
          </table:table-cell>
          <table:table-cell table:formula="of:=([.C164]-[.I163])/[.A163]" office:value-type="float" office:value="0" calcext:value-type="float">
            <text:p>0.000</text:p>
          </table:table-cell>
          <table:table-cell table:formula="of:=MEDIAN(-[.P$3];[.D164];[.P$3])" office:value-type="float" office:value="0" calcext:value-type="float">
            <text:p>0.000</text:p>
          </table:table-cell>
          <table:table-cell table:formula="of:=[.I163]+[.E164]*[.A163]" office:value-type="float" office:value="1.99999999999996" calcext:value-type="float">
            <text:p>2.000</text:p>
          </table:table-cell>
          <table:table-cell table:formula="of:=MEDIAN(-[.Q$3];[.F164];[.Q$3])" office:value-type="float" office:value="1.99999999999996" calcext:value-type="float">
            <text:p>2.000</text:p>
          </table:table-cell>
          <table:table-cell table:formula="of:=[.H163]+[.G164]*[.A163]" office:value-type="float" office:value="0.026" calcext:value-type="float">
            <text:p>0.026</text:p>
          </table:table-cell>
          <table:table-cell table:formula="of:=([.N164]-[.N163])/[.A163]" office:value-type="float" office:value="0" calcext:value-type="float">
            <text:p>0.000</text:p>
          </table:table-cell>
          <table:table-cell table:formula="of:=[.B164]-[.H163]" office:value-type="float" office:value="0.026" calcext:value-type="float">
            <text:p>0.026</text:p>
          </table:table-cell>
          <table:table-cell table:formula="of:=[.S$3]*[.J164]" office:value-type="float" office:value="0.026" calcext:value-type="float">
            <text:p>0.026</text:p>
          </table:table-cell>
          <table:table-cell table:formula="of:=[.T$3]*SUM([.J$2:.J164])" office:value-type="float" office:value="0" calcext:value-type="float">
            <text:p>0</text:p>
          </table:table-cell>
          <table:table-cell table:formula="of:=[.U$3]*([.J164]-[.J163])/[.A163]" office:value-type="float" office:value="0" calcext:value-type="float">
            <text:p>0</text:p>
          </table:table-cell>
          <table:table-cell table:formula="of:=[.K164]+[.L164]+[.M16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4]-[.H164])/[.A164]" office:value-type="float" office:value="0" calcext:value-type="float">
            <text:p>0.000</text:p>
          </table:table-cell>
          <table:table-cell table:formula="of:=([.C165]-[.I164])/[.A164]" office:value-type="float" office:value="0" calcext:value-type="float">
            <text:p>0.000</text:p>
          </table:table-cell>
          <table:table-cell table:formula="of:=MEDIAN(-[.P$3];[.D165];[.P$3])" office:value-type="float" office:value="0" calcext:value-type="float">
            <text:p>0.000</text:p>
          </table:table-cell>
          <table:table-cell table:formula="of:=[.I164]+[.E165]*[.A164]" office:value-type="float" office:value="0" calcext:value-type="float">
            <text:p>0.000</text:p>
          </table:table-cell>
          <table:table-cell table:formula="of:=MEDIAN(-[.Q$3];[.F165];[.Q$3])" office:value-type="float" office:value="0" calcext:value-type="float">
            <text:p>0.000</text:p>
          </table:table-cell>
          <table:table-cell table:formula="of:=[.H164]+[.G165]*[.A164]" office:value-type="float" office:value="0.026" calcext:value-type="float">
            <text:p>0.026</text:p>
          </table:table-cell>
          <table:table-cell table:formula="of:=([.N165]-[.N164])/[.A164]" office:value-type="float" office:value="-1.99999999999996" calcext:value-type="float">
            <text:p>-2.000</text:p>
          </table:table-cell>
          <table:table-cell table:formula="of:=[.B165]-[.H164]" office:value-type="float" office:value="0.024" calcext:value-type="float">
            <text:p>0.024</text:p>
          </table:table-cell>
          <table:table-cell table:formula="of:=[.S$3]*[.J165]" office:value-type="float" office:value="0.024" calcext:value-type="float">
            <text:p>0.024</text:p>
          </table:table-cell>
          <table:table-cell table:formula="of:=[.T$3]*SUM([.J$2:.J165])" office:value-type="float" office:value="0" calcext:value-type="float">
            <text:p>0</text:p>
          </table:table-cell>
          <table:table-cell table:formula="of:=[.U$3]*([.J165]-[.J164])/[.A164]" office:value-type="float" office:value="-0" calcext:value-type="float">
            <text:p>0</text:p>
          </table:table-cell>
          <table:table-cell table:formula="of:=[.K165]+[.L165]+[.M16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5]-[.H165])/[.A165]" office:value-type="float" office:value="-1.99999999999996" calcext:value-type="float">
            <text:p>-2.000</text:p>
          </table:table-cell>
          <table:table-cell table:formula="of:=([.C166]-[.I165])/[.A165]" office:value-type="float" office:value="0" calcext:value-type="float">
            <text:p>0.000</text:p>
          </table:table-cell>
          <table:table-cell table:formula="of:=MEDIAN(-[.P$3];[.D166];[.P$3])" office:value-type="float" office:value="0" calcext:value-type="float">
            <text:p>0.000</text:p>
          </table:table-cell>
          <table:table-cell table:formula="of:=[.I165]+[.E166]*[.A165]" office:value-type="float" office:value="-1.99999999999996" calcext:value-type="float">
            <text:p>-2.000</text:p>
          </table:table-cell>
          <table:table-cell table:formula="of:=MEDIAN(-[.Q$3];[.F166];[.Q$3])" office:value-type="float" office:value="-1.99999999999996" calcext:value-type="float">
            <text:p>-2.000</text:p>
          </table:table-cell>
          <table:table-cell table:formula="of:=[.H165]+[.G166]*[.A165]" office:value-type="float" office:value="0.024" calcext:value-type="float">
            <text:p>0.024</text:p>
          </table:table-cell>
          <table:table-cell table:formula="of:=([.N166]-[.N165])/[.A165]" office:value-type="float" office:value="0" calcext:value-type="float">
            <text:p>0.000</text:p>
          </table:table-cell>
          <table:table-cell table:formula="of:=[.B166]-[.H165]" office:value-type="float" office:value="0.024" calcext:value-type="float">
            <text:p>0.024</text:p>
          </table:table-cell>
          <table:table-cell table:formula="of:=[.S$3]*[.J166]" office:value-type="float" office:value="0.024" calcext:value-type="float">
            <text:p>0.024</text:p>
          </table:table-cell>
          <table:table-cell table:formula="of:=[.T$3]*SUM([.J$2:.J166])" office:value-type="float" office:value="0" calcext:value-type="float">
            <text:p>0</text:p>
          </table:table-cell>
          <table:table-cell table:formula="of:=[.U$3]*([.J166]-[.J165])/[.A165]" office:value-type="float" office:value="0" calcext:value-type="float">
            <text:p>0</text:p>
          </table:table-cell>
          <table:table-cell table:formula="of:=[.K166]+[.L166]+[.M16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6]-[.H166])/[.A166]" office:value-type="float" office:value="0" calcext:value-type="float">
            <text:p>0.000</text:p>
          </table:table-cell>
          <table:table-cell table:formula="of:=([.C167]-[.I166])/[.A166]" office:value-type="float" office:value="0" calcext:value-type="float">
            <text:p>0.000</text:p>
          </table:table-cell>
          <table:table-cell table:formula="of:=MEDIAN(-[.P$3];[.D167];[.P$3])" office:value-type="float" office:value="0" calcext:value-type="float">
            <text:p>0.000</text:p>
          </table:table-cell>
          <table:table-cell table:formula="of:=[.I166]+[.E167]*[.A166]" office:value-type="float" office:value="0" calcext:value-type="float">
            <text:p>0.000</text:p>
          </table:table-cell>
          <table:table-cell table:formula="of:=MEDIAN(-[.Q$3];[.F167];[.Q$3])" office:value-type="float" office:value="0" calcext:value-type="float">
            <text:p>0.000</text:p>
          </table:table-cell>
          <table:table-cell table:formula="of:=[.H166]+[.G167]*[.A166]" office:value-type="float" office:value="0.024" calcext:value-type="float">
            <text:p>0.024</text:p>
          </table:table-cell>
          <table:table-cell table:formula="of:=([.N167]-[.N166])/[.A166]" office:value-type="float" office:value="1.99999999999996" calcext:value-type="float">
            <text:p>2.000</text:p>
          </table:table-cell>
          <table:table-cell table:formula="of:=[.B167]-[.H166]" office:value-type="float" office:value="0.026" calcext:value-type="float">
            <text:p>0.026</text:p>
          </table:table-cell>
          <table:table-cell table:formula="of:=[.S$3]*[.J167]" office:value-type="float" office:value="0.026" calcext:value-type="float">
            <text:p>0.026</text:p>
          </table:table-cell>
          <table:table-cell table:formula="of:=[.T$3]*SUM([.J$2:.J167])" office:value-type="float" office:value="0" calcext:value-type="float">
            <text:p>0</text:p>
          </table:table-cell>
          <table:table-cell table:formula="of:=[.U$3]*([.J167]-[.J166])/[.A166]" office:value-type="float" office:value="0" calcext:value-type="float">
            <text:p>0</text:p>
          </table:table-cell>
          <table:table-cell table:formula="of:=[.K167]+[.L167]+[.M16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7]-[.H167])/[.A167]" office:value-type="float" office:value="1.99999999999996" calcext:value-type="float">
            <text:p>2.000</text:p>
          </table:table-cell>
          <table:table-cell table:formula="of:=([.C168]-[.I167])/[.A167]" office:value-type="float" office:value="0" calcext:value-type="float">
            <text:p>0.000</text:p>
          </table:table-cell>
          <table:table-cell table:formula="of:=MEDIAN(-[.P$3];[.D168];[.P$3])" office:value-type="float" office:value="0" calcext:value-type="float">
            <text:p>0.000</text:p>
          </table:table-cell>
          <table:table-cell table:formula="of:=[.I167]+[.E168]*[.A167]" office:value-type="float" office:value="1.99999999999996" calcext:value-type="float">
            <text:p>2.000</text:p>
          </table:table-cell>
          <table:table-cell table:formula="of:=MEDIAN(-[.Q$3];[.F168];[.Q$3])" office:value-type="float" office:value="1.99999999999996" calcext:value-type="float">
            <text:p>2.000</text:p>
          </table:table-cell>
          <table:table-cell table:formula="of:=[.H167]+[.G168]*[.A167]" office:value-type="float" office:value="0.026" calcext:value-type="float">
            <text:p>0.026</text:p>
          </table:table-cell>
          <table:table-cell table:formula="of:=([.N168]-[.N167])/[.A167]" office:value-type="float" office:value="0" calcext:value-type="float">
            <text:p>0.000</text:p>
          </table:table-cell>
          <table:table-cell table:formula="of:=[.B168]-[.H167]" office:value-type="float" office:value="0.026" calcext:value-type="float">
            <text:p>0.026</text:p>
          </table:table-cell>
          <table:table-cell table:formula="of:=[.S$3]*[.J168]" office:value-type="float" office:value="0.026" calcext:value-type="float">
            <text:p>0.026</text:p>
          </table:table-cell>
          <table:table-cell table:formula="of:=[.T$3]*SUM([.J$2:.J168])" office:value-type="float" office:value="0" calcext:value-type="float">
            <text:p>0</text:p>
          </table:table-cell>
          <table:table-cell table:formula="of:=[.U$3]*([.J168]-[.J167])/[.A167]" office:value-type="float" office:value="0" calcext:value-type="float">
            <text:p>0</text:p>
          </table:table-cell>
          <table:table-cell table:formula="of:=[.K168]+[.L168]+[.M16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8]-[.H168])/[.A168]" office:value-type="float" office:value="0" calcext:value-type="float">
            <text:p>0.000</text:p>
          </table:table-cell>
          <table:table-cell table:formula="of:=([.C169]-[.I168])/[.A168]" office:value-type="float" office:value="0" calcext:value-type="float">
            <text:p>0.000</text:p>
          </table:table-cell>
          <table:table-cell table:formula="of:=MEDIAN(-[.P$3];[.D169];[.P$3])" office:value-type="float" office:value="0" calcext:value-type="float">
            <text:p>0.000</text:p>
          </table:table-cell>
          <table:table-cell table:formula="of:=[.I168]+[.E169]*[.A168]" office:value-type="float" office:value="0" calcext:value-type="float">
            <text:p>0.000</text:p>
          </table:table-cell>
          <table:table-cell table:formula="of:=MEDIAN(-[.Q$3];[.F169];[.Q$3])" office:value-type="float" office:value="0" calcext:value-type="float">
            <text:p>0.000</text:p>
          </table:table-cell>
          <table:table-cell table:formula="of:=[.H168]+[.G169]*[.A168]" office:value-type="float" office:value="0.026" calcext:value-type="float">
            <text:p>0.026</text:p>
          </table:table-cell>
          <table:table-cell table:formula="of:=([.N169]-[.N168])/[.A168]" office:value-type="float" office:value="-1.99999999999996" calcext:value-type="float">
            <text:p>-2.000</text:p>
          </table:table-cell>
          <table:table-cell table:formula="of:=[.B169]-[.H168]" office:value-type="float" office:value="0.024" calcext:value-type="float">
            <text:p>0.024</text:p>
          </table:table-cell>
          <table:table-cell table:formula="of:=[.S$3]*[.J169]" office:value-type="float" office:value="0.024" calcext:value-type="float">
            <text:p>0.024</text:p>
          </table:table-cell>
          <table:table-cell table:formula="of:=[.T$3]*SUM([.J$2:.J169])" office:value-type="float" office:value="0" calcext:value-type="float">
            <text:p>0</text:p>
          </table:table-cell>
          <table:table-cell table:formula="of:=[.U$3]*([.J169]-[.J168])/[.A168]" office:value-type="float" office:value="-0" calcext:value-type="float">
            <text:p>0</text:p>
          </table:table-cell>
          <table:table-cell table:formula="of:=[.K169]+[.L169]+[.M16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69]-[.H169])/[.A169]" office:value-type="float" office:value="-1.99999999999996" calcext:value-type="float">
            <text:p>-2.000</text:p>
          </table:table-cell>
          <table:table-cell table:formula="of:=([.C170]-[.I169])/[.A169]" office:value-type="float" office:value="0" calcext:value-type="float">
            <text:p>0.000</text:p>
          </table:table-cell>
          <table:table-cell table:formula="of:=MEDIAN(-[.P$3];[.D170];[.P$3])" office:value-type="float" office:value="0" calcext:value-type="float">
            <text:p>0.000</text:p>
          </table:table-cell>
          <table:table-cell table:formula="of:=[.I169]+[.E170]*[.A169]" office:value-type="float" office:value="-1.99999999999996" calcext:value-type="float">
            <text:p>-2.000</text:p>
          </table:table-cell>
          <table:table-cell table:formula="of:=MEDIAN(-[.Q$3];[.F170];[.Q$3])" office:value-type="float" office:value="-1.99999999999996" calcext:value-type="float">
            <text:p>-2.000</text:p>
          </table:table-cell>
          <table:table-cell table:formula="of:=[.H169]+[.G170]*[.A169]" office:value-type="float" office:value="0.024" calcext:value-type="float">
            <text:p>0.024</text:p>
          </table:table-cell>
          <table:table-cell table:formula="of:=([.N170]-[.N169])/[.A169]" office:value-type="float" office:value="0" calcext:value-type="float">
            <text:p>0.000</text:p>
          </table:table-cell>
          <table:table-cell table:formula="of:=[.B170]-[.H169]" office:value-type="float" office:value="0.024" calcext:value-type="float">
            <text:p>0.024</text:p>
          </table:table-cell>
          <table:table-cell table:formula="of:=[.S$3]*[.J170]" office:value-type="float" office:value="0.024" calcext:value-type="float">
            <text:p>0.024</text:p>
          </table:table-cell>
          <table:table-cell table:formula="of:=[.T$3]*SUM([.J$2:.J170])" office:value-type="float" office:value="0" calcext:value-type="float">
            <text:p>0</text:p>
          </table:table-cell>
          <table:table-cell table:formula="of:=[.U$3]*([.J170]-[.J169])/[.A169]" office:value-type="float" office:value="0" calcext:value-type="float">
            <text:p>0</text:p>
          </table:table-cell>
          <table:table-cell table:formula="of:=[.K170]+[.L170]+[.M17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0]-[.H170])/[.A170]" office:value-type="float" office:value="0" calcext:value-type="float">
            <text:p>0.000</text:p>
          </table:table-cell>
          <table:table-cell table:formula="of:=([.C171]-[.I170])/[.A170]" office:value-type="float" office:value="0" calcext:value-type="float">
            <text:p>0.000</text:p>
          </table:table-cell>
          <table:table-cell table:formula="of:=MEDIAN(-[.P$3];[.D171];[.P$3])" office:value-type="float" office:value="0" calcext:value-type="float">
            <text:p>0.000</text:p>
          </table:table-cell>
          <table:table-cell table:formula="of:=[.I170]+[.E171]*[.A170]" office:value-type="float" office:value="0" calcext:value-type="float">
            <text:p>0.000</text:p>
          </table:table-cell>
          <table:table-cell table:formula="of:=MEDIAN(-[.Q$3];[.F171];[.Q$3])" office:value-type="float" office:value="0" calcext:value-type="float">
            <text:p>0.000</text:p>
          </table:table-cell>
          <table:table-cell table:formula="of:=[.H170]+[.G171]*[.A170]" office:value-type="float" office:value="0.024" calcext:value-type="float">
            <text:p>0.024</text:p>
          </table:table-cell>
          <table:table-cell table:formula="of:=([.N171]-[.N170])/[.A170]" office:value-type="float" office:value="1.99999999999996" calcext:value-type="float">
            <text:p>2.000</text:p>
          </table:table-cell>
          <table:table-cell table:formula="of:=[.B171]-[.H170]" office:value-type="float" office:value="0.026" calcext:value-type="float">
            <text:p>0.026</text:p>
          </table:table-cell>
          <table:table-cell table:formula="of:=[.S$3]*[.J171]" office:value-type="float" office:value="0.026" calcext:value-type="float">
            <text:p>0.026</text:p>
          </table:table-cell>
          <table:table-cell table:formula="of:=[.T$3]*SUM([.J$2:.J171])" office:value-type="float" office:value="0" calcext:value-type="float">
            <text:p>0</text:p>
          </table:table-cell>
          <table:table-cell table:formula="of:=[.U$3]*([.J171]-[.J170])/[.A170]" office:value-type="float" office:value="0" calcext:value-type="float">
            <text:p>0</text:p>
          </table:table-cell>
          <table:table-cell table:formula="of:=[.K171]+[.L171]+[.M17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1]-[.H171])/[.A171]" office:value-type="float" office:value="1.99999999999996" calcext:value-type="float">
            <text:p>2.000</text:p>
          </table:table-cell>
          <table:table-cell table:formula="of:=([.C172]-[.I171])/[.A171]" office:value-type="float" office:value="0" calcext:value-type="float">
            <text:p>0.000</text:p>
          </table:table-cell>
          <table:table-cell table:formula="of:=MEDIAN(-[.P$3];[.D172];[.P$3])" office:value-type="float" office:value="0" calcext:value-type="float">
            <text:p>0.000</text:p>
          </table:table-cell>
          <table:table-cell table:formula="of:=[.I171]+[.E172]*[.A171]" office:value-type="float" office:value="1.99999999999996" calcext:value-type="float">
            <text:p>2.000</text:p>
          </table:table-cell>
          <table:table-cell table:formula="of:=MEDIAN(-[.Q$3];[.F172];[.Q$3])" office:value-type="float" office:value="1.99999999999996" calcext:value-type="float">
            <text:p>2.000</text:p>
          </table:table-cell>
          <table:table-cell table:formula="of:=[.H171]+[.G172]*[.A171]" office:value-type="float" office:value="0.026" calcext:value-type="float">
            <text:p>0.026</text:p>
          </table:table-cell>
          <table:table-cell table:formula="of:=([.N172]-[.N171])/[.A171]" office:value-type="float" office:value="0" calcext:value-type="float">
            <text:p>0.000</text:p>
          </table:table-cell>
          <table:table-cell table:formula="of:=[.B172]-[.H171]" office:value-type="float" office:value="0.026" calcext:value-type="float">
            <text:p>0.026</text:p>
          </table:table-cell>
          <table:table-cell table:formula="of:=[.S$3]*[.J172]" office:value-type="float" office:value="0.026" calcext:value-type="float">
            <text:p>0.026</text:p>
          </table:table-cell>
          <table:table-cell table:formula="of:=[.T$3]*SUM([.J$2:.J172])" office:value-type="float" office:value="0" calcext:value-type="float">
            <text:p>0</text:p>
          </table:table-cell>
          <table:table-cell table:formula="of:=[.U$3]*([.J172]-[.J171])/[.A171]" office:value-type="float" office:value="0" calcext:value-type="float">
            <text:p>0</text:p>
          </table:table-cell>
          <table:table-cell table:formula="of:=[.K172]+[.L172]+[.M17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2]-[.H172])/[.A172]" office:value-type="float" office:value="0" calcext:value-type="float">
            <text:p>0.000</text:p>
          </table:table-cell>
          <table:table-cell table:formula="of:=([.C173]-[.I172])/[.A172]" office:value-type="float" office:value="0" calcext:value-type="float">
            <text:p>0.000</text:p>
          </table:table-cell>
          <table:table-cell table:formula="of:=MEDIAN(-[.P$3];[.D173];[.P$3])" office:value-type="float" office:value="0" calcext:value-type="float">
            <text:p>0.000</text:p>
          </table:table-cell>
          <table:table-cell table:formula="of:=[.I172]+[.E173]*[.A172]" office:value-type="float" office:value="0" calcext:value-type="float">
            <text:p>0.000</text:p>
          </table:table-cell>
          <table:table-cell table:formula="of:=MEDIAN(-[.Q$3];[.F173];[.Q$3])" office:value-type="float" office:value="0" calcext:value-type="float">
            <text:p>0.000</text:p>
          </table:table-cell>
          <table:table-cell table:formula="of:=[.H172]+[.G173]*[.A172]" office:value-type="float" office:value="0.026" calcext:value-type="float">
            <text:p>0.026</text:p>
          </table:table-cell>
          <table:table-cell table:formula="of:=([.N173]-[.N172])/[.A172]" office:value-type="float" office:value="-1.99999999999996" calcext:value-type="float">
            <text:p>-2.000</text:p>
          </table:table-cell>
          <table:table-cell table:formula="of:=[.B173]-[.H172]" office:value-type="float" office:value="0.024" calcext:value-type="float">
            <text:p>0.024</text:p>
          </table:table-cell>
          <table:table-cell table:formula="of:=[.S$3]*[.J173]" office:value-type="float" office:value="0.024" calcext:value-type="float">
            <text:p>0.024</text:p>
          </table:table-cell>
          <table:table-cell table:formula="of:=[.T$3]*SUM([.J$2:.J173])" office:value-type="float" office:value="0" calcext:value-type="float">
            <text:p>0</text:p>
          </table:table-cell>
          <table:table-cell table:formula="of:=[.U$3]*([.J173]-[.J172])/[.A172]" office:value-type="float" office:value="-0" calcext:value-type="float">
            <text:p>0</text:p>
          </table:table-cell>
          <table:table-cell table:formula="of:=[.K173]+[.L173]+[.M17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3]-[.H173])/[.A173]" office:value-type="float" office:value="-1.99999999999996" calcext:value-type="float">
            <text:p>-2.000</text:p>
          </table:table-cell>
          <table:table-cell table:formula="of:=([.C174]-[.I173])/[.A173]" office:value-type="float" office:value="0" calcext:value-type="float">
            <text:p>0.000</text:p>
          </table:table-cell>
          <table:table-cell table:formula="of:=MEDIAN(-[.P$3];[.D174];[.P$3])" office:value-type="float" office:value="0" calcext:value-type="float">
            <text:p>0.000</text:p>
          </table:table-cell>
          <table:table-cell table:formula="of:=[.I173]+[.E174]*[.A173]" office:value-type="float" office:value="-1.99999999999996" calcext:value-type="float">
            <text:p>-2.000</text:p>
          </table:table-cell>
          <table:table-cell table:formula="of:=MEDIAN(-[.Q$3];[.F174];[.Q$3])" office:value-type="float" office:value="-1.99999999999996" calcext:value-type="float">
            <text:p>-2.000</text:p>
          </table:table-cell>
          <table:table-cell table:formula="of:=[.H173]+[.G174]*[.A173]" office:value-type="float" office:value="0.024" calcext:value-type="float">
            <text:p>0.024</text:p>
          </table:table-cell>
          <table:table-cell table:formula="of:=([.N174]-[.N173])/[.A173]" office:value-type="float" office:value="0" calcext:value-type="float">
            <text:p>0.000</text:p>
          </table:table-cell>
          <table:table-cell table:formula="of:=[.B174]-[.H173]" office:value-type="float" office:value="0.024" calcext:value-type="float">
            <text:p>0.024</text:p>
          </table:table-cell>
          <table:table-cell table:formula="of:=[.S$3]*[.J174]" office:value-type="float" office:value="0.024" calcext:value-type="float">
            <text:p>0.024</text:p>
          </table:table-cell>
          <table:table-cell table:formula="of:=[.T$3]*SUM([.J$2:.J174])" office:value-type="float" office:value="0" calcext:value-type="float">
            <text:p>0</text:p>
          </table:table-cell>
          <table:table-cell table:formula="of:=[.U$3]*([.J174]-[.J173])/[.A173]" office:value-type="float" office:value="0" calcext:value-type="float">
            <text:p>0</text:p>
          </table:table-cell>
          <table:table-cell table:formula="of:=[.K174]+[.L174]+[.M17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4]-[.H174])/[.A174]" office:value-type="float" office:value="0" calcext:value-type="float">
            <text:p>0.000</text:p>
          </table:table-cell>
          <table:table-cell table:formula="of:=([.C175]-[.I174])/[.A174]" office:value-type="float" office:value="0" calcext:value-type="float">
            <text:p>0.000</text:p>
          </table:table-cell>
          <table:table-cell table:formula="of:=MEDIAN(-[.P$3];[.D175];[.P$3])" office:value-type="float" office:value="0" calcext:value-type="float">
            <text:p>0.000</text:p>
          </table:table-cell>
          <table:table-cell table:formula="of:=[.I174]+[.E175]*[.A174]" office:value-type="float" office:value="0" calcext:value-type="float">
            <text:p>0.000</text:p>
          </table:table-cell>
          <table:table-cell table:formula="of:=MEDIAN(-[.Q$3];[.F175];[.Q$3])" office:value-type="float" office:value="0" calcext:value-type="float">
            <text:p>0.000</text:p>
          </table:table-cell>
          <table:table-cell table:formula="of:=[.H174]+[.G175]*[.A174]" office:value-type="float" office:value="0.024" calcext:value-type="float">
            <text:p>0.024</text:p>
          </table:table-cell>
          <table:table-cell table:formula="of:=([.N175]-[.N174])/[.A174]" office:value-type="float" office:value="1.99999999999996" calcext:value-type="float">
            <text:p>2.000</text:p>
          </table:table-cell>
          <table:table-cell table:formula="of:=[.B175]-[.H174]" office:value-type="float" office:value="0.026" calcext:value-type="float">
            <text:p>0.026</text:p>
          </table:table-cell>
          <table:table-cell table:formula="of:=[.S$3]*[.J175]" office:value-type="float" office:value="0.026" calcext:value-type="float">
            <text:p>0.026</text:p>
          </table:table-cell>
          <table:table-cell table:formula="of:=[.T$3]*SUM([.J$2:.J175])" office:value-type="float" office:value="0" calcext:value-type="float">
            <text:p>0</text:p>
          </table:table-cell>
          <table:table-cell table:formula="of:=[.U$3]*([.J175]-[.J174])/[.A174]" office:value-type="float" office:value="0" calcext:value-type="float">
            <text:p>0</text:p>
          </table:table-cell>
          <table:table-cell table:formula="of:=[.K175]+[.L175]+[.M17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5]-[.H175])/[.A175]" office:value-type="float" office:value="1.99999999999996" calcext:value-type="float">
            <text:p>2.000</text:p>
          </table:table-cell>
          <table:table-cell table:formula="of:=([.C176]-[.I175])/[.A175]" office:value-type="float" office:value="0" calcext:value-type="float">
            <text:p>0.000</text:p>
          </table:table-cell>
          <table:table-cell table:formula="of:=MEDIAN(-[.P$3];[.D176];[.P$3])" office:value-type="float" office:value="0" calcext:value-type="float">
            <text:p>0.000</text:p>
          </table:table-cell>
          <table:table-cell table:formula="of:=[.I175]+[.E176]*[.A175]" office:value-type="float" office:value="1.99999999999996" calcext:value-type="float">
            <text:p>2.000</text:p>
          </table:table-cell>
          <table:table-cell table:formula="of:=MEDIAN(-[.Q$3];[.F176];[.Q$3])" office:value-type="float" office:value="1.99999999999996" calcext:value-type="float">
            <text:p>2.000</text:p>
          </table:table-cell>
          <table:table-cell table:formula="of:=[.H175]+[.G176]*[.A175]" office:value-type="float" office:value="0.026" calcext:value-type="float">
            <text:p>0.026</text:p>
          </table:table-cell>
          <table:table-cell table:formula="of:=([.N176]-[.N175])/[.A175]" office:value-type="float" office:value="0" calcext:value-type="float">
            <text:p>0.000</text:p>
          </table:table-cell>
          <table:table-cell table:formula="of:=[.B176]-[.H175]" office:value-type="float" office:value="0.026" calcext:value-type="float">
            <text:p>0.026</text:p>
          </table:table-cell>
          <table:table-cell table:formula="of:=[.S$3]*[.J176]" office:value-type="float" office:value="0.026" calcext:value-type="float">
            <text:p>0.026</text:p>
          </table:table-cell>
          <table:table-cell table:formula="of:=[.T$3]*SUM([.J$2:.J176])" office:value-type="float" office:value="0" calcext:value-type="float">
            <text:p>0</text:p>
          </table:table-cell>
          <table:table-cell table:formula="of:=[.U$3]*([.J176]-[.J175])/[.A175]" office:value-type="float" office:value="0" calcext:value-type="float">
            <text:p>0</text:p>
          </table:table-cell>
          <table:table-cell table:formula="of:=[.K176]+[.L176]+[.M17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6]-[.H176])/[.A176]" office:value-type="float" office:value="0" calcext:value-type="float">
            <text:p>0.000</text:p>
          </table:table-cell>
          <table:table-cell table:formula="of:=([.C177]-[.I176])/[.A176]" office:value-type="float" office:value="0" calcext:value-type="float">
            <text:p>0.000</text:p>
          </table:table-cell>
          <table:table-cell table:formula="of:=MEDIAN(-[.P$3];[.D177];[.P$3])" office:value-type="float" office:value="0" calcext:value-type="float">
            <text:p>0.000</text:p>
          </table:table-cell>
          <table:table-cell table:formula="of:=[.I176]+[.E177]*[.A176]" office:value-type="float" office:value="0" calcext:value-type="float">
            <text:p>0.000</text:p>
          </table:table-cell>
          <table:table-cell table:formula="of:=MEDIAN(-[.Q$3];[.F177];[.Q$3])" office:value-type="float" office:value="0" calcext:value-type="float">
            <text:p>0.000</text:p>
          </table:table-cell>
          <table:table-cell table:formula="of:=[.H176]+[.G177]*[.A176]" office:value-type="float" office:value="0.026" calcext:value-type="float">
            <text:p>0.026</text:p>
          </table:table-cell>
          <table:table-cell table:formula="of:=([.N177]-[.N176])/[.A176]" office:value-type="float" office:value="-1.99999999999996" calcext:value-type="float">
            <text:p>-2.000</text:p>
          </table:table-cell>
          <table:table-cell table:formula="of:=[.B177]-[.H176]" office:value-type="float" office:value="0.024" calcext:value-type="float">
            <text:p>0.024</text:p>
          </table:table-cell>
          <table:table-cell table:formula="of:=[.S$3]*[.J177]" office:value-type="float" office:value="0.024" calcext:value-type="float">
            <text:p>0.024</text:p>
          </table:table-cell>
          <table:table-cell table:formula="of:=[.T$3]*SUM([.J$2:.J177])" office:value-type="float" office:value="0" calcext:value-type="float">
            <text:p>0</text:p>
          </table:table-cell>
          <table:table-cell table:formula="of:=[.U$3]*([.J177]-[.J176])/[.A176]" office:value-type="float" office:value="-0" calcext:value-type="float">
            <text:p>0</text:p>
          </table:table-cell>
          <table:table-cell table:formula="of:=[.K177]+[.L177]+[.M17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7]-[.H177])/[.A177]" office:value-type="float" office:value="-1.99999999999996" calcext:value-type="float">
            <text:p>-2.000</text:p>
          </table:table-cell>
          <table:table-cell table:formula="of:=([.C178]-[.I177])/[.A177]" office:value-type="float" office:value="0" calcext:value-type="float">
            <text:p>0.000</text:p>
          </table:table-cell>
          <table:table-cell table:formula="of:=MEDIAN(-[.P$3];[.D178];[.P$3])" office:value-type="float" office:value="0" calcext:value-type="float">
            <text:p>0.000</text:p>
          </table:table-cell>
          <table:table-cell table:formula="of:=[.I177]+[.E178]*[.A177]" office:value-type="float" office:value="-1.99999999999996" calcext:value-type="float">
            <text:p>-2.000</text:p>
          </table:table-cell>
          <table:table-cell table:formula="of:=MEDIAN(-[.Q$3];[.F178];[.Q$3])" office:value-type="float" office:value="-1.99999999999996" calcext:value-type="float">
            <text:p>-2.000</text:p>
          </table:table-cell>
          <table:table-cell table:formula="of:=[.H177]+[.G178]*[.A177]" office:value-type="float" office:value="0.024" calcext:value-type="float">
            <text:p>0.024</text:p>
          </table:table-cell>
          <table:table-cell table:formula="of:=([.N178]-[.N177])/[.A177]" office:value-type="float" office:value="0" calcext:value-type="float">
            <text:p>0.000</text:p>
          </table:table-cell>
          <table:table-cell table:formula="of:=[.B178]-[.H177]" office:value-type="float" office:value="0.024" calcext:value-type="float">
            <text:p>0.024</text:p>
          </table:table-cell>
          <table:table-cell table:formula="of:=[.S$3]*[.J178]" office:value-type="float" office:value="0.024" calcext:value-type="float">
            <text:p>0.024</text:p>
          </table:table-cell>
          <table:table-cell table:formula="of:=[.T$3]*SUM([.J$2:.J178])" office:value-type="float" office:value="0" calcext:value-type="float">
            <text:p>0</text:p>
          </table:table-cell>
          <table:table-cell table:formula="of:=[.U$3]*([.J178]-[.J177])/[.A177]" office:value-type="float" office:value="0" calcext:value-type="float">
            <text:p>0</text:p>
          </table:table-cell>
          <table:table-cell table:formula="of:=[.K178]+[.L178]+[.M17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8]-[.H178])/[.A178]" office:value-type="float" office:value="0" calcext:value-type="float">
            <text:p>0.000</text:p>
          </table:table-cell>
          <table:table-cell table:formula="of:=([.C179]-[.I178])/[.A178]" office:value-type="float" office:value="0" calcext:value-type="float">
            <text:p>0.000</text:p>
          </table:table-cell>
          <table:table-cell table:formula="of:=MEDIAN(-[.P$3];[.D179];[.P$3])" office:value-type="float" office:value="0" calcext:value-type="float">
            <text:p>0.000</text:p>
          </table:table-cell>
          <table:table-cell table:formula="of:=[.I178]+[.E179]*[.A178]" office:value-type="float" office:value="0" calcext:value-type="float">
            <text:p>0.000</text:p>
          </table:table-cell>
          <table:table-cell table:formula="of:=MEDIAN(-[.Q$3];[.F179];[.Q$3])" office:value-type="float" office:value="0" calcext:value-type="float">
            <text:p>0.000</text:p>
          </table:table-cell>
          <table:table-cell table:formula="of:=[.H178]+[.G179]*[.A178]" office:value-type="float" office:value="0.024" calcext:value-type="float">
            <text:p>0.024</text:p>
          </table:table-cell>
          <table:table-cell table:formula="of:=([.N179]-[.N178])/[.A178]" office:value-type="float" office:value="1.99999999999996" calcext:value-type="float">
            <text:p>2.000</text:p>
          </table:table-cell>
          <table:table-cell table:formula="of:=[.B179]-[.H178]" office:value-type="float" office:value="0.026" calcext:value-type="float">
            <text:p>0.026</text:p>
          </table:table-cell>
          <table:table-cell table:formula="of:=[.S$3]*[.J179]" office:value-type="float" office:value="0.026" calcext:value-type="float">
            <text:p>0.026</text:p>
          </table:table-cell>
          <table:table-cell table:formula="of:=[.T$3]*SUM([.J$2:.J179])" office:value-type="float" office:value="0" calcext:value-type="float">
            <text:p>0</text:p>
          </table:table-cell>
          <table:table-cell table:formula="of:=[.U$3]*([.J179]-[.J178])/[.A178]" office:value-type="float" office:value="0" calcext:value-type="float">
            <text:p>0</text:p>
          </table:table-cell>
          <table:table-cell table:formula="of:=[.K179]+[.L179]+[.M17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79]-[.H179])/[.A179]" office:value-type="float" office:value="1.99999999999996" calcext:value-type="float">
            <text:p>2.000</text:p>
          </table:table-cell>
          <table:table-cell table:formula="of:=([.C180]-[.I179])/[.A179]" office:value-type="float" office:value="0" calcext:value-type="float">
            <text:p>0.000</text:p>
          </table:table-cell>
          <table:table-cell table:formula="of:=MEDIAN(-[.P$3];[.D180];[.P$3])" office:value-type="float" office:value="0" calcext:value-type="float">
            <text:p>0.000</text:p>
          </table:table-cell>
          <table:table-cell table:formula="of:=[.I179]+[.E180]*[.A179]" office:value-type="float" office:value="1.99999999999996" calcext:value-type="float">
            <text:p>2.000</text:p>
          </table:table-cell>
          <table:table-cell table:formula="of:=MEDIAN(-[.Q$3];[.F180];[.Q$3])" office:value-type="float" office:value="1.99999999999996" calcext:value-type="float">
            <text:p>2.000</text:p>
          </table:table-cell>
          <table:table-cell table:formula="of:=[.H179]+[.G180]*[.A179]" office:value-type="float" office:value="0.026" calcext:value-type="float">
            <text:p>0.026</text:p>
          </table:table-cell>
          <table:table-cell table:formula="of:=([.N180]-[.N179])/[.A179]" office:value-type="float" office:value="0" calcext:value-type="float">
            <text:p>0.000</text:p>
          </table:table-cell>
          <table:table-cell table:formula="of:=[.B180]-[.H179]" office:value-type="float" office:value="0.026" calcext:value-type="float">
            <text:p>0.026</text:p>
          </table:table-cell>
          <table:table-cell table:formula="of:=[.S$3]*[.J180]" office:value-type="float" office:value="0.026" calcext:value-type="float">
            <text:p>0.026</text:p>
          </table:table-cell>
          <table:table-cell table:formula="of:=[.T$3]*SUM([.J$2:.J180])" office:value-type="float" office:value="0" calcext:value-type="float">
            <text:p>0</text:p>
          </table:table-cell>
          <table:table-cell table:formula="of:=[.U$3]*([.J180]-[.J179])/[.A179]" office:value-type="float" office:value="0" calcext:value-type="float">
            <text:p>0</text:p>
          </table:table-cell>
          <table:table-cell table:formula="of:=[.K180]+[.L180]+[.M18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0]-[.H180])/[.A180]" office:value-type="float" office:value="0" calcext:value-type="float">
            <text:p>0.000</text:p>
          </table:table-cell>
          <table:table-cell table:formula="of:=([.C181]-[.I180])/[.A180]" office:value-type="float" office:value="0" calcext:value-type="float">
            <text:p>0.000</text:p>
          </table:table-cell>
          <table:table-cell table:formula="of:=MEDIAN(-[.P$3];[.D181];[.P$3])" office:value-type="float" office:value="0" calcext:value-type="float">
            <text:p>0.000</text:p>
          </table:table-cell>
          <table:table-cell table:formula="of:=[.I180]+[.E181]*[.A180]" office:value-type="float" office:value="0" calcext:value-type="float">
            <text:p>0.000</text:p>
          </table:table-cell>
          <table:table-cell table:formula="of:=MEDIAN(-[.Q$3];[.F181];[.Q$3])" office:value-type="float" office:value="0" calcext:value-type="float">
            <text:p>0.000</text:p>
          </table:table-cell>
          <table:table-cell table:formula="of:=[.H180]+[.G181]*[.A180]" office:value-type="float" office:value="0.026" calcext:value-type="float">
            <text:p>0.026</text:p>
          </table:table-cell>
          <table:table-cell table:formula="of:=([.N181]-[.N180])/[.A180]" office:value-type="float" office:value="-1.99999999999996" calcext:value-type="float">
            <text:p>-2.000</text:p>
          </table:table-cell>
          <table:table-cell table:formula="of:=[.B181]-[.H180]" office:value-type="float" office:value="0.024" calcext:value-type="float">
            <text:p>0.024</text:p>
          </table:table-cell>
          <table:table-cell table:formula="of:=[.S$3]*[.J181]" office:value-type="float" office:value="0.024" calcext:value-type="float">
            <text:p>0.024</text:p>
          </table:table-cell>
          <table:table-cell table:formula="of:=[.T$3]*SUM([.J$2:.J181])" office:value-type="float" office:value="0" calcext:value-type="float">
            <text:p>0</text:p>
          </table:table-cell>
          <table:table-cell table:formula="of:=[.U$3]*([.J181]-[.J180])/[.A180]" office:value-type="float" office:value="-0" calcext:value-type="float">
            <text:p>0</text:p>
          </table:table-cell>
          <table:table-cell table:formula="of:=[.K181]+[.L181]+[.M18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1]-[.H181])/[.A181]" office:value-type="float" office:value="-1.99999999999996" calcext:value-type="float">
            <text:p>-2.000</text:p>
          </table:table-cell>
          <table:table-cell table:formula="of:=([.C182]-[.I181])/[.A181]" office:value-type="float" office:value="0" calcext:value-type="float">
            <text:p>0.000</text:p>
          </table:table-cell>
          <table:table-cell table:formula="of:=MEDIAN(-[.P$3];[.D182];[.P$3])" office:value-type="float" office:value="0" calcext:value-type="float">
            <text:p>0.000</text:p>
          </table:table-cell>
          <table:table-cell table:formula="of:=[.I181]+[.E182]*[.A181]" office:value-type="float" office:value="-1.99999999999996" calcext:value-type="float">
            <text:p>-2.000</text:p>
          </table:table-cell>
          <table:table-cell table:formula="of:=MEDIAN(-[.Q$3];[.F182];[.Q$3])" office:value-type="float" office:value="-1.99999999999996" calcext:value-type="float">
            <text:p>-2.000</text:p>
          </table:table-cell>
          <table:table-cell table:formula="of:=[.H181]+[.G182]*[.A181]" office:value-type="float" office:value="0.024" calcext:value-type="float">
            <text:p>0.024</text:p>
          </table:table-cell>
          <table:table-cell table:formula="of:=([.N182]-[.N181])/[.A181]" office:value-type="float" office:value="0" calcext:value-type="float">
            <text:p>0.000</text:p>
          </table:table-cell>
          <table:table-cell table:formula="of:=[.B182]-[.H181]" office:value-type="float" office:value="0.024" calcext:value-type="float">
            <text:p>0.024</text:p>
          </table:table-cell>
          <table:table-cell table:formula="of:=[.S$3]*[.J182]" office:value-type="float" office:value="0.024" calcext:value-type="float">
            <text:p>0.024</text:p>
          </table:table-cell>
          <table:table-cell table:formula="of:=[.T$3]*SUM([.J$2:.J182])" office:value-type="float" office:value="0" calcext:value-type="float">
            <text:p>0</text:p>
          </table:table-cell>
          <table:table-cell table:formula="of:=[.U$3]*([.J182]-[.J181])/[.A181]" office:value-type="float" office:value="0" calcext:value-type="float">
            <text:p>0</text:p>
          </table:table-cell>
          <table:table-cell table:formula="of:=[.K182]+[.L182]+[.M18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2]-[.H182])/[.A182]" office:value-type="float" office:value="0" calcext:value-type="float">
            <text:p>0.000</text:p>
          </table:table-cell>
          <table:table-cell table:formula="of:=([.C183]-[.I182])/[.A182]" office:value-type="float" office:value="0" calcext:value-type="float">
            <text:p>0.000</text:p>
          </table:table-cell>
          <table:table-cell table:formula="of:=MEDIAN(-[.P$3];[.D183];[.P$3])" office:value-type="float" office:value="0" calcext:value-type="float">
            <text:p>0.000</text:p>
          </table:table-cell>
          <table:table-cell table:formula="of:=[.I182]+[.E183]*[.A182]" office:value-type="float" office:value="0" calcext:value-type="float">
            <text:p>0.000</text:p>
          </table:table-cell>
          <table:table-cell table:formula="of:=MEDIAN(-[.Q$3];[.F183];[.Q$3])" office:value-type="float" office:value="0" calcext:value-type="float">
            <text:p>0.000</text:p>
          </table:table-cell>
          <table:table-cell table:formula="of:=[.H182]+[.G183]*[.A182]" office:value-type="float" office:value="0.024" calcext:value-type="float">
            <text:p>0.024</text:p>
          </table:table-cell>
          <table:table-cell table:formula="of:=([.N183]-[.N182])/[.A182]" office:value-type="float" office:value="1.99999999999996" calcext:value-type="float">
            <text:p>2.000</text:p>
          </table:table-cell>
          <table:table-cell table:formula="of:=[.B183]-[.H182]" office:value-type="float" office:value="0.026" calcext:value-type="float">
            <text:p>0.026</text:p>
          </table:table-cell>
          <table:table-cell table:formula="of:=[.S$3]*[.J183]" office:value-type="float" office:value="0.026" calcext:value-type="float">
            <text:p>0.026</text:p>
          </table:table-cell>
          <table:table-cell table:formula="of:=[.T$3]*SUM([.J$2:.J183])" office:value-type="float" office:value="0" calcext:value-type="float">
            <text:p>0</text:p>
          </table:table-cell>
          <table:table-cell table:formula="of:=[.U$3]*([.J183]-[.J182])/[.A182]" office:value-type="float" office:value="0" calcext:value-type="float">
            <text:p>0</text:p>
          </table:table-cell>
          <table:table-cell table:formula="of:=[.K183]+[.L183]+[.M18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3]-[.H183])/[.A183]" office:value-type="float" office:value="1.99999999999996" calcext:value-type="float">
            <text:p>2.000</text:p>
          </table:table-cell>
          <table:table-cell table:formula="of:=([.C184]-[.I183])/[.A183]" office:value-type="float" office:value="0" calcext:value-type="float">
            <text:p>0.000</text:p>
          </table:table-cell>
          <table:table-cell table:formula="of:=MEDIAN(-[.P$3];[.D184];[.P$3])" office:value-type="float" office:value="0" calcext:value-type="float">
            <text:p>0.000</text:p>
          </table:table-cell>
          <table:table-cell table:formula="of:=[.I183]+[.E184]*[.A183]" office:value-type="float" office:value="1.99999999999996" calcext:value-type="float">
            <text:p>2.000</text:p>
          </table:table-cell>
          <table:table-cell table:formula="of:=MEDIAN(-[.Q$3];[.F184];[.Q$3])" office:value-type="float" office:value="1.99999999999996" calcext:value-type="float">
            <text:p>2.000</text:p>
          </table:table-cell>
          <table:table-cell table:formula="of:=[.H183]+[.G184]*[.A183]" office:value-type="float" office:value="0.026" calcext:value-type="float">
            <text:p>0.026</text:p>
          </table:table-cell>
          <table:table-cell table:formula="of:=([.N184]-[.N183])/[.A183]" office:value-type="float" office:value="0" calcext:value-type="float">
            <text:p>0.000</text:p>
          </table:table-cell>
          <table:table-cell table:formula="of:=[.B184]-[.H183]" office:value-type="float" office:value="0.026" calcext:value-type="float">
            <text:p>0.026</text:p>
          </table:table-cell>
          <table:table-cell table:formula="of:=[.S$3]*[.J184]" office:value-type="float" office:value="0.026" calcext:value-type="float">
            <text:p>0.026</text:p>
          </table:table-cell>
          <table:table-cell table:formula="of:=[.T$3]*SUM([.J$2:.J184])" office:value-type="float" office:value="0" calcext:value-type="float">
            <text:p>0</text:p>
          </table:table-cell>
          <table:table-cell table:formula="of:=[.U$3]*([.J184]-[.J183])/[.A183]" office:value-type="float" office:value="0" calcext:value-type="float">
            <text:p>0</text:p>
          </table:table-cell>
          <table:table-cell table:formula="of:=[.K184]+[.L184]+[.M18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4]-[.H184])/[.A184]" office:value-type="float" office:value="0" calcext:value-type="float">
            <text:p>0.000</text:p>
          </table:table-cell>
          <table:table-cell table:formula="of:=([.C185]-[.I184])/[.A184]" office:value-type="float" office:value="0" calcext:value-type="float">
            <text:p>0.000</text:p>
          </table:table-cell>
          <table:table-cell table:formula="of:=MEDIAN(-[.P$3];[.D185];[.P$3])" office:value-type="float" office:value="0" calcext:value-type="float">
            <text:p>0.000</text:p>
          </table:table-cell>
          <table:table-cell table:formula="of:=[.I184]+[.E185]*[.A184]" office:value-type="float" office:value="0" calcext:value-type="float">
            <text:p>0.000</text:p>
          </table:table-cell>
          <table:table-cell table:formula="of:=MEDIAN(-[.Q$3];[.F185];[.Q$3])" office:value-type="float" office:value="0" calcext:value-type="float">
            <text:p>0.000</text:p>
          </table:table-cell>
          <table:table-cell table:formula="of:=[.H184]+[.G185]*[.A184]" office:value-type="float" office:value="0.026" calcext:value-type="float">
            <text:p>0.026</text:p>
          </table:table-cell>
          <table:table-cell table:formula="of:=([.N185]-[.N184])/[.A184]" office:value-type="float" office:value="-1.99999999999996" calcext:value-type="float">
            <text:p>-2.000</text:p>
          </table:table-cell>
          <table:table-cell table:formula="of:=[.B185]-[.H184]" office:value-type="float" office:value="0.024" calcext:value-type="float">
            <text:p>0.024</text:p>
          </table:table-cell>
          <table:table-cell table:formula="of:=[.S$3]*[.J185]" office:value-type="float" office:value="0.024" calcext:value-type="float">
            <text:p>0.024</text:p>
          </table:table-cell>
          <table:table-cell table:formula="of:=[.T$3]*SUM([.J$2:.J185])" office:value-type="float" office:value="0" calcext:value-type="float">
            <text:p>0</text:p>
          </table:table-cell>
          <table:table-cell table:formula="of:=[.U$3]*([.J185]-[.J184])/[.A184]" office:value-type="float" office:value="-0" calcext:value-type="float">
            <text:p>0</text:p>
          </table:table-cell>
          <table:table-cell table:formula="of:=[.K185]+[.L185]+[.M18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5]-[.H185])/[.A185]" office:value-type="float" office:value="-1.99999999999996" calcext:value-type="float">
            <text:p>-2.000</text:p>
          </table:table-cell>
          <table:table-cell table:formula="of:=([.C186]-[.I185])/[.A185]" office:value-type="float" office:value="0" calcext:value-type="float">
            <text:p>0.000</text:p>
          </table:table-cell>
          <table:table-cell table:formula="of:=MEDIAN(-[.P$3];[.D186];[.P$3])" office:value-type="float" office:value="0" calcext:value-type="float">
            <text:p>0.000</text:p>
          </table:table-cell>
          <table:table-cell table:formula="of:=[.I185]+[.E186]*[.A185]" office:value-type="float" office:value="-1.99999999999996" calcext:value-type="float">
            <text:p>-2.000</text:p>
          </table:table-cell>
          <table:table-cell table:formula="of:=MEDIAN(-[.Q$3];[.F186];[.Q$3])" office:value-type="float" office:value="-1.99999999999996" calcext:value-type="float">
            <text:p>-2.000</text:p>
          </table:table-cell>
          <table:table-cell table:formula="of:=[.H185]+[.G186]*[.A185]" office:value-type="float" office:value="0.024" calcext:value-type="float">
            <text:p>0.024</text:p>
          </table:table-cell>
          <table:table-cell table:formula="of:=([.N186]-[.N185])/[.A185]" office:value-type="float" office:value="0" calcext:value-type="float">
            <text:p>0.000</text:p>
          </table:table-cell>
          <table:table-cell table:formula="of:=[.B186]-[.H185]" office:value-type="float" office:value="0.024" calcext:value-type="float">
            <text:p>0.024</text:p>
          </table:table-cell>
          <table:table-cell table:formula="of:=[.S$3]*[.J186]" office:value-type="float" office:value="0.024" calcext:value-type="float">
            <text:p>0.024</text:p>
          </table:table-cell>
          <table:table-cell table:formula="of:=[.T$3]*SUM([.J$2:.J186])" office:value-type="float" office:value="0" calcext:value-type="float">
            <text:p>0</text:p>
          </table:table-cell>
          <table:table-cell table:formula="of:=[.U$3]*([.J186]-[.J185])/[.A185]" office:value-type="float" office:value="0" calcext:value-type="float">
            <text:p>0</text:p>
          </table:table-cell>
          <table:table-cell table:formula="of:=[.K186]+[.L186]+[.M18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6]-[.H186])/[.A186]" office:value-type="float" office:value="0" calcext:value-type="float">
            <text:p>0.000</text:p>
          </table:table-cell>
          <table:table-cell table:formula="of:=([.C187]-[.I186])/[.A186]" office:value-type="float" office:value="0" calcext:value-type="float">
            <text:p>0.000</text:p>
          </table:table-cell>
          <table:table-cell table:formula="of:=MEDIAN(-[.P$3];[.D187];[.P$3])" office:value-type="float" office:value="0" calcext:value-type="float">
            <text:p>0.000</text:p>
          </table:table-cell>
          <table:table-cell table:formula="of:=[.I186]+[.E187]*[.A186]" office:value-type="float" office:value="0" calcext:value-type="float">
            <text:p>0.000</text:p>
          </table:table-cell>
          <table:table-cell table:formula="of:=MEDIAN(-[.Q$3];[.F187];[.Q$3])" office:value-type="float" office:value="0" calcext:value-type="float">
            <text:p>0.000</text:p>
          </table:table-cell>
          <table:table-cell table:formula="of:=[.H186]+[.G187]*[.A186]" office:value-type="float" office:value="0.024" calcext:value-type="float">
            <text:p>0.024</text:p>
          </table:table-cell>
          <table:table-cell table:formula="of:=([.N187]-[.N186])/[.A186]" office:value-type="float" office:value="1.99999999999996" calcext:value-type="float">
            <text:p>2.000</text:p>
          </table:table-cell>
          <table:table-cell table:formula="of:=[.B187]-[.H186]" office:value-type="float" office:value="0.026" calcext:value-type="float">
            <text:p>0.026</text:p>
          </table:table-cell>
          <table:table-cell table:formula="of:=[.S$3]*[.J187]" office:value-type="float" office:value="0.026" calcext:value-type="float">
            <text:p>0.026</text:p>
          </table:table-cell>
          <table:table-cell table:formula="of:=[.T$3]*SUM([.J$2:.J187])" office:value-type="float" office:value="0" calcext:value-type="float">
            <text:p>0</text:p>
          </table:table-cell>
          <table:table-cell table:formula="of:=[.U$3]*([.J187]-[.J186])/[.A186]" office:value-type="float" office:value="0" calcext:value-type="float">
            <text:p>0</text:p>
          </table:table-cell>
          <table:table-cell table:formula="of:=[.K187]+[.L187]+[.M18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7]-[.H187])/[.A187]" office:value-type="float" office:value="1.99999999999996" calcext:value-type="float">
            <text:p>2.000</text:p>
          </table:table-cell>
          <table:table-cell table:formula="of:=([.C188]-[.I187])/[.A187]" office:value-type="float" office:value="0" calcext:value-type="float">
            <text:p>0.000</text:p>
          </table:table-cell>
          <table:table-cell table:formula="of:=MEDIAN(-[.P$3];[.D188];[.P$3])" office:value-type="float" office:value="0" calcext:value-type="float">
            <text:p>0.000</text:p>
          </table:table-cell>
          <table:table-cell table:formula="of:=[.I187]+[.E188]*[.A187]" office:value-type="float" office:value="1.99999999999996" calcext:value-type="float">
            <text:p>2.000</text:p>
          </table:table-cell>
          <table:table-cell table:formula="of:=MEDIAN(-[.Q$3];[.F188];[.Q$3])" office:value-type="float" office:value="1.99999999999996" calcext:value-type="float">
            <text:p>2.000</text:p>
          </table:table-cell>
          <table:table-cell table:formula="of:=[.H187]+[.G188]*[.A187]" office:value-type="float" office:value="0.026" calcext:value-type="float">
            <text:p>0.026</text:p>
          </table:table-cell>
          <table:table-cell table:formula="of:=([.N188]-[.N187])/[.A187]" office:value-type="float" office:value="0" calcext:value-type="float">
            <text:p>0.000</text:p>
          </table:table-cell>
          <table:table-cell table:formula="of:=[.B188]-[.H187]" office:value-type="float" office:value="0.026" calcext:value-type="float">
            <text:p>0.026</text:p>
          </table:table-cell>
          <table:table-cell table:formula="of:=[.S$3]*[.J188]" office:value-type="float" office:value="0.026" calcext:value-type="float">
            <text:p>0.026</text:p>
          </table:table-cell>
          <table:table-cell table:formula="of:=[.T$3]*SUM([.J$2:.J188])" office:value-type="float" office:value="0" calcext:value-type="float">
            <text:p>0</text:p>
          </table:table-cell>
          <table:table-cell table:formula="of:=[.U$3]*([.J188]-[.J187])/[.A187]" office:value-type="float" office:value="0" calcext:value-type="float">
            <text:p>0</text:p>
          </table:table-cell>
          <table:table-cell table:formula="of:=[.K188]+[.L188]+[.M18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8]-[.H188])/[.A188]" office:value-type="float" office:value="0" calcext:value-type="float">
            <text:p>0.000</text:p>
          </table:table-cell>
          <table:table-cell table:formula="of:=([.C189]-[.I188])/[.A188]" office:value-type="float" office:value="0" calcext:value-type="float">
            <text:p>0.000</text:p>
          </table:table-cell>
          <table:table-cell table:formula="of:=MEDIAN(-[.P$3];[.D189];[.P$3])" office:value-type="float" office:value="0" calcext:value-type="float">
            <text:p>0.000</text:p>
          </table:table-cell>
          <table:table-cell table:formula="of:=[.I188]+[.E189]*[.A188]" office:value-type="float" office:value="0" calcext:value-type="float">
            <text:p>0.000</text:p>
          </table:table-cell>
          <table:table-cell table:formula="of:=MEDIAN(-[.Q$3];[.F189];[.Q$3])" office:value-type="float" office:value="0" calcext:value-type="float">
            <text:p>0.000</text:p>
          </table:table-cell>
          <table:table-cell table:formula="of:=[.H188]+[.G189]*[.A188]" office:value-type="float" office:value="0.026" calcext:value-type="float">
            <text:p>0.026</text:p>
          </table:table-cell>
          <table:table-cell table:formula="of:=([.N189]-[.N188])/[.A188]" office:value-type="float" office:value="-1.99999999999996" calcext:value-type="float">
            <text:p>-2.000</text:p>
          </table:table-cell>
          <table:table-cell table:formula="of:=[.B189]-[.H188]" office:value-type="float" office:value="0.024" calcext:value-type="float">
            <text:p>0.024</text:p>
          </table:table-cell>
          <table:table-cell table:formula="of:=[.S$3]*[.J189]" office:value-type="float" office:value="0.024" calcext:value-type="float">
            <text:p>0.024</text:p>
          </table:table-cell>
          <table:table-cell table:formula="of:=[.T$3]*SUM([.J$2:.J189])" office:value-type="float" office:value="0" calcext:value-type="float">
            <text:p>0</text:p>
          </table:table-cell>
          <table:table-cell table:formula="of:=[.U$3]*([.J189]-[.J188])/[.A188]" office:value-type="float" office:value="-0" calcext:value-type="float">
            <text:p>0</text:p>
          </table:table-cell>
          <table:table-cell table:formula="of:=[.K189]+[.L189]+[.M18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89]-[.H189])/[.A189]" office:value-type="float" office:value="-1.99999999999996" calcext:value-type="float">
            <text:p>-2.000</text:p>
          </table:table-cell>
          <table:table-cell table:formula="of:=([.C190]-[.I189])/[.A189]" office:value-type="float" office:value="0" calcext:value-type="float">
            <text:p>0.000</text:p>
          </table:table-cell>
          <table:table-cell table:formula="of:=MEDIAN(-[.P$3];[.D190];[.P$3])" office:value-type="float" office:value="0" calcext:value-type="float">
            <text:p>0.000</text:p>
          </table:table-cell>
          <table:table-cell table:formula="of:=[.I189]+[.E190]*[.A189]" office:value-type="float" office:value="-1.99999999999996" calcext:value-type="float">
            <text:p>-2.000</text:p>
          </table:table-cell>
          <table:table-cell table:formula="of:=MEDIAN(-[.Q$3];[.F190];[.Q$3])" office:value-type="float" office:value="-1.99999999999996" calcext:value-type="float">
            <text:p>-2.000</text:p>
          </table:table-cell>
          <table:table-cell table:formula="of:=[.H189]+[.G190]*[.A189]" office:value-type="float" office:value="0.024" calcext:value-type="float">
            <text:p>0.024</text:p>
          </table:table-cell>
          <table:table-cell table:formula="of:=([.N190]-[.N189])/[.A189]" office:value-type="float" office:value="0" calcext:value-type="float">
            <text:p>0.000</text:p>
          </table:table-cell>
          <table:table-cell table:formula="of:=[.B190]-[.H189]" office:value-type="float" office:value="0.024" calcext:value-type="float">
            <text:p>0.024</text:p>
          </table:table-cell>
          <table:table-cell table:formula="of:=[.S$3]*[.J190]" office:value-type="float" office:value="0.024" calcext:value-type="float">
            <text:p>0.024</text:p>
          </table:table-cell>
          <table:table-cell table:formula="of:=[.T$3]*SUM([.J$2:.J190])" office:value-type="float" office:value="0" calcext:value-type="float">
            <text:p>0</text:p>
          </table:table-cell>
          <table:table-cell table:formula="of:=[.U$3]*([.J190]-[.J189])/[.A189]" office:value-type="float" office:value="0" calcext:value-type="float">
            <text:p>0</text:p>
          </table:table-cell>
          <table:table-cell table:formula="of:=[.K190]+[.L190]+[.M19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0]-[.H190])/[.A190]" office:value-type="float" office:value="0" calcext:value-type="float">
            <text:p>0.000</text:p>
          </table:table-cell>
          <table:table-cell table:formula="of:=([.C191]-[.I190])/[.A190]" office:value-type="float" office:value="0" calcext:value-type="float">
            <text:p>0.000</text:p>
          </table:table-cell>
          <table:table-cell table:formula="of:=MEDIAN(-[.P$3];[.D191];[.P$3])" office:value-type="float" office:value="0" calcext:value-type="float">
            <text:p>0.000</text:p>
          </table:table-cell>
          <table:table-cell table:formula="of:=[.I190]+[.E191]*[.A190]" office:value-type="float" office:value="0" calcext:value-type="float">
            <text:p>0.000</text:p>
          </table:table-cell>
          <table:table-cell table:formula="of:=MEDIAN(-[.Q$3];[.F191];[.Q$3])" office:value-type="float" office:value="0" calcext:value-type="float">
            <text:p>0.000</text:p>
          </table:table-cell>
          <table:table-cell table:formula="of:=[.H190]+[.G191]*[.A190]" office:value-type="float" office:value="0.024" calcext:value-type="float">
            <text:p>0.024</text:p>
          </table:table-cell>
          <table:table-cell table:formula="of:=([.N191]-[.N190])/[.A190]" office:value-type="float" office:value="1.99999999999996" calcext:value-type="float">
            <text:p>2.000</text:p>
          </table:table-cell>
          <table:table-cell table:formula="of:=[.B191]-[.H190]" office:value-type="float" office:value="0.026" calcext:value-type="float">
            <text:p>0.026</text:p>
          </table:table-cell>
          <table:table-cell table:formula="of:=[.S$3]*[.J191]" office:value-type="float" office:value="0.026" calcext:value-type="float">
            <text:p>0.026</text:p>
          </table:table-cell>
          <table:table-cell table:formula="of:=[.T$3]*SUM([.J$2:.J191])" office:value-type="float" office:value="0" calcext:value-type="float">
            <text:p>0</text:p>
          </table:table-cell>
          <table:table-cell table:formula="of:=[.U$3]*([.J191]-[.J190])/[.A190]" office:value-type="float" office:value="0" calcext:value-type="float">
            <text:p>0</text:p>
          </table:table-cell>
          <table:table-cell table:formula="of:=[.K191]+[.L191]+[.M19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1]-[.H191])/[.A191]" office:value-type="float" office:value="1.99999999999996" calcext:value-type="float">
            <text:p>2.000</text:p>
          </table:table-cell>
          <table:table-cell table:formula="of:=([.C192]-[.I191])/[.A191]" office:value-type="float" office:value="0" calcext:value-type="float">
            <text:p>0.000</text:p>
          </table:table-cell>
          <table:table-cell table:formula="of:=MEDIAN(-[.P$3];[.D192];[.P$3])" office:value-type="float" office:value="0" calcext:value-type="float">
            <text:p>0.000</text:p>
          </table:table-cell>
          <table:table-cell table:formula="of:=[.I191]+[.E192]*[.A191]" office:value-type="float" office:value="1.99999999999996" calcext:value-type="float">
            <text:p>2.000</text:p>
          </table:table-cell>
          <table:table-cell table:formula="of:=MEDIAN(-[.Q$3];[.F192];[.Q$3])" office:value-type="float" office:value="1.99999999999996" calcext:value-type="float">
            <text:p>2.000</text:p>
          </table:table-cell>
          <table:table-cell table:formula="of:=[.H191]+[.G192]*[.A191]" office:value-type="float" office:value="0.026" calcext:value-type="float">
            <text:p>0.026</text:p>
          </table:table-cell>
          <table:table-cell table:formula="of:=([.N192]-[.N191])/[.A191]" office:value-type="float" office:value="0" calcext:value-type="float">
            <text:p>0.000</text:p>
          </table:table-cell>
          <table:table-cell table:formula="of:=[.B192]-[.H191]" office:value-type="float" office:value="0.026" calcext:value-type="float">
            <text:p>0.026</text:p>
          </table:table-cell>
          <table:table-cell table:formula="of:=[.S$3]*[.J192]" office:value-type="float" office:value="0.026" calcext:value-type="float">
            <text:p>0.026</text:p>
          </table:table-cell>
          <table:table-cell table:formula="of:=[.T$3]*SUM([.J$2:.J192])" office:value-type="float" office:value="0" calcext:value-type="float">
            <text:p>0</text:p>
          </table:table-cell>
          <table:table-cell table:formula="of:=[.U$3]*([.J192]-[.J191])/[.A191]" office:value-type="float" office:value="0" calcext:value-type="float">
            <text:p>0</text:p>
          </table:table-cell>
          <table:table-cell table:formula="of:=[.K192]+[.L192]+[.M19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2]-[.H192])/[.A192]" office:value-type="float" office:value="0" calcext:value-type="float">
            <text:p>0.000</text:p>
          </table:table-cell>
          <table:table-cell table:formula="of:=([.C193]-[.I192])/[.A192]" office:value-type="float" office:value="0" calcext:value-type="float">
            <text:p>0.000</text:p>
          </table:table-cell>
          <table:table-cell table:formula="of:=MEDIAN(-[.P$3];[.D193];[.P$3])" office:value-type="float" office:value="0" calcext:value-type="float">
            <text:p>0.000</text:p>
          </table:table-cell>
          <table:table-cell table:formula="of:=[.I192]+[.E193]*[.A192]" office:value-type="float" office:value="0" calcext:value-type="float">
            <text:p>0.000</text:p>
          </table:table-cell>
          <table:table-cell table:formula="of:=MEDIAN(-[.Q$3];[.F193];[.Q$3])" office:value-type="float" office:value="0" calcext:value-type="float">
            <text:p>0.000</text:p>
          </table:table-cell>
          <table:table-cell table:formula="of:=[.H192]+[.G193]*[.A192]" office:value-type="float" office:value="0.026" calcext:value-type="float">
            <text:p>0.026</text:p>
          </table:table-cell>
          <table:table-cell table:formula="of:=([.N193]-[.N192])/[.A192]" office:value-type="float" office:value="-1.99999999999996" calcext:value-type="float">
            <text:p>-2.000</text:p>
          </table:table-cell>
          <table:table-cell table:formula="of:=[.B193]-[.H192]" office:value-type="float" office:value="0.024" calcext:value-type="float">
            <text:p>0.024</text:p>
          </table:table-cell>
          <table:table-cell table:formula="of:=[.S$3]*[.J193]" office:value-type="float" office:value="0.024" calcext:value-type="float">
            <text:p>0.024</text:p>
          </table:table-cell>
          <table:table-cell table:formula="of:=[.T$3]*SUM([.J$2:.J193])" office:value-type="float" office:value="0" calcext:value-type="float">
            <text:p>0</text:p>
          </table:table-cell>
          <table:table-cell table:formula="of:=[.U$3]*([.J193]-[.J192])/[.A192]" office:value-type="float" office:value="-0" calcext:value-type="float">
            <text:p>0</text:p>
          </table:table-cell>
          <table:table-cell table:formula="of:=[.K193]+[.L193]+[.M19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3]-[.H193])/[.A193]" office:value-type="float" office:value="-1.99999999999996" calcext:value-type="float">
            <text:p>-2.000</text:p>
          </table:table-cell>
          <table:table-cell table:formula="of:=([.C194]-[.I193])/[.A193]" office:value-type="float" office:value="0" calcext:value-type="float">
            <text:p>0.000</text:p>
          </table:table-cell>
          <table:table-cell table:formula="of:=MEDIAN(-[.P$3];[.D194];[.P$3])" office:value-type="float" office:value="0" calcext:value-type="float">
            <text:p>0.000</text:p>
          </table:table-cell>
          <table:table-cell table:formula="of:=[.I193]+[.E194]*[.A193]" office:value-type="float" office:value="-1.99999999999996" calcext:value-type="float">
            <text:p>-2.000</text:p>
          </table:table-cell>
          <table:table-cell table:formula="of:=MEDIAN(-[.Q$3];[.F194];[.Q$3])" office:value-type="float" office:value="-1.99999999999996" calcext:value-type="float">
            <text:p>-2.000</text:p>
          </table:table-cell>
          <table:table-cell table:formula="of:=[.H193]+[.G194]*[.A193]" office:value-type="float" office:value="0.024" calcext:value-type="float">
            <text:p>0.024</text:p>
          </table:table-cell>
          <table:table-cell table:formula="of:=([.N194]-[.N193])/[.A193]" office:value-type="float" office:value="0" calcext:value-type="float">
            <text:p>0.000</text:p>
          </table:table-cell>
          <table:table-cell table:formula="of:=[.B194]-[.H193]" office:value-type="float" office:value="0.024" calcext:value-type="float">
            <text:p>0.024</text:p>
          </table:table-cell>
          <table:table-cell table:formula="of:=[.S$3]*[.J194]" office:value-type="float" office:value="0.024" calcext:value-type="float">
            <text:p>0.024</text:p>
          </table:table-cell>
          <table:table-cell table:formula="of:=[.T$3]*SUM([.J$2:.J194])" office:value-type="float" office:value="0" calcext:value-type="float">
            <text:p>0</text:p>
          </table:table-cell>
          <table:table-cell table:formula="of:=[.U$3]*([.J194]-[.J193])/[.A193]" office:value-type="float" office:value="0" calcext:value-type="float">
            <text:p>0</text:p>
          </table:table-cell>
          <table:table-cell table:formula="of:=[.K194]+[.L194]+[.M194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4]-[.H194])/[.A194]" office:value-type="float" office:value="0" calcext:value-type="float">
            <text:p>0.000</text:p>
          </table:table-cell>
          <table:table-cell table:formula="of:=([.C195]-[.I194])/[.A194]" office:value-type="float" office:value="0" calcext:value-type="float">
            <text:p>0.000</text:p>
          </table:table-cell>
          <table:table-cell table:formula="of:=MEDIAN(-[.P$3];[.D195];[.P$3])" office:value-type="float" office:value="0" calcext:value-type="float">
            <text:p>0.000</text:p>
          </table:table-cell>
          <table:table-cell table:formula="of:=[.I194]+[.E195]*[.A194]" office:value-type="float" office:value="0" calcext:value-type="float">
            <text:p>0.000</text:p>
          </table:table-cell>
          <table:table-cell table:formula="of:=MEDIAN(-[.Q$3];[.F195];[.Q$3])" office:value-type="float" office:value="0" calcext:value-type="float">
            <text:p>0.000</text:p>
          </table:table-cell>
          <table:table-cell table:formula="of:=[.H194]+[.G195]*[.A194]" office:value-type="float" office:value="0.024" calcext:value-type="float">
            <text:p>0.024</text:p>
          </table:table-cell>
          <table:table-cell table:formula="of:=([.N195]-[.N194])/[.A194]" office:value-type="float" office:value="1.99999999999996" calcext:value-type="float">
            <text:p>2.000</text:p>
          </table:table-cell>
          <table:table-cell table:formula="of:=[.B195]-[.H194]" office:value-type="float" office:value="0.026" calcext:value-type="float">
            <text:p>0.026</text:p>
          </table:table-cell>
          <table:table-cell table:formula="of:=[.S$3]*[.J195]" office:value-type="float" office:value="0.026" calcext:value-type="float">
            <text:p>0.026</text:p>
          </table:table-cell>
          <table:table-cell table:formula="of:=[.T$3]*SUM([.J$2:.J195])" office:value-type="float" office:value="0" calcext:value-type="float">
            <text:p>0</text:p>
          </table:table-cell>
          <table:table-cell table:formula="of:=[.U$3]*([.J195]-[.J194])/[.A194]" office:value-type="float" office:value="0" calcext:value-type="float">
            <text:p>0</text:p>
          </table:table-cell>
          <table:table-cell table:formula="of:=[.K195]+[.L195]+[.M195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5]-[.H195])/[.A195]" office:value-type="float" office:value="1.99999999999996" calcext:value-type="float">
            <text:p>2.000</text:p>
          </table:table-cell>
          <table:table-cell table:formula="of:=([.C196]-[.I195])/[.A195]" office:value-type="float" office:value="0" calcext:value-type="float">
            <text:p>0.000</text:p>
          </table:table-cell>
          <table:table-cell table:formula="of:=MEDIAN(-[.P$3];[.D196];[.P$3])" office:value-type="float" office:value="0" calcext:value-type="float">
            <text:p>0.000</text:p>
          </table:table-cell>
          <table:table-cell table:formula="of:=[.I195]+[.E196]*[.A195]" office:value-type="float" office:value="1.99999999999996" calcext:value-type="float">
            <text:p>2.000</text:p>
          </table:table-cell>
          <table:table-cell table:formula="of:=MEDIAN(-[.Q$3];[.F196];[.Q$3])" office:value-type="float" office:value="1.99999999999996" calcext:value-type="float">
            <text:p>2.000</text:p>
          </table:table-cell>
          <table:table-cell table:formula="of:=[.H195]+[.G196]*[.A195]" office:value-type="float" office:value="0.026" calcext:value-type="float">
            <text:p>0.026</text:p>
          </table:table-cell>
          <table:table-cell table:formula="of:=([.N196]-[.N195])/[.A195]" office:value-type="float" office:value="0" calcext:value-type="float">
            <text:p>0.000</text:p>
          </table:table-cell>
          <table:table-cell table:formula="of:=[.B196]-[.H195]" office:value-type="float" office:value="0.026" calcext:value-type="float">
            <text:p>0.026</text:p>
          </table:table-cell>
          <table:table-cell table:formula="of:=[.S$3]*[.J196]" office:value-type="float" office:value="0.026" calcext:value-type="float">
            <text:p>0.026</text:p>
          </table:table-cell>
          <table:table-cell table:formula="of:=[.T$3]*SUM([.J$2:.J196])" office:value-type="float" office:value="0" calcext:value-type="float">
            <text:p>0</text:p>
          </table:table-cell>
          <table:table-cell table:formula="of:=[.U$3]*([.J196]-[.J195])/[.A195]" office:value-type="float" office:value="0" calcext:value-type="float">
            <text:p>0</text:p>
          </table:table-cell>
          <table:table-cell table:formula="of:=[.K196]+[.L196]+[.M196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6]-[.H196])/[.A196]" office:value-type="float" office:value="0" calcext:value-type="float">
            <text:p>0.000</text:p>
          </table:table-cell>
          <table:table-cell table:formula="of:=([.C197]-[.I196])/[.A196]" office:value-type="float" office:value="0" calcext:value-type="float">
            <text:p>0.000</text:p>
          </table:table-cell>
          <table:table-cell table:formula="of:=MEDIAN(-[.P$3];[.D197];[.P$3])" office:value-type="float" office:value="0" calcext:value-type="float">
            <text:p>0.000</text:p>
          </table:table-cell>
          <table:table-cell table:formula="of:=[.I196]+[.E197]*[.A196]" office:value-type="float" office:value="0" calcext:value-type="float">
            <text:p>0.000</text:p>
          </table:table-cell>
          <table:table-cell table:formula="of:=MEDIAN(-[.Q$3];[.F197];[.Q$3])" office:value-type="float" office:value="0" calcext:value-type="float">
            <text:p>0.000</text:p>
          </table:table-cell>
          <table:table-cell table:formula="of:=[.H196]+[.G197]*[.A196]" office:value-type="float" office:value="0.026" calcext:value-type="float">
            <text:p>0.026</text:p>
          </table:table-cell>
          <table:table-cell table:formula="of:=([.N197]-[.N196])/[.A196]" office:value-type="float" office:value="-1.99999999999996" calcext:value-type="float">
            <text:p>-2.000</text:p>
          </table:table-cell>
          <table:table-cell table:formula="of:=[.B197]-[.H196]" office:value-type="float" office:value="0.024" calcext:value-type="float">
            <text:p>0.024</text:p>
          </table:table-cell>
          <table:table-cell table:formula="of:=[.S$3]*[.J197]" office:value-type="float" office:value="0.024" calcext:value-type="float">
            <text:p>0.024</text:p>
          </table:table-cell>
          <table:table-cell table:formula="of:=[.T$3]*SUM([.J$2:.J197])" office:value-type="float" office:value="0" calcext:value-type="float">
            <text:p>0</text:p>
          </table:table-cell>
          <table:table-cell table:formula="of:=[.U$3]*([.J197]-[.J196])/[.A196]" office:value-type="float" office:value="-0" calcext:value-type="float">
            <text:p>0</text:p>
          </table:table-cell>
          <table:table-cell table:formula="of:=[.K197]+[.L197]+[.M197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7]-[.H197])/[.A197]" office:value-type="float" office:value="-1.99999999999996" calcext:value-type="float">
            <text:p>-2.000</text:p>
          </table:table-cell>
          <table:table-cell table:formula="of:=([.C198]-[.I197])/[.A197]" office:value-type="float" office:value="0" calcext:value-type="float">
            <text:p>0.000</text:p>
          </table:table-cell>
          <table:table-cell table:formula="of:=MEDIAN(-[.P$3];[.D198];[.P$3])" office:value-type="float" office:value="0" calcext:value-type="float">
            <text:p>0.000</text:p>
          </table:table-cell>
          <table:table-cell table:formula="of:=[.I197]+[.E198]*[.A197]" office:value-type="float" office:value="-1.99999999999996" calcext:value-type="float">
            <text:p>-2.000</text:p>
          </table:table-cell>
          <table:table-cell table:formula="of:=MEDIAN(-[.Q$3];[.F198];[.Q$3])" office:value-type="float" office:value="-1.99999999999996" calcext:value-type="float">
            <text:p>-2.000</text:p>
          </table:table-cell>
          <table:table-cell table:formula="of:=[.H197]+[.G198]*[.A197]" office:value-type="float" office:value="0.024" calcext:value-type="float">
            <text:p>0.024</text:p>
          </table:table-cell>
          <table:table-cell table:formula="of:=([.N198]-[.N197])/[.A197]" office:value-type="float" office:value="0" calcext:value-type="float">
            <text:p>0.000</text:p>
          </table:table-cell>
          <table:table-cell table:formula="of:=[.B198]-[.H197]" office:value-type="float" office:value="0.024" calcext:value-type="float">
            <text:p>0.024</text:p>
          </table:table-cell>
          <table:table-cell table:formula="of:=[.S$3]*[.J198]" office:value-type="float" office:value="0.024" calcext:value-type="float">
            <text:p>0.024</text:p>
          </table:table-cell>
          <table:table-cell table:formula="of:=[.T$3]*SUM([.J$2:.J198])" office:value-type="float" office:value="0" calcext:value-type="float">
            <text:p>0</text:p>
          </table:table-cell>
          <table:table-cell table:formula="of:=[.U$3]*([.J198]-[.J197])/[.A197]" office:value-type="float" office:value="0" calcext:value-type="float">
            <text:p>0</text:p>
          </table:table-cell>
          <table:table-cell table:formula="of:=[.K198]+[.L198]+[.M198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8]-[.H198])/[.A198]" office:value-type="float" office:value="0" calcext:value-type="float">
            <text:p>0.000</text:p>
          </table:table-cell>
          <table:table-cell table:formula="of:=([.C199]-[.I198])/[.A198]" office:value-type="float" office:value="0" calcext:value-type="float">
            <text:p>0.000</text:p>
          </table:table-cell>
          <table:table-cell table:formula="of:=MEDIAN(-[.P$3];[.D199];[.P$3])" office:value-type="float" office:value="0" calcext:value-type="float">
            <text:p>0.000</text:p>
          </table:table-cell>
          <table:table-cell table:formula="of:=[.I198]+[.E199]*[.A198]" office:value-type="float" office:value="0" calcext:value-type="float">
            <text:p>0.000</text:p>
          </table:table-cell>
          <table:table-cell table:formula="of:=MEDIAN(-[.Q$3];[.F199];[.Q$3])" office:value-type="float" office:value="0" calcext:value-type="float">
            <text:p>0.000</text:p>
          </table:table-cell>
          <table:table-cell table:formula="of:=[.H198]+[.G199]*[.A198]" office:value-type="float" office:value="0.024" calcext:value-type="float">
            <text:p>0.024</text:p>
          </table:table-cell>
          <table:table-cell table:formula="of:=([.N199]-[.N198])/[.A198]" office:value-type="float" office:value="1.99999999999996" calcext:value-type="float">
            <text:p>2.000</text:p>
          </table:table-cell>
          <table:table-cell table:formula="of:=[.B199]-[.H198]" office:value-type="float" office:value="0.026" calcext:value-type="float">
            <text:p>0.026</text:p>
          </table:table-cell>
          <table:table-cell table:formula="of:=[.S$3]*[.J199]" office:value-type="float" office:value="0.026" calcext:value-type="float">
            <text:p>0.026</text:p>
          </table:table-cell>
          <table:table-cell table:formula="of:=[.T$3]*SUM([.J$2:.J199])" office:value-type="float" office:value="0" calcext:value-type="float">
            <text:p>0</text:p>
          </table:table-cell>
          <table:table-cell table:formula="of:=[.U$3]*([.J199]-[.J198])/[.A198]" office:value-type="float" office:value="0" calcext:value-type="float">
            <text:p>0</text:p>
          </table:table-cell>
          <table:table-cell table:formula="of:=[.K199]+[.L199]+[.M199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199]-[.H199])/[.A199]" office:value-type="float" office:value="1.99999999999996" calcext:value-type="float">
            <text:p>2.000</text:p>
          </table:table-cell>
          <table:table-cell table:formula="of:=([.C200]-[.I199])/[.A199]" office:value-type="float" office:value="0" calcext:value-type="float">
            <text:p>0.000</text:p>
          </table:table-cell>
          <table:table-cell table:formula="of:=MEDIAN(-[.P$3];[.D200];[.P$3])" office:value-type="float" office:value="0" calcext:value-type="float">
            <text:p>0.000</text:p>
          </table:table-cell>
          <table:table-cell table:formula="of:=[.I199]+[.E200]*[.A199]" office:value-type="float" office:value="1.99999999999996" calcext:value-type="float">
            <text:p>2.000</text:p>
          </table:table-cell>
          <table:table-cell table:formula="of:=MEDIAN(-[.Q$3];[.F200];[.Q$3])" office:value-type="float" office:value="1.99999999999996" calcext:value-type="float">
            <text:p>2.000</text:p>
          </table:table-cell>
          <table:table-cell table:formula="of:=[.H199]+[.G200]*[.A199]" office:value-type="float" office:value="0.026" calcext:value-type="float">
            <text:p>0.026</text:p>
          </table:table-cell>
          <table:table-cell table:formula="of:=([.N200]-[.N199])/[.A199]" office:value-type="float" office:value="0" calcext:value-type="float">
            <text:p>0.000</text:p>
          </table:table-cell>
          <table:table-cell table:formula="of:=[.B200]-[.H199]" office:value-type="float" office:value="0.026" calcext:value-type="float">
            <text:p>0.026</text:p>
          </table:table-cell>
          <table:table-cell table:formula="of:=[.S$3]*[.J200]" office:value-type="float" office:value="0.026" calcext:value-type="float">
            <text:p>0.026</text:p>
          </table:table-cell>
          <table:table-cell table:formula="of:=[.T$3]*SUM([.J$2:.J200])" office:value-type="float" office:value="0" calcext:value-type="float">
            <text:p>0</text:p>
          </table:table-cell>
          <table:table-cell table:formula="of:=[.U$3]*([.J200]-[.J199])/[.A199]" office:value-type="float" office:value="0" calcext:value-type="float">
            <text:p>0</text:p>
          </table:table-cell>
          <table:table-cell table:formula="of:=[.K200]+[.L200]+[.M200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0]-[.H200])/[.A200]" office:value-type="float" office:value="0" calcext:value-type="float">
            <text:p>0.000</text:p>
          </table:table-cell>
          <table:table-cell table:formula="of:=([.C201]-[.I200])/[.A200]" office:value-type="float" office:value="0" calcext:value-type="float">
            <text:p>0.000</text:p>
          </table:table-cell>
          <table:table-cell table:formula="of:=MEDIAN(-[.P$3];[.D201];[.P$3])" office:value-type="float" office:value="0" calcext:value-type="float">
            <text:p>0.000</text:p>
          </table:table-cell>
          <table:table-cell table:formula="of:=[.I200]+[.E201]*[.A200]" office:value-type="float" office:value="0" calcext:value-type="float">
            <text:p>0.000</text:p>
          </table:table-cell>
          <table:table-cell table:formula="of:=MEDIAN(-[.Q$3];[.F201];[.Q$3])" office:value-type="float" office:value="0" calcext:value-type="float">
            <text:p>0.000</text:p>
          </table:table-cell>
          <table:table-cell table:formula="of:=[.H200]+[.G201]*[.A200]" office:value-type="float" office:value="0.026" calcext:value-type="float">
            <text:p>0.026</text:p>
          </table:table-cell>
          <table:table-cell table:formula="of:=([.N201]-[.N200])/[.A200]" office:value-type="float" office:value="-1.99999999999996" calcext:value-type="float">
            <text:p>-2.000</text:p>
          </table:table-cell>
          <table:table-cell table:formula="of:=[.B201]-[.H200]" office:value-type="float" office:value="0.024" calcext:value-type="float">
            <text:p>0.024</text:p>
          </table:table-cell>
          <table:table-cell table:formula="of:=[.S$3]*[.J201]" office:value-type="float" office:value="0.024" calcext:value-type="float">
            <text:p>0.024</text:p>
          </table:table-cell>
          <table:table-cell table:formula="of:=[.T$3]*SUM([.J$2:.J201])" office:value-type="float" office:value="0" calcext:value-type="float">
            <text:p>0</text:p>
          </table:table-cell>
          <table:table-cell table:formula="of:=[.U$3]*([.J201]-[.J200])/[.A200]" office:value-type="float" office:value="-0" calcext:value-type="float">
            <text:p>0</text:p>
          </table:table-cell>
          <table:table-cell table:formula="of:=[.K201]+[.L201]+[.M201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1]-[.H201])/[.A201]" office:value-type="float" office:value="-1.99999999999996" calcext:value-type="float">
            <text:p>-2.000</text:p>
          </table:table-cell>
          <table:table-cell table:formula="of:=([.C202]-[.I201])/[.A201]" office:value-type="float" office:value="0" calcext:value-type="float">
            <text:p>0.000</text:p>
          </table:table-cell>
          <table:table-cell table:formula="of:=MEDIAN(-[.P$3];[.D202];[.P$3])" office:value-type="float" office:value="0" calcext:value-type="float">
            <text:p>0.000</text:p>
          </table:table-cell>
          <table:table-cell table:formula="of:=[.I201]+[.E202]*[.A201]" office:value-type="float" office:value="-1.99999999999996" calcext:value-type="float">
            <text:p>-2.000</text:p>
          </table:table-cell>
          <table:table-cell table:formula="of:=MEDIAN(-[.Q$3];[.F202];[.Q$3])" office:value-type="float" office:value="-1.99999999999996" calcext:value-type="float">
            <text:p>-2.000</text:p>
          </table:table-cell>
          <table:table-cell table:formula="of:=[.H201]+[.G202]*[.A201]" office:value-type="float" office:value="0.024" calcext:value-type="float">
            <text:p>0.024</text:p>
          </table:table-cell>
          <table:table-cell table:formula="of:=([.N202]-[.N201])/[.A201]" office:value-type="float" office:value="0" calcext:value-type="float">
            <text:p>0.000</text:p>
          </table:table-cell>
          <table:table-cell table:formula="of:=[.B202]-[.H201]" office:value-type="float" office:value="0.024" calcext:value-type="float">
            <text:p>0.024</text:p>
          </table:table-cell>
          <table:table-cell table:formula="of:=[.S$3]*[.J202]" office:value-type="float" office:value="0.024" calcext:value-type="float">
            <text:p>0.024</text:p>
          </table:table-cell>
          <table:table-cell table:formula="of:=[.T$3]*SUM([.J$2:.J202])" office:value-type="float" office:value="0" calcext:value-type="float">
            <text:p>0</text:p>
          </table:table-cell>
          <table:table-cell table:formula="of:=[.U$3]*([.J202]-[.J201])/[.A201]" office:value-type="float" office:value="0" calcext:value-type="float">
            <text:p>0</text:p>
          </table:table-cell>
          <table:table-cell table:formula="of:=[.K202]+[.L202]+[.M202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2]-[.H202])/[.A202]" office:value-type="float" office:value="0" calcext:value-type="float">
            <text:p>0.000</text:p>
          </table:table-cell>
          <table:table-cell table:formula="of:=([.C203]-[.I202])/[.A202]" office:value-type="float" office:value="0" calcext:value-type="float">
            <text:p>0.000</text:p>
          </table:table-cell>
          <table:table-cell table:formula="of:=MEDIAN(-[.P$3];[.D203];[.P$3])" office:value-type="float" office:value="0" calcext:value-type="float">
            <text:p>0.000</text:p>
          </table:table-cell>
          <table:table-cell table:formula="of:=[.I202]+[.E203]*[.A202]" office:value-type="float" office:value="0" calcext:value-type="float">
            <text:p>0.000</text:p>
          </table:table-cell>
          <table:table-cell table:formula="of:=MEDIAN(-[.Q$3];[.F203];[.Q$3])" office:value-type="float" office:value="0" calcext:value-type="float">
            <text:p>0.000</text:p>
          </table:table-cell>
          <table:table-cell table:formula="of:=[.H202]+[.G203]*[.A202]" office:value-type="float" office:value="0.024" calcext:value-type="float">
            <text:p>0.024</text:p>
          </table:table-cell>
          <table:table-cell table:formula="of:=([.N203]-[.N202])/[.A202]" office:value-type="float" office:value="1.99999999999996" calcext:value-type="float">
            <text:p>2.000</text:p>
          </table:table-cell>
          <table:table-cell table:formula="of:=[.B203]-[.H202]" office:value-type="float" office:value="0.026" calcext:value-type="float">
            <text:p>0.026</text:p>
          </table:table-cell>
          <table:table-cell table:formula="of:=[.S$3]*[.J203]" office:value-type="float" office:value="0.026" calcext:value-type="float">
            <text:p>0.026</text:p>
          </table:table-cell>
          <table:table-cell table:formula="of:=[.T$3]*SUM([.J$2:.J203])" office:value-type="float" office:value="0" calcext:value-type="float">
            <text:p>0</text:p>
          </table:table-cell>
          <table:table-cell table:formula="of:=[.U$3]*([.J203]-[.J202])/[.A202]" office:value-type="float" office:value="0" calcext:value-type="float">
            <text:p>0</text:p>
          </table:table-cell>
          <table:table-cell table:formula="of:=[.K203]+[.L203]+[.M203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3]-[.H203])/[.A203]" office:value-type="float" office:value="1.99999999999996" calcext:value-type="float">
            <text:p>2.000</text:p>
          </table:table-cell>
          <table:table-cell table:formula="of:=([.C204]-[.I203])/[.A203]" office:value-type="float" office:value="0" calcext:value-type="float">
            <text:p>0.000</text:p>
          </table:table-cell>
          <table:table-cell table:formula="of:=MEDIAN(-[.P$3];[.D204];[.P$3])" office:value-type="float" office:value="0" calcext:value-type="float">
            <text:p>0.000</text:p>
          </table:table-cell>
          <table:table-cell table:formula="of:=[.I203]+[.E204]*[.A203]" office:value-type="float" office:value="1.99999999999996" calcext:value-type="float">
            <text:p>2.000</text:p>
          </table:table-cell>
          <table:table-cell table:formula="of:=MEDIAN(-[.Q$3];[.F204];[.Q$3])" office:value-type="float" office:value="1.99999999999996" calcext:value-type="float">
            <text:p>2.000</text:p>
          </table:table-cell>
          <table:table-cell table:formula="of:=[.H203]+[.G204]*[.A203]" office:value-type="float" office:value="0.026" calcext:value-type="float">
            <text:p>0.026</text:p>
          </table:table-cell>
          <table:table-cell table:formula="of:=([.N204]-[.N203])/[.A203]" office:value-type="float" office:value="0" calcext:value-type="float">
            <text:p>0.000</text:p>
          </table:table-cell>
          <table:table-cell table:formula="of:=[.B204]-[.H203]" office:value-type="float" office:value="0.026" calcext:value-type="float">
            <text:p>0.026</text:p>
          </table:table-cell>
          <table:table-cell table:formula="of:=[.S$3]*[.J204]" office:value-type="float" office:value="0.026" calcext:value-type="float">
            <text:p>0.026</text:p>
          </table:table-cell>
          <table:table-cell table:formula="of:=[.T$3]*SUM([.J$2:.J204])" office:value-type="float" office:value="0" calcext:value-type="float">
            <text:p>0</text:p>
          </table:table-cell>
          <table:table-cell table:formula="of:=[.U$3]*([.J204]-[.J203])/[.A203]" office:value-type="float" office:value="0" calcext:value-type="float">
            <text:p>0</text:p>
          </table:table-cell>
          <table:table-cell table:formula="of:=[.K204]+[.L204]+[.M204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4]-[.H204])/[.A204]" office:value-type="float" office:value="0" calcext:value-type="float">
            <text:p>0.000</text:p>
          </table:table-cell>
          <table:table-cell table:formula="of:=([.C205]-[.I204])/[.A204]" office:value-type="float" office:value="0" calcext:value-type="float">
            <text:p>0.000</text:p>
          </table:table-cell>
          <table:table-cell table:formula="of:=MEDIAN(-[.P$3];[.D205];[.P$3])" office:value-type="float" office:value="0" calcext:value-type="float">
            <text:p>0.000</text:p>
          </table:table-cell>
          <table:table-cell table:formula="of:=[.I204]+[.E205]*[.A204]" office:value-type="float" office:value="0" calcext:value-type="float">
            <text:p>0.000</text:p>
          </table:table-cell>
          <table:table-cell table:formula="of:=MEDIAN(-[.Q$3];[.F205];[.Q$3])" office:value-type="float" office:value="0" calcext:value-type="float">
            <text:p>0.000</text:p>
          </table:table-cell>
          <table:table-cell table:formula="of:=[.H204]+[.G205]*[.A204]" office:value-type="float" office:value="0.026" calcext:value-type="float">
            <text:p>0.026</text:p>
          </table:table-cell>
          <table:table-cell table:formula="of:=([.N205]-[.N204])/[.A204]" office:value-type="float" office:value="-1.99999999999996" calcext:value-type="float">
            <text:p>-2.000</text:p>
          </table:table-cell>
          <table:table-cell table:formula="of:=[.B205]-[.H204]" office:value-type="float" office:value="0.024" calcext:value-type="float">
            <text:p>0.024</text:p>
          </table:table-cell>
          <table:table-cell table:formula="of:=[.S$3]*[.J205]" office:value-type="float" office:value="0.024" calcext:value-type="float">
            <text:p>0.024</text:p>
          </table:table-cell>
          <table:table-cell table:formula="of:=[.T$3]*SUM([.J$2:.J205])" office:value-type="float" office:value="0" calcext:value-type="float">
            <text:p>0</text:p>
          </table:table-cell>
          <table:table-cell table:formula="of:=[.U$3]*([.J205]-[.J204])/[.A204]" office:value-type="float" office:value="-0" calcext:value-type="float">
            <text:p>0</text:p>
          </table:table-cell>
          <table:table-cell table:formula="of:=[.K205]+[.L205]+[.M205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5]-[.H205])/[.A205]" office:value-type="float" office:value="-1.99999999999996" calcext:value-type="float">
            <text:p>-2.000</text:p>
          </table:table-cell>
          <table:table-cell table:formula="of:=([.C206]-[.I205])/[.A205]" office:value-type="float" office:value="0" calcext:value-type="float">
            <text:p>0.000</text:p>
          </table:table-cell>
          <table:table-cell table:formula="of:=MEDIAN(-[.P$3];[.D206];[.P$3])" office:value-type="float" office:value="0" calcext:value-type="float">
            <text:p>0.000</text:p>
          </table:table-cell>
          <table:table-cell table:formula="of:=[.I205]+[.E206]*[.A205]" office:value-type="float" office:value="-1.99999999999996" calcext:value-type="float">
            <text:p>-2.000</text:p>
          </table:table-cell>
          <table:table-cell table:formula="of:=MEDIAN(-[.Q$3];[.F206];[.Q$3])" office:value-type="float" office:value="-1.99999999999996" calcext:value-type="float">
            <text:p>-2.000</text:p>
          </table:table-cell>
          <table:table-cell table:formula="of:=[.H205]+[.G206]*[.A205]" office:value-type="float" office:value="0.024" calcext:value-type="float">
            <text:p>0.024</text:p>
          </table:table-cell>
          <table:table-cell table:formula="of:=([.N206]-[.N205])/[.A205]" office:value-type="float" office:value="0" calcext:value-type="float">
            <text:p>0.000</text:p>
          </table:table-cell>
          <table:table-cell table:formula="of:=[.B206]-[.H205]" office:value-type="float" office:value="0.024" calcext:value-type="float">
            <text:p>0.024</text:p>
          </table:table-cell>
          <table:table-cell table:formula="of:=[.S$3]*[.J206]" office:value-type="float" office:value="0.024" calcext:value-type="float">
            <text:p>0.024</text:p>
          </table:table-cell>
          <table:table-cell table:formula="of:=[.T$3]*SUM([.J$2:.J206])" office:value-type="float" office:value="0" calcext:value-type="float">
            <text:p>0</text:p>
          </table:table-cell>
          <table:table-cell table:formula="of:=[.U$3]*([.J206]-[.J205])/[.A205]" office:value-type="float" office:value="0" calcext:value-type="float">
            <text:p>0</text:p>
          </table:table-cell>
          <table:table-cell table:formula="of:=[.K206]+[.L206]+[.M206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6]-[.H206])/[.A206]" office:value-type="float" office:value="0" calcext:value-type="float">
            <text:p>0.000</text:p>
          </table:table-cell>
          <table:table-cell table:formula="of:=([.C207]-[.I206])/[.A206]" office:value-type="float" office:value="0" calcext:value-type="float">
            <text:p>0.000</text:p>
          </table:table-cell>
          <table:table-cell table:formula="of:=MEDIAN(-[.P$3];[.D207];[.P$3])" office:value-type="float" office:value="0" calcext:value-type="float">
            <text:p>0.000</text:p>
          </table:table-cell>
          <table:table-cell table:formula="of:=[.I206]+[.E207]*[.A206]" office:value-type="float" office:value="0" calcext:value-type="float">
            <text:p>0.000</text:p>
          </table:table-cell>
          <table:table-cell table:formula="of:=MEDIAN(-[.Q$3];[.F207];[.Q$3])" office:value-type="float" office:value="0" calcext:value-type="float">
            <text:p>0.000</text:p>
          </table:table-cell>
          <table:table-cell table:formula="of:=[.H206]+[.G207]*[.A206]" office:value-type="float" office:value="0.024" calcext:value-type="float">
            <text:p>0.024</text:p>
          </table:table-cell>
          <table:table-cell table:formula="of:=([.N207]-[.N206])/[.A206]" office:value-type="float" office:value="1.99999999999996" calcext:value-type="float">
            <text:p>2.000</text:p>
          </table:table-cell>
          <table:table-cell table:formula="of:=[.B207]-[.H206]" office:value-type="float" office:value="0.026" calcext:value-type="float">
            <text:p>0.026</text:p>
          </table:table-cell>
          <table:table-cell table:formula="of:=[.S$3]*[.J207]" office:value-type="float" office:value="0.026" calcext:value-type="float">
            <text:p>0.026</text:p>
          </table:table-cell>
          <table:table-cell table:formula="of:=[.T$3]*SUM([.J$2:.J207])" office:value-type="float" office:value="0" calcext:value-type="float">
            <text:p>0</text:p>
          </table:table-cell>
          <table:table-cell table:formula="of:=[.U$3]*([.J207]-[.J206])/[.A206]" office:value-type="float" office:value="0" calcext:value-type="float">
            <text:p>0</text:p>
          </table:table-cell>
          <table:table-cell table:formula="of:=[.K207]+[.L207]+[.M207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7]-[.H207])/[.A207]" office:value-type="float" office:value="1.99999999999996" calcext:value-type="float">
            <text:p>2.000</text:p>
          </table:table-cell>
          <table:table-cell table:formula="of:=([.C208]-[.I207])/[.A207]" office:value-type="float" office:value="0" calcext:value-type="float">
            <text:p>0.000</text:p>
          </table:table-cell>
          <table:table-cell table:formula="of:=MEDIAN(-[.P$3];[.D208];[.P$3])" office:value-type="float" office:value="0" calcext:value-type="float">
            <text:p>0.000</text:p>
          </table:table-cell>
          <table:table-cell table:formula="of:=[.I207]+[.E208]*[.A207]" office:value-type="float" office:value="1.99999999999996" calcext:value-type="float">
            <text:p>2.000</text:p>
          </table:table-cell>
          <table:table-cell table:formula="of:=MEDIAN(-[.Q$3];[.F208];[.Q$3])" office:value-type="float" office:value="1.99999999999996" calcext:value-type="float">
            <text:p>2.000</text:p>
          </table:table-cell>
          <table:table-cell table:formula="of:=[.H207]+[.G208]*[.A207]" office:value-type="float" office:value="0.026" calcext:value-type="float">
            <text:p>0.026</text:p>
          </table:table-cell>
          <table:table-cell table:formula="of:=([.N208]-[.N207])/[.A207]" office:value-type="float" office:value="0" calcext:value-type="float">
            <text:p>0.000</text:p>
          </table:table-cell>
          <table:table-cell table:formula="of:=[.B208]-[.H207]" office:value-type="float" office:value="0.026" calcext:value-type="float">
            <text:p>0.026</text:p>
          </table:table-cell>
          <table:table-cell table:formula="of:=[.S$3]*[.J208]" office:value-type="float" office:value="0.026" calcext:value-type="float">
            <text:p>0.026</text:p>
          </table:table-cell>
          <table:table-cell table:formula="of:=[.T$3]*SUM([.J$2:.J208])" office:value-type="float" office:value="0" calcext:value-type="float">
            <text:p>0</text:p>
          </table:table-cell>
          <table:table-cell table:formula="of:=[.U$3]*([.J208]-[.J207])/[.A207]" office:value-type="float" office:value="0" calcext:value-type="float">
            <text:p>0</text:p>
          </table:table-cell>
          <table:table-cell table:formula="of:=[.K208]+[.L208]+[.M208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8]-[.H208])/[.A208]" office:value-type="float" office:value="0" calcext:value-type="float">
            <text:p>0.000</text:p>
          </table:table-cell>
          <table:table-cell table:formula="of:=([.C209]-[.I208])/[.A208]" office:value-type="float" office:value="0" calcext:value-type="float">
            <text:p>0.000</text:p>
          </table:table-cell>
          <table:table-cell table:formula="of:=MEDIAN(-[.P$3];[.D209];[.P$3])" office:value-type="float" office:value="0" calcext:value-type="float">
            <text:p>0.000</text:p>
          </table:table-cell>
          <table:table-cell table:formula="of:=[.I208]+[.E209]*[.A208]" office:value-type="float" office:value="0" calcext:value-type="float">
            <text:p>0.000</text:p>
          </table:table-cell>
          <table:table-cell table:formula="of:=MEDIAN(-[.Q$3];[.F209];[.Q$3])" office:value-type="float" office:value="0" calcext:value-type="float">
            <text:p>0.000</text:p>
          </table:table-cell>
          <table:table-cell table:formula="of:=[.H208]+[.G209]*[.A208]" office:value-type="float" office:value="0.026" calcext:value-type="float">
            <text:p>0.026</text:p>
          </table:table-cell>
          <table:table-cell table:formula="of:=([.N209]-[.N208])/[.A208]" office:value-type="float" office:value="-1.99999999999996" calcext:value-type="float">
            <text:p>-2.000</text:p>
          </table:table-cell>
          <table:table-cell table:formula="of:=[.B209]-[.H208]" office:value-type="float" office:value="0.024" calcext:value-type="float">
            <text:p>0.024</text:p>
          </table:table-cell>
          <table:table-cell table:formula="of:=[.S$3]*[.J209]" office:value-type="float" office:value="0.024" calcext:value-type="float">
            <text:p>0.024</text:p>
          </table:table-cell>
          <table:table-cell table:formula="of:=[.T$3]*SUM([.J$2:.J209])" office:value-type="float" office:value="0" calcext:value-type="float">
            <text:p>0</text:p>
          </table:table-cell>
          <table:table-cell table:formula="of:=[.U$3]*([.J209]-[.J208])/[.A208]" office:value-type="float" office:value="-0" calcext:value-type="float">
            <text:p>0</text:p>
          </table:table-cell>
          <table:table-cell table:formula="of:=[.K209]+[.L209]+[.M209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09]-[.H209])/[.A209]" office:value-type="float" office:value="-1.99999999999996" calcext:value-type="float">
            <text:p>-2.000</text:p>
          </table:table-cell>
          <table:table-cell table:formula="of:=([.C210]-[.I209])/[.A209]" office:value-type="float" office:value="0" calcext:value-type="float">
            <text:p>0.000</text:p>
          </table:table-cell>
          <table:table-cell table:formula="of:=MEDIAN(-[.P$3];[.D210];[.P$3])" office:value-type="float" office:value="0" calcext:value-type="float">
            <text:p>0.000</text:p>
          </table:table-cell>
          <table:table-cell table:formula="of:=[.I209]+[.E210]*[.A209]" office:value-type="float" office:value="-1.99999999999996" calcext:value-type="float">
            <text:p>-2.000</text:p>
          </table:table-cell>
          <table:table-cell table:formula="of:=MEDIAN(-[.Q$3];[.F210];[.Q$3])" office:value-type="float" office:value="-1.99999999999996" calcext:value-type="float">
            <text:p>-2.000</text:p>
          </table:table-cell>
          <table:table-cell table:formula="of:=[.H209]+[.G210]*[.A209]" office:value-type="float" office:value="0.024" calcext:value-type="float">
            <text:p>0.024</text:p>
          </table:table-cell>
          <table:table-cell table:formula="of:=([.N210]-[.N209])/[.A209]" office:value-type="float" office:value="0" calcext:value-type="float">
            <text:p>0.000</text:p>
          </table:table-cell>
          <table:table-cell table:formula="of:=[.B210]-[.H209]" office:value-type="float" office:value="0.024" calcext:value-type="float">
            <text:p>0.024</text:p>
          </table:table-cell>
          <table:table-cell table:formula="of:=[.S$3]*[.J210]" office:value-type="float" office:value="0.024" calcext:value-type="float">
            <text:p>0.024</text:p>
          </table:table-cell>
          <table:table-cell table:formula="of:=[.T$3]*SUM([.J$2:.J210])" office:value-type="float" office:value="0" calcext:value-type="float">
            <text:p>0</text:p>
          </table:table-cell>
          <table:table-cell table:formula="of:=[.U$3]*([.J210]-[.J209])/[.A209]" office:value-type="float" office:value="0" calcext:value-type="float">
            <text:p>0</text:p>
          </table:table-cell>
          <table:table-cell table:formula="of:=[.K210]+[.L210]+[.M210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10]-[.H210])/[.A210]" office:value-type="float" office:value="0" calcext:value-type="float">
            <text:p>0.000</text:p>
          </table:table-cell>
          <table:table-cell table:formula="of:=([.C211]-[.I210])/[.A210]" office:value-type="float" office:value="0" calcext:value-type="float">
            <text:p>0.000</text:p>
          </table:table-cell>
          <table:table-cell table:formula="of:=MEDIAN(-[.P$3];[.D211];[.P$3])" office:value-type="float" office:value="0" calcext:value-type="float">
            <text:p>0.000</text:p>
          </table:table-cell>
          <table:table-cell table:formula="of:=[.I210]+[.E211]*[.A210]" office:value-type="float" office:value="0" calcext:value-type="float">
            <text:p>0.000</text:p>
          </table:table-cell>
          <table:table-cell table:formula="of:=MEDIAN(-[.Q$3];[.F211];[.Q$3])" office:value-type="float" office:value="0" calcext:value-type="float">
            <text:p>0.000</text:p>
          </table:table-cell>
          <table:table-cell table:formula="of:=[.H210]+[.G211]*[.A210]" office:value-type="float" office:value="0.024" calcext:value-type="float">
            <text:p>0.024</text:p>
          </table:table-cell>
          <table:table-cell table:formula="of:=([.N211]-[.N210])/[.A210]" office:value-type="float" office:value="1.99999999999996" calcext:value-type="float">
            <text:p>2.000</text:p>
          </table:table-cell>
          <table:table-cell table:formula="of:=[.B211]-[.H210]" office:value-type="float" office:value="0.026" calcext:value-type="float">
            <text:p>0.026</text:p>
          </table:table-cell>
          <table:table-cell table:formula="of:=[.S$3]*[.J211]" office:value-type="float" office:value="0.026" calcext:value-type="float">
            <text:p>0.026</text:p>
          </table:table-cell>
          <table:table-cell table:formula="of:=[.T$3]*SUM([.J$2:.J211])" office:value-type="float" office:value="0" calcext:value-type="float">
            <text:p>0</text:p>
          </table:table-cell>
          <table:table-cell table:formula="of:=[.U$3]*([.J211]-[.J210])/[.A210]" office:value-type="float" office:value="0" calcext:value-type="float">
            <text:p>0</text:p>
          </table:table-cell>
          <table:table-cell table:formula="of:=[.K211]+[.L211]+[.M211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11]-[.H211])/[.A211]" office:value-type="float" office:value="1.99999999999996" calcext:value-type="float">
            <text:p>2.000</text:p>
          </table:table-cell>
          <table:table-cell table:formula="of:=([.C212]-[.I211])/[.A211]" office:value-type="float" office:value="0" calcext:value-type="float">
            <text:p>0.000</text:p>
          </table:table-cell>
          <table:table-cell table:formula="of:=MEDIAN(-[.P$3];[.D212];[.P$3])" office:value-type="float" office:value="0" calcext:value-type="float">
            <text:p>0.000</text:p>
          </table:table-cell>
          <table:table-cell table:formula="of:=[.I211]+[.E212]*[.A211]" office:value-type="float" office:value="1.99999999999996" calcext:value-type="float">
            <text:p>2.000</text:p>
          </table:table-cell>
          <table:table-cell table:formula="of:=MEDIAN(-[.Q$3];[.F212];[.Q$3])" office:value-type="float" office:value="1.99999999999996" calcext:value-type="float">
            <text:p>2.000</text:p>
          </table:table-cell>
          <table:table-cell table:formula="of:=[.H211]+[.G212]*[.A211]" office:value-type="float" office:value="0.026" calcext:value-type="float">
            <text:p>0.026</text:p>
          </table:table-cell>
          <table:table-cell table:formula="of:=([.N212]-[.N211])/[.A211]" office:value-type="float" office:value="0" calcext:value-type="float">
            <text:p>0.000</text:p>
          </table:table-cell>
          <table:table-cell table:formula="of:=[.B212]-[.H211]" office:value-type="float" office:value="0.026" calcext:value-type="float">
            <text:p>0.026</text:p>
          </table:table-cell>
          <table:table-cell table:formula="of:=[.S$3]*[.J212]" office:value-type="float" office:value="0.026" calcext:value-type="float">
            <text:p>0.026</text:p>
          </table:table-cell>
          <table:table-cell table:formula="of:=[.T$3]*SUM([.J$2:.J212])" office:value-type="float" office:value="0" calcext:value-type="float">
            <text:p>0</text:p>
          </table:table-cell>
          <table:table-cell table:formula="of:=[.U$3]*([.J212]-[.J211])/[.A211]" office:value-type="float" office:value="0" calcext:value-type="float">
            <text:p>0</text:p>
          </table:table-cell>
          <table:table-cell table:formula="of:=[.K212]+[.L212]+[.M212]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12]-[.H212])/[.A212]" office:value-type="float" office:value="0" calcext:value-type="float">
            <text:p>0.000</text:p>
          </table:table-cell>
          <table:table-cell table:formula="of:=([.C213]-[.I212])/[.A212]" office:value-type="float" office:value="0" calcext:value-type="float">
            <text:p>0.000</text:p>
          </table:table-cell>
          <table:table-cell table:formula="of:=MEDIAN(-[.P$3];[.D213];[.P$3])" office:value-type="float" office:value="0" calcext:value-type="float">
            <text:p>0.000</text:p>
          </table:table-cell>
          <table:table-cell table:formula="of:=[.I212]+[.E213]*[.A212]" office:value-type="float" office:value="0" calcext:value-type="float">
            <text:p>0.000</text:p>
          </table:table-cell>
          <table:table-cell table:formula="of:=MEDIAN(-[.Q$3];[.F213];[.Q$3])" office:value-type="float" office:value="0" calcext:value-type="float">
            <text:p>0.000</text:p>
          </table:table-cell>
          <table:table-cell table:formula="of:=[.H212]+[.G213]*[.A212]" office:value-type="float" office:value="0.026" calcext:value-type="float">
            <text:p>0.026</text:p>
          </table:table-cell>
          <table:table-cell table:formula="of:=([.N213]-[.N212])/[.A212]" office:value-type="float" office:value="-1.99999999999996" calcext:value-type="float">
            <text:p>-2.000</text:p>
          </table:table-cell>
          <table:table-cell table:formula="of:=[.B213]-[.H212]" office:value-type="float" office:value="0.024" calcext:value-type="float">
            <text:p>0.024</text:p>
          </table:table-cell>
          <table:table-cell table:formula="of:=[.S$3]*[.J213]" office:value-type="float" office:value="0.024" calcext:value-type="float">
            <text:p>0.024</text:p>
          </table:table-cell>
          <table:table-cell table:formula="of:=[.T$3]*SUM([.J$2:.J213])" office:value-type="float" office:value="0" calcext:value-type="float">
            <text:p>0</text:p>
          </table:table-cell>
          <table:table-cell table:formula="of:=[.U$3]*([.J213]-[.J212])/[.A212]" office:value-type="float" office:value="-0" calcext:value-type="float">
            <text:p>0</text:p>
          </table:table-cell>
          <table:table-cell table:formula="of:=[.K213]+[.L213]+[.M213]" office:value-type="float" office:value="0.024" calcext:value-type="float">
            <text:p>0.024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$R$3]" office:value-type="float" office:value="0.05" calcext:value-type="float">
            <text:p>0.050</text:p>
          </table:table-cell>
          <table:table-cell table:formula="of:=([.N213]-[.H213])/[.A213]" office:value-type="float" office:value="-1.99999999999996" calcext:value-type="float">
            <text:p>-2.000</text:p>
          </table:table-cell>
          <table:table-cell table:formula="of:=([.C214]-[.I213])/[.A213]" office:value-type="float" office:value="0" calcext:value-type="float">
            <text:p>0.000</text:p>
          </table:table-cell>
          <table:table-cell table:formula="of:=MEDIAN(-[.P$3];[.D214];[.P$3])" office:value-type="float" office:value="0" calcext:value-type="float">
            <text:p>0.000</text:p>
          </table:table-cell>
          <table:table-cell table:formula="of:=[.I213]+[.E214]*[.A213]" office:value-type="float" office:value="-1.99999999999996" calcext:value-type="float">
            <text:p>-2.000</text:p>
          </table:table-cell>
          <table:table-cell table:formula="of:=MEDIAN(-[.Q$3];[.F214];[.Q$3])" office:value-type="float" office:value="-1.99999999999996" calcext:value-type="float">
            <text:p>-2.000</text:p>
          </table:table-cell>
          <table:table-cell table:formula="of:=[.H213]+[.G214]*[.A213]" office:value-type="float" office:value="0.024" calcext:value-type="float">
            <text:p>0.024</text:p>
          </table:table-cell>
          <table:table-cell table:formula="of:=([.N214]-[.N213])/[.A213]" office:value-type="float" office:value="0" calcext:value-type="float">
            <text:p>0.000</text:p>
          </table:table-cell>
          <table:table-cell table:formula="of:=[.B214]-[.H213]" office:value-type="float" office:value="0.024" calcext:value-type="float">
            <text:p>0.024</text:p>
          </table:table-cell>
          <table:table-cell table:formula="of:=[.S$3]*[.J214]" office:value-type="float" office:value="0.024" calcext:value-type="float">
            <text:p>0.024</text:p>
          </table:table-cell>
          <table:table-cell table:formula="of:=[.T$3]*SUM([.J$2:.J214])" office:value-type="float" office:value="0" calcext:value-type="float">
            <text:p>0</text:p>
          </table:table-cell>
          <table:table-cell table:formula="of:=[.U$3]*([.J214]-[.J213])/[.A213]" office:value-type="float" office:value="0" calcext:value-type="float">
            <text:p>0</text:p>
          </table:table-cell>
          <table:table-cell table:formula="of:=[.K214]+[.L214]+[.M214]" office:value-type="float" office:value="0.024" calcext:value-type="float">
            <text:p>0.024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2:20:31.108620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5:00:20.931416832</meta:creation-date>
    <dc:date>2019-04-08T12:41:25.350057850</dc:date>
    <meta:editing-duration>PT1H21M47S</meta:editing-duration>
    <meta:editing-cycles>6</meta:editing-cycles>
    <meta:generator>LibreOffice/6.0.3.2$Linux_X86_64 LibreOffice_project/00m0$Build-2</meta:generator>
    <meta:document-statistic meta:table-count="1" meta:cell-count="30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2.241cm" svg:y="4.243cm" style:legend-expansion="high" chart:style-name="ch2"/>
        <chart:plot-area chart:style-name="ch3" table:cell-range-address="Sheet1.H1:Sheet1.H214" chart:data-source-has-labels="row" svg:x="0.319cm" svg:y="0.18cm" svg:width="11.603cm" svg:height="8.646cm">
          <chartooo:coordinate-region svg:x="1.417cm" svg:y="0.322cm" svg:width="10.493cm" svg:height="7.6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14" chart:label-cell-address="Sheet1.H1:Sheet1.H1" chart:class="chart:line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velocit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4">
                <text:p>0.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2.876cm" svg:y="4.242cm" style:legend-expansion="high" chart:style-name="ch2"/>
        <chart:plot-area chart:style-name="ch3" table:cell-range-address="Sheet1.E1:Sheet1.E214" chart:data-source-has-labels="row" svg:x="0.319cm" svg:y="0.18cm" svg:width="12.238cm" svg:height="8.645cm">
          <chartooo:coordinate-region svg:x="1.972cm" svg:y="0.323cm" svg:width="10.585cm" svg:height="7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14" chart:label-cell-address="Sheet1.E1:Sheet1.E1" chart:class="chart:line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jer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.999999999969">
                <text:p>999.9999999999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1.579cm" svg:y="4.242cm" style:legend-expansion="high" chart:style-name="ch2"/>
        <chart:plot-area chart:style-name="ch3" table:cell-range-address="Sheet1.G1:Sheet1.G214" chart:data-source-has-labels="row" svg:x="0.319cm" svg:y="0.18cm" svg:width="10.941cm" svg:height="8.645cm">
          <chartooo:coordinate-region svg:x="1.523cm" svg:y="0.34cm" svg:width="9.717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214" chart:label-cell-address="Sheet1.G1:Sheet1.G1" chart:class="chart:line">
            <chart:data-point chart:repeated="2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ed accelerati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99999999999995">
                <text:p>-0.99999999999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99999999999995">
                <text:p>-0.999999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9999999999988">
                <text:p>-0.99999999999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99999999999988">
                <text:p>-0.999999999999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99999999999988">
                <text:p>-0.999999999999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99999999999988">
                <text:p>-0.999999999999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99999999999988">
                <text:p>-0.999999999999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99999999999988">
                <text:p>-0.999999999999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44089209850063E-015">
                <text:p>-4.44089209850063E-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99999999999991">
                <text:p>-0.999999999999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99999999999991">
                <text:p>-0.999999999999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9999999999999">
                <text:p>1.99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99999999999991">
                <text:p>-0.999999999999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99999999999996">
                <text:p>-1.999999999999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9999999999996">
                <text:p>1.999999999999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99999999999996">
                <text:p>-1.99999999999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